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 Antiqua" svg:font-family="'Book Antiqu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7.9in" table:align="left"/>
    </style:style>
    <style:style style:name="Table1.A" style:family="table-column">
      <style:table-column-properties style:column-width="3.6208in"/>
    </style:style>
    <style:style style:name="Table1.B" style:family="table-column">
      <style:table-column-properties style:column-width="4.2792in"/>
    </style:style>
    <style:style style:name="Table1.A1" style:family="table-cell">
      <style:table-cell-properties style:vertical-align="middle" fo:padding="0.0194in" fo:border="none"/>
    </style:style>
    <style:style style:name="Table2" style:family="table">
      <style:table-properties style:width="7.9in" table:align="left"/>
    </style:style>
    <style:style style:name="Table2.A" style:family="table-column">
      <style:table-column-properties style:column-width="3.5972in"/>
    </style:style>
    <style:style style:name="Table2.B" style:family="table-column">
      <style:table-column-properties style:column-width="4.3028in"/>
    </style:style>
    <style:style style:name="Table2.A1" style:family="table-cell">
      <style:table-cell-properties style:vertical-align="middle" fo:padding="0.0194in" fo:border="none"/>
    </style:style>
    <style:style style:name="P1" style:family="paragraph" style:parent-style-name="Text_20_body">
      <style:paragraph-properties fo:margin-left="1.0547in" fo:margin-right="0.9618in" fo:margin-top="0.0173in" fo:margin-bottom="0in" style:contextual-spacing="false" fo:line-height="111%" fo:text-align="center" style:justify-single-word="false">
        <style:tab-stops>
          <style:tab-stop style:position="2.2457in"/>
          <style:tab-stop style:position="3.802in"/>
          <style:tab-stop style:position="5.1866in"/>
        </style:tab-stops>
      </style:paragraph-properties>
      <style:text-properties style:font-name="Times New Roman" fo:font-size="13pt" officeooo:paragraph-rsid="0001813a" fo:background-color="transparent" style:font-size-asian="13pt" style:font-size-complex="13pt"/>
    </style:style>
    <style:style style:name="P2" style:family="paragraph" style:parent-style-name="Text_20_body">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3" style:family="paragraph" style:parent-style-name="Text_20_body">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officeooo:paragraph-rsid="0001813a" fo:background-color="transparent" style:font-size-asian="13pt" style:font-size-complex="13pt"/>
    </style:style>
    <style:style style:name="P4" style:family="paragraph" style:parent-style-name="Text_20_body">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officeooo:paragraph-rsid="0001813a" fo:background-color="transparent"/>
    </style:style>
    <style:style style:name="P5" style:family="paragraph" style:parent-style-name="Text_20_body">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officeooo:paragraph-rsid="0001813a"/>
    </style:style>
    <style:style style:name="P6" style:family="paragraph" style:parent-style-name="Text_20_body">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style:style>
    <style:style style:name="P7" style:family="paragraph" style:parent-style-name="Text_20_body">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8" style:family="paragraph" style:parent-style-name="Heading_20_3">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9" style:family="paragraph" style:parent-style-name="Text_20_body" style:list-style-name="L1">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10" style:family="paragraph" style:parent-style-name="Text_20_body" style:list-style-name="L1">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11" style:family="paragraph" style:parent-style-name="Text_20_body" style:list-style-name="L2">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12" style:family="paragraph" style:parent-style-name="Text_20_body" style:list-style-name="L2">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13" style:family="paragraph" style:parent-style-name="Text_20_body" style:list-style-name="L3">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14" style:family="paragraph" style:parent-style-name="Text_20_body" style:list-style-name="L4">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15" style:family="paragraph" style:parent-style-name="Text_20_body" style:list-style-name="L5">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16" style:family="paragraph" style:parent-style-name="Text_20_body" style:list-style-name="L6">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17" style:family="paragraph" style:parent-style-name="Text_20_body" style:list-style-name="L6">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18" style:family="paragraph" style:parent-style-name="Text_20_body" style:list-style-name="L7">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19" style:family="paragraph" style:parent-style-name="Text_20_body" style:list-style-name="L8">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fo:background-color="transparent" style:font-size-asian="13pt" style:font-size-complex="13pt"/>
    </style:style>
    <style:style style:name="P20" style:family="paragraph" style:parent-style-name="Text_20_body" style:list-style-name="L8">
      <style:paragraph-properties fo:margin-top="0.0571in" fo:margin-bottom="0.0398in" style:contextual-spacing="false" fo:line-height="111%">
        <style:tab-stops>
          <style:tab-stop style:position="2.2457in"/>
          <style:tab-stop style:position="3.802in"/>
          <style:tab-stop style:position="5.1866in"/>
        </style:tab-stops>
      </style:paragraph-properties>
      <style:text-properties style:font-name="Times New Roman" fo:font-size="13pt" fo:language="en" fo:country="IN" officeooo:rsid="0001813a" style:font-size-asian="13pt" style:font-size-complex="13pt"/>
    </style:style>
    <style:style style:name="P21" style:family="paragraph" style:parent-style-name="Text_20_body">
      <style:text-properties style:font-name="Times New Roman" fo:font-size="13pt" fo:background-color="transparent" style:font-size-asian="13pt" style:font-size-complex="13pt"/>
    </style:style>
    <style:style style:name="P22" style:family="paragraph" style:parent-style-name="Text_20_body">
      <style:text-properties fo:color="#000000" loext:opacity="100%" style:font-name="Times New Roman" fo:font-size="13pt" fo:background-color="#f8fbff" style:font-size-asian="13pt" style:font-size-complex="13pt">
        <loext:char-complex-color loext:theme-type="dark1" loext:color-type="theme"/>
      </style:text-properties>
    </style:style>
    <style:style style:name="P23" style:family="paragraph" style:parent-style-name="Text_20_body">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24" style:family="paragraph" style:parent-style-name="Text_20_body" style:list-style-name="L9">
      <style:text-properties fo:color="#000000" loext:opacity="100%" style:font-name="Times New Roman" fo:font-size="13pt" fo:background-color="#f8fbff" style:font-size-asian="13pt" style:font-size-complex="13pt">
        <loext:char-complex-color loext:theme-type="dark1" loext:color-type="theme"/>
      </style:text-properties>
    </style:style>
    <style:style style:name="P25" style:family="paragraph" style:parent-style-name="Text_20_body">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26" style:family="paragraph" style:parent-style-name="Heading_20_3">
      <style:paragraph-properties fo:margin-top="0in" fo:margin-bottom="0.0972in" style:contextual-spacing="false" fo:line-height="115%"/>
      <style:text-properties fo:color="#000000" loext:opacity="100%" style:font-name="Times New Roman" fo:font-size="13pt" style:font-size-asian="13pt" style:font-size-complex="13pt">
        <loext:char-complex-color loext:theme-type="dark1" loext:color-type="theme"/>
      </style:text-properties>
    </style:style>
    <style:style style:name="P27" style:family="paragraph" style:parent-style-name="Text_20_body">
      <style:text-properties fo:color="#000000" loext:opacity="100%" style:font-name="Times New Roman" fo:font-size="13pt" style:font-size-asian="13pt" style:font-size-complex="13pt">
        <loext:char-complex-color loext:theme-type="dark1" loext:color-type="theme"/>
      </style:text-properties>
    </style:style>
    <style:style style:name="P28" style:family="paragraph" style:parent-style-name="Text_20_body" style:list-style-name="L10">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29" style:family="paragraph" style:parent-style-name="Text_20_body" style:list-style-name="L11">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0" style:family="paragraph" style:parent-style-name="Text_20_body" style:list-style-name="L12">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1" style:family="paragraph" style:parent-style-name="Text_20_body" style:list-style-name="L13">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2" style:family="paragraph" style:parent-style-name="Text_20_body" style:list-style-name="L13">
      <style:text-properties fo:color="#000000" loext:opacity="100%" style:font-name="Times New Roman" fo:font-size="13pt" style:font-size-asian="13pt" style:font-size-complex="13pt">
        <loext:char-complex-color loext:theme-type="dark1" loext:color-type="theme"/>
      </style:text-properties>
    </style:style>
    <style:style style:name="P33" style:family="paragraph" style:parent-style-name="Text_20_body" style:list-style-name="L14">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4" style:family="paragraph" style:parent-style-name="Text_20_body" style:list-style-name="L15">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5" style:family="paragraph" style:parent-style-name="Text_20_body" style:list-style-name="L16">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6" style:family="paragraph" style:parent-style-name="Text_20_body" style:list-style-name="L17">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7" style:family="paragraph" style:parent-style-name="Text_20_body" style:list-style-name="L18">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8" style:family="paragraph" style:parent-style-name="Text_20_body" style:list-style-name="L19">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39" style:family="paragraph" style:parent-style-name="Text_20_body" style:list-style-name="L20">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40" style:family="paragraph" style:parent-style-name="Text_20_body" style:list-style-name="L21">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41" style:family="paragraph" style:parent-style-name="Text_20_body" style:list-style-name="L22">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42" style:family="paragraph" style:parent-style-name="Text_20_body" style:list-style-name="L23">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43" style:family="paragraph" style:parent-style-name="Text_20_body" style:list-style-name="L24">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44" style:family="paragraph" style:parent-style-name="Text_20_body" style:list-style-name="L25">
      <style:text-properties fo:color="#000000" loext:opacity="100%" style:font-name="Times New Roman" fo:font-size="13pt" fo:background-color="transparent" style:font-size-asian="13pt" style:font-size-complex="13pt">
        <loext:char-complex-color loext:theme-type="dark1" loext:color-type="theme"/>
      </style:text-properties>
    </style:style>
    <style:style style:name="P45" style:family="paragraph" style:parent-style-name="Text_20_body" style:list-style-name="L25">
      <style:text-properties fo:color="#000000" loext:opacity="100%" style:font-name="Times New Roman" fo:font-size="13pt" style:font-size-asian="13pt" style:font-size-complex="13pt">
        <loext:char-complex-color loext:theme-type="dark1" loext:color-type="theme"/>
      </style:text-properties>
    </style:style>
    <style:style style:name="P46" style:family="paragraph" style:parent-style-name="Text_20_body">
      <style:text-properties fo:color="#000000" loext:opacity="100%" style:font-name="Times New Roman" fo:font-size="13pt" officeooo:rsid="000298de" officeooo:paragraph-rsid="000298de" fo:background-color="transparent" style:font-size-asian="13pt" style:font-size-complex="13pt">
        <loext:char-complex-color loext:theme-type="dark1" loext:color-type="theme"/>
      </style:text-properties>
    </style:style>
    <style:style style:name="P47" style:family="paragraph" style:parent-style-name="Text_20_body">
      <style:text-properties fo:color="#000000" loext:opacity="100%" style:font-name="Times New Roman" fo:font-size="13pt" officeooo:rsid="000298de" officeooo:paragraph-rsid="000298de" fo:background-color="transparent" style:font-size-asian="13pt" style:font-size-complex="13pt">
        <loext:char-complex-color loext:theme-type="dark1" loext:color-type="theme"/>
      </style:text-properties>
    </style:style>
    <style:style style:name="P48" style:family="paragraph" style:parent-style-name="Text_20_body">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49" style:family="paragraph" style:parent-style-name="Text_20_body" style:list-style-name="L26">
      <style:text-properties fo:color="#000000" loext:opacity="100%" style:font-name="Times New Roman" fo:font-size="13pt" officeooo:rsid="000298de" style:font-size-asian="13pt" style:font-size-complex="13pt">
        <loext:char-complex-color loext:theme-type="dark1" loext:color-type="theme"/>
      </style:text-properties>
    </style:style>
    <style:style style:name="P50" style:family="paragraph" style:parent-style-name="Heading_20_2">
      <style:text-properties fo:color="#000000" loext:opacity="100%" style:font-name="Times New Roman" fo:font-size="13pt" officeooo:rsid="000298de" officeooo:paragraph-rsid="000298de" fo:background-color="transparent" style:font-size-asian="13pt" style:font-size-complex="13pt">
        <loext:char-complex-color loext:theme-type="dark1" loext:color-type="theme"/>
      </style:text-properties>
    </style:style>
    <style:style style:name="P51" style:family="paragraph" style:parent-style-name="Text_20_body">
      <style:text-properties fo:color="#000000" loext:opacity="100%" style:font-name="Times New Roman" fo:font-size="13pt" officeooo:rsid="000298de" style:font-size-asian="13pt" style:font-size-complex="13pt">
        <loext:char-complex-color loext:theme-type="dark1" loext:color-type="theme"/>
      </style:text-properties>
    </style:style>
    <style:style style:name="P52" style:family="paragraph" style:parent-style-name="Heading_20_3">
      <style:paragraph-properties fo:margin-top="0in" fo:margin-bottom="0.0972in" style:contextual-spacing="false" fo:line-height="115%"/>
      <style:text-properties fo:color="#000000" loext:opacity="100%" style:font-name="Times New Roman" fo:font-size="13pt" officeooo:rsid="000298de" style:font-size-asian="13pt" style:font-size-complex="13pt">
        <loext:char-complex-color loext:theme-type="dark1" loext:color-type="theme"/>
      </style:text-properties>
    </style:style>
    <style:style style:name="P53" style:family="paragraph" style:parent-style-name="Text_20_body" style:list-style-name="L27">
      <style:text-properties fo:color="#000000" loext:opacity="100%" style:font-name="Times New Roman" fo:font-size="13pt" officeooo:rsid="000298de" style:font-size-asian="13pt" style:font-size-complex="13pt">
        <loext:char-complex-color loext:theme-type="dark1" loext:color-type="theme"/>
      </style:text-properties>
    </style:style>
    <style:style style:name="P54" style:family="paragraph" style:parent-style-name="Text_20_body" style:list-style-name="L27">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55" style:family="paragraph" style:parent-style-name="Text_20_body" style:list-style-name="L28">
      <style:text-properties fo:color="#000000" loext:opacity="100%" style:font-name="Times New Roman" fo:font-size="13pt" officeooo:rsid="000298de" style:font-size-asian="13pt" style:font-size-complex="13pt">
        <loext:char-complex-color loext:theme-type="dark1" loext:color-type="theme"/>
      </style:text-properties>
    </style:style>
    <style:style style:name="P56" style:family="paragraph" style:parent-style-name="Text_20_body" style:list-style-name="L28">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57" style:family="paragraph" style:parent-style-name="Text_20_body" style:list-style-name="L29">
      <style:text-properties fo:color="#000000" loext:opacity="100%" style:font-name="Times New Roman" fo:font-size="13pt" officeooo:rsid="000298de" style:font-size-asian="13pt" style:font-size-complex="13pt">
        <loext:char-complex-color loext:theme-type="dark1" loext:color-type="theme"/>
      </style:text-properties>
    </style:style>
    <style:style style:name="P58" style:family="paragraph" style:parent-style-name="Text_20_body" style:list-style-name="L29">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59" style:family="paragraph" style:parent-style-name="Text_20_body" style:list-style-name="L30">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60" style:family="paragraph" style:parent-style-name="Text_20_body" style:list-style-name="L30">
      <style:text-properties fo:color="#000000" loext:opacity="100%" style:font-name="Times New Roman" fo:font-size="13pt" officeooo:rsid="000298de" style:font-size-asian="13pt" style:font-size-complex="13pt">
        <loext:char-complex-color loext:theme-type="dark1" loext:color-type="theme"/>
      </style:text-properties>
    </style:style>
    <style:style style:name="P61" style:family="paragraph" style:parent-style-name="Text_20_body" style:list-style-name="L31">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62" style:family="paragraph" style:parent-style-name="Text_20_body" style:list-style-name="L31">
      <style:text-properties fo:color="#000000" loext:opacity="100%" style:font-name="Times New Roman" fo:font-size="13pt" officeooo:rsid="000298de" style:font-size-asian="13pt" style:font-size-complex="13pt">
        <loext:char-complex-color loext:theme-type="dark1" loext:color-type="theme"/>
      </style:text-properties>
    </style:style>
    <style:style style:name="P63" style:family="paragraph" style:parent-style-name="Text_20_body" style:list-style-name="L32">
      <style:text-properties fo:color="#000000" loext:opacity="100%" style:font-name="Times New Roman" fo:font-size="13pt" officeooo:rsid="000298de" style:font-size-asian="13pt" style:font-size-complex="13pt">
        <loext:char-complex-color loext:theme-type="dark1" loext:color-type="theme"/>
      </style:text-properties>
    </style:style>
    <style:style style:name="P64" style:family="paragraph" style:parent-style-name="Text_20_body" style:list-style-name="L32">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65" style:family="paragraph" style:parent-style-name="Text_20_body" style:list-style-name="L33">
      <style:text-properties fo:color="#000000" loext:opacity="100%" style:font-name="Times New Roman" fo:font-size="13pt" officeooo:rsid="000298de" style:font-size-asian="13pt" style:font-size-complex="13pt">
        <loext:char-complex-color loext:theme-type="dark1" loext:color-type="theme"/>
      </style:text-properties>
    </style:style>
    <style:style style:name="P66" style:family="paragraph" style:parent-style-name="Text_20_body" style:list-style-name="L33">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67" style:family="paragraph" style:parent-style-name="Text_20_body" style:list-style-name="L34">
      <style:text-properties fo:color="#000000" loext:opacity="100%" style:font-name="Times New Roman" fo:font-size="13pt" officeooo:rsid="000298de" fo:background-color="transparent" style:font-size-asian="13pt" style:font-size-complex="13pt">
        <loext:char-complex-color loext:theme-type="dark1" loext:color-type="theme"/>
      </style:text-properties>
    </style:style>
    <style:style style:name="P68" style:family="paragraph" style:parent-style-name="Text_20_body" style:list-style-name="L34">
      <style:text-properties fo:color="#000000" loext:opacity="100%" style:font-name="Times New Roman" fo:font-size="13pt" officeooo:rsid="000298de" style:font-size-asian="13pt" style:font-size-complex="13pt">
        <loext:char-complex-color loext:theme-type="dark1" loext:color-type="theme"/>
      </style:text-properties>
    </style:style>
    <style:style style:name="P69" style:family="paragraph" style:parent-style-name="Text_20_body">
      <style:text-properties fo:color="#000000" loext:opacity="100%" style:font-name="Times New Roman" fo:font-size="13pt" officeooo:rsid="00046c22" officeooo:paragraph-rsid="00046c22" fo:background-color="transparent" style:font-size-asian="13pt" style:font-size-complex="13pt">
        <loext:char-complex-color loext:theme-type="dark1" loext:color-type="theme"/>
      </style:text-properties>
    </style:style>
    <style:style style:name="P70" style:family="paragraph" style:parent-style-name="Heading_20_3">
      <style:paragraph-properties fo:margin-top="0in" fo:margin-bottom="0.0972in" style:contextual-spacing="false" fo:line-height="115%"/>
      <style:text-properties fo:color="#000000" loext:opacity="100%" style:font-name="Times New Roman" fo:font-size="13pt" officeooo:rsid="00046c22" style:font-size-asian="13pt" style:font-size-complex="13pt">
        <loext:char-complex-color loext:theme-type="dark1" loext:color-type="theme"/>
      </style:text-properties>
    </style:style>
    <style:style style:name="P71" style:family="paragraph" style:parent-style-name="Text_20_body" style:list-style-name="L35">
      <style:text-properties fo:color="#000000" loext:opacity="100%" style:font-name="Times New Roman" fo:font-size="13pt" officeooo:rsid="00046c22" style:font-size-asian="13pt" style:font-size-complex="13pt">
        <loext:char-complex-color loext:theme-type="dark1" loext:color-type="theme"/>
      </style:text-properties>
    </style:style>
    <style:style style:name="P72" style:family="paragraph" style:parent-style-name="Text_20_body" style:list-style-name="L35">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73" style:family="paragraph" style:parent-style-name="Text_20_body" style:list-style-name="L36">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74" style:family="paragraph" style:parent-style-name="Text_20_body" style:list-style-name="L36">
      <style:text-properties fo:color="#000000" loext:opacity="100%" style:font-name="Times New Roman" fo:font-size="13pt" officeooo:rsid="00046c22" style:font-size-asian="13pt" style:font-size-complex="13pt">
        <loext:char-complex-color loext:theme-type="dark1" loext:color-type="theme"/>
      </style:text-properties>
    </style:style>
    <style:style style:name="P75" style:family="paragraph" style:parent-style-name="Text_20_body" style:list-style-name="L37">
      <style:text-properties fo:color="#000000" loext:opacity="100%" style:font-name="Times New Roman" fo:font-size="13pt" officeooo:rsid="00046c22" style:font-size-asian="13pt" style:font-size-complex="13pt">
        <loext:char-complex-color loext:theme-type="dark1" loext:color-type="theme"/>
      </style:text-properties>
    </style:style>
    <style:style style:name="P76" style:family="paragraph" style:parent-style-name="Text_20_body" style:list-style-name="L37">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77" style:family="paragraph" style:parent-style-name="Text_20_body" style:list-style-name="L38">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78" style:family="paragraph" style:parent-style-name="Text_20_body" style:list-style-name="L38">
      <style:text-properties fo:color="#000000" loext:opacity="100%" style:font-name="Times New Roman" fo:font-size="13pt" officeooo:rsid="00046c22" style:font-size-asian="13pt" style:font-size-complex="13pt">
        <loext:char-complex-color loext:theme-type="dark1" loext:color-type="theme"/>
      </style:text-properties>
    </style:style>
    <style:style style:name="P79" style:family="paragraph" style:parent-style-name="Text_20_body" style:list-style-name="L39">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80" style:family="paragraph" style:parent-style-name="Text_20_body" style:list-style-name="L39">
      <style:text-properties fo:color="#000000" loext:opacity="100%" style:font-name="Times New Roman" fo:font-size="13pt" officeooo:rsid="00046c22" style:font-size-asian="13pt" style:font-size-complex="13pt">
        <loext:char-complex-color loext:theme-type="dark1" loext:color-type="theme"/>
      </style:text-properties>
    </style:style>
    <style:style style:name="P81" style:family="paragraph" style:parent-style-name="Heading_20_2">
      <style:text-properties fo:color="#000000" loext:opacity="100%" style:font-name="Times New Roman" fo:font-size="13pt" officeooo:rsid="00046c22" officeooo:paragraph-rsid="00046c22" fo:background-color="transparent" style:font-size-asian="13pt" style:font-size-complex="13pt">
        <loext:char-complex-color loext:theme-type="dark1" loext:color-type="theme"/>
      </style:text-properties>
    </style:style>
    <style:style style:name="P82" style:family="paragraph" style:parent-style-name="Text_20_body">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83" style:family="paragraph" style:parent-style-name="Text_20_body" style:list-style-name="L40">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84" style:family="paragraph" style:parent-style-name="Text_20_body" style:list-style-name="L40">
      <style:text-properties fo:color="#000000" loext:opacity="100%" style:font-name="Times New Roman" fo:font-size="13pt" officeooo:rsid="00046c22" style:font-size-asian="13pt" style:font-size-complex="13pt">
        <loext:char-complex-color loext:theme-type="dark1" loext:color-type="theme"/>
      </style:text-properties>
    </style:style>
    <style:style style:name="P85" style:family="paragraph" style:parent-style-name="Text_20_body" style:list-style-name="L41">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86" style:family="paragraph" style:parent-style-name="Text_20_body" style:list-style-name="L41">
      <style:text-properties fo:color="#000000" loext:opacity="100%" style:font-name="Times New Roman" fo:font-size="13pt" officeooo:rsid="00046c22" style:font-size-asian="13pt" style:font-size-complex="13pt">
        <loext:char-complex-color loext:theme-type="dark1" loext:color-type="theme"/>
      </style:text-properties>
    </style:style>
    <style:style style:name="P87" style:family="paragraph" style:parent-style-name="Text_20_body" style:list-style-name="L42">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88" style:family="paragraph" style:parent-style-name="Text_20_body" style:list-style-name="L42">
      <style:text-properties fo:color="#000000" loext:opacity="100%" style:font-name="Times New Roman" fo:font-size="13pt" officeooo:rsid="00046c22" style:font-size-asian="13pt" style:font-size-complex="13pt">
        <loext:char-complex-color loext:theme-type="dark1" loext:color-type="theme"/>
      </style:text-properties>
    </style:style>
    <style:style style:name="P89" style:family="paragraph" style:parent-style-name="Text_20_body" style:list-style-name="L43">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90" style:family="paragraph" style:parent-style-name="Text_20_body" style:list-style-name="L43">
      <style:text-properties fo:color="#000000" loext:opacity="100%" style:font-name="Times New Roman" fo:font-size="13pt" officeooo:rsid="00046c22" style:font-size-asian="13pt" style:font-size-complex="13pt">
        <loext:char-complex-color loext:theme-type="dark1" loext:color-type="theme"/>
      </style:text-properties>
    </style:style>
    <style:style style:name="P91" style:family="paragraph" style:parent-style-name="Text_20_body" style:list-style-name="L44">
      <style:text-properties fo:color="#000000" loext:opacity="100%" style:font-name="Times New Roman" fo:font-size="13pt" officeooo:rsid="00046c22" style:font-size-asian="13pt" style:font-size-complex="13pt">
        <loext:char-complex-color loext:theme-type="dark1" loext:color-type="theme"/>
      </style:text-properties>
    </style:style>
    <style:style style:name="P92" style:family="paragraph" style:parent-style-name="Text_20_body" style:list-style-name="L44">
      <style:text-properties fo:color="#000000" loext:opacity="100%" style:font-name="Times New Roman" fo:font-size="13pt" officeooo:rsid="00046c22" fo:background-color="transparent" style:font-size-asian="13pt" style:font-size-complex="13pt">
        <loext:char-complex-color loext:theme-type="dark1" loext:color-type="theme"/>
      </style:text-properties>
    </style:style>
    <style:style style:name="P93" style:family="paragraph" style:parent-style-name="Text_20_body">
      <style:text-properties fo:color="#000000" loext:opacity="100%" style:font-name="Times New Roman" fo:font-size="13pt" officeooo:rsid="0004d2c4" officeooo:paragraph-rsid="0004d2c4" fo:background-color="transparent" style:font-size-asian="13pt" style:font-size-complex="13pt">
        <loext:char-complex-color loext:theme-type="dark1" loext:color-type="theme"/>
      </style:text-properties>
    </style:style>
    <style:style style:name="P94" style:family="paragraph" style:parent-style-name="Heading_20_2">
      <style:text-properties fo:color="#000000" loext:opacity="100%" style:font-name="Times New Roman" fo:font-size="13pt" officeooo:rsid="0004d2c4" officeooo:paragraph-rsid="0004d2c4" fo:background-color="transparent" style:font-size-asian="13pt" style:font-size-complex="13pt">
        <loext:char-complex-color loext:theme-type="dark1" loext:color-type="theme"/>
      </style:text-properties>
    </style:style>
    <style:style style:name="P95" style:family="paragraph" style:parent-style-name="Text_20_body">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96" style:family="paragraph" style:parent-style-name="Heading_20_3">
      <style:paragraph-properties fo:margin-top="0in" fo:margin-bottom="0.0972in" style:contextual-spacing="false" fo:line-height="115%"/>
      <style:text-properties fo:color="#000000" loext:opacity="100%" style:font-name="Times New Roman" fo:font-size="13pt" officeooo:rsid="0004d2c4" style:font-size-asian="13pt" style:font-size-complex="13pt">
        <loext:char-complex-color loext:theme-type="dark1" loext:color-type="theme"/>
      </style:text-properties>
    </style:style>
    <style:style style:name="P97" style:family="paragraph" style:parent-style-name="Text_20_body" style:list-style-name="L45">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98" style:family="paragraph" style:parent-style-name="Text_20_body" style:list-style-name="L45">
      <style:text-properties fo:color="#000000" loext:opacity="100%" style:font-name="Times New Roman" fo:font-size="13pt" officeooo:rsid="0004d2c4" style:font-size-asian="13pt" style:font-size-complex="13pt">
        <loext:char-complex-color loext:theme-type="dark1" loext:color-type="theme"/>
      </style:text-properties>
    </style:style>
    <style:style style:name="P99" style:family="paragraph" style:parent-style-name="Text_20_body" style:list-style-name="L46">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00" style:family="paragraph" style:parent-style-name="Text_20_body" style:list-style-name="L46">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01" style:family="paragraph" style:parent-style-name="Text_20_body" style:list-style-name="L47">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02" style:family="paragraph" style:parent-style-name="Text_20_body" style:list-style-name="L47">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03" style:family="paragraph" style:parent-style-name="Text_20_body" style:list-style-name="L48">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04" style:family="paragraph" style:parent-style-name="Text_20_body" style:list-style-name="L49">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05" style:family="paragraph" style:parent-style-name="Text_20_body" style:list-style-name="L49">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06" style:family="paragraph" style:parent-style-name="Heading_20_2">
      <style:paragraph-properties fo:margin-top="0in" fo:margin-bottom="0.0972in" style:contextual-spacing="false" fo:line-height="115%"/>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07" style:family="paragraph" style:parent-style-name="Text_20_body" style:list-style-name="L50">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08" style:family="paragraph" style:parent-style-name="Text_20_body" style:list-style-name="L50">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09" style:family="paragraph" style:parent-style-name="Text_20_body" style:list-style-name="L51">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10" style:family="paragraph" style:parent-style-name="Text_20_body" style:list-style-name="L51">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11" style:family="paragraph" style:parent-style-name="Text_20_body" style:list-style-name="L51">
      <style:text-properties fo:color="#000000" loext:opacity="100%" style:font-name="Times New Roman" fo:font-size="13pt" officeooo:rsid="0004d2c4" officeooo:paragraph-rsid="0004d2c4" style:font-size-asian="13pt" style:font-size-complex="13pt">
        <loext:char-complex-color loext:theme-type="dark1" loext:color-type="theme"/>
      </style:text-properties>
    </style:style>
    <style:style style:name="P112" style:family="paragraph" style:parent-style-name="Heading_20_3">
      <style:paragraph-properties fo:margin-top="0in" fo:margin-bottom="0.0972in" style:contextual-spacing="false" fo:line-height="115%"/>
      <style:text-properties fo:color="#000000" loext:opacity="100%" style:font-name="Times New Roman" fo:font-size="13pt" officeooo:rsid="0004d2c4" officeooo:paragraph-rsid="0004d2c4" style:font-size-asian="13pt" style:font-size-complex="13pt">
        <loext:char-complex-color loext:theme-type="dark1" loext:color-type="theme"/>
      </style:text-properties>
    </style:style>
    <style:style style:name="P113" style:family="paragraph" style:parent-style-name="Text_20_body" style:list-style-name="L52">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14" style:family="paragraph" style:parent-style-name="Text_20_body" style:list-style-name="L52">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15" style:family="paragraph" style:parent-style-name="Text_20_body" style:list-style-name="L53">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16" style:family="paragraph" style:parent-style-name="Text_20_body" style:list-style-name="L53">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17" style:family="paragraph" style:parent-style-name="Text_20_body" style:list-style-name="L54">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18" style:family="paragraph" style:parent-style-name="Text_20_body" style:list-style-name="L54">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19" style:family="paragraph" style:parent-style-name="Text_20_body" style:list-style-name="L55">
      <style:text-properties fo:color="#000000" loext:opacity="100%" style:font-name="Times New Roman" fo:font-size="13pt" officeooo:rsid="0004d2c4" style:font-size-asian="13pt" style:font-size-complex="13pt">
        <loext:char-complex-color loext:theme-type="dark1" loext:color-type="theme"/>
      </style:text-properties>
    </style:style>
    <style:style style:name="P120" style:family="paragraph" style:parent-style-name="Text_20_body" style:list-style-name="L55">
      <style:text-properties fo:color="#000000" loext:opacity="100%" style:font-name="Times New Roman" fo:font-size="13pt" officeooo:rsid="0004d2c4" fo:background-color="transparent" style:font-size-asian="13pt" style:font-size-complex="13pt">
        <loext:char-complex-color loext:theme-type="dark1" loext:color-type="theme"/>
      </style:text-properties>
    </style:style>
    <style:style style:name="P121" style:family="paragraph" style:parent-style-name="Text_20_body">
      <style:text-properties fo:color="#000000" loext:opacity="100%" style:font-name="Times New Roman" fo:font-size="13pt" fo:font-weight="normal" officeooo:rsid="00056431" officeooo:paragraph-rsid="00056431" fo:background-color="transparent" style:font-size-asian="13pt" style:font-weight-asian="normal" style:font-size-complex="13pt" style:font-weight-complex="normal">
        <loext:char-complex-color loext:theme-type="dark1" loext:color-type="theme"/>
      </style:text-properties>
    </style:style>
    <style:style style:name="P122" style:family="paragraph" style:parent-style-name="Heading_20_2">
      <style:paragraph-properties fo:margin-top="0in" fo:margin-bottom="0.0972in" style:contextual-spacing="false" fo:line-height="115%"/>
      <style:text-properties fo:color="#000000" loext:opacity="100%" style:font-name="Times New Roman" fo:font-size="13pt" fo:font-weight="normal" officeooo:rsid="00056431" style:font-size-asian="13pt" style:font-weight-asian="normal" style:font-size-complex="13pt" style:font-weight-complex="normal">
        <loext:char-complex-color loext:theme-type="dark1" loext:color-type="theme"/>
      </style:text-properties>
    </style:style>
    <style:style style:name="P123" style:family="paragraph" style:parent-style-name="Text_20_body">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24" style:family="paragraph" style:parent-style-name="Text_20_body" style:list-style-name="L56">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25" style:family="paragraph" style:parent-style-name="Text_20_body" style:list-style-name="L57">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26" style:family="paragraph" style:parent-style-name="Heading_20_2">
      <style:text-properties fo:color="#000000" loext:opacity="100%" style:font-name="Times New Roman" fo:font-size="13pt" fo:font-weight="normal" officeooo:rsid="00056431" officeooo:paragraph-rsid="00056431" fo:background-color="transparent" style:font-size-asian="13pt" style:font-weight-asian="normal" style:font-size-complex="13pt" style:font-weight-complex="normal">
        <loext:char-complex-color loext:theme-type="dark1" loext:color-type="theme"/>
      </style:text-properties>
    </style:style>
    <style:style style:name="P127" style:family="paragraph" style:parent-style-name="Text_20_body">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28" style:family="paragraph" style:parent-style-name="Heading_20_3">
      <style:paragraph-properties fo:margin-top="0in" fo:margin-bottom="0.0972in" style:contextual-spacing="false" fo:line-height="115%"/>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29" style:family="paragraph" style:parent-style-name="Text_20_body" style:list-style-name="L58">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0" style:family="paragraph" style:parent-style-name="Text_20_body" style:list-style-name="L58">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31" style:family="paragraph" style:parent-style-name="Text_20_body" style:list-style-name="L59">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2" style:family="paragraph" style:parent-style-name="Text_20_body" style:list-style-name="L60">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3" style:family="paragraph" style:parent-style-name="Text_20_body" style:list-style-name="L61">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4" style:family="paragraph" style:parent-style-name="Text_20_body" style:list-style-name="L62">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5" style:family="paragraph" style:parent-style-name="Text_20_body" style:list-style-name="L63">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36" style:family="paragraph" style:parent-style-name="Text_20_body" style:list-style-name="L63">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7" style:family="paragraph" style:parent-style-name="Text_20_body" style:list-style-name="L64">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38" style:family="paragraph" style:parent-style-name="Text_20_body" style:list-style-name="L64">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39" style:family="paragraph" style:parent-style-name="Text_20_body" style:list-style-name="L65">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40" style:family="paragraph" style:parent-style-name="Text_20_body" style:list-style-name="L65">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41" style:family="paragraph" style:parent-style-name="Text_20_body" style:list-style-name="L66">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42" style:family="paragraph" style:parent-style-name="Text_20_body" style:list-style-name="L66">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43" style:family="paragraph" style:parent-style-name="Text_20_body" style:list-style-name="L67">
      <style:text-properties fo:color="#000000" loext:opacity="100%" style:font-name="Times New Roman" fo:font-size="13pt" officeooo:rsid="00056431" fo:background-color="transparent" style:font-size-asian="13pt" style:font-size-complex="13pt">
        <loext:char-complex-color loext:theme-type="dark1" loext:color-type="theme"/>
      </style:text-properties>
    </style:style>
    <style:style style:name="P144" style:family="paragraph" style:parent-style-name="Text_20_body" style:list-style-name="L67">
      <style:text-properties fo:color="#000000" loext:opacity="100%" style:font-name="Times New Roman" fo:font-size="13pt" officeooo:rsid="00056431" style:font-size-asian="13pt" style:font-size-complex="13pt">
        <loext:char-complex-color loext:theme-type="dark1" loext:color-type="theme"/>
      </style:text-properties>
    </style:style>
    <style:style style:name="P145" style:family="paragraph" style:parent-style-name="Text_20_body">
      <style:text-properties fo:color="#000000" loext:opacity="100%" style:font-name="Times New Roman" fo:font-size="13pt" officeooo:rsid="0005ba6f" officeooo:paragraph-rsid="0005ba6f" fo:background-color="transparent" style:font-size-asian="13pt" style:font-size-complex="13pt">
        <loext:char-complex-color loext:theme-type="dark1" loext:color-type="theme"/>
      </style:text-properties>
    </style:style>
    <style:style style:name="P146" style:family="paragraph" style:parent-style-name="Text_20_body">
      <style:text-properties fo:color="#000000" loext:opacity="100%" style:font-name="Times New Roman" fo:font-size="13pt" fo:font-weight="normal" officeooo:rsid="0005ba6f" officeooo:paragraph-rsid="0005ba6f" fo:background-color="transparent" style:font-size-asian="13pt" style:font-weight-asian="normal" style:font-size-complex="13pt" style:font-weight-complex="normal">
        <loext:char-complex-color loext:theme-type="dark1" loext:color-type="theme"/>
      </style:text-properties>
    </style:style>
    <style:style style:name="P147" style:family="paragraph" style:parent-style-name="Text_20_body">
      <style:text-properties fo:color="#000000" loext:opacity="100%" style:font-name="Times New Roman" fo:font-size="13pt" fo:font-weight="normal" officeooo:rsid="0005ba6f" officeooo:paragraph-rsid="0005ba6f" fo:background-color="transparent" style:font-size-asian="13pt" style:font-weight-asian="normal" style:font-size-complex="13pt" style:font-weight-complex="normal">
        <loext:char-complex-color loext:theme-type="dark1" loext:color-type="theme"/>
      </style:text-properties>
    </style:style>
    <style:style style:name="P148" style:family="paragraph" style:parent-style-name="Heading_20_4">
      <style:paragraph-properties fo:margin-top="0in" fo:margin-bottom="0.0972in" style:contextual-spacing="false" fo:line-height="115%"/>
      <style:text-properties fo:color="#000000" loext:opacity="100%" style:font-name="Times New Roman" fo:font-size="13pt" fo:font-weight="normal" officeooo:rsid="0005ba6f" style:font-size-asian="13pt" style:font-weight-asian="normal" style:font-size-complex="13pt" style:font-weight-complex="normal">
        <loext:char-complex-color loext:theme-type="dark1" loext:color-type="theme"/>
      </style:text-properties>
    </style:style>
    <style:style style:name="P149" style:family="paragraph" style:parent-style-name="Text_20_body" style:list-style-name="L68">
      <style:text-properties fo:color="#000000" loext:opacity="100%" style:font-name="Times New Roman" fo:font-size="13pt" officeooo:rsid="0005ba6f" style:font-size-asian="13pt" style:font-size-complex="13pt">
        <loext:char-complex-color loext:theme-type="dark1" loext:color-type="theme"/>
      </style:text-properties>
    </style:style>
    <style:style style:name="P150" style:family="paragraph" style:parent-style-name="Text_20_body" style:list-style-name="L68">
      <style:text-properties fo:color="#000000" loext:opacity="100%" style:font-name="Times New Roman" fo:font-size="13pt" officeooo:rsid="0005ba6f" fo:background-color="transparent" style:font-size-asian="13pt" style:font-size-complex="13pt">
        <loext:char-complex-color loext:theme-type="dark1" loext:color-type="theme"/>
      </style:text-properties>
    </style:style>
    <style:style style:name="P151" style:family="paragraph" style:parent-style-name="Text_20_body" style:list-style-name="L69">
      <style:text-properties fo:color="#000000" loext:opacity="100%" style:font-name="Times New Roman" fo:font-size="13pt" officeooo:rsid="0005ba6f" style:font-size-asian="13pt" style:font-size-complex="13pt">
        <loext:char-complex-color loext:theme-type="dark1" loext:color-type="theme"/>
      </style:text-properties>
    </style:style>
    <style:style style:name="P152" style:family="paragraph" style:parent-style-name="Text_20_body" style:list-style-name="L69">
      <style:text-properties fo:color="#000000" loext:opacity="100%" style:font-name="Times New Roman" fo:font-size="13pt" officeooo:rsid="0005ba6f" fo:background-color="transparent" style:font-size-asian="13pt" style:font-size-complex="13pt">
        <loext:char-complex-color loext:theme-type="dark1" loext:color-type="theme"/>
      </style:text-properties>
    </style:style>
    <style:style style:name="P153" style:family="paragraph" style:parent-style-name="Text_20_body">
      <style:text-properties fo:color="#000000" loext:opacity="100%" style:font-name="Times New Roman" fo:font-size="13pt" fo:font-weight="normal" officeooo:rsid="00076770" officeooo:paragraph-rsid="00076770" fo:background-color="transparent" style:font-size-asian="13pt" style:font-weight-asian="normal" style:font-size-complex="13pt" style:font-weight-complex="normal">
        <loext:char-complex-color loext:theme-type="dark1" loext:color-type="theme"/>
      </style:text-properties>
    </style:style>
    <style:style style:name="P154" style:family="paragraph" style:parent-style-name="Heading_20_3">
      <style:text-properties fo:color="#000000" loext:opacity="100%" style:font-name="Times New Roman" fo:font-size="13pt" fo:font-weight="normal" officeooo:rsid="00076770" officeooo:paragraph-rsid="00076770" fo:background-color="transparent" style:font-size-asian="13pt" style:font-weight-asian="normal" style:font-size-complex="13pt" style:font-weight-complex="normal">
        <loext:char-complex-color loext:theme-type="dark1" loext:color-type="theme"/>
      </style:text-properties>
    </style:style>
    <style:style style:name="P155" style:family="paragraph" style:parent-style-name="Text_20_body" style:list-style-name="L70">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56" style:family="paragraph" style:parent-style-name="Text_20_body" style:list-style-name="L70">
      <style:text-properties fo:color="#000000" loext:opacity="100%" style:font-name="Times New Roman" fo:font-size="13pt" officeooo:rsid="00076770" fo:background-color="transparent" style:font-size-asian="13pt" style:font-size-complex="13pt">
        <loext:char-complex-color loext:theme-type="dark1" loext:color-type="theme"/>
      </style:text-properties>
    </style:style>
    <style:style style:name="P157" style:family="paragraph" style:parent-style-name="Text_20_body">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58" style:family="paragraph" style:parent-style-name="Text_20_body" style:list-style-name="L71">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59" style:family="paragraph" style:parent-style-name="Text_20_body" style:list-style-name="L71">
      <style:text-properties fo:color="#000000" loext:opacity="100%" style:font-name="Times New Roman" fo:font-size="13pt" officeooo:rsid="00076770" fo:background-color="transparent" style:font-size-asian="13pt" style:font-size-complex="13pt">
        <loext:char-complex-color loext:theme-type="dark1" loext:color-type="theme"/>
      </style:text-properties>
    </style:style>
    <style:style style:name="P160" style:family="paragraph" style:parent-style-name="Text_20_body">
      <style:text-properties fo:color="#000000" loext:opacity="100%" style:font-name="Times New Roman" fo:font-size="13pt" officeooo:rsid="00076770" fo:background-color="transparent" style:font-size-asian="13pt" style:font-size-complex="13pt">
        <loext:char-complex-color loext:theme-type="dark1" loext:color-type="theme"/>
      </style:text-properties>
    </style:style>
    <style:style style:name="P161" style:family="paragraph" style:parent-style-name="Text_20_body" style:list-style-name="L72">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62" style:family="paragraph" style:parent-style-name="Text_20_body" style:list-style-name="L72">
      <style:text-properties fo:color="#000000" loext:opacity="100%" style:font-name="Times New Roman" fo:font-size="13pt" officeooo:rsid="00076770" fo:background-color="transparent" style:font-size-asian="13pt" style:font-size-complex="13pt">
        <loext:char-complex-color loext:theme-type="dark1" loext:color-type="theme"/>
      </style:text-properties>
    </style:style>
    <style:style style:name="P163" style:family="paragraph" style:parent-style-name="Heading_20_3">
      <style:paragraph-properties fo:margin-top="0in" fo:margin-bottom="0.0972in" style:contextual-spacing="false" fo:line-height="115%"/>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64" style:family="paragraph" style:parent-style-name="Text_20_body" style:list-style-name="L73">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65" style:family="paragraph" style:parent-style-name="Text_20_body" style:list-style-name="L73">
      <style:text-properties fo:color="#000000" loext:opacity="100%" style:font-name="Times New Roman" fo:font-size="13pt" officeooo:rsid="00076770" fo:background-color="transparent" style:font-size-asian="13pt" style:font-size-complex="13pt">
        <loext:char-complex-color loext:theme-type="dark1" loext:color-type="theme"/>
      </style:text-properties>
    </style:style>
    <style:style style:name="P166" style:family="paragraph" style:parent-style-name="Text_20_body" style:list-style-name="L74">
      <style:text-properties fo:color="#000000" loext:opacity="100%" style:font-name="Times New Roman" fo:font-size="13pt" officeooo:rsid="00076770" style:font-size-asian="13pt" style:font-size-complex="13pt">
        <loext:char-complex-color loext:theme-type="dark1" loext:color-type="theme"/>
      </style:text-properties>
    </style:style>
    <style:style style:name="P167" style:family="paragraph" style:parent-style-name="Text_20_body">
      <style:text-properties fo:color="#000000" loext:opacity="100%" style:font-name="Times New Roman" fo:font-size="13pt" fo:font-weight="normal" officeooo:rsid="0008ff8d" officeooo:paragraph-rsid="0008ff8d" style:font-size-asian="13pt" style:font-weight-asian="normal" style:font-size-complex="13pt" style:font-weight-complex="normal">
        <loext:char-complex-color loext:theme-type="dark1" loext:color-type="theme"/>
      </style:text-properties>
    </style:style>
    <style:style style:name="P168" style:family="paragraph" style:parent-style-name="Text_20_body" style:list-style-name="L75">
      <style:text-properties fo:color="#000000" loext:opacity="100%" style:font-name="Times New Roman" fo:font-size="13pt" officeooo:rsid="0008ff8d" style:font-size-asian="13pt" style:font-size-complex="13pt">
        <loext:char-complex-color loext:theme-type="dark1" loext:color-type="theme"/>
      </style:text-properties>
    </style:style>
    <style:style style:name="P169" style:family="paragraph" style:parent-style-name="Text_20_body">
      <style:text-properties fo:color="#000000" loext:opacity="100%" style:font-name="Times New Roman" fo:font-size="13pt" fo:font-weight="normal" officeooo:rsid="0008ff8d" officeooo:paragraph-rsid="0008ff8d" fo:background-color="transparent" style:font-size-asian="13pt" style:font-weight-asian="normal" style:font-size-complex="13pt" style:font-weight-complex="normal">
        <loext:char-complex-color loext:theme-type="dark1" loext:color-type="theme"/>
      </style:text-properties>
    </style:style>
    <style:style style:name="P170" style:family="paragraph" style:parent-style-name="Text_20_body">
      <style:text-properties fo:color="#000000" loext:opacity="100%" style:font-name="Book Antiqua" fo:font-size="9pt" fo:font-weight="normal" officeooo:rsid="0008ff8d" officeooo:paragraph-rsid="0008ff8d" fo:background-color="transparent" style:font-size-asian="9pt" style:font-weight-asian="normal" style:font-size-complex="9pt" style:font-weight-complex="normal">
        <loext:char-complex-color loext:theme-type="dark1" loext:color-type="theme"/>
      </style:text-properties>
    </style:style>
    <style:style style:name="P171" style:family="paragraph" style:parent-style-name="Text_20_body">
      <style:text-properties fo:color="#000000" loext:opacity="100%" style:font-name="Book Antiqua" fo:font-size="9pt" officeooo:rsid="0008ff8d" style:font-size-asian="9pt" style:font-size-complex="9pt">
        <loext:char-complex-color loext:theme-type="dark1" loext:color-type="theme"/>
      </style:text-properties>
    </style:style>
    <style:style style:name="P172" style:family="paragraph" style:parent-style-name="Text_20_body">
      <style:text-properties fo:color="#000000" loext:opacity="100%" style:font-name="Times New Roman" fo:font-size="13pt" officeooo:rsid="0008ff8d" fo:background-color="transparent" style:font-size-asian="13pt" style:font-size-complex="13pt">
        <loext:char-complex-color loext:theme-type="dark1" loext:color-type="theme"/>
      </style:text-properties>
    </style:style>
    <style:style style:name="P173" style:family="paragraph" style:parent-style-name="Text_20_body" style:list-style-name="L76">
      <style:text-properties fo:color="#000000" loext:opacity="100%" style:font-name="Book Antiqua" fo:font-size="9pt" officeooo:rsid="0008ff8d" style:font-size-asian="9pt" style:font-size-complex="9pt">
        <loext:char-complex-color loext:theme-type="dark1" loext:color-type="theme"/>
      </style:text-properties>
    </style:style>
    <style:style style:name="P174" style:family="paragraph" style:parent-style-name="Text_20_body" style:list-style-name="L77">
      <style:text-properties fo:color="#000000" loext:opacity="100%" style:font-name="Book Antiqua" fo:font-size="9pt" officeooo:rsid="0008ff8d" style:font-size-asian="9pt" style:font-size-complex="9pt">
        <loext:char-complex-color loext:theme-type="dark1" loext:color-type="theme"/>
      </style:text-properties>
    </style:style>
    <style:style style:name="P175" style:family="paragraph" style:parent-style-name="Text_20_body">
      <style:text-properties fo:color="#000000" loext:opacity="100%" style:font-name="Times New Roman" fo:font-size="13pt" fo:font-weight="normal" officeooo:rsid="000943f0" officeooo:paragraph-rsid="0008ff8d" fo:background-color="transparent" style:font-size-asian="11.3500003814697pt" style:font-weight-asian="normal" style:font-size-complex="13pt" style:font-weight-complex="normal">
        <loext:char-complex-color loext:theme-type="dark1" loext:color-type="theme"/>
      </style:text-properties>
    </style:style>
    <style:style style:name="P176" style:family="paragraph" style:parent-style-name="Text_20_body">
      <style:text-properties fo:color="#000000" loext:opacity="100%" style:font-name="Times New Roman" fo:font-size="13pt" fo:font-weight="normal" officeooo:rsid="000943f0" officeooo:paragraph-rsid="000943f0" fo:background-color="transparent" style:font-size-asian="13pt" style:font-weight-asian="normal" style:font-size-complex="13pt" style:font-weight-complex="normal">
        <loext:char-complex-color loext:theme-type="dark1" loext:color-type="theme"/>
      </style:text-properties>
    </style:style>
    <style:style style:name="P177" style:family="paragraph" style:parent-style-name="Text_20_body">
      <style:text-properties fo:color="#000000" loext:opacity="100%" style:font-name="Times New Roman" fo:font-size="13pt" fo:font-weight="normal" officeooo:rsid="000943f0" officeooo:paragraph-rsid="000943f0" fo:background-color="transparent" style:font-size-asian="13pt" style:font-weight-asian="normal" style:font-size-complex="13pt" style:font-weight-complex="normal">
        <loext:char-complex-color loext:theme-type="dark1" loext:color-type="theme"/>
      </style:text-properties>
    </style:style>
    <style:style style:name="P178" style:family="paragraph" style:parent-style-name="Text_20_body">
      <style:text-properties fo:color="#000000" loext:opacity="100%" style:font-name="Times New Roman" fo:font-size="13pt" officeooo:rsid="000943f0" fo:background-color="transparent" style:font-size-asian="13pt" style:font-size-complex="13pt">
        <loext:char-complex-color loext:theme-type="dark1" loext:color-type="theme"/>
      </style:text-properties>
    </style:style>
    <style:style style:name="P179" style:family="paragraph" style:parent-style-name="Text_20_body">
      <style:text-properties fo:color="#000000" loext:opacity="100%" style:font-name="Times New Roman" fo:font-size="13pt" officeooo:rsid="000943f0" style:font-size-asian="13pt" style:font-size-complex="13pt">
        <loext:char-complex-color loext:theme-type="dark1" loext:color-type="theme"/>
      </style:text-properties>
    </style:style>
    <style:style style:name="P180" style:family="paragraph" style:parent-style-name="Text_20_body" style:list-style-name="L78">
      <style:text-properties fo:color="#000000" loext:opacity="100%" style:font-name="Times New Roman" fo:font-size="13pt" officeooo:rsid="000943f0" style:font-size-asian="13pt" style:font-size-complex="13pt">
        <loext:char-complex-color loext:theme-type="dark1" loext:color-type="theme"/>
      </style:text-properties>
    </style:style>
    <style:style style:name="P181" style:family="paragraph" style:parent-style-name="Text_20_body">
      <style:text-properties fo:color="#000000" loext:opacity="100%" style:font-name="Times New Roman" fo:font-size="13pt" fo:font-weight="normal" officeooo:rsid="000a356a" officeooo:paragraph-rsid="000a356a" fo:background-color="transparent" style:font-size-asian="13pt" style:font-weight-asian="normal" style:font-size-complex="13pt" style:font-weight-complex="normal">
        <loext:char-complex-color loext:theme-type="dark1" loext:color-type="theme"/>
      </style:text-properties>
    </style:style>
    <style:style style:name="P182" style:family="paragraph" style:parent-style-name="Text_20_body" style:list-style-name="L79">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83" style:family="paragraph" style:parent-style-name="Heading_20_3">
      <style:text-properties fo:color="#000000" loext:opacity="100%" style:font-name="Times New Roman" fo:font-size="13pt" fo:font-weight="normal" officeooo:rsid="000a356a" officeooo:paragraph-rsid="000a356a" fo:background-color="transparent" style:font-size-asian="13pt" style:font-weight-asian="normal" style:font-size-complex="13pt" style:font-weight-complex="normal">
        <loext:char-complex-color loext:theme-type="dark1" loext:color-type="theme"/>
      </style:text-properties>
    </style:style>
    <style:style style:name="P184" style:family="paragraph" style:parent-style-name="Text_20_body" style:list-style-name="L80">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85" style:family="paragraph" style:parent-style-name="Text_20_body" style:list-style-name="L80">
      <style:text-properties fo:color="#000000" loext:opacity="100%" style:font-name="Times New Roman" fo:font-size="13pt" officeooo:rsid="000a356a" fo:background-color="transparent" style:font-size-asian="13pt" style:font-size-complex="13pt">
        <loext:char-complex-color loext:theme-type="dark1" loext:color-type="theme"/>
      </style:text-properties>
    </style:style>
    <style:style style:name="P186" style:family="paragraph" style:parent-style-name="Text_20_body" style:list-style-name="L81">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87" style:family="paragraph" style:parent-style-name="Text_20_body">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88" style:family="paragraph" style:parent-style-name="Text_20_body">
      <style:text-properties fo:color="#000000" loext:opacity="100%" style:font-name="Times New Roman" fo:font-size="13pt" officeooo:rsid="000a356a" fo:background-color="transparent" style:font-size-asian="13pt" style:font-size-complex="13pt">
        <loext:char-complex-color loext:theme-type="dark1" loext:color-type="theme"/>
      </style:text-properties>
    </style:style>
    <style:style style:name="P189" style:family="paragraph" style:parent-style-name="Text_20_body" style:list-style-name="L82">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90" style:family="paragraph" style:parent-style-name="Heading_20_3">
      <style:paragraph-properties fo:margin-top="0in" fo:margin-bottom="0.0972in" style:contextual-spacing="false" fo:line-height="115%"/>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91" style:family="paragraph" style:parent-style-name="Text_20_body" style:list-style-name="L83">
      <style:text-properties fo:color="#000000" loext:opacity="100%" style:font-name="Times New Roman" fo:font-size="13pt" officeooo:rsid="000a356a" style:font-size-asian="13pt" style:font-size-complex="13pt">
        <loext:char-complex-color loext:theme-type="dark1" loext:color-type="theme"/>
      </style:text-properties>
    </style:style>
    <style:style style:name="P192" style:family="paragraph" style:parent-style-name="Text_20_body">
      <style:text-properties fo:color="#000000" loext:opacity="100%" style:font-name="Times New Roman" fo:font-size="13pt" fo:font-weight="normal" officeooo:rsid="000acca9" officeooo:paragraph-rsid="000acca9" fo:background-color="transparent" style:font-size-asian="13pt" style:font-weight-asian="normal" style:font-size-complex="13pt" style:font-weight-complex="normal">
        <loext:char-complex-color loext:theme-type="dark1" loext:color-type="theme"/>
      </style:text-properties>
    </style:style>
    <style:style style:name="P193" style:family="paragraph" style:parent-style-name="Heading_20_3">
      <style:text-properties fo:color="#000000" loext:opacity="100%" style:font-name="Times New Roman" fo:font-size="13pt" fo:font-weight="normal" officeooo:rsid="000acca9" officeooo:paragraph-rsid="000acca9" fo:background-color="transparent" style:font-size-asian="13pt" style:font-weight-asian="normal" style:font-size-complex="13pt" style:font-weight-complex="normal">
        <loext:char-complex-color loext:theme-type="dark1" loext:color-type="theme"/>
      </style:text-properties>
    </style:style>
    <style:style style:name="P194" style:family="paragraph" style:parent-style-name="Text_20_body">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195" style:family="paragraph" style:parent-style-name="Heading_20_3">
      <style:paragraph-properties fo:margin-top="0in" fo:margin-bottom="0.0972in" style:contextual-spacing="false" fo:line-height="115%"/>
      <style:text-properties fo:color="#000000" loext:opacity="100%" style:font-name="Times New Roman" fo:font-size="13pt" officeooo:rsid="000acca9" style:font-size-asian="13pt" style:font-size-complex="13pt">
        <loext:char-complex-color loext:theme-type="dark1" loext:color-type="theme"/>
      </style:text-properties>
    </style:style>
    <style:style style:name="P196" style:family="paragraph" style:parent-style-name="Text_20_body" style:list-style-name="L84">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197" style:family="paragraph" style:parent-style-name="Text_20_body">
      <style:text-properties fo:color="#000000" loext:opacity="100%" style:font-name="Times New Roman" fo:font-size="13pt" officeooo:rsid="000acca9" style:font-size-asian="13pt" style:font-size-complex="13pt">
        <loext:char-complex-color loext:theme-type="dark1" loext:color-type="theme"/>
      </style:text-properties>
    </style:style>
    <style:style style:name="P198" style:family="paragraph" style:parent-style-name="Text_20_body" style:list-style-name="L85">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199" style:family="paragraph" style:parent-style-name="Text_20_body" style:list-style-name="L86">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0" style:family="paragraph" style:parent-style-name="Text_20_body" style:list-style-name="L87">
      <style:text-properties fo:color="#000000" loext:opacity="100%" style:font-name="Times New Roman" fo:font-size="13pt" officeooo:rsid="000acca9" style:font-size-asian="13pt" style:font-size-complex="13pt">
        <loext:char-complex-color loext:theme-type="dark1" loext:color-type="theme"/>
      </style:text-properties>
    </style:style>
    <style:style style:name="P201" style:family="paragraph" style:parent-style-name="Text_20_body" style:list-style-name="L88">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2" style:family="paragraph" style:parent-style-name="Text_20_body" style:list-style-name="L89">
      <style:text-properties fo:color="#000000" loext:opacity="100%" style:font-name="Times New Roman" fo:font-size="13pt" officeooo:rsid="000acca9" style:font-size-asian="13pt" style:font-size-complex="13pt">
        <loext:char-complex-color loext:theme-type="dark1" loext:color-type="theme"/>
      </style:text-properties>
    </style:style>
    <style:style style:name="P203" style:family="paragraph" style:parent-style-name="Text_20_body" style:list-style-name="L90">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4" style:family="paragraph" style:parent-style-name="Text_20_body" style:list-style-name="L91">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5" style:family="paragraph" style:parent-style-name="Text_20_body" style:list-style-name="L92">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6" style:family="paragraph" style:parent-style-name="Text_20_body" style:list-style-name="L93">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7" style:family="paragraph" style:parent-style-name="Text_20_body" style:list-style-name="L94">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8" style:family="paragraph" style:parent-style-name="Text_20_body" style:list-style-name="L95">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09" style:family="paragraph" style:parent-style-name="Text_20_body" style:list-style-name="L96">
      <style:text-properties fo:color="#000000" loext:opacity="100%" style:font-name="Times New Roman" fo:font-size="13pt" officeooo:rsid="000acca9" fo:background-color="transparent" style:font-size-asian="13pt" style:font-size-complex="13pt">
        <loext:char-complex-color loext:theme-type="dark1" loext:color-type="theme"/>
      </style:text-properties>
    </style:style>
    <style:style style:name="P210" style:family="paragraph" style:parent-style-name="Text_20_body" style:list-style-name="L97">
      <style:text-properties fo:color="#000000" loext:opacity="100%" style:font-name="Times New Roman" fo:font-size="13pt" officeooo:rsid="000acca9" style:font-size-asian="13pt" style:font-size-complex="13pt">
        <loext:char-complex-color loext:theme-type="dark1" loext:color-type="theme"/>
      </style:text-properties>
    </style:style>
    <style:style style:name="P211" style:family="paragraph" style:parent-style-name="Text_20_body" style:list-style-name="L98">
      <style:text-properties fo:color="#000000" loext:opacity="100%" style:font-name="Times New Roman" fo:font-size="13pt" officeooo:rsid="000acca9" style:font-size-asian="13pt" style:font-size-complex="13pt">
        <loext:char-complex-color loext:theme-type="dark1" loext:color-type="theme"/>
      </style:text-properties>
    </style:style>
    <style:style style:name="P212" style:family="paragraph" style:parent-style-name="Text_20_body" style:list-style-name="L99">
      <style:text-properties fo:color="#000000" loext:opacity="100%" style:font-name="Times New Roman" fo:font-size="13pt" officeooo:rsid="000acca9" style:font-size-asian="13pt" style:font-size-complex="13pt">
        <loext:char-complex-color loext:theme-type="dark1" loext:color-type="theme"/>
      </style:text-properties>
    </style:style>
    <style:style style:name="P213" style:family="paragraph" style:parent-style-name="Text_20_body" style:list-style-name="L100">
      <style:text-properties fo:color="#000000" loext:opacity="100%" style:font-name="Times New Roman" fo:font-size="13pt" officeooo:rsid="000acca9" style:font-size-asian="13pt" style:font-size-complex="13pt">
        <loext:char-complex-color loext:theme-type="dark1" loext:color-type="theme"/>
      </style:text-properties>
    </style:style>
    <style:style style:name="P214" style:family="paragraph" style:parent-style-name="Text_20_body">
      <style:text-properties fo:color="#000000" loext:opacity="100%" style:font-name="Times New Roman" fo:font-size="13pt" fo:font-weight="normal" officeooo:rsid="000acca9" officeooo:paragraph-rsid="000c1c6e" fo:background-color="transparent" style:font-size-asian="13pt" style:font-weight-asian="normal" style:font-size-complex="13pt" style:font-weight-complex="normal">
        <loext:char-complex-color loext:theme-type="dark1" loext:color-type="theme"/>
      </style:text-properties>
    </style:style>
    <style:style style:name="P215" style:family="paragraph" style:parent-style-name="Text_20_body">
      <style:text-properties fo:color="#000000" loext:opacity="100%" style:font-name="Times New Roman" fo:font-size="13pt" fo:language="en" fo:country="IN" fo:font-weight="normal" officeooo:rsid="000acca9" officeooo:paragraph-rsid="000c1c6e" fo:background-color="transparent" style:font-size-asian="13pt" style:font-weight-asian="normal" style:font-size-complex="13pt" style:font-weight-complex="normal">
        <loext:char-complex-color loext:theme-type="dark1" loext:color-type="theme"/>
      </style:text-properties>
    </style:style>
    <style:style style:name="P216" style:family="paragraph" style:parent-style-name="Heading_20_3">
      <style:text-properties fo:color="#000000" loext:opacity="100%" style:font-name="Times New Roman" fo:font-size="13pt" fo:language="en" fo:country="IN" fo:font-weight="normal" officeooo:rsid="000acca9" officeooo:paragraph-rsid="000c1c6e" fo:background-color="transparent" style:font-size-asian="13pt" style:font-weight-asian="normal" style:font-size-complex="13pt" style:font-weight-complex="normal">
        <loext:char-complex-color loext:theme-type="dark1" loext:color-type="theme"/>
      </style:text-properties>
    </style:style>
    <style:style style:name="P217" style:family="paragraph" style:parent-style-name="Text_20_body">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18" style:family="paragraph" style:parent-style-name="Text_20_body" style:list-style-name="L101">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19" style:family="paragraph" style:parent-style-name="Text_20_body">
      <style:text-properties fo:color="#000000" loext:opacity="100%" style:font-name="Times New Roman" fo:font-size="13pt" fo:language="en" fo:country="IN" officeooo:rsid="000acca9" fo:background-color="transparent" style:font-size-asian="13pt" style:font-size-complex="13pt">
        <loext:char-complex-color loext:theme-type="dark1" loext:color-type="theme"/>
      </style:text-properties>
    </style:style>
    <style:style style:name="P220" style:family="paragraph" style:parent-style-name="Heading_20_4">
      <style:text-properties fo:color="#000000" loext:opacity="100%" style:font-name="Times New Roman" fo:font-size="13pt" fo:language="en" fo:country="IN" fo:font-weight="normal" officeooo:rsid="000acca9" officeooo:paragraph-rsid="000c1c6e" fo:background-color="transparent" style:font-size-asian="13pt" style:font-weight-asian="normal" style:font-size-complex="13pt" style:font-weight-complex="normal">
        <loext:char-complex-color loext:theme-type="dark1" loext:color-type="theme"/>
      </style:text-properties>
    </style:style>
    <style:style style:name="P221" style:family="paragraph" style:parent-style-name="Text_20_body" style:list-style-name="L102">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2" style:family="paragraph" style:parent-style-name="Text_20_body" style:list-style-name="L103">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3" style:family="paragraph" style:parent-style-name="Text_20_body" style:list-style-name="L104">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4" style:family="paragraph" style:parent-style-name="Text_20_body" style:list-style-name="L105">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5" style:family="paragraph" style:parent-style-name="Text_20_body" style:list-style-name="L106">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6" style:family="paragraph" style:parent-style-name="Text_20_body" style:list-style-name="L107">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7" style:family="paragraph" style:parent-style-name="Text_20_body" style:list-style-name="L108">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8" style:family="paragraph" style:parent-style-name="Text_20_body" style:list-style-name="L109">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29" style:family="paragraph" style:parent-style-name="Text_20_body" style:list-style-name="L110">
      <style:text-properties fo:color="#000000" loext:opacity="100%" style:font-name="Times New Roman" fo:font-size="13pt" fo:language="en" fo:country="IN" officeooo:rsid="000acca9" style:font-size-asian="13pt" style:font-size-complex="13pt">
        <loext:char-complex-color loext:theme-type="dark1" loext:color-type="theme"/>
      </style:text-properties>
    </style:style>
    <style:style style:name="P230" style:family="paragraph" style:parent-style-name="Text_20_body">
      <style:text-properties fo:color="#000000" loext:opacity="100%" style:font-name="Times New Roman" fo:font-size="13pt" fo:language="en" fo:country="IN" fo:font-weight="normal" officeooo:rsid="000c1c6e" officeooo:paragraph-rsid="000c1c6e" fo:background-color="transparent" style:font-size-asian="13pt" style:font-weight-asian="normal" style:font-size-complex="13pt" style:font-weight-complex="normal">
        <loext:char-complex-color loext:theme-type="dark1" loext:color-type="theme"/>
      </style:text-properties>
    </style:style>
    <style:style style:name="P231" style:family="paragraph" style:parent-style-name="Text_20_body">
      <style:text-properties fo:color="#000000" loext:opacity="100%" style:font-name="Times New Roman" fo:font-size="13pt" fo:language="en" fo:country="IN" fo:font-weight="normal" officeooo:rsid="000c1c6e" officeooo:paragraph-rsid="000c1c6e" style:font-size-asian="13pt" style:font-weight-asian="normal" style:font-size-complex="13pt" style:font-weight-complex="normal">
        <loext:char-complex-color loext:theme-type="dark1" loext:color-type="theme"/>
      </style:text-properties>
    </style:style>
    <style:style style:name="P232" style:family="paragraph" style:parent-style-name="Text_20_body">
      <style:text-properties fo:color="#000000" loext:opacity="100%" style:font-name="Times New Roman" fo:font-size="13pt" fo:language="en" fo:country="IN" officeooo:rsid="000c1c6e" style:font-size-asian="13pt" style:font-size-complex="13pt">
        <loext:char-complex-color loext:theme-type="dark1" loext:color-type="theme"/>
      </style:text-properties>
    </style:style>
    <style:style style:name="P233"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0c1c6e" style:font-size-asian="13pt" style:font-size-complex="13pt">
        <loext:char-complex-color loext:theme-type="dark1" loext:color-type="theme"/>
      </style:text-properties>
    </style:style>
    <style:style style:name="P234" style:family="paragraph" style:parent-style-name="Text_20_body" style:list-style-name="L111">
      <style:text-properties fo:color="#000000" loext:opacity="100%" style:font-name="Times New Roman" fo:font-size="13pt" fo:language="en" fo:country="IN" officeooo:rsid="000c1c6e" style:font-size-asian="13pt" style:font-size-complex="13pt">
        <loext:char-complex-color loext:theme-type="dark1" loext:color-type="theme"/>
      </style:text-properties>
    </style:style>
    <style:style style:name="P235" style:family="paragraph" style:parent-style-name="Text_20_body" style:list-style-name="L112">
      <style:text-properties fo:color="#000000" loext:opacity="100%" style:font-name="Times New Roman" fo:font-size="13pt" fo:language="en" fo:country="IN" officeooo:rsid="000c1c6e" style:font-size-asian="13pt" style:font-size-complex="13pt">
        <loext:char-complex-color loext:theme-type="dark1" loext:color-type="theme"/>
      </style:text-properties>
    </style:style>
    <style:style style:name="P236" style:family="paragraph" style:parent-style-name="Text_20_body">
      <style:text-properties fo:color="#000000" loext:opacity="100%" style:font-name="Times New Roman" fo:font-size="13pt" fo:language="en" fo:country="IN" fo:font-weight="normal" officeooo:rsid="000d8f9d" officeooo:paragraph-rsid="000d8f9d" fo:background-color="transparent" style:font-size-asian="13pt" style:font-weight-asian="normal" style:font-size-complex="13pt" style:font-weight-complex="normal">
        <loext:char-complex-color loext:theme-type="dark1" loext:color-type="theme"/>
      </style:text-properties>
    </style:style>
    <style:style style:name="P237" style:family="paragraph" style:parent-style-name="Heading_20_4">
      <style:paragraph-properties fo:margin-top="0in" fo:margin-bottom="0.0972in" style:contextual-spacing="false" fo:line-height="115%"/>
      <style:text-properties fo:color="#000000" loext:opacity="100%" style:font-name="Times New Roman" fo:font-size="13pt" fo:language="en" fo:country="IN" fo:font-weight="normal" officeooo:rsid="000d8f9d" style:font-size-asian="13pt" style:font-weight-asian="normal" style:font-size-complex="13pt" style:font-weight-complex="normal">
        <loext:char-complex-color loext:theme-type="dark1" loext:color-type="theme"/>
      </style:text-properties>
    </style:style>
    <style:style style:name="P238" style:family="paragraph" style:parent-style-name="Text_20_body" style:list-style-name="L113">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39" style:family="paragraph" style:parent-style-name="Text_20_body" style:list-style-name="L114">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0" style:family="paragraph" style:parent-style-name="Preformatted_20_Text">
      <style:paragraph-properties fo:line-height="115%"/>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1" style:family="paragraph" style:parent-style-name="Preformatted_20_Text">
      <style:paragraph-properties fo:margin-left="0in" fo:margin-right="0in" fo:line-height="115%" fo:text-indent="0in" style:auto-text-indent="false" style:writing-mode="lr-tb"/>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2" style:family="paragraph" style:parent-style-name="Preformatted_20_Text">
      <style:paragraph-properties fo:margin-top="0in" fo:margin-bottom="0.0972in" style:contextual-spacing="false" fo:line-height="115%" style:writing-mode="lr-tb"/>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3" style:family="paragraph" style:parent-style-name="Text_20_body" style:list-style-name="L115">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4" style:family="paragraph" style:parent-style-name="Text_20_body">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5"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0d8f9d" style:font-size-asian="13pt" style:font-weight-asian="normal" style:font-size-complex="13pt" style:font-weight-complex="normal">
        <loext:char-complex-color loext:theme-type="dark1" loext:color-type="theme"/>
      </style:text-properties>
    </style:style>
    <style:style style:name="P246" style:family="paragraph" style:parent-style-name="Text_20_body" style:list-style-name="L116">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7" style:family="paragraph" style:parent-style-name="Text_20_body" style:list-style-name="L117">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8" style:family="paragraph" style:parent-style-name="Text_20_body" style:list-style-name="L118">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49" style:family="paragraph" style:parent-style-name="Preformatted_20_Text" style:list-style-name="L118">
      <style:paragraph-properties fo:margin-left="0in" fo:margin-right="0in" fo:line-height="115%" fo:text-indent="0in" style:auto-text-indent="false" style:writing-mode="lr-tb"/>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50" style:family="paragraph" style:parent-style-name="Preformatted_20_Text" style:list-style-name="L118">
      <style:paragraph-properties fo:margin-top="0in" fo:margin-bottom="0.0972in" style:contextual-spacing="false" fo:line-height="115%" style:writing-mode="lr-tb"/>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51" style:family="paragraph" style:parent-style-name="Text_20_body" style:list-style-name="L119">
      <style:text-properties fo:color="#000000" loext:opacity="100%" style:font-name="Times New Roman" fo:font-size="13pt" fo:language="en" fo:country="IN" officeooo:rsid="000d8f9d" style:font-size-asian="13pt" style:font-size-complex="13pt">
        <loext:char-complex-color loext:theme-type="dark1" loext:color-type="theme"/>
      </style:text-properties>
    </style:style>
    <style:style style:name="P252" style:family="paragraph" style:parent-style-name="Text_20_body">
      <style:text-properties fo:color="#000000" loext:opacity="100%" style:font-name="Times New Roman" fo:font-size="13pt" fo:language="en" fo:country="IN" fo:font-weight="normal" officeooo:rsid="000d8f9d" officeooo:paragraph-rsid="000d8f9d" fo:background-color="transparent" style:font-size-asian="13pt" style:font-weight-asian="normal" style:font-size-complex="13pt" style:font-weight-complex="bold">
        <loext:char-complex-color loext:theme-type="dark1" loext:color-type="theme"/>
      </style:text-properties>
    </style:style>
    <style:style style:name="P253" style:family="paragraph" style:parent-style-name="Text_20_body">
      <style:text-properties fo:color="#000000" loext:opacity="100%" style:font-name="Times New Roman" fo:font-size="13pt" fo:language="en" fo:country="IN" officeooo:rsid="000d8f9d" style:font-size-asian="13pt" style:font-size-complex="13pt" style:font-weight-complex="bold">
        <loext:char-complex-color loext:theme-type="dark1" loext:color-type="theme"/>
      </style:text-properties>
    </style:style>
    <style:style style:name="P254"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0d8f9d" style:font-size-asian="13pt" style:font-weight-asian="normal" style:font-size-complex="13pt">
        <loext:char-complex-color loext:theme-type="dark1" loext:color-type="theme"/>
      </style:text-properties>
    </style:style>
    <style:style style:name="P255" style:family="paragraph" style:parent-style-name="Text_20_body" style:list-style-name="L120">
      <style:text-properties fo:color="#000000" loext:opacity="100%" style:font-name="Times New Roman" fo:font-size="13pt" fo:language="en" fo:country="IN" officeooo:rsid="000d8f9d" style:font-size-asian="13pt" style:font-size-complex="13pt" style:font-weight-complex="bold">
        <loext:char-complex-color loext:theme-type="dark1" loext:color-type="theme"/>
      </style:text-properties>
    </style:style>
    <style:style style:name="P256" style:family="paragraph" style:parent-style-name="Text_20_body">
      <style:text-properties fo:color="#000000" loext:opacity="100%" style:font-name="Times New Roman" fo:font-size="13pt" fo:language="en" fo:country="IN" fo:font-weight="normal" officeooo:rsid="000db50c" officeooo:paragraph-rsid="000db50c" fo:background-color="transparent" style:font-size-asian="13pt" style:font-weight-asian="normal" style:font-size-complex="13pt" style:font-weight-complex="bold">
        <loext:char-complex-color loext:theme-type="dark1" loext:color-type="theme"/>
      </style:text-properties>
    </style:style>
    <style:style style:name="P257" style:family="paragraph" style:parent-style-name="Text_20_body">
      <style:text-properties fo:color="#000000" loext:opacity="100%" style:font-name="Times New Roman" fo:font-size="13pt" fo:language="en" fo:country="IN" officeooo:rsid="000db50c" style:font-size-asian="13pt" style:font-size-complex="13pt" style:font-weight-complex="bold">
        <loext:char-complex-color loext:theme-type="dark1" loext:color-type="theme"/>
      </style:text-properties>
    </style:style>
    <style:style style:name="P258" style:family="paragraph" style:parent-style-name="Text_20_body" style:list-style-name="L121">
      <style:text-properties fo:color="#000000" loext:opacity="100%" style:font-name="Times New Roman" fo:font-size="13pt" fo:language="en" fo:country="IN" officeooo:rsid="000db50c" style:font-size-asian="13pt" style:font-size-complex="13pt" style:font-weight-complex="bold">
        <loext:char-complex-color loext:theme-type="dark1" loext:color-type="theme"/>
      </style:text-properties>
    </style:style>
    <style:style style:name="P259" style:family="paragraph" style:parent-style-name="Text_20_body">
      <style:text-properties fo:color="#000000" loext:opacity="100%" style:font-name="Times New Roman" fo:font-size="13pt" fo:language="en" fo:country="IN" fo:font-weight="normal" officeooo:rsid="000e00e2" officeooo:paragraph-rsid="000e00e2" fo:background-color="transparent" style:font-size-asian="13pt" style:font-weight-asian="normal" style:font-size-complex="13pt" style:font-weight-complex="bold">
        <loext:char-complex-color loext:theme-type="dark1" loext:color-type="theme"/>
      </style:text-properties>
    </style:style>
    <style:style style:name="P260" style:family="paragraph" style:parent-style-name="Text_20_body">
      <style:text-properties fo:color="#000000" loext:opacity="100%" style:font-name="Times New Roman" fo:font-size="13pt" fo:language="en" fo:country="IN" officeooo:rsid="000e00e2" officeooo:paragraph-rsid="000e00e2" style:font-size-asian="13pt" style:font-size-complex="13pt" style:font-weight-complex="bold">
        <loext:char-complex-color loext:theme-type="dark1" loext:color-type="theme"/>
      </style:text-properties>
    </style:style>
    <style:style style:name="P261"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0e00e2" style:font-size-asian="13pt" style:font-weight-asian="normal" style:font-size-complex="13pt">
        <loext:char-complex-color loext:theme-type="dark1" loext:color-type="theme"/>
      </style:text-properties>
    </style:style>
    <style:style style:name="P262" style:family="paragraph" style:parent-style-name="Text_20_body">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63" style:family="paragraph" style:parent-style-name="Text_20_body" style:list-style-name="L122">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64"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0e00e2" style:font-size-asian="13pt" style:font-size-complex="13pt">
        <loext:char-complex-color loext:theme-type="dark1" loext:color-type="theme"/>
      </style:text-properties>
    </style:style>
    <style:style style:name="P265" style:family="paragraph" style:parent-style-name="Text_20_body" style:list-style-name="L123">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66" style:family="paragraph" style:parent-style-name="Text_20_body" style:list-style-name="L124">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67" style:family="paragraph" style:parent-style-name="Text_20_body" style:list-style-name="L125">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68" style:family="paragraph" style:parent-style-name="Text_20_body" style:list-style-name="L126">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69" style:family="paragraph" style:parent-style-name="Text_20_body" style:list-style-name="L127">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0" style:family="paragraph" style:parent-style-name="Text_20_body" style:list-style-name="L128">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1" style:family="paragraph" style:parent-style-name="Text_20_body" style:list-style-name="L129">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2" style:family="paragraph" style:parent-style-name="Text_20_body" style:list-style-name="L130">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3" style:family="paragraph" style:parent-style-name="Text_20_body" style:list-style-name="L131">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4" style:family="paragraph" style:parent-style-name="Text_20_body" style:list-style-name="L132">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5" style:family="paragraph" style:parent-style-name="Text_20_body" style:list-style-name="L133">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6" style:family="paragraph" style:parent-style-name="Heading_20_3">
      <style:text-properties fo:color="#000000" loext:opacity="100%" style:font-name="Times New Roman" fo:font-size="13pt" fo:language="en" fo:country="IN" fo:font-weight="normal" officeooo:rsid="000e00e2" officeooo:paragraph-rsid="000e00e2" fo:background-color="transparent" style:font-size-asian="13pt" style:font-weight-asian="normal" style:font-size-complex="13pt" style:font-weight-complex="bold">
        <loext:char-complex-color loext:theme-type="dark1" loext:color-type="theme"/>
      </style:text-properties>
    </style:style>
    <style:style style:name="P277" style:family="paragraph" style:parent-style-name="Text_20_body" style:list-style-name="L134">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8" style:family="paragraph" style:parent-style-name="Text_20_body" style:list-style-name="L135">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79" style:family="paragraph" style:parent-style-name="Text_20_body" style:list-style-name="L136">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80" style:family="paragraph" style:parent-style-name="Text_20_body" style:list-style-name="L137">
      <style:text-properties fo:color="#000000" loext:opacity="100%" style:font-name="Times New Roman" fo:font-size="13pt" fo:language="en" fo:country="IN" officeooo:rsid="000e00e2" style:font-size-asian="13pt" style:font-size-complex="13pt" style:font-weight-complex="bold">
        <loext:char-complex-color loext:theme-type="dark1" loext:color-type="theme"/>
      </style:text-properties>
    </style:style>
    <style:style style:name="P281" style:family="paragraph" style:parent-style-name="Text_20_body">
      <style:text-properties fo:color="#000000" loext:opacity="100%" style:font-name="Times New Roman" fo:font-size="13pt" fo:language="en" fo:country="IN" fo:font-weight="normal" officeooo:rsid="000e6bc5" officeooo:paragraph-rsid="000e6bc5" fo:background-color="transparent" style:font-size-asian="13pt" style:font-weight-asian="normal" style:font-size-complex="13pt" style:font-weight-complex="bold">
        <loext:char-complex-color loext:theme-type="dark1" loext:color-type="theme"/>
      </style:text-properties>
    </style:style>
    <style:style style:name="P282" style:family="paragraph" style:parent-style-name="Heading_20_3">
      <style:text-properties fo:color="#000000" loext:opacity="100%" style:font-name="Times New Roman" fo:font-size="13pt" fo:language="en" fo:country="IN" fo:font-weight="normal" officeooo:rsid="000e6bc5" officeooo:paragraph-rsid="000e6bc5" fo:background-color="transparent" style:font-size-asian="13pt" style:font-weight-asian="normal" style:font-size-complex="13pt" style:font-weight-complex="bold">
        <loext:char-complex-color loext:theme-type="dark1" loext:color-type="theme"/>
      </style:text-properties>
    </style:style>
    <style:style style:name="P283" style:family="paragraph" style:parent-style-name="Text_20_body">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84" style:family="paragraph" style:parent-style-name="Text_20_body" style:list-style-name="L138">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85"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0e6bc5" style:font-size-asian="13pt" style:font-size-complex="13pt">
        <loext:char-complex-color loext:theme-type="dark1" loext:color-type="theme"/>
      </style:text-properties>
    </style:style>
    <style:style style:name="P286" style:family="paragraph" style:parent-style-name="Text_20_body" style:list-style-name="L139">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87" style:family="paragraph" style:parent-style-name="Text_20_body" style:list-style-name="L140">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88" style:family="paragraph" style:parent-style-name="Text_20_body" style:list-style-name="L141">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89" style:family="paragraph" style:parent-style-name="Text_20_body" style:list-style-name="L142">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90" style:family="paragraph" style:parent-style-name="Text_20_body" style:list-style-name="L143">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91" style:family="paragraph" style:parent-style-name="Text_20_body" style:list-style-name="L144">
      <style:text-properties fo:color="#000000" loext:opacity="100%" style:font-name="Times New Roman" fo:font-size="13pt" fo:language="en" fo:country="IN" officeooo:rsid="000e6bc5" style:font-size-asian="13pt" style:font-size-complex="13pt" style:font-weight-complex="bold">
        <loext:char-complex-color loext:theme-type="dark1" loext:color-type="theme"/>
      </style:text-properties>
    </style:style>
    <style:style style:name="P292" style:family="paragraph" style:parent-style-name="Text_20_body">
      <style:text-properties fo:color="#000000" loext:opacity="100%" style:font-name="Times New Roman" fo:font-size="13pt" fo:language="en" fo:country="IN" fo:font-weight="normal" officeooo:rsid="000ffe5a" officeooo:paragraph-rsid="000ffe5a" fo:background-color="transparent" style:font-size-asian="13pt" style:font-weight-asian="normal" style:font-size-complex="13pt" style:font-weight-complex="bold">
        <loext:char-complex-color loext:theme-type="dark1" loext:color-type="theme"/>
      </style:text-properties>
    </style:style>
    <style:style style:name="P293" style:family="paragraph" style:parent-style-name="Heading_20_3">
      <style:text-properties fo:color="#000000" loext:opacity="100%" style:font-name="Times New Roman" fo:font-size="13pt" fo:language="en" fo:country="IN" fo:font-weight="normal" officeooo:rsid="000ffe5a" officeooo:paragraph-rsid="000ffe5a" fo:background-color="transparent" style:font-size-asian="13pt" style:font-weight-asian="normal" style:font-size-complex="13pt" style:font-weight-complex="bold">
        <loext:char-complex-color loext:theme-type="dark1" loext:color-type="theme"/>
      </style:text-properties>
    </style:style>
    <style:style style:name="P294" style:family="paragraph" style:parent-style-name="Text_20_body" style:list-style-name="L145">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295" style:family="paragraph" style:parent-style-name="Text_20_body">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296" style:family="paragraph" style:parent-style-name="Heading_20_4">
      <style:paragraph-properties fo:margin-top="0in" fo:margin-bottom="0.0972in" style:contextual-spacing="false" fo:line-height="115%"/>
      <style:text-properties fo:color="#000000" loext:opacity="100%" style:font-name="Times New Roman" fo:font-size="13pt" fo:language="en" fo:country="IN" fo:font-weight="normal" officeooo:rsid="000ffe5a" style:font-size-asian="13pt" style:font-weight-asian="normal" style:font-size-complex="13pt">
        <loext:char-complex-color loext:theme-type="dark1" loext:color-type="theme"/>
      </style:text-properties>
    </style:style>
    <style:style style:name="P297" style:family="paragraph" style:parent-style-name="Text_20_body" style:list-style-name="L146">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298" style:family="paragraph" style:parent-style-name="Text_20_body" style:list-style-name="L147">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299" style:family="paragraph" style:parent-style-name="Text_20_body" style:list-style-name="L148">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0" style:family="paragraph" style:parent-style-name="Text_20_body" style:list-style-name="L149">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1" style:family="paragraph" style:parent-style-name="Text_20_body" style:list-style-name="L150">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2"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0ffe5a" style:font-size-asian="13pt" style:font-size-complex="13pt">
        <loext:char-complex-color loext:theme-type="dark1" loext:color-type="theme"/>
      </style:text-properties>
    </style:style>
    <style:style style:name="P303" style:family="paragraph" style:parent-style-name="Text_20_body" style:list-style-name="L151">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4" style:family="paragraph" style:parent-style-name="Text_20_body" style:list-style-name="L152">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5" style:family="paragraph" style:parent-style-name="Text_20_body" style:list-style-name="L153">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6"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0ffe5a" style:font-size-asian="13pt" style:font-weight-asian="normal" style:font-size-complex="13pt">
        <loext:char-complex-color loext:theme-type="dark1" loext:color-type="theme"/>
      </style:text-properties>
    </style:style>
    <style:style style:name="P307" style:family="paragraph" style:parent-style-name="Text_20_body" style:list-style-name="L154">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8" style:family="paragraph" style:parent-style-name="Text_20_body" style:list-style-name="L155">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09" style:family="paragraph" style:parent-style-name="Text_20_body" style:list-style-name="L156">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10" style:family="paragraph" style:parent-style-name="Text_20_body" style:list-style-name="L157">
      <style:text-properties fo:color="#000000" loext:opacity="100%" style:font-name="Times New Roman" fo:font-size="13pt" fo:language="en" fo:country="IN" officeooo:rsid="000ffe5a" style:font-size-asian="13pt" style:font-size-complex="13pt" style:font-weight-complex="bold">
        <loext:char-complex-color loext:theme-type="dark1" loext:color-type="theme"/>
      </style:text-properties>
    </style:style>
    <style:style style:name="P311" style:family="paragraph" style:parent-style-name="Text_20_body">
      <style:text-properties fo:color="#000000" loext:opacity="100%" style:font-name="Times New Roman" fo:font-size="13pt" fo:language="en" fo:country="IN" fo:font-weight="normal" officeooo:rsid="00101cc9" officeooo:paragraph-rsid="00101cc9" fo:background-color="transparent" style:font-size-asian="13pt" style:font-weight-asian="normal" style:font-size-complex="13pt" style:font-weight-complex="bold">
        <loext:char-complex-color loext:theme-type="dark1" loext:color-type="theme"/>
      </style:text-properties>
    </style:style>
    <style:style style:name="P312" style:family="paragraph" style:parent-style-name="Text_20_body">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13"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101cc9" style:font-size-asian="13pt" style:font-size-complex="13pt">
        <loext:char-complex-color loext:theme-type="dark1" loext:color-type="theme"/>
      </style:text-properties>
    </style:style>
    <style:style style:name="P314" style:family="paragraph" style:parent-style-name="Text_20_body" style:list-style-name="L158">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15" style:family="paragraph" style:parent-style-name="Text_20_body" style:list-style-name="L159">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16" style:family="paragraph" style:parent-style-name="Text_20_body" style:list-style-name="L160">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17" style:family="paragraph" style:parent-style-name="Text_20_body" style:list-style-name="L161">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18" style:family="paragraph" style:parent-style-name="Text_20_body" style:list-style-name="L162">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19" style:family="paragraph" style:parent-style-name="Text_20_body" style:list-style-name="L163">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20" style:family="paragraph" style:parent-style-name="Text_20_body" style:list-style-name="L164">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21" style:family="paragraph" style:parent-style-name="Text_20_body" style:list-style-name="L165">
      <style:text-properties fo:color="#000000" loext:opacity="100%" style:font-name="Times New Roman" fo:font-size="13pt" fo:language="en" fo:country="IN" officeooo:rsid="00101cc9" style:font-size-asian="13pt" style:font-size-complex="13pt" style:font-weight-complex="bold">
        <loext:char-complex-color loext:theme-type="dark1" loext:color-type="theme"/>
      </style:text-properties>
    </style:style>
    <style:style style:name="P322" style:family="paragraph" style:parent-style-name="Text_20_body">
      <style:text-properties fo:color="#000000" loext:opacity="100%" style:font-name="Times New Roman" fo:font-size="13pt" fo:language="en" fo:country="IN" fo:font-weight="normal" officeooo:rsid="0010ab77" officeooo:paragraph-rsid="0010ab77" fo:background-color="transparent" style:font-size-asian="13pt" style:font-weight-asian="normal" style:font-size-complex="13pt" style:font-weight-complex="bold">
        <loext:char-complex-color loext:theme-type="dark1" loext:color-type="theme"/>
      </style:text-properties>
    </style:style>
    <style:style style:name="P323" style:family="paragraph" style:parent-style-name="Text_20_body">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24" style:family="paragraph" style:parent-style-name="Heading_20_3">
      <style:text-properties fo:color="#000000" loext:opacity="100%" style:font-name="Times New Roman" fo:font-size="13pt" fo:language="en" fo:country="IN" fo:font-weight="normal" officeooo:rsid="0010ab77" officeooo:paragraph-rsid="0010ab77" fo:background-color="transparent" style:font-size-asian="13pt" style:font-weight-asian="normal" style:font-size-complex="13pt" style:font-weight-complex="bold">
        <loext:char-complex-color loext:theme-type="dark1" loext:color-type="theme"/>
      </style:text-properties>
    </style:style>
    <style:style style:name="P325" style:family="paragraph" style:parent-style-name="Text_20_body" style:list-style-name="L166">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26" style:family="paragraph" style:parent-style-name="Text_20_body" style:list-style-name="L167">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27" style:family="paragraph" style:parent-style-name="Text_20_body" style:list-style-name="L168">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28" style:family="paragraph" style:parent-style-name="Text_20_body" style:list-style-name="L168">
      <style:text-properties fo:color="#000000" loext:opacity="100%" style:font-name="Times New Roman" fo:font-size="13pt" fo:language="en" fo:country="IN" officeooo:rsid="0010ab77" style:font-size-asian="13pt" style:font-size-complex="13pt">
        <loext:char-complex-color loext:theme-type="dark1" loext:color-type="theme"/>
      </style:text-properties>
    </style:style>
    <style:style style:name="P329" style:family="paragraph" style:parent-style-name="Heading_20_2">
      <style:paragraph-properties fo:margin-top="0in" fo:margin-bottom="0.0972in" style:contextual-spacing="false" fo:line-height="115%"/>
      <style:text-properties fo:color="#000000" loext:opacity="100%" style:font-name="Times New Roman" fo:font-size="13pt" fo:language="en" fo:country="IN" fo:font-weight="normal" officeooo:rsid="0010ab77" style:font-size-asian="13pt" style:font-weight-asian="normal" style:font-size-complex="13pt">
        <loext:char-complex-color loext:theme-type="dark1" loext:color-type="theme"/>
      </style:text-properties>
    </style:style>
    <style:style style:name="P330"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10ab77" style:font-size-asian="13pt" style:font-weight-asian="normal" style:font-size-complex="13pt">
        <loext:char-complex-color loext:theme-type="dark1" loext:color-type="theme"/>
      </style:text-properties>
    </style:style>
    <style:style style:name="P331" style:family="paragraph" style:parent-style-name="Text_20_body" style:list-style-name="L169">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2" style:family="paragraph" style:parent-style-name="Text_20_body" style:list-style-name="L170">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3" style:family="paragraph" style:parent-style-name="Text_20_body" style:list-style-name="L171">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4" style:family="paragraph" style:parent-style-name="Text_20_body" style:list-style-name="L172">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5" style:family="paragraph" style:parent-style-name="Text_20_body" style:list-style-name="L173">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6" style:family="paragraph" style:parent-style-name="Text_20_body" style:list-style-name="L174">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7" style:family="paragraph" style:parent-style-name="Text_20_body" style:list-style-name="L175">
      <style:text-properties fo:color="#000000" loext:opacity="100%" style:font-name="Times New Roman" fo:font-size="13pt" fo:language="en" fo:country="IN" officeooo:rsid="0010ab77" style:font-size-asian="13pt" style:font-size-complex="13pt" style:font-weight-complex="bold">
        <loext:char-complex-color loext:theme-type="dark1" loext:color-type="theme"/>
      </style:text-properties>
    </style:style>
    <style:style style:name="P338" style:family="paragraph" style:parent-style-name="Text_20_body">
      <style:text-properties fo:color="#000000" loext:opacity="100%" style:font-name="Times New Roman" fo:font-size="13pt" fo:language="en" fo:country="IN" fo:font-weight="normal" officeooo:rsid="0010ee43" officeooo:paragraph-rsid="0010ee43" fo:background-color="transparent" style:font-size-asian="13pt" style:font-weight-asian="normal" style:font-size-complex="13pt" style:font-weight-complex="bold">
        <loext:char-complex-color loext:theme-type="dark1" loext:color-type="theme"/>
      </style:text-properties>
    </style:style>
    <style:style style:name="P339" style:family="paragraph" style:parent-style-name="Text_20_body">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0" style:family="paragraph" style:parent-style-name="Heading_20_3">
      <style:text-properties fo:color="#000000" loext:opacity="100%" style:font-name="Times New Roman" fo:font-size="13pt" fo:language="en" fo:country="IN" fo:font-weight="normal" officeooo:rsid="0010ee43" officeooo:paragraph-rsid="0010ee43" fo:background-color="transparent" style:font-size-asian="13pt" style:font-weight-asian="normal" style:font-size-complex="13pt" style:font-weight-complex="bold">
        <loext:char-complex-color loext:theme-type="dark1" loext:color-type="theme"/>
      </style:text-properties>
    </style:style>
    <style:style style:name="P341" style:family="paragraph" style:parent-style-name="Text_20_body" style:list-style-name="L176">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2" style:family="paragraph" style:parent-style-name="Text_20_body" style:list-style-name="L177">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3" style:family="paragraph" style:parent-style-name="Text_20_body" style:list-style-name="L178">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4" style:family="paragraph" style:parent-style-name="Text_20_body" style:list-style-name="L179">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5"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10ee43" style:font-size-asian="13pt" style:font-size-complex="13pt">
        <loext:char-complex-color loext:theme-type="dark1" loext:color-type="theme"/>
      </style:text-properties>
    </style:style>
    <style:style style:name="P346" style:family="paragraph" style:parent-style-name="Text_20_body" style:list-style-name="L180">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7" style:family="paragraph" style:parent-style-name="Text_20_body" style:list-style-name="L181">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48"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10ee43" style:font-size-asian="13pt" style:font-weight-asian="normal" style:font-size-complex="13pt">
        <loext:char-complex-color loext:theme-type="dark1" loext:color-type="theme"/>
      </style:text-properties>
    </style:style>
    <style:style style:name="P349" style:family="paragraph" style:parent-style-name="Text_20_body" style:list-style-name="L182">
      <style:text-properties fo:color="#000000" loext:opacity="100%" style:font-name="Times New Roman" fo:font-size="13pt" fo:language="en" fo:country="IN" officeooo:rsid="0010ee43" style:font-size-asian="13pt" style:font-size-complex="13pt" style:font-weight-complex="bold">
        <loext:char-complex-color loext:theme-type="dark1" loext:color-type="theme"/>
      </style:text-properties>
    </style:style>
    <style:style style:name="P350" style:family="paragraph" style:parent-style-name="Text_20_body">
      <style:text-properties fo:color="#000000" loext:opacity="100%" style:font-name="Times New Roman" fo:font-size="13pt" fo:language="en" fo:country="IN" fo:font-weight="normal" officeooo:rsid="00113c1f" officeooo:paragraph-rsid="00113c1f" fo:background-color="transparent" style:font-size-asian="13pt" style:font-weight-asian="normal" style:font-size-complex="13pt" style:font-weight-complex="bold">
        <loext:char-complex-color loext:theme-type="dark1" loext:color-type="theme"/>
      </style:text-properties>
    </style:style>
    <style:style style:name="P351" style:family="paragraph" style:parent-style-name="Heading_20_3">
      <style:text-properties fo:color="#000000" loext:opacity="100%" style:font-name="Times New Roman" fo:font-size="13pt" fo:language="en" fo:country="IN" fo:font-weight="normal" officeooo:rsid="00113c1f" officeooo:paragraph-rsid="00113c1f" fo:background-color="transparent" style:font-size-asian="13pt" style:font-weight-asian="normal" style:font-size-complex="13pt" style:font-weight-complex="bold">
        <loext:char-complex-color loext:theme-type="dark1" loext:color-type="theme"/>
      </style:text-properties>
    </style:style>
    <style:style style:name="P352" style:family="paragraph" style:parent-style-name="Heading_20_4">
      <style:paragraph-properties fo:margin-top="0in" fo:margin-bottom="0.0972in" style:contextual-spacing="false" fo:line-height="115%"/>
      <style:text-properties fo:color="#000000" loext:opacity="100%" style:font-name="Times New Roman" fo:font-size="13pt" fo:language="en" fo:country="IN" fo:font-weight="normal" officeooo:rsid="00113c1f" style:font-size-asian="13pt" style:font-weight-asian="normal" style:font-size-complex="13pt">
        <loext:char-complex-color loext:theme-type="dark1" loext:color-type="theme"/>
      </style:text-properties>
    </style:style>
    <style:style style:name="P353" style:family="paragraph" style:parent-style-name="Text_20_body" style:list-style-name="L183">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54" style:family="paragraph" style:parent-style-name="Text_20_body" style:list-style-name="L184">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55"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113c1f" style:font-size-asian="13pt" style:font-weight-asian="normal" style:font-size-complex="13pt">
        <loext:char-complex-color loext:theme-type="dark1" loext:color-type="theme"/>
      </style:text-properties>
    </style:style>
    <style:style style:name="P356" style:family="paragraph" style:parent-style-name="Text_20_body" style:list-style-name="L185">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57" style:family="paragraph" style:parent-style-name="Text_20_body" style:list-style-name="L186">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58" style:family="paragraph" style:parent-style-name="Text_20_body" style:list-style-name="L187">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59"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113c1f" style:font-size-asian="13pt" style:font-size-complex="13pt">
        <loext:char-complex-color loext:theme-type="dark1" loext:color-type="theme"/>
      </style:text-properties>
    </style:style>
    <style:style style:name="P360" style:family="paragraph" style:parent-style-name="Text_20_body" style:list-style-name="L188">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1" style:family="paragraph" style:parent-style-name="Text_20_body">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2" style:family="paragraph" style:parent-style-name="Text_20_body" style:list-style-name="L189">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3" style:family="paragraph" style:parent-style-name="Text_20_body" style:list-style-name="L190">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4" style:family="paragraph" style:parent-style-name="Heading_20_4">
      <style:paragraph-properties fo:margin-top="0in" fo:margin-bottom="0.0972in" style:contextual-spacing="false" fo:line-height="115%"/>
      <style:text-properties fo:color="#000000" loext:opacity="100%" style:font-name="Times New Roman" fo:font-size="13pt" fo:language="en" fo:country="IN" officeooo:rsid="00113c1f" style:font-size-asian="13pt" style:font-size-complex="13pt">
        <loext:char-complex-color loext:theme-type="dark1" loext:color-type="theme"/>
      </style:text-properties>
    </style:style>
    <style:style style:name="P365" style:family="paragraph" style:parent-style-name="Text_20_body" style:list-style-name="L191">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6" style:family="paragraph" style:parent-style-name="Text_20_body" style:list-style-name="L192">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7" style:family="paragraph" style:parent-style-name="Text_20_body" style:list-style-name="L193">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8" style:family="paragraph" style:parent-style-name="Text_20_body" style:list-style-name="L194">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69" style:family="paragraph" style:parent-style-name="Text_20_body" style:list-style-name="L195">
      <style:text-properties fo:color="#000000" loext:opacity="100%" style:font-name="Times New Roman" fo:font-size="13pt" fo:language="en" fo:country="IN" officeooo:rsid="00113c1f" style:font-size-asian="13pt" style:font-size-complex="13pt" style:font-weight-complex="bold">
        <loext:char-complex-color loext:theme-type="dark1" loext:color-type="theme"/>
      </style:text-properties>
    </style:style>
    <style:style style:name="P370" style:family="paragraph" style:parent-style-name="Text_20_body">
      <style:text-properties fo:color="#000000" loext:opacity="100%" style:font-name="Times New Roman" fo:font-size="13pt" fo:language="en" fo:country="IN" fo:font-weight="normal" officeooo:rsid="001331ac" officeooo:paragraph-rsid="001331ac" fo:background-color="transparent" style:font-size-asian="13pt" style:font-weight-asian="normal" style:font-size-complex="13pt" style:font-weight-complex="bold">
        <loext:char-complex-color loext:theme-type="dark1" loext:color-type="theme"/>
      </style:text-properties>
    </style:style>
    <style:style style:name="P371" style:family="paragraph" style:parent-style-name="Heading_20_3">
      <style:text-properties fo:color="#000000" loext:opacity="100%" style:font-name="Times New Roman" fo:font-size="13pt" fo:language="en" fo:country="IN" fo:font-weight="normal" officeooo:rsid="001331ac" officeooo:paragraph-rsid="001331ac" fo:background-color="transparent" style:font-size-asian="13pt" style:font-weight-asian="normal" style:font-size-complex="13pt" style:font-weight-complex="bold">
        <loext:char-complex-color loext:theme-type="dark1" loext:color-type="theme"/>
      </style:text-properties>
    </style:style>
    <style:style style:name="P372" style:family="paragraph" style:parent-style-name="Text_20_body">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73" style:family="paragraph" style:parent-style-name="Text_20_body" style:list-style-name="L196">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74"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officeooo:rsid="001331ac" style:font-size-asian="13pt" style:font-size-complex="13pt">
        <loext:char-complex-color loext:theme-type="dark1" loext:color-type="theme"/>
      </style:text-properties>
    </style:style>
    <style:style style:name="P375" style:family="paragraph" style:parent-style-name="Text_20_body" style:list-style-name="L197">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76" style:family="paragraph" style:parent-style-name="Text_20_body" style:list-style-name="L198">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77" style:family="paragraph" style:parent-style-name="Text_20_body" style:list-style-name="L199">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78" style:family="paragraph" style:parent-style-name="Text_20_body" style:list-style-name="L200">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79" style:family="paragraph" style:parent-style-name="Text_20_body" style:list-style-name="L201">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0" style:family="paragraph" style:parent-style-name="Text_20_body" style:list-style-name="L202">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1" style:family="paragraph" style:parent-style-name="Text_20_body" style:list-style-name="L203">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2" style:family="paragraph" style:parent-style-name="Text_20_body" style:list-style-name="L204">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3" style:family="paragraph" style:parent-style-name="Text_20_body" style:list-style-name="L205">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4" style:family="paragraph" style:parent-style-name="Text_20_body" style:list-style-name="L206">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5" style:family="paragraph" style:parent-style-name="Text_20_body" style:list-style-name="L207">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6" style:family="paragraph" style:parent-style-name="Text_20_body" style:list-style-name="L208">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7" style:family="paragraph" style:parent-style-name="Text_20_body" style:list-style-name="L209">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8" style:family="paragraph" style:parent-style-name="Text_20_body" style:list-style-name="L210">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89" style:family="paragraph" style:parent-style-name="Heading_20_4">
      <style:paragraph-properties fo:margin-top="0in" fo:margin-bottom="0.0972in" style:contextual-spacing="false" fo:line-height="115%"/>
      <style:text-properties fo:color="#000000" loext:opacity="100%" style:font-name="Times New Roman" fo:font-size="13pt" fo:language="en" fo:country="IN" fo:font-weight="normal" officeooo:rsid="001331ac" style:font-size-asian="13pt" style:font-weight-asian="normal" style:font-size-complex="13pt">
        <loext:char-complex-color loext:theme-type="dark1" loext:color-type="theme"/>
      </style:text-properties>
    </style:style>
    <style:style style:name="P390" style:family="paragraph" style:parent-style-name="Text_20_body" style:list-style-name="L211">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1" style:family="paragraph" style:parent-style-name="Text_20_body" style:list-style-name="L212">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2" style:family="paragraph" style:parent-style-name="Text_20_body" style:list-style-name="L213">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3" style:family="paragraph" style:parent-style-name="Text_20_body" style:list-style-name="L214">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4" style:family="paragraph" style:parent-style-name="Text_20_body" style:list-style-name="L215">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5" style:family="paragraph" style:parent-style-name="Text_20_body" style:list-style-name="L216">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6" style:family="paragraph" style:parent-style-name="Text_20_body" style:list-style-name="L217">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7" style:family="paragraph" style:parent-style-name="Text_20_body" style:list-style-name="L218">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8" style:family="paragraph" style:parent-style-name="Text_20_body" style:list-style-name="L219">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399" style:family="paragraph" style:parent-style-name="Text_20_body" style:list-style-name="L220">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400" style:family="paragraph" style:parent-style-name="Text_20_body" style:list-style-name="L221">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401" style:family="paragraph" style:parent-style-name="Heading_20_3">
      <style:paragraph-properties fo:margin-top="0in" fo:margin-bottom="0.0972in" style:contextual-spacing="false" fo:line-height="115%"/>
      <style:text-properties fo:color="#000000" loext:opacity="100%" style:font-name="Times New Roman" fo:font-size="13pt" fo:language="en" fo:country="IN" fo:font-weight="normal" officeooo:rsid="001331ac" style:font-size-asian="13pt" style:font-weight-asian="normal" style:font-size-complex="13pt">
        <loext:char-complex-color loext:theme-type="dark1" loext:color-type="theme"/>
      </style:text-properties>
    </style:style>
    <style:style style:name="P402" style:family="paragraph" style:parent-style-name="Text_20_body" style:list-style-name="L222">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P403" style:family="paragraph" style:parent-style-name="Text_20_body" style:list-style-name="L223">
      <style:text-properties fo:color="#000000" loext:opacity="100%" style:font-name="Times New Roman" fo:font-size="13pt" fo:language="en" fo:country="IN" officeooo:rsid="001331ac" style:font-size-asian="13pt" style:font-size-complex="13pt" style:font-weight-complex="bold">
        <loext:char-complex-color loext:theme-type="dark1" loext:color-type="theme"/>
      </style:text-properties>
    </style:style>
    <style:style style:name="T1" style:family="text">
      <style:text-properties fo:font-size="13pt" fo:language="en" fo:country="IN" officeooo:rsid="0001813a" style:font-size-asian="13pt" style:font-size-complex="13pt"/>
    </style:style>
    <style:style style:name="T2" style:family="text">
      <style:text-properties style:font-name="Times New Roman" fo:background-color="transparent" loext:char-shading-value="0"/>
    </style:style>
    <style:style style:name="T3" style:family="text">
      <style:text-properties style:font-name="Times New Roman" fo:font-size="13pt" fo:language="en" fo:country="IN" officeooo:rsid="0001813a" fo:background-color="transparent" loext:char-shading-value="0" style:font-size-asian="13pt" style:font-size-complex="13pt"/>
    </style:style>
    <style:style style:name="T4" style:family="text">
      <style:text-properties fo:color="#000000" loext:opacity="100%">
        <loext:char-complex-color loext:theme-type="dark1" loext:color-type="theme"/>
      </style:text-properties>
    </style:style>
    <style:style style:name="T5" style:family="text">
      <style:text-properties style:font-name="Times New Roman"/>
    </style:style>
    <style:style style:name="T6" style:family="text"/>
    <style:style style:name="T7" style:family="text">
      <style:text-properties fo:background-color="transparent" loext:char-shading-value="0"/>
    </style:style>
    <style:style style:name="T8" style:family="text">
      <style:text-properties fo:color="#000000" loext:opacity="100%" style:letter-kerning="true"/>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weight-complex="bold"/>
    </style:style>
    <style:style style:name="T12" style:family="text">
      <style:text-properties fo:font-weight="bold" style:font-weight-asian="bold" style:font-weight-complex="bold"/>
    </style:style>
    <style:style style:name="T13" style:family="text">
      <style:text-properties fo:font-size="9pt" style:font-size-asian="9pt" style:font-size-complex="9pt"/>
    </style:style>
    <style:style style:name="T14" style:family="text">
      <style:text-properties style:font-name="Times New Roman" fo:font-size="13pt" style:font-size-asian="13pt" style:font-size-complex="13pt"/>
    </style:style>
    <style:style style:name="T15" style:family="text">
      <style:text-properties style:font-name="Times New Roman" fo:font-size="13pt" fo:background-color="transparent" loext:char-shading-value="0" style:font-size-asian="13pt" style:font-size-complex="13pt"/>
    </style:style>
    <style:style style:name="T16" style:family="text">
      <style:text-properties fo:color="#000000" loext:opacity="100%" style:letter-kerning="true" style:font-family-asian="+mn-ea" style:font-family-generic-asian="system" style:font-pitch-asian="variable" style:font-family-complex="Arial" style:font-family-generic-complex="system" style:font-pitch-complex="variable"/>
    </style:style>
    <style:style style:name="T17" style:family="text">
      <style:text-properties style:font-family-asian="+mn-ea" style:font-family-generic-asian="system" style:font-pitch-asian="variable"/>
    </style:style>
    <style:style style:name="T18" style:family="text">
      <style:text-properties style:font-family-asian="+mn-ea" style:font-family-generic-asian="system" style:font-pitch-asian="variable" style:font-weight-complex="bold"/>
    </style:style>
    <style:style style:name="T19" style:family="text">
      <style:text-properties fo:language="en" fo:country="IN"/>
    </style:style>
    <style:style style:name="T20" style:family="text">
      <style:text-properties fo:background-color="#f8fbff" loext:char-shading-value="0"/>
    </style:style>
    <style:style style:name="T21" style:family="text">
      <style:text-properties fo:color="#000000" loext:opacity="100%" style:letter-kerning="true" style:font-weight-complex="bold"/>
    </style:style>
    <style:style style:name="T22" style:family="text">
      <style:text-properties fo:font-weight="normal" fo:background-color="transparent" loext:char-shading-value="0" style:font-weight-asian="normal"/>
    </style:style>
    <style:style style:name="T23" style:family="text">
      <style:text-properties fo:font-weight="bold" style:font-weight-asian="bold"/>
    </style:style>
    <style:style style:name="T24" style:family="text">
      <style:text-properties fo:font-weight="normal" style:font-weight-asian="normal"/>
    </style:style>
    <style:style style:name="T25" style:family="text">
      <style:text-properties fo:color="#000000"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 for AI</text:p>
      <text:p text:style-name="P2"/>
      <text:p text:style-name="P3">MODULE 1</text:p>
      <text:p text:style-name="P4"><text:span text:style-name="T1">1.</text:span>Illustrate the term software engineering is defined with 4 key points and also specify their needs in AI? </text:p>
      <text:p text:style-name="P5"><text:span text:style-name="Strong_20_Emphasis"><text:span text:style-name="T2">Software Engineering</text:span></text:span><text:span text:style-name="T2"> is the process of designing, developing, testing, and maintaining software using a structured and disciplined approach. It ensures the software is reliable, scalable, and meets user needs. </text:span></text:p>
      <text:p text:style-name="P6"><text:span text:style-name="T3">In the context of </text:span><text:span text:style-name="Strong_20_Emphasis"><text:span text:style-name="T3">AI</text:span></text:span><text:span text:style-name="T3">, it is even more important because AI software is often complex, data-driven, and constantly evolving.</text:span></text:p>
      <text:p text:style-name="P7"><text:span text:style-name="T2">Now, here are the </text:span><text:span text:style-name="Strong_20_Emphasis"><text:span text:style-name="T2">4 detailed key points</text:span></text:span><text:span text:style-name="T2"> with their </text:span><text:span text:style-name="Strong_20_Emphasis"><text:span text:style-name="T2">needs in AI</text:span></text:span><text:span text:style-name="T2">:</text:span></text:p>
      <text:h text:style-name="P8" text:outline-level="3"><text:span text:style-name="T2">1. </text:span><text:span text:style-name="Strong_20_Emphasis"><text:span text:style-name="T2">Systematic and Structured Development</text:span></text:span></text:h>
      <text:p text:style-name="P7"><text:span text:style-name="Strong_20_Emphasis"><text:span text:style-name="T2">What it means:</text:span></text:span></text:p>
      <text:list text:style-name="L1">
        <text:list-item>
          <text:p text:style-name="P9"><text:span text:style-name="T2">Software engineering follows a </text:span><text:span text:style-name="Strong_20_Emphasis"><text:span text:style-name="T2">step-by-step</text:span></text:span><text:span text:style-name="T2"> process like requirement gathering, design, development, testing, deployment, and maintenance.</text:span></text:p>
        </text:list-item>
        <text:list-item>
          <text:p text:style-name="P10">It avoids random or messy coding practices.</text:p>
        </text:list-item>
      </text:list>
      <text:p text:style-name="P7"><text:span text:style-name="Strong_20_Emphasis"><text:span text:style-name="T2">Why it’s needed in AI:</text:span></text:span></text:p>
      <text:list text:style-name="L2">
        <text:list-item>
          <text:p text:style-name="P11"><text:span text:style-name="T2">AI systems are not just about writing code — they involve </text:span><text:span text:style-name="Strong_20_Emphasis"><text:span text:style-name="T2">data preparation</text:span></text:span><text:span text:style-name="T2">, </text:span><text:span text:style-name="Strong_20_Emphasis"><text:span text:style-name="T2">model training</text:span></text:span><text:span text:style-name="T2">, </text:span><text:span text:style-name="Strong_20_Emphasis"><text:span text:style-name="T2">evaluation</text:span></text:span><text:span text:style-name="T2">, and </text:span><text:span text:style-name="Strong_20_Emphasis"><text:span text:style-name="T2">integration</text:span></text:span><text:span text:style-name="T2"> into applications.</text:span></text:p>
        </text:list-item>
        <text:list-item>
          <text:p text:style-name="P12">A systematic approach helps in organizing these stages, avoiding confusion or repeated mistakes.</text:p>
        </text:list-item>
        <text:list-item>
          <text:p text:style-name="P12">For example, if you're building a voice assistant, each phase like understanding speech, converting to text, and responding must be clearly defined and developed step by step.</text:p>
        </text:list-item>
      </text:list>
      <text:h text:style-name="P8" text:outline-level="3"><text:span text:style-name="T2">2. </text:span><text:span text:style-name="Strong_20_Emphasis"><text:span text:style-name="T2">Focus on Software Quality</text:span></text:span></text:h>
      <text:p text:style-name="P7"><text:span text:style-name="Strong_20_Emphasis"><text:span text:style-name="T2">What it means:</text:span></text:span></text:p>
      <text:list text:style-name="L3">
        <text:list-item>
          <text:p text:style-name="P13">Quality software should work correctly, perform well, be secure, and easy to use.</text:p>
        </text:list-item>
        <text:list-item>
          <text:p text:style-name="P13">Testing, debugging, code reviews, and performance checks are essential parts of software engineering.</text:p>
        </text:list-item>
      </text:list>
      <text:p text:style-name="P7"><text:span text:style-name="Strong_20_Emphasis"><text:span text:style-name="T2">Why it’s needed in AI:</text:span></text:span></text:p>
      <text:list text:style-name="L4">
        <text:list-item>
          <text:p text:style-name="P14"><text:span text:style-name="T2">AI models can give </text:span><text:span text:style-name="Strong_20_Emphasis"><text:span text:style-name="T2">wrong predictions</text:span></text:span><text:span text:style-name="T2"> or </text:span><text:span text:style-name="Strong_20_Emphasis"><text:span text:style-name="T2">biased results</text:span></text:span><text:span text:style-name="T2"> if not properly tested.</text:span></text:p>
        </text:list-item>
        <text:list-item>
          <text:p text:style-name="P14"><text:span text:style-name="T2">Quality checks ensure the AI model behaves as expected, especially in </text:span><text:span text:style-name="Strong_20_Emphasis"><text:span text:style-name="T2">critical systems</text:span></text:span><text:span text:style-name="T2"> like healthcare, finance, or self-driving cars.</text:span></text:p>
        </text:list-item>
        <text:list-item>
          <text:p text:style-name="P14"><text:span text:style-name="T2">Also, software quality means that not just the AI model but the </text:span><text:span text:style-name="Strong_20_Emphasis"><text:span text:style-name="T2">entire application</text:span></text:span><text:span text:style-name="T2"> around it — UI, APIs, data pipelines — works smoothly.</text:span></text:p>
        </text:list-item>
      </text:list>
      <text:h text:style-name="P8" text:outline-level="3"><text:span text:style-name="T2">3. </text:span><text:span text:style-name="Strong_20_Emphasis"><text:span text:style-name="T2">Scalability, Reusability, and Maintenance</text:span></text:span></text:h>
      <text:p text:style-name="P7"><text:span text:style-name="Strong_20_Emphasis"><text:span text:style-name="T2">What it means:</text:span></text:span></text:p>
      <text:list text:style-name="L5">
        <text:list-item>
          <text:p text:style-name="P15">Good software is built in a way that it can grow (scalability), can be used again in other projects (reusability), and is easy to fix or update (maintenance).</text:p>
        </text:list-item>
      </text:list>
      <text:p text:style-name="P7"><text:soft-page-break/><text:span text:style-name="Strong_20_Emphasis"><text:span text:style-name="T2">Why it’s needed in AI:</text:span></text:span></text:p>
      <text:list text:style-name="L6">
        <text:list-item>
          <text:p text:style-name="P16"><text:span text:style-name="T2">AI systems </text:span><text:span text:style-name="Strong_20_Emphasis"><text:span text:style-name="T2">evolve over time</text:span></text:span><text:span text:style-name="T2"> — new data comes in, better models are discovered.</text:span></text:p>
        </text:list-item>
        <text:list-item>
          <text:p text:style-name="P16"><text:span text:style-name="T2">You should be able to easily </text:span><text:span text:style-name="Strong_20_Emphasis"><text:span text:style-name="T2">retrain</text:span></text:span><text:span text:style-name="T2"> your model, update the code, or even replace one model with another without rewriting the whole system.</text:span></text:p>
        </text:list-item>
        <text:list-item>
          <text:p text:style-name="P17">For example, in an e-commerce site with AI product recommendations, the system must keep improving with customer behavior, and scaling should handle more users during sales.</text:p>
        </text:list-item>
      </text:list>
      <text:h text:style-name="P8" text:outline-level="3"><text:span text:style-name="T2">4. </text:span><text:span text:style-name="Strong_20_Emphasis"><text:span text:style-name="T2">Team Collaboration and Project Management</text:span></text:span></text:h>
      <text:p text:style-name="P7"><text:span text:style-name="Strong_20_Emphasis"><text:span text:style-name="T2">What it means:</text:span></text:span></text:p>
      <text:list text:style-name="L7">
        <text:list-item>
          <text:p text:style-name="P18">Large software projects are built by teams. Software engineering involves using tools (like Git, Jira), proper documentation, coding standards, and clear communication.</text:p>
        </text:list-item>
      </text:list>
      <text:p text:style-name="P7"><text:span text:style-name="Strong_20_Emphasis"><text:span text:style-name="T2">Why it’s needed in AI:</text:span></text:span></text:p>
      <text:list text:style-name="L8">
        <text:list-item>
          <text:p text:style-name="P19">AI projects often involve:</text:p>
          <text:list>
            <text:list-item>
              <text:p text:style-name="P20"><text:span text:style-name="Strong_20_Emphasis"><text:span text:style-name="T2">Data scientists</text:span></text:span><text:span text:style-name="T2"> building models,</text:span></text:p>
            </text:list-item>
            <text:list-item>
              <text:p text:style-name="P20"><text:span text:style-name="Strong_20_Emphasis"><text:span text:style-name="T2">Engineers</text:span></text:span><text:span text:style-name="T2"> integrating the model,</text:span></text:p>
            </text:list-item>
            <text:list-item>
              <text:p text:style-name="P20"><text:span text:style-name="Strong_20_Emphasis"><text:span text:style-name="T2">Designers</text:span></text:span><text:span text:style-name="T2"> working on UI/UX,</text:span></text:p>
            </text:list-item>
            <text:list-item>
              <text:p text:style-name="P20"><text:span text:style-name="Strong_20_Emphasis"><text:span text:style-name="T2">Testers</text:span></text:span><text:span text:style-name="T2"> validating functionality.</text:span></text:p>
            </text:list-item>
          </text:list>
        </text:list-item>
        <text:list-item>
          <text:p text:style-name="P19">Without good project management and communication, teams can misinterpret requirements, duplicate work, or delay delivery.</text:p>
        </text:list-item>
        <text:list-item>
          <text:p text:style-name="P19">For example, if a model is updated by a data scientist but the developer isn’t informed, the application might break.</text:p>
        </text:list-item>
      </text:list>
      <text:p text:style-name="P2"/>
      <text:p text:style-name="P21">2. What is AI? <text:span text:style-name="T4">Describe the procedure of AI-based Software Systems and its activities in detail.</text:span></text:p>
      <text:p text:style-name="P22"><text:span text:style-name="Strong_20_Emphasis"><text:span text:style-name="T2">AI (Artificial Intelligence)</text:span></text:span><text:span text:style-name="T2"> is the ability of machines (especially computers or software) to </text:span><text:span text:style-name="Strong_20_Emphasis"><text:span text:style-name="T2">think, learn, and make decisions</text:span></text:span><text:span text:style-name="T2"> like humans.</text:span></text:p>
      <text:p text:style-name="P23">It allows machines to:</text:p>
      <text:list text:style-name="L9">
        <text:list-item>
          <text:p text:style-name="P24"><text:span text:style-name="Strong_20_Emphasis"><text:span text:style-name="T2">Understand</text:span></text:span><text:span text:style-name="T2"> patterns in data</text:span></text:p>
        </text:list-item>
        <text:list-item>
          <text:p text:style-name="P24"><text:span text:style-name="Strong_20_Emphasis"><text:span text:style-name="T2">Learn</text:span></text:span><text:span text:style-name="T2"> from experience (like how we learn)</text:span></text:p>
        </text:list-item>
        <text:list-item>
          <text:p text:style-name="P24"><text:span text:style-name="Strong_20_Emphasis"><text:span text:style-name="T2">Make predictions or decisions</text:span></text:span><text:span text:style-name="T2"> (e.g., recommending a product or detecting spam)</text:span></text:p>
        </text:list-item>
        <text:list-item>
          <text:p text:style-name="P24"><text:span text:style-name="Strong_20_Emphasis"><text:span text:style-name="T2">Perform tasks</text:span></text:span><text:span text:style-name="T2"> that usually need human intelligence (e.g., speech recognition, playing chess, driving cars)</text:span></text:p>
        </text:list-item>
      </text:list>
      <text:p text:style-name="P23"/>
      <text:p text:style-name="P25"><text:span text:style-name="T5">An </text:span><text:span text:style-name="Strong_20_Emphasis"><text:span text:style-name="T5">AI-based software system</text:span></text:span><text:span text:style-name="T5"> is a system that uses AI models to perform tasks intelligently. But to build such a system, you need to follow a process. Here’s how it works in detail:</text:span></text:p>
      <text:h text:style-name="P26" text:outline-level="3"><text:soft-page-break/><text:span text:style-name="T2">Step 1: </text:span><text:span text:style-name="Strong_20_Emphasis"><text:span text:style-name="T2">Problem Identification</text:span></text:span></text:h>
      <text:p text:style-name="P27"><text:span text:style-name="Strong_20_Emphasis"><text:span text:style-name="T2">What happens:</text:span></text:span></text:p>
      <text:list text:style-name="L10">
        <text:list-item>
          <text:p text:style-name="P28">You first decide what problem you want to solve using AI.</text:p>
        </text:list-item>
        <text:list-item>
          <text:p text:style-name="P28">Example: “I want to predict if a customer will buy a product or not.”</text:p>
        </text:list-item>
      </text:list>
      <text:p text:style-name="P27"><text:span text:style-name="Strong_20_Emphasis"><text:span text:style-name="T2">Activity:</text:span></text:span></text:p>
      <text:list text:style-name="L11">
        <text:list-item>
          <text:p text:style-name="P29">Define the goal of the AI system.</text:p>
        </text:list-item>
        <text:list-item>
          <text:p text:style-name="P29">Understand whether it’s a classification, prediction, recommendation, or detection problem.</text:p>
        </text:list-item>
      </text:list>
      <text:h text:style-name="P26" text:outline-level="3"><text:span text:style-name="T2">Step 2: </text:span><text:span text:style-name="Strong_20_Emphasis"><text:span text:style-name="T2">Data Collection</text:span></text:span></text:h>
      <text:p text:style-name="P27"><text:span text:style-name="Strong_20_Emphasis"><text:span text:style-name="T2">What happens:</text:span></text:span></text:p>
      <text:list text:style-name="L12">
        <text:list-item>
          <text:p text:style-name="P30">AI needs data to learn. So, you collect the data related to the problem.</text:p>
        </text:list-item>
        <text:list-item>
          <text:p text:style-name="P30">Example: Customer data like age, past purchases, location, time on website, etc.</text:p>
        </text:list-item>
      </text:list>
      <text:p text:style-name="P27"><text:span text:style-name="Strong_20_Emphasis"><text:span text:style-name="T2">Activity:</text:span></text:span></text:p>
      <text:list text:style-name="L13">
        <text:list-item>
          <text:p text:style-name="P31">Gather data from databases, sensors, user activity, or the internet.</text:p>
        </text:list-item>
        <text:list-item>
          <text:p text:style-name="P32"><text:span text:style-name="T2">Ensure data is </text:span><text:span text:style-name="Strong_20_Emphasis"><text:span text:style-name="T2">relevant</text:span></text:span><text:span text:style-name="T2">, </text:span><text:span text:style-name="Strong_20_Emphasis"><text:span text:style-name="T2">accurate</text:span></text:span><text:span text:style-name="T2">, and </text:span><text:span text:style-name="Strong_20_Emphasis"><text:span text:style-name="T2">enough</text:span></text:span><text:span text:style-name="T2"> for training.</text:span></text:p>
        </text:list-item>
      </text:list>
      <text:h text:style-name="P26" text:outline-level="3"><text:span text:style-name="T2">Step 3: </text:span><text:span text:style-name="Strong_20_Emphasis"><text:span text:style-name="T2">Data Preprocessing (Cleaning and Preparation)</text:span></text:span></text:h>
      <text:p text:style-name="P27"><text:span text:style-name="Strong_20_Emphasis"><text:span text:style-name="T2">What happens:</text:span></text:span></text:p>
      <text:list text:style-name="L14">
        <text:list-item>
          <text:p text:style-name="P33">Raw data is often messy or incomplete. It needs to be cleaned and made ready.</text:p>
        </text:list-item>
        <text:list-item>
          <text:p text:style-name="P33">Example: Removing missing values, converting words to numbers, etc.</text:p>
        </text:list-item>
      </text:list>
      <text:p text:style-name="P27"><text:span text:style-name="Strong_20_Emphasis"><text:span text:style-name="T2">Activity:</text:span></text:span></text:p>
      <text:list text:style-name="L15">
        <text:list-item>
          <text:p text:style-name="P34">Handle missing values, outliers.</text:p>
        </text:list-item>
        <text:list-item>
          <text:p text:style-name="P34">Convert categorical data (like "Yes"/"No") into numbers.</text:p>
        </text:list-item>
        <text:list-item>
          <text:p text:style-name="P34">Normalize or scale values so the model can understand them.</text:p>
        </text:list-item>
        <text:list-item>
          <text:p text:style-name="P34">Split data into training and testing sets.</text:p>
        </text:list-item>
      </text:list>
      <text:h text:style-name="P26" text:outline-level="3"><text:span text:style-name="T2">Step 4: </text:span><text:span text:style-name="Strong_20_Emphasis"><text:span text:style-name="T2">Model Selection and Training</text:span></text:span></text:h>
      <text:p text:style-name="P27"><text:span text:style-name="Strong_20_Emphasis"><text:span text:style-name="T2">What happens:</text:span></text:span></text:p>
      <text:list text:style-name="L16">
        <text:list-item>
          <text:p text:style-name="P35">Choose an AI model (like Decision Tree, Neural Network, or Random Forest).</text:p>
        </text:list-item>
        <text:list-item>
          <text:p text:style-name="P35">Feed the training data to the model so it can learn patterns.</text:p>
        </text:list-item>
      </text:list>
      <text:p text:style-name="P27"><text:span text:style-name="Strong_20_Emphasis"><text:span text:style-name="T2">Activity:</text:span></text:span></text:p>
      <text:list text:style-name="L17">
        <text:list-item>
          <text:p text:style-name="P36">Try different models to find the best fit.</text:p>
        </text:list-item>
        <text:list-item>
          <text:p text:style-name="P36">Use libraries like Scikit-learn, TensorFlow, or PyTorch to train the model.</text:p>
        </text:list-item>
        <text:list-item>
          <text:p text:style-name="P36">Tune parameters (like learning rate, number of layers, etc.)</text:p>
        </text:list-item>
      </text:list>
      <text:h text:style-name="P26" text:outline-level="3"><text:soft-page-break/><text:span text:style-name="T2">Step 5: </text:span><text:span text:style-name="Strong_20_Emphasis"><text:span text:style-name="T2">Model Evaluation</text:span></text:span></text:h>
      <text:p text:style-name="P27"><text:span text:style-name="Strong_20_Emphasis"><text:span text:style-name="T2">What happens:</text:span></text:span></text:p>
      <text:list text:style-name="L18">
        <text:list-item>
          <text:p text:style-name="P37">You check how well the model is performing on unseen (test) data.</text:p>
        </text:list-item>
        <text:list-item>
          <text:p text:style-name="P37">Example: If you trained a spam detector, does it correctly identify spam emails?</text:p>
        </text:list-item>
      </text:list>
      <text:p text:style-name="P27"><text:span text:style-name="Strong_20_Emphasis"><text:span text:style-name="T2">Activity:</text:span></text:span></text:p>
      <text:list text:style-name="L19">
        <text:list-item>
          <text:p text:style-name="P38">Use accuracy, precision, recall, F1-score, confusion matrix, etc., to evaluate.</text:p>
        </text:list-item>
        <text:list-item>
          <text:p text:style-name="P38">If performance is poor, go back, improve data or model.</text:p>
        </text:list-item>
      </text:list>
      <text:h text:style-name="P26" text:outline-level="3"><text:span text:style-name="T2">Step 6: </text:span><text:span text:style-name="Strong_20_Emphasis"><text:span text:style-name="T2">Integration with Software System</text:span></text:span></text:h>
      <text:p text:style-name="P27"><text:span text:style-name="Strong_20_Emphasis"><text:span text:style-name="T2">What happens:</text:span></text:span></text:p>
      <text:list text:style-name="L20">
        <text:list-item>
          <text:p text:style-name="P39">You connect the trained AI model to a real-world application or software.</text:p>
        </text:list-item>
        <text:list-item>
          <text:p text:style-name="P39">Example: Connecting a recommendation model to an e-commerce website.</text:p>
        </text:list-item>
      </text:list>
      <text:p text:style-name="P27"><text:span text:style-name="Strong_20_Emphasis"><text:span text:style-name="T2">Activity:</text:span></text:span></text:p>
      <text:list text:style-name="L21">
        <text:list-item>
          <text:p text:style-name="P40">Use APIs or software code to embed the model into the main system.</text:p>
        </text:list-item>
        <text:list-item>
          <text:p text:style-name="P40">Ensure it works with the user interface, databases, and backend.</text:p>
        </text:list-item>
      </text:list>
      <text:h text:style-name="P26" text:outline-level="3"><text:span text:style-name="T2">Step 7: </text:span><text:span text:style-name="Strong_20_Emphasis"><text:span text:style-name="T2">Deployment</text:span></text:span></text:h>
      <text:p text:style-name="P27"><text:span text:style-name="Strong_20_Emphasis"><text:span text:style-name="T2">What happens:</text:span></text:span></text:p>
      <text:list text:style-name="L22">
        <text:list-item>
          <text:p text:style-name="P41">The AI software is made live so users can interact with it.</text:p>
        </text:list-item>
        <text:list-item>
          <text:p text:style-name="P41">Example: Your spam filter is now running in your email system.</text:p>
        </text:list-item>
      </text:list>
      <text:p text:style-name="P27"><text:span text:style-name="Strong_20_Emphasis"><text:span text:style-name="T2">Activity:</text:span></text:span></text:p>
      <text:list text:style-name="L23">
        <text:list-item>
          <text:p text:style-name="P42">Host the model on a cloud server or local server.</text:p>
        </text:list-item>
        <text:list-item>
          <text:p text:style-name="P42">Provide a user interface (like a dashboard or app).</text:p>
        </text:list-item>
      </text:list>
      <text:h text:style-name="P26" text:outline-level="3"><text:span text:style-name="T2">Step 8: </text:span><text:span text:style-name="Strong_20_Emphasis"><text:span text:style-name="T2">Monitoring and Maintenance</text:span></text:span></text:h>
      <text:p text:style-name="P27"><text:span text:style-name="Strong_20_Emphasis"><text:span text:style-name="T2">What happens:</text:span></text:span></text:p>
      <text:list text:style-name="L24">
        <text:list-item>
          <text:p text:style-name="P43">You continuously watch the system to make sure it performs well over time.</text:p>
        </text:list-item>
        <text:list-item>
          <text:p text:style-name="P43">Example: New types of spam may appear, so the model needs updating.</text:p>
        </text:list-item>
      </text:list>
      <text:p text:style-name="P27"><text:span text:style-name="Strong_20_Emphasis"><text:span text:style-name="T2">Activity:</text:span></text:span></text:p>
      <text:list text:style-name="L25">
        <text:list-item>
          <text:p text:style-name="P44">Collect feedback from users.</text:p>
        </text:list-item>
        <text:list-item>
          <text:p text:style-name="P45"><text:span text:style-name="T2">Retrain the model with new data (this is called </text:span><text:span text:style-name="Strong_20_Emphasis"><text:span text:style-name="T2">model retraining</text:span></text:span><text:span text:style-name="T2">).</text:span></text:p>
        </text:list-item>
        <text:list-item>
          <text:p text:style-name="P44">Fix bugs and keep improving the system.</text:p>
        </text:list-item>
      </text:list>
      <text:p text:style-name="P23"/>
      <text:p text:style-name="P23"/>
      <text:p text:style-name="P46"><text:soft-page-break/>3. Brief about AI in software development and benefits of AI in software developments.</text:p>
      <text:p text:style-name="P47"><text:span text:style-name="Strong_20_Emphasis"><text:span text:style-name="T5">AI in software development</text:span></text:span><text:span text:style-name="T5"> means using artificial intelligence to help developers </text:span><text:span text:style-name="Strong_20_Emphasis"><text:span text:style-name="T5">design, write, test, and improve software</text:span></text:span><text:span text:style-name="T5"> more efficiently and intelligently.</text:span></text:p>
      <text:p text:style-name="P48">Instead of doing everything manually, AI tools and techniques can:</text:p>
      <text:list text:style-name="L26">
        <text:list-item>
          <text:p text:style-name="P49"><text:span text:style-name="Strong_20_Emphasis"><text:span text:style-name="T2">Speed up coding</text:span></text:span></text:p>
        </text:list-item>
        <text:list-item>
          <text:p text:style-name="P49"><text:span text:style-name="Strong_20_Emphasis"><text:span text:style-name="T2">Catch bugs early</text:span></text:span></text:p>
        </text:list-item>
        <text:list-item>
          <text:p text:style-name="P49"><text:span text:style-name="Strong_20_Emphasis"><text:span text:style-name="T2">Suggest improvements</text:span></text:span></text:p>
        </text:list-item>
        <text:list-item>
          <text:p text:style-name="P49"><text:span text:style-name="Strong_20_Emphasis"><text:span text:style-name="T2">Understand user behavior</text:span></text:span></text:p>
        </text:list-item>
        <text:list-item>
          <text:p text:style-name="P49"><text:span text:style-name="Strong_20_Emphasis"><text:span text:style-name="T2">Make software smarter and more adaptive</text:span></text:span></text:p>
        </text:list-item>
      </text:list>
      <text:p text:style-name="P48">So, AI is like a smart assistant for software developers that helps them build better software faster.</text:p>
      <text:h text:style-name="P50" text:outline-level="2">Benefits of AI in Software Development</text:h>
      <text:p text:style-name="P51"><text:span text:style-name="T2">Here are some </text:span><text:span text:style-name="Strong_20_Emphasis"><text:span text:style-name="T2">key benefits</text:span></text:span><text:span text:style-name="T2"> of using AI in the software development process:</text:span></text:p>
      <text:h text:style-name="P52" text:outline-level="3"><text:span text:style-name="T2">1. </text:span><text:span text:style-name="Strong_20_Emphasis"><text:span text:style-name="T2">Faster Coding and Automation</text:span></text:span></text:h>
      <text:list text:style-name="L27">
        <text:list-item>
          <text:p text:style-name="P53"><text:span text:style-name="T2">AI tools like </text:span><text:span text:style-name="Strong_20_Emphasis"><text:span text:style-name="T2">GitHub Copilot</text:span></text:span><text:span text:style-name="T2"> or </text:span><text:span text:style-name="Strong_20_Emphasis"><text:span text:style-name="T2">TabNine</text:span></text:span><text:span text:style-name="T2"> can suggest code automatically.</text:span></text:p>
        </text:list-item>
        <text:list-item>
          <text:p text:style-name="P54">It reduces the time needed to write repetitive code.</text:p>
        </text:list-item>
        <text:list-item>
          <text:p text:style-name="P54">Developers can focus more on logic, not syntax.</text:p>
        </text:list-item>
      </text:list>
      <text:h text:style-name="P52" text:outline-level="3"><text:span text:style-name="T2">2. </text:span><text:span text:style-name="Strong_20_Emphasis"><text:span text:style-name="T2">Bug Detection and Error Fixing</text:span></text:span></text:h>
      <text:list text:style-name="L28">
        <text:list-item>
          <text:p text:style-name="P55"><text:span text:style-name="T2">AI can automatically </text:span><text:span text:style-name="Strong_20_Emphasis"><text:span text:style-name="T2">detect bugs</text:span></text:span><text:span text:style-name="T2"> and even suggest how to fix them.</text:span></text:p>
        </text:list-item>
        <text:list-item>
          <text:p text:style-name="P55"><text:span text:style-name="T2">Tools like </text:span><text:span text:style-name="Strong_20_Emphasis"><text:span text:style-name="T2">DeepCode</text:span></text:span><text:span text:style-name="T2"> or </text:span><text:span text:style-name="Strong_20_Emphasis"><text:span text:style-name="T2">CodeGuru</text:span></text:span><text:span text:style-name="T2"> analyze your code for potential problems.</text:span></text:p>
        </text:list-item>
        <text:list-item>
          <text:p text:style-name="P56">This helps reduce crashes and improve software quality.</text:p>
        </text:list-item>
      </text:list>
      <text:h text:style-name="P52" text:outline-level="3"><text:span text:style-name="T2">3. </text:span><text:span text:style-name="Strong_20_Emphasis"><text:span text:style-name="T2">Better Testing</text:span></text:span></text:h>
      <text:list text:style-name="L29">
        <text:list-item>
          <text:p text:style-name="P57"><text:span text:style-name="T2">AI can generate </text:span><text:span text:style-name="Strong_20_Emphasis"><text:span text:style-name="T2">smart test cases</text:span></text:span><text:span text:style-name="T2"> and automatically test the software.</text:span></text:p>
        </text:list-item>
        <text:list-item>
          <text:p text:style-name="P58">It helps identify issues that humans might miss.</text:p>
        </text:list-item>
        <text:list-item>
          <text:p text:style-name="P58">This means less manual work and faster testing cycles.</text:p>
        </text:list-item>
      </text:list>
      <text:h text:style-name="P52" text:outline-level="3"><text:span text:style-name="T2">4. </text:span><text:span text:style-name="Strong_20_Emphasis"><text:span text:style-name="T2">Improved Decision Making</text:span></text:span></text:h>
      <text:list text:style-name="L30">
        <text:list-item>
          <text:p text:style-name="P59">AI can analyze data from users, usage patterns, and performance.</text:p>
        </text:list-item>
        <text:list-item>
          <text:p text:style-name="P59">It helps software teams decide what features to add or remove.</text:p>
        </text:list-item>
        <text:list-item>
          <text:p text:style-name="P60"><text:span text:style-name="T2">Useful in </text:span><text:span text:style-name="Strong_20_Emphasis"><text:span text:style-name="T2">user-centered design</text:span></text:span><text:span text:style-name="T2"> and improving UX.</text:span></text:p>
        </text:list-item>
      </text:list>
      <text:h text:style-name="P52" text:outline-level="3"><text:span text:style-name="T2">5. </text:span><text:span text:style-name="Strong_20_Emphasis"><text:span text:style-name="T2">Predictive Maintenance</text:span></text:span></text:h>
      <text:list text:style-name="L31">
        <text:list-item>
          <text:p text:style-name="P61">AI can predict when a system might fail or slow down.</text:p>
        </text:list-item>
        <text:list-item>
          <text:p text:style-name="P62"><text:span text:style-name="T2">This helps companies </text:span><text:span text:style-name="Strong_20_Emphasis"><text:span text:style-name="T2">fix issues before they happen</text:span></text:span><text:span text:style-name="T2">, saving money and time.</text:span></text:p>
        </text:list-item>
      </text:list>
      <text:h text:style-name="P52" text:outline-level="3"><text:soft-page-break/><text:span text:style-name="T2">6. </text:span><text:span text:style-name="Strong_20_Emphasis"><text:span text:style-name="T2">Natural Language Processing (NLP) Integration</text:span></text:span></text:h>
      <text:list text:style-name="L32">
        <text:list-item>
          <text:p text:style-name="P63"><text:span text:style-name="T2">Developers can build smarter apps that understand </text:span><text:span text:style-name="Strong_20_Emphasis"><text:span text:style-name="T2">human language</text:span></text:span><text:span text:style-name="T2">, like:</text:span></text:p>
          <text:list>
            <text:list-item>
              <text:p text:style-name="P64">Chatbots</text:p>
            </text:list-item>
            <text:list-item>
              <text:p text:style-name="P64">Voice assistants</text:p>
            </text:list-item>
            <text:list-item>
              <text:p text:style-name="P64">Language translators</text:p>
            </text:list-item>
          </text:list>
        </text:list-item>
      </text:list>
      <text:h text:style-name="P52" text:outline-level="3"><text:span text:style-name="T2">7. </text:span><text:span text:style-name="Strong_20_Emphasis"><text:span text:style-name="T2">Personalization</text:span></text:span></text:h>
      <text:list text:style-name="L33">
        <text:list-item>
          <text:p text:style-name="P65"><text:span text:style-name="T2">AI can be used to </text:span><text:span text:style-name="Strong_20_Emphasis"><text:span text:style-name="T2">customize the software experience</text:span></text:span><text:span text:style-name="T2"> for each user.</text:span></text:p>
        </text:list-item>
        <text:list-item>
          <text:p text:style-name="P66">For example, streaming platforms suggest content based on user behavior.</text:p>
        </text:list-item>
      </text:list>
      <text:h text:style-name="P52" text:outline-level="3"><text:span text:style-name="T2">8. </text:span><text:span text:style-name="Strong_20_Emphasis"><text:span text:style-name="T2">Helps Non-Coders</text:span></text:span></text:h>
      <text:list text:style-name="L34">
        <text:list-item>
          <text:p text:style-name="P67">AI tools (like no-code or low-code platforms) allow people with little coding knowledge to build applications.</text:p>
        </text:list-item>
        <text:list-item>
          <text:p text:style-name="P68"><text:span text:style-name="T2">This </text:span><text:span text:style-name="Strong_20_Emphasis"><text:span text:style-name="T2">expands software development access</text:span></text:span><text:span text:style-name="T2"> to more people.</text:span></text:p>
        </text:list-item>
      </text:list>
      <text:p text:style-name="P46"/>
      <text:p text:style-name="P69">4. Discuss the recent AI applications and challenges faced by software engineering.</text:p>
      <text:p text:style-name="P69">AI (Artificial Intelligence) is being used a lot in software development today. It helps developers build software faster, with fewer mistakes, and even smarter features. Let’s look at some of the most common ways AI is used:</text:p>
      <text:h text:style-name="P70" text:outline-level="3"><text:span text:style-name="T2">1. </text:span><text:span text:style-name="Strong_20_Emphasis"><text:span text:style-name="T2">AI Helps Write Code</text:span></text:span></text:h>
      <text:list text:style-name="L35">
        <text:list-item>
          <text:p text:style-name="P71"><text:span text:style-name="T2">Tools like </text:span><text:span text:style-name="Strong_20_Emphasis"><text:span text:style-name="T2">GitHub Copilot</text:span></text:span><text:span text:style-name="T2"> act like a smart assistant that suggests code as you type.</text:span></text:p>
        </text:list-item>
        <text:list-item>
          <text:p text:style-name="P72">It can complete lines of code, suggest functions, or fix small mistakes.</text:p>
        </text:list-item>
        <text:list-item>
          <text:p text:style-name="P71"><text:span text:style-name="Strong_20_Emphasis"><text:span text:style-name="T2">Why it’s useful</text:span></text:span><text:span text:style-name="T2">: It saves time and helps developers avoid silly errors.</text:span></text:p>
        </text:list-item>
      </text:list>
      <text:h text:style-name="P70" text:outline-level="3"><text:span text:style-name="T2">2. </text:span><text:span text:style-name="Strong_20_Emphasis"><text:span text:style-name="T2">Automatic Bug Detection</text:span></text:span></text:h>
      <text:list text:style-name="L36">
        <text:list-item>
          <text:p text:style-name="P73">AI tools can read your code and find bugs or errors without you running the program.</text:p>
        </text:list-item>
        <text:list-item>
          <text:p text:style-name="P73">They tell you what the issue is and often suggest how to fix it.</text:p>
        </text:list-item>
        <text:list-item>
          <text:p text:style-name="P74"><text:span text:style-name="Strong_20_Emphasis"><text:span text:style-name="T2">Why it’s useful</text:span></text:span><text:span text:style-name="T2">: It improves software quality and makes debugging faster.</text:span></text:p>
        </text:list-item>
      </text:list>
      <text:h text:style-name="P70" text:outline-level="3"><text:span text:style-name="T2">3. </text:span><text:span text:style-name="Strong_20_Emphasis"><text:span text:style-name="T2">AI for Software Testing</text:span></text:span></text:h>
      <text:list text:style-name="L37">
        <text:list-item>
          <text:p text:style-name="P75"><text:span text:style-name="T2">Testing is checking if the software works correctly. AI can </text:span><text:span text:style-name="Strong_20_Emphasis"><text:span text:style-name="T2">generate test cases automatically</text:span></text:span><text:span text:style-name="T2">.</text:span></text:p>
        </text:list-item>
        <text:list-item>
          <text:p text:style-name="P76">It can test different parts of your software quickly and more thoroughly than a human.</text:p>
        </text:list-item>
        <text:list-item>
          <text:p text:style-name="P75"><text:span text:style-name="Strong_20_Emphasis"><text:span text:style-name="T2">Why it’s useful</text:span></text:span><text:span text:style-name="T2">: Saves time, reduces the need for manual testing, and ensures your software is reliable.</text:span></text:p>
        </text:list-item>
      </text:list>
      <text:h text:style-name="P70" text:outline-level="3"><text:span text:style-name="T2">4. </text:span><text:span text:style-name="Strong_20_Emphasis"><text:span text:style-name="T2">Understanding User Behavior</text:span></text:span></text:h>
      <text:list text:style-name="L38">
        <text:list-item>
          <text:p text:style-name="P77">AI looks at how users interact with an app or website and learns from their behavior.</text:p>
        </text:list-item>
        <text:list-item>
          <text:p text:style-name="P77"><text:soft-page-break/>Based on that, it gives suggestions to improve the design or add features.</text:p>
        </text:list-item>
        <text:list-item>
          <text:p text:style-name="P78"><text:span text:style-name="Strong_20_Emphasis"><text:span text:style-name="T2">Why it’s useful</text:span></text:span><text:span text:style-name="T2">: Helps build software that users actually enjoy and use more.</text:span></text:p>
        </text:list-item>
      </text:list>
      <text:h text:style-name="P70" text:outline-level="3"><text:span text:style-name="T2">5. </text:span><text:span text:style-name="Strong_20_Emphasis"><text:span text:style-name="T2">Better Project Planning</text:span></text:span></text:h>
      <text:list text:style-name="L39">
        <text:list-item>
          <text:p text:style-name="P79">AI can analyze past projects and help predict:</text:p>
          <text:list>
            <text:list-item>
              <text:p text:style-name="P79">How long a task might take</text:p>
            </text:list-item>
            <text:list-item>
              <text:p text:style-name="P79">Where there might be delays</text:p>
            </text:list-item>
            <text:list-item>
              <text:p text:style-name="P79">What team members are best suited for a task</text:p>
            </text:list-item>
          </text:list>
        </text:list-item>
        <text:list-item>
          <text:p text:style-name="P80"><text:span text:style-name="Strong_20_Emphasis"><text:span text:style-name="T2">Why it’s useful</text:span></text:span><text:span text:style-name="T2">: Helps teams stay on schedule and deliver better results.</text:span></text:p>
        </text:list-item>
      </text:list>
      <text:h text:style-name="P81" text:outline-level="2">Challenges Faced in Software Engineering Because of AI</text:h>
      <text:p text:style-name="P82">While AI brings many benefits, it also creates some new problems that developers and companies need to solve:</text:p>
      <text:h text:style-name="P70" text:outline-level="3"><text:span text:style-name="T2">1. </text:span><text:span text:style-name="Strong_20_Emphasis"><text:span text:style-name="T2">Privacy and Data Safety</text:span></text:span></text:h>
      <text:list text:style-name="L40">
        <text:list-item>
          <text:p text:style-name="P83">AI learns by using a lot of data, and some of that data might be private or sensitive.</text:p>
        </text:list-item>
        <text:list-item>
          <text:p text:style-name="P83">Developers must make sure personal data is not misused or leaked.</text:p>
        </text:list-item>
        <text:list-item>
          <text:p text:style-name="P84"><text:span text:style-name="Strong_20_Emphasis"><text:span text:style-name="T2">Example</text:span></text:span><text:span text:style-name="T2">: An AI system that uses customer chat data must protect those conversations.</text:span></text:p>
        </text:list-item>
      </text:list>
      <text:h text:style-name="P70" text:outline-level="3"><text:span text:style-name="T2">2. </text:span><text:span text:style-name="Strong_20_Emphasis"><text:span text:style-name="T2">Unfair or Biased Decisions</text:span></text:span></text:h>
      <text:list text:style-name="L41">
        <text:list-item>
          <text:p text:style-name="P85">If the data used to train AI is unfair (biased), the AI will also behave unfairly.</text:p>
        </text:list-item>
        <text:list-item>
          <text:p text:style-name="P86"><text:span text:style-name="Strong_20_Emphasis"><text:span text:style-name="T2">Example</text:span></text:span><text:span text:style-name="T2">: A resume-screening AI might prefer male applicants if it was trained on biased data.</text:span></text:p>
        </text:list-item>
        <text:list-item>
          <text:p text:style-name="P86"><text:span text:style-name="Strong_20_Emphasis"><text:span text:style-name="T2">Solution</text:span></text:span><text:span text:style-name="T2">: Developers must carefully choose and clean the data.</text:span></text:p>
        </text:list-item>
      </text:list>
      <text:h text:style-name="P70" text:outline-level="3"><text:span text:style-name="T2">3. </text:span><text:span text:style-name="Strong_20_Emphasis"><text:span text:style-name="T2">Hard to Understand (Black Box Problem)</text:span></text:span></text:h>
      <text:list text:style-name="L42">
        <text:list-item>
          <text:p text:style-name="P87">Many AI models are complex, and even developers may not fully understand how the AI made a decision.</text:p>
        </text:list-item>
        <text:list-item>
          <text:p text:style-name="P88"><text:span text:style-name="Strong_20_Emphasis"><text:span text:style-name="T2">Why it’s a problem</text:span></text:span><text:span text:style-name="T2">: If AI gives the wrong answer, we need to understand why—and that can be hard.</text:span></text:p>
        </text:list-item>
      </text:list>
      <text:h text:style-name="P70" text:outline-level="3"><text:span text:style-name="T2">4. </text:span><text:span text:style-name="Strong_20_Emphasis"><text:span text:style-name="T2">Not Easy to Fit into Old Systems</text:span></text:span></text:h>
      <text:list text:style-name="L43">
        <text:list-item>
          <text:p text:style-name="P89">Many companies still use old software systems that don’t work well with AI tools.</text:p>
        </text:list-item>
        <text:list-item>
          <text:p text:style-name="P90"><text:span text:style-name="Strong_20_Emphasis"><text:span text:style-name="T2">Why it’s a problem</text:span></text:span><text:span text:style-name="T2">: Updating or changing systems can be expensive and time-consuming.</text:span></text:p>
        </text:list-item>
      </text:list>
      <text:h text:style-name="P70" text:outline-level="3"><text:span text:style-name="T2">5. </text:span><text:span text:style-name="Strong_20_Emphasis"><text:span text:style-name="T2">Learning Curve and Job Changes</text:span></text:span></text:h>
      <text:list text:style-name="L44">
        <text:list-item>
          <text:p text:style-name="P91"><text:span text:style-name="T2">AI is changing the way software is built. Developers need to </text:span><text:span text:style-name="Strong_20_Emphasis"><text:span text:style-name="T2">learn new tools and methods</text:span></text:span><text:span text:style-name="T2">.</text:span></text:p>
        </text:list-item>
        <text:list-item>
          <text:p text:style-name="P92">Some tasks (like writing simple code) may be done by AI, so developers must focus on more creative and critical thinking roles.</text:p>
        </text:list-item>
        <text:list-item>
          <text:p text:style-name="P91"><text:soft-page-break/><text:span text:style-name="Strong_20_Emphasis"><text:span text:style-name="T2">Good news</text:span></text:span><text:span text:style-name="T2">: AI is not replacing developers but helping them. Those who learn how to work with AI will do better in the future.</text:span></text:p>
        </text:list-item>
      </text:list>
      <text:p text:style-name="P69"/>
      <text:p text:style-name="P93">5. Define and discuss AI in software development with its benefits in software developments.</text:p>
      <text:p text:style-name="P93">Refer question number 3 for answer</text:p>
      <text:p text:style-name="P93"/>
      <text:p text:style-name="P93">6.Describe the procedure of recent AI applications and challenges faced by software engineering.</text:p>
      <text:h text:style-name="P94" text:outline-level="2"><text:span text:style-name="Strong_20_Emphasis"><text:span text:style-name="T6">Procedure of Recent AI Applications in Software Development</text:span></text:span></text:h>
      <text:p text:style-name="P95">AI (Artificial Intelligence) is becoming a powerful assistant in software development. It follows a proper process to be useful in real-world applications. Here's how:</text:p>
      <text:h text:style-name="P96" text:outline-level="3"><text:span text:style-name="T7">1. </text:span><text:span text:style-name="Strong_20_Emphasis"><text:span text:style-name="T7">Collecting and Preparing Data</text:span></text:span></text:h>
      <text:list text:style-name="L45">
        <text:list-item>
          <text:p text:style-name="P97">AI needs data to learn from. This data can come from:</text:p>
          <text:list>
            <text:list-item>
              <text:p text:style-name="P97">Previous projects</text:p>
            </text:list-item>
            <text:list-item>
              <text:p text:style-name="P97">User behavior (like clicks, typing speed, etc.)</text:p>
            </text:list-item>
            <text:list-item>
              <text:p text:style-name="P97">Code examples (good and bad code)</text:p>
            </text:list-item>
            <text:list-item>
              <text:p text:style-name="P97">Bug reports and test results</text:p>
            </text:list-item>
          </text:list>
        </text:list-item>
        <text:list-item>
          <text:p text:style-name="P98"><text:span text:style-name="T7">The data must be </text:span><text:span text:style-name="Strong_20_Emphasis"><text:span text:style-name="T7">cleaned and organized</text:span></text:span><text:span text:style-name="T7"> before using it. This means removing errors, duplicates, or useless parts.</text:span></text:p>
        </text:list-item>
        <text:list-item>
          <text:p text:style-name="P98"><text:span text:style-name="Emphasis"><text:span text:style-name="T7">Example:</text:span></text:span><text:span text:style-name="T7"> If an AI is going to help write code, it learns from thousands of correct code examples.</text:span></text:p>
        </text:list-item>
      </text:list>
      <text:h text:style-name="P96" text:outline-level="3"><text:span text:style-name="T7">2. </text:span><text:span text:style-name="Strong_20_Emphasis"><text:span text:style-name="T7">Training the AI Model</text:span></text:span></text:h>
      <text:list text:style-name="L46">
        <text:list-item>
          <text:p text:style-name="P99">This step teaches the AI by showing it lots of examples (called training).</text:p>
        </text:list-item>
        <text:list-item>
          <text:p text:style-name="P99">It starts finding patterns. For example:</text:p>
          <text:list>
            <text:list-item>
              <text:p text:style-name="P99">What good code looks like</text:p>
            </text:list-item>
            <text:list-item>
              <text:p text:style-name="P99">What a bug usually looks like</text:p>
            </text:list-item>
            <text:list-item>
              <text:p text:style-name="P99">What kind of errors happen often</text:p>
            </text:list-item>
          </text:list>
        </text:list-item>
        <text:list-item>
          <text:p text:style-name="P99">AI uses this knowledge to make smart guesses in future tasks.</text:p>
        </text:list-item>
        <text:list-item>
          <text:p text:style-name="P100"><text:span text:style-name="Emphasis"><text:span text:style-name="T7">Example:</text:span></text:span><text:span text:style-name="T7"> It learns where bugs are most likely to appear in a software project.</text:span></text:p>
        </text:list-item>
      </text:list>
      <text:h text:style-name="P96" text:outline-level="3"><text:span text:style-name="T7">3. </text:span><text:span text:style-name="Strong_20_Emphasis"><text:span text:style-name="T7">Applying AI in Real Tasks</text:span></text:span></text:h>
      <text:list text:style-name="L47">
        <text:list-item>
          <text:p text:style-name="P101">After training, AI is used in real-time tasks like:</text:p>
          <text:list>
            <text:list-item>
              <text:p text:style-name="P101">Suggesting code as you type</text:p>
            </text:list-item>
            <text:list-item>
              <text:p text:style-name="P101">Detecting bugs while writing code</text:p>
            </text:list-item>
            <text:list-item>
              <text:p text:style-name="P101"><text:soft-page-break/>Recommending design improvements</text:p>
            </text:list-item>
            <text:list-item>
              <text:p text:style-name="P101">Estimating how long a project task might take</text:p>
            </text:list-item>
          </text:list>
        </text:list-item>
        <text:list-item>
          <text:p text:style-name="P102"><text:span text:style-name="Emphasis"><text:span text:style-name="T7">Example:</text:span></text:span><text:span text:style-name="T7"> GitHub Copilot suggests lines of code while you type, saving time.</text:span></text:p>
        </text:list-item>
      </text:list>
      <text:h text:style-name="P96" text:outline-level="3"><text:span text:style-name="T7">4. </text:span><text:span text:style-name="Strong_20_Emphasis"><text:span text:style-name="T7">Taking Feedback from Developers</text:span></text:span></text:h>
      <text:list text:style-name="L48">
        <text:list-item>
          <text:p text:style-name="P103">The AI is not always perfect.</text:p>
        </text:list-item>
        <text:list-item>
          <text:p text:style-name="P103">Developers give feedback:</text:p>
          <text:list>
            <text:list-item>
              <text:p text:style-name="P103">Accepting good suggestions</text:p>
            </text:list-item>
            <text:list-item>
              <text:p text:style-name="P103">Ignoring or correcting bad ones</text:p>
            </text:list-item>
          </text:list>
        </text:list-item>
        <text:list-item>
          <text:p text:style-name="P103">The AI learns from this feedback and keeps improving.</text:p>
        </text:list-item>
      </text:list>
      <text:h text:style-name="P96" text:outline-level="3"><text:span text:style-name="T7">5. </text:span><text:span text:style-name="Strong_20_Emphasis"><text:span text:style-name="T7">Updating and Maintaining the AI</text:span></text:span></text:h>
      <text:list text:style-name="L49">
        <text:list-item>
          <text:p text:style-name="P104">AI systems need updates as:</text:p>
          <text:list>
            <text:list-item>
              <text:p text:style-name="P104">New technologies come</text:p>
            </text:list-item>
            <text:list-item>
              <text:p text:style-name="P104">More data is available</text:p>
            </text:list-item>
            <text:list-item>
              <text:p text:style-name="P104">Projects change</text:p>
            </text:list-item>
          </text:list>
        </text:list-item>
        <text:list-item>
          <text:p text:style-name="P104">Regular updates help AI stay accurate and useful.</text:p>
        </text:list-item>
        <text:list-item>
          <text:p text:style-name="P105"><text:span text:style-name="Emphasis"><text:span text:style-name="T7">Example:</text:span></text:span><text:span text:style-name="T7"> AI tools are regularly retrained with fresh code and software updates.</text:span></text:p>
        </text:list-item>
      </text:list>
      <text:h text:style-name="P106" text:outline-level="2"><text:span text:style-name="Strong_20_Emphasis"><text:span text:style-name="T7">Challenges Faced by Software Engineering When Using AI</text:span></text:span></text:h>
      <text:p text:style-name="P95">While AI helps in many areas, it also brings new types of problems. Here are some major challenges explained in simple terms:</text:p>
      <text:h text:style-name="P96" text:outline-level="3"><text:span text:style-name="T7">1. </text:span><text:span text:style-name="Strong_20_Emphasis"><text:span text:style-name="T7">Data Privacy and Security</text:span></text:span></text:h>
      <text:list text:style-name="L50">
        <text:list-item>
          <text:p text:style-name="P107">AI needs lots of data to work well.</text:p>
        </text:list-item>
        <text:list-item>
          <text:p text:style-name="P108"><text:span text:style-name="T7">This data often includes </text:span><text:span text:style-name="Strong_20_Emphasis"><text:span text:style-name="T7">private or sensitive information</text:span></text:span><text:span text:style-name="T7">, like user emails or behavior logs.</text:span></text:p>
        </text:list-item>
        <text:list-item>
          <text:p text:style-name="P107">If not protected properly, data can be leaked or misused.</text:p>
        </text:list-item>
        <text:list-item>
          <text:p text:style-name="P108"><text:span text:style-name="Emphasis"><text:span text:style-name="T7">Challenge:</text:span></text:span><text:span text:style-name="T7"> Developers must follow rules like GDPR and protect user privacy at all costs.</text:span></text:p>
        </text:list-item>
      </text:list>
      <text:h text:style-name="P96" text:outline-level="3"><text:span text:style-name="T7">2. </text:span><text:span text:style-name="Strong_20_Emphasis"><text:span text:style-name="T7">Bias and Unfairness in AI</text:span></text:span></text:h>
      <text:list text:style-name="L51">
        <text:list-item>
          <text:p text:style-name="P109">If the training data is unfair (for example, favoring one group over another), the AI will also behave unfairly.</text:p>
        </text:list-item>
        <text:list-item>
          <text:p text:style-name="P110"><text:span text:style-name="Emphasis"><text:span text:style-name="T7">Example:</text:span></text:span><text:span text:style-name="T7"> An AI hiring tool might reject candidates just because the training data favored one gender or region.</text:span></text:p>
        </text:list-item>
        <text:list-item>
          <text:p text:style-name="P111"><text:span text:style-name="Emphasis"><text:span text:style-name="T7">Solution:</text:span></text:span><text:span text:style-name="T7"> Carefully check the training data to remove any bias.</text:span></text:p>
        </text:list-item>
      </text:list>
      <text:h text:style-name="P112" text:outline-level="3"><text:span text:style-name="T7">3. </text:span><text:span text:style-name="Strong_20_Emphasis"><text:span text:style-name="T7">Black Box Problem (Lack of Transparency)</text:span></text:span></text:h>
      <text:list text:style-name="L52">
        <text:list-item>
          <text:p text:style-name="P113"><text:span text:style-name="T7">Many AI models are very complex and don't clearly show </text:span><text:span text:style-name="Strong_20_Emphasis"><text:span text:style-name="T7">how</text:span></text:span><text:span text:style-name="T7"> they make decisions.</text:span></text:p>
        </text:list-item>
        <text:list-item>
          <text:p text:style-name="P114"><text:soft-page-break/>Developers and users may not understand why AI made a certain suggestion or prediction.</text:p>
        </text:list-item>
        <text:list-item>
          <text:p text:style-name="P113"><text:span text:style-name="Emphasis"><text:span text:style-name="T7">Challenge:</text:span></text:span><text:span text:style-name="T7"> This makes it hard to </text:span><text:span text:style-name="Strong_20_Emphasis"><text:span text:style-name="T7">trust</text:span></text:span><text:span text:style-name="T7"> the AI, especially in critical areas like healthcare or finance.</text:span></text:p>
        </text:list-item>
      </text:list>
      <text:h text:style-name="P96" text:outline-level="3"><text:span text:style-name="T7">4. </text:span><text:span text:style-name="Strong_20_Emphasis"><text:span text:style-name="T7">Difficulty Integrating with Existing Systems</text:span></text:span></text:h>
      <text:list text:style-name="L53">
        <text:list-item>
          <text:p text:style-name="P115"><text:span text:style-name="T7">Many companies use </text:span><text:span text:style-name="Strong_20_Emphasis"><text:span text:style-name="T7">old or traditional systems</text:span></text:span><text:span text:style-name="T7"> (called legacy systems).</text:span></text:p>
        </text:list-item>
        <text:list-item>
          <text:p text:style-name="P116">These systems may not work well with modern AI tools.</text:p>
        </text:list-item>
        <text:list-item>
          <text:p text:style-name="P115"><text:span text:style-name="Emphasis"><text:span text:style-name="T7">Challenge:</text:span></text:span><text:span text:style-name="T7"> It takes time and money to upgrade or connect AI with such systems.</text:span></text:p>
        </text:list-item>
      </text:list>
      <text:h text:style-name="P96" text:outline-level="3"><text:span text:style-name="T7">5. </text:span><text:span text:style-name="Strong_20_Emphasis"><text:span text:style-name="T7">Need for AI Skills</text:span></text:span></text:h>
      <text:list text:style-name="L54">
        <text:list-item>
          <text:p text:style-name="P117">Software engineers need new skills to understand and work with AI tools.</text:p>
        </text:list-item>
        <text:list-item>
          <text:p text:style-name="P117">Not everyone is trained in machine learning or data science.</text:p>
        </text:list-item>
        <text:list-item>
          <text:p text:style-name="P118"><text:span text:style-name="Emphasis"><text:span text:style-name="T7">Challenge:</text:span></text:span><text:span text:style-name="T7"> Companies must train staff or hire new people with the right knowledge.</text:span></text:p>
        </text:list-item>
      </text:list>
      <text:h text:style-name="P96" text:outline-level="3"><text:span text:style-name="T7">6. </text:span><text:span text:style-name="Strong_20_Emphasis"><text:span text:style-name="T7">High Cost of AI Development</text:span></text:span></text:h>
      <text:list text:style-name="L55">
        <text:list-item>
          <text:p text:style-name="P119"><text:span text:style-name="T7">Building, training, and maintaining AI systems can be </text:span><text:span text:style-name="Strong_20_Emphasis"><text:span text:style-name="T7">expensive</text:span></text:span><text:span text:style-name="T7">.</text:span></text:p>
        </text:list-item>
        <text:list-item>
          <text:p text:style-name="P120">It needs:</text:p>
          <text:list>
            <text:list-item>
              <text:p text:style-name="P120">Powerful hardware (like GPUs)</text:p>
            </text:list-item>
            <text:list-item>
              <text:p text:style-name="P120">Large datasets</text:p>
            </text:list-item>
            <text:list-item>
              <text:p text:style-name="P120">Time and skilled people</text:p>
            </text:list-item>
          </text:list>
        </text:list-item>
        <text:list-item>
          <text:p text:style-name="P119"><text:span text:style-name="Emphasis"><text:span text:style-name="T7">Challenge:</text:span></text:span><text:span text:style-name="T7"> Small companies may struggle to afford advanced AI tools.</text:span></text:p>
        </text:list-item>
      </text:list>
      <text:p text:style-name="P93"/>
      <text:p text:style-name="P121">7.Brief about introduction to Software Engineering &amp;<text:span text:style-name="T8"> supporting </text:span>Key Principles for AI.</text:p>
      <text:h text:style-name="P122" text:outline-level="2"><text:span text:style-name="Strong_20_Emphasis"><text:span text:style-name="T7">Introduction to Software Engineering </text:span></text:span></text:h>
      <text:p text:style-name="P123"><text:span text:style-name="Strong_20_Emphasis"><text:span text:style-name="T7">Software Engineering</text:span></text:span><text:span text:style-name="T7"> is the process of designing, developing, testing, and maintaining software in a </text:span><text:span text:style-name="Strong_20_Emphasis"><text:span text:style-name="T7">structured and organized</text:span></text:span><text:span text:style-name="T7"> way. It’s not just about writing code—it’s about building </text:span><text:span text:style-name="Strong_20_Emphasis"><text:span text:style-name="T7">high-quality software</text:span></text:span><text:span text:style-name="T7"> that works well, is easy to update, and can be used by people reliably.</text:span></text:p>
      <text:p text:style-name="P123"><text:span text:style-name="T7">It follows </text:span><text:span text:style-name="Strong_20_Emphasis"><text:span text:style-name="T7">rules, methods, and principles</text:span></text:span><text:span text:style-name="T7"> to make sure that software is:</text:span></text:p>
      <text:list text:style-name="L56">
        <text:list-item>
          <text:p text:style-name="P124">Reliable</text:p>
        </text:list-item>
        <text:list-item>
          <text:p text:style-name="P124">Efficient</text:p>
        </text:list-item>
        <text:list-item>
          <text:p text:style-name="P124">Easy to fix and improve</text:p>
        </text:list-item>
        <text:list-item>
          <text:p text:style-name="P124">Delivered on time</text:p>
        </text:list-item>
      </text:list>
      <text:p text:style-name="P123"><text:span text:style-name="T7">AI systems are often complex. They involve data, models, logic, and user interfaces. So, we need the </text:span><text:span text:style-name="Strong_20_Emphasis"><text:span text:style-name="T7">discipline of software engineering</text:span></text:span><text:span text:style-name="T7"> to:</text:span></text:p>
      <text:list text:style-name="L57">
        <text:list-item>
          <text:p text:style-name="P125">Manage this complexity</text:p>
        </text:list-item>
        <text:list-item>
          <text:p text:style-name="P125">Build strong, trustworthy AI software</text:p>
        </text:list-item>
        <text:list-item>
          <text:p text:style-name="P125"><text:soft-page-break/>Keep everything maintainable and scalable</text:p>
        </text:list-item>
      </text:list>
      <text:h text:style-name="P126" text:outline-level="2"><text:span text:style-name="Strong_20_Emphasis"><text:span text:style-name="T6">Key Principles of Software Engineering for AI</text:span></text:span></text:h>
      <text:p text:style-name="P127">These principles help ensure that AI systems are not only smart, but also reliable, understandable, and maintainable.</text:p>
      <text:h text:style-name="P128" text:outline-level="3"><text:span text:style-name="T9"><text:s/>1. </text:span><text:span text:style-name="Strong_20_Emphasis"><text:span text:style-name="T7">Modularity</text:span></text:span></text:h>
      <text:list text:style-name="L58">
        <text:list-item>
          <text:p text:style-name="P129"><text:span text:style-name="T7">Break the AI software into </text:span><text:span text:style-name="Strong_20_Emphasis"><text:span text:style-name="T7">smaller parts</text:span></text:span><text:span text:style-name="T7"> (modules), such as data processing, model training, evaluation, and deployment.</text:span></text:p>
        </text:list-item>
        <text:list-item>
          <text:p text:style-name="P130">Each part does one job and can be worked on separately.</text:p>
        </text:list-item>
        <text:list-item>
          <text:p text:style-name="P129"><text:span text:style-name="Emphasis"><text:span text:style-name="T7">Why it’s useful:</text:span></text:span><text:span text:style-name="T7"> Easier to debug, test, and improve without affecting the entire system.</text:span></text:p>
        </text:list-item>
      </text:list>
      <text:h text:style-name="P128" text:outline-level="3"><text:span text:style-name="T9">2. </text:span><text:span text:style-name="Strong_20_Emphasis"><text:span text:style-name="T7">Reusability</text:span></text:span></text:h>
      <text:list text:style-name="L59">
        <text:list-item>
          <text:p text:style-name="P131"><text:span text:style-name="T7">Design AI components (like data pipelines, preprocessing code, or trained models) that can be </text:span><text:span text:style-name="Strong_20_Emphasis"><text:span text:style-name="T7">used again</text:span></text:span><text:span text:style-name="T7"> in other projects.</text:span></text:p>
        </text:list-item>
        <text:list-item>
          <text:p text:style-name="P131"><text:span text:style-name="Emphasis"><text:span text:style-name="T7">Why it’s useful:</text:span></text:span><text:span text:style-name="T7"> Saves time and avoids repeating work.</text:span></text:p>
        </text:list-item>
      </text:list>
      <text:h text:style-name="P128" text:outline-level="3"><text:span text:style-name="T9">3. </text:span><text:span text:style-name="Strong_20_Emphasis"><text:span text:style-name="T7">Scalability</text:span></text:span></text:h>
      <text:list text:style-name="L60">
        <text:list-item>
          <text:p text:style-name="P132"><text:span text:style-name="T7">Make sure the AI system can grow to handle </text:span><text:span text:style-name="Strong_20_Emphasis"><text:span text:style-name="T7">more users, data, or complexity</text:span></text:span><text:span text:style-name="T7">.</text:span></text:p>
        </text:list-item>
        <text:list-item>
          <text:p text:style-name="P132"><text:span text:style-name="Emphasis"><text:span text:style-name="T7">Why it’s useful:</text:span></text:span><text:span text:style-name="T7"> Important when the AI solution becomes popular or is applied to larger problems.</text:span></text:p>
        </text:list-item>
      </text:list>
      <text:h text:style-name="P128" text:outline-level="3"><text:span text:style-name="T9">4. </text:span><text:span text:style-name="Strong_20_Emphasis"><text:span text:style-name="T7">Maintainability</text:span></text:span></text:h>
      <text:list text:style-name="L61">
        <text:list-item>
          <text:p text:style-name="P133"><text:span text:style-name="T7">Write clear, well-organized code and keep the AI system easy to </text:span><text:span text:style-name="Strong_20_Emphasis"><text:span text:style-name="T7">update or fix</text:span></text:span><text:span text:style-name="T7">.</text:span></text:p>
        </text:list-item>
        <text:list-item>
          <text:p text:style-name="P133"><text:span text:style-name="Emphasis"><text:span text:style-name="T7">Why it’s useful:</text:span></text:span><text:span text:style-name="T7"> AI models and tools change often; this helps keep your system up to date.</text:span></text:p>
        </text:list-item>
      </text:list>
      <text:h text:style-name="P128" text:outline-level="3"><text:span text:style-name="T9">5. </text:span><text:span text:style-name="Strong_20_Emphasis"><text:span text:style-name="T7">Testability</text:span></text:span></text:h>
      <text:list text:style-name="L62">
        <text:list-item>
          <text:p text:style-name="P134"><text:span text:style-name="T7">Design AI systems so they can be </text:span><text:span text:style-name="Strong_20_Emphasis"><text:span text:style-name="T7">easily tested</text:span></text:span><text:span text:style-name="T7"> at every stage—data, model performance, and output correctness.</text:span></text:p>
        </text:list-item>
        <text:list-item>
          <text:p text:style-name="P134"><text:span text:style-name="Emphasis"><text:span text:style-name="T7">Why it’s useful:</text:span></text:span><text:span text:style-name="T7"> Ensures accuracy and avoids errors in predictions.</text:span></text:p>
        </text:list-item>
      </text:list>
      <text:h text:style-name="P128" text:outline-level="3"><text:span text:style-name="T9">6. </text:span><text:span text:style-name="Strong_20_Emphasis"><text:span text:style-name="T7">Version Control</text:span></text:span></text:h>
      <text:list text:style-name="L63">
        <text:list-item>
          <text:p text:style-name="P135">Use tools like Git to track changes in code, data, and models.</text:p>
        </text:list-item>
        <text:list-item>
          <text:p text:style-name="P136"><text:span text:style-name="Emphasis"><text:span text:style-name="T7">Why it’s useful:</text:span></text:span><text:span text:style-name="T7"> Helps manage updates and lets teams work together without losing work.</text:span></text:p>
        </text:list-item>
      </text:list>
      <text:h text:style-name="P128" text:outline-level="3"><text:span text:style-name="T9">7. </text:span><text:span text:style-name="Strong_20_Emphasis"><text:span text:style-name="T7">Documentation</text:span></text:span></text:h>
      <text:list text:style-name="L64">
        <text:list-item>
          <text:p text:style-name="P137">Clearly document how the AI software works, what data it needs, and how to use it.</text:p>
        </text:list-item>
        <text:list-item>
          <text:p text:style-name="P138"><text:span text:style-name="Emphasis"><text:span text:style-name="T7">Why it’s useful:</text:span></text:span><text:span text:style-name="T7"> Others (and your future self) can understand and maintain the system.</text:span></text:p>
        </text:list-item>
      </text:list>
      <text:h text:style-name="P128" text:outline-level="3"><text:span text:style-name="T9">8. </text:span><text:span text:style-name="Strong_20_Emphasis"><text:span text:style-name="T7">Security and Privacy</text:span></text:span></text:h>
      <text:list text:style-name="L65">
        <text:list-item>
          <text:p text:style-name="P139">Protect sensitive data and make sure AI systems do not leak or misuse user information.</text:p>
        </text:list-item>
        <text:list-item>
          <text:p text:style-name="P140"><text:span text:style-name="Emphasis"><text:span text:style-name="T7">Why it’s useful:</text:span></text:span><text:span text:style-name="T7"> Builds trust and follows laws like GDPR.</text:span></text:p>
        </text:list-item>
      </text:list>
      <text:h text:style-name="P128" text:outline-level="3"><text:soft-page-break/><text:span text:style-name="T9">9. </text:span><text:span text:style-name="Strong_20_Emphasis"><text:span text:style-name="T7">Fairness and Ethics</text:span></text:span></text:h>
      <text:list text:style-name="L66">
        <text:list-item>
          <text:p text:style-name="P141"><text:span text:style-name="T7">Make sure the AI does not </text:span><text:span text:style-name="Strong_20_Emphasis"><text:span text:style-name="T7">discriminate</text:span></text:span><text:span text:style-name="T7"> or make unfair decisions.</text:span></text:p>
        </text:list-item>
        <text:list-item>
          <text:p text:style-name="P142">Use diverse and unbiased training data.</text:p>
        </text:list-item>
        <text:list-item>
          <text:p text:style-name="P141"><text:span text:style-name="Emphasis"><text:span text:style-name="T7">Why it’s useful:</text:span></text:span><text:span text:style-name="T7"> Creates responsible and trustworthy AI systems.</text:span></text:p>
        </text:list-item>
      </text:list>
      <text:h text:style-name="P128" text:outline-level="3"><text:span text:style-name="T9">10. </text:span><text:span text:style-name="Strong_20_Emphasis"><text:span text:style-name="T7">Performance Optimization</text:span></text:span></text:h>
      <text:list text:style-name="L67">
        <text:list-item>
          <text:p text:style-name="P143">Keep the AI system efficient so it doesn’t take too much time or computer resources.</text:p>
        </text:list-item>
        <text:list-item>
          <text:p text:style-name="P144"><text:span text:style-name="Emphasis"><text:span text:style-name="T7">Why it’s useful:</text:span></text:span><text:span text:style-name="T7"> Faster systems improve user experience and save cost.</text:span></text:p>
        </text:list-item>
      </text:list>
      <text:p text:style-name="P121"/>
      <text:p text:style-name="P121">8. What are the challenges in applying traditional software engineering practices to AI development?</text:p>
      <text:p text:style-name="P121">Artificial Intelligence (AI) development is very different from traditional software development. In traditional software, we write code with clear rules, and the computer follows those instructions exactly. However, AI systems—especially those that use machine learning—learn from data rather than being explicitly programmed. Because of this difference, applying traditional software engineering principles to AI development brings several challenges.</text:p>
      <text:p text:style-name="P123"><text:span text:style-name="Strong_20_Emphasis"><text:span text:style-name="T7">1. Unpredictable Behavior</text:span></text:span></text:p>
      <text:p text:style-name="P127">In traditional software, if you give the same input, you always get the same output. It is easy to test and verify the behavior. But in AI systems, especially machine learning models, the output can vary because the model learns patterns from data, and even small changes in the data or model can lead to different outcomes. This makes AI systems unpredictable and harder to trust or validate compared to traditional software.</text:p>
      <text:p text:style-name="P123"><text:span text:style-name="Strong_20_Emphasis"><text:span text:style-name="T7">2. Lack of Clear Requirements</text:span></text:span></text:p>
      <text:p text:style-name="P127">In traditional software engineering, the requirements of a project are well-defined. For example, we might say the software must calculate the total price including tax. But in AI projects, requirements are often vague and open-ended. For example, an AI system might be required to "detect fraud" or "recommend products," which are goals rather than specific instructions. This makes it hard to decide when the AI system is good enough or when it has met the requirements.</text:p>
      <text:p text:style-name="P123"><text:span text:style-name="Strong_20_Emphasis"><text:span text:style-name="T7">3. Heavy Dependence on Data</text:span></text:span></text:p>
      <text:p text:style-name="P127">Traditional software is mostly based on logic and code. In contrast, AI systems depend heavily on data. If the data is incomplete, inaccurate, or biased, the AI system will also produce poor or unfair results, even if the code is perfect. So the success of AI systems depends not only on coding but also on the quality and quantity of the data used to train them.</text:p>
      <text:p text:style-name="P123"><text:span text:style-name="Strong_20_Emphasis"><text:span text:style-name="T7">4. Difficulty in Testing</text:span></text:span></text:p>
      <text:p text:style-name="P127">Testing traditional software is straightforward. You know what the correct output should be, and you can check whether the software is working as expected. However, testing AI systems is difficult because there may not be a fixed correct answer. The AI model may give slightly different outputs even with the same input due to randomness in training or updates in data. This makes it harder to judge whether the system is behaving correctly.</text:p>
      <text:p text:style-name="P123"><text:soft-page-break/><text:span text:style-name="Strong_20_Emphasis"><text:span text:style-name="T7">5. Lack of Explainability</text:span></text:span></text:p>
      <text:p text:style-name="P127">Traditional programs are easier to understand because they follow a logical path step-by-step. If something goes wrong, you can trace the logic and fix it. But many AI systems, especially deep learning models, work like a "black box." They give an answer, but it is not clear how or why they reached that answer. This makes debugging and understanding the AI system very difficult, especially when things go wrong.</text:p>
      <text:p text:style-name="P123"><text:span text:style-name="Strong_20_Emphasis"><text:span text:style-name="T7">6. Continuous Learning and Maintenance</text:span></text:span></text:p>
      <text:p text:style-name="P127">Once traditional software is tested and deployed, it usually works the same way until it is updated. But AI systems may need to be retrained regularly with new data to maintain their performance. This continuous learning requires ongoing maintenance, monitoring, and updating, which is more demanding than maintaining traditional software.</text:p>
      <text:p text:style-name="P123"><text:span text:style-name="Strong_20_Emphasis"><text:span text:style-name="T7">7. Complex Integration</text:span></text:span></text:p>
      <text:p text:style-name="P127">AI systems are often part of a larger application. They need to work together with other software components like data pipelines, web applications, or mobile interfaces. Ensuring that these parts work well together can be complex. AI models also often require special hardware or cloud setups, which adds to the complexity of integration.</text:p>
      <text:p text:style-name="P123"><text:span text:style-name="Strong_20_Emphasis"><text:span text:style-name="T7">8. Ethical and Legal Concerns</text:span></text:span></text:p>
      <text:p text:style-name="P127">Traditional software is easier to audit and test for fairness. AI systems can unintentionally show bias if they are trained on biased data. This can result in unfair or unethical decisions. For example, an AI used in hiring might favor one group over another. This creates ethical problems and can even lead to legal issues, especially when laws like GDPR require transparency and fairness in automated decisions.</text:p>
      <text:p text:style-name="P123"><text:span text:style-name="Strong_20_Emphasis"><text:span text:style-name="T7">9. Skill Gap in Teams</text:span></text:span></text:p>
      <text:p text:style-name="P127">Developing AI systems requires not only software development skills but also knowledge of data science, machine learning, statistics, and tools like Python libraries (e.g., TensorFlow or PyTorch). Traditional software teams may not have all these skills, making it harder to build AI systems effectively. Teams must often be retrained or expanded to include AI specialists.</text:p>
      <text:p text:style-name="P123"><text:span text:style-name="Strong_20_Emphasis"><text:span text:style-name="T7">10. Performance Degradation Over Time</text:span></text:span></text:p>
      <text:p text:style-name="P127">Once traditional software is deployed, it usually performs the same unless there’s a bug. But AI systems can get worse over time. For example, if the real-world data changes (which is common), the AI model might no longer work well. This is known as "model drift." So, AI systems need to be monitored and updated frequently to maintain performance.</text:p>
      <text:p text:style-name="P121"/>
      <text:p text:style-name="P121"/>
      <text:p text:style-name="P121"/>
      <text:p text:style-name="P121"/>
      <text:p text:style-name="P121"/>
      <text:p text:style-name="P121"/>
      <text:p text:style-name="P145"><text:soft-page-break/><text:span text:style-name="T10">9. Compare and contrast software development life cycle (SDLC) with AI development life cycle (AI-DLC)</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2">SDLC</text:span></text:span></text:p>
            </table:table-cell>
            <table:table-cell table:style-name="Table1.A1" office:value-type="string">
              <text:p text:style-name="Table_20_Heading"><text:span text:style-name="Strong_20_Emphasis"><text:span text:style-name="T2">AI-DLC</text:span></text:span></text:p>
            </table:table-cell>
          </table:table-row>
        </table:table-header-rows>
        <table:table-row>
          <table:table-cell table:style-name="Table1.A1" office:value-type="string">
            <text:p text:style-name="Table_20_Contents"><text:span text:style-name="Strong_20_Emphasis"><text:span text:style-name="T2">Structured Phases</text:span></text:span><text:span text:style-name="T2">: Follows clear, well-defined steps (requirements, design, coding, testing, deployment, maintenance).</text:span></text:p>
          </table:table-cell>
          <table:table-cell table:style-name="Table1.A1" office:value-type="string">
            <text:p text:style-name="Table_20_Contents"><text:span text:style-name="Strong_20_Emphasis"><text:span text:style-name="T2">Iterative Phases</text:span></text:span><text:span text:style-name="T2">: Involves continuous iteration and refinement, with frequent cycles of data collection, model training, testing, and evaluation.</text:span></text:p>
          </table:table-cell>
        </table:table-row>
        <table:table-row>
          <table:table-cell table:style-name="Table1.A1" office:value-type="string">
            <text:p text:style-name="Table_20_Contents"><text:span text:style-name="Strong_20_Emphasis"><text:span text:style-name="T2">Stable Requirements</text:span></text:span><text:span text:style-name="T2">: Requirements are usually fixed and well-defined at the start.</text:span></text:p>
          </table:table-cell>
          <table:table-cell table:style-name="Table1.A1" office:value-type="string">
            <text:p text:style-name="Table_20_Contents"><text:span text:style-name="Strong_20_Emphasis"><text:span text:style-name="T2">Evolving Requirements</text:span></text:span><text:span text:style-name="T2">: Requirements can change over time as more data becomes available or the problem definition is refined.</text:span></text:p>
          </table:table-cell>
        </table:table-row>
        <table:table-row>
          <table:table-cell table:style-name="Table1.A1" office:value-type="string">
            <text:p text:style-name="Table_20_Contents"><text:span text:style-name="Strong_20_Emphasis"><text:span text:style-name="T2">Emphasis on Coding Logic</text:span></text:span><text:span text:style-name="T2">: The focus is on writing code that performs specific tasks using predefined rules and algorithms.</text:span></text:p>
          </table:table-cell>
          <table:table-cell table:style-name="Table1.A1" office:value-type="string">
            <text:p text:style-name="Table_20_Contents"><text:span text:style-name="Strong_20_Emphasis"><text:span text:style-name="T2">Emphasis on Data and Learning</text:span></text:span><text:span text:style-name="T2">: The focus is on training models to learn from data, which may involve complex algorithms like deep learning or machine learning.</text:span></text:p>
          </table:table-cell>
        </table:table-row>
        <table:table-row>
          <table:table-cell table:style-name="Table1.A1" office:value-type="string">
            <text:p text:style-name="Table_20_Contents"><text:span text:style-name="Strong_20_Emphasis"><text:span text:style-name="T2">Testing for Functionality</text:span></text:span><text:span text:style-name="T2">: Testing is aimed at ensuring the software functions as expected and meets user requirements (unit, integration, system tests).</text:span></text:p>
          </table:table-cell>
          <table:table-cell table:style-name="Table1.A1" office:value-type="string">
            <text:p text:style-name="Table_20_Contents"><text:span text:style-name="Strong_20_Emphasis"><text:span text:style-name="T2">Testing for Model Accuracy</text:span></text:span><text:span text:style-name="T2">: Testing focuses on the model’s performance metrics such as accuracy, precision, recall, F1 score, and its ability to generalize to new data.</text:span></text:p>
          </table:table-cell>
        </table:table-row>
        <table:table-row>
          <table:table-cell table:style-name="Table1.A1" office:value-type="string">
            <text:p text:style-name="Table_20_Contents"><text:span text:style-name="Strong_20_Emphasis"><text:span text:style-name="T2">Maintenance for Bug Fixes</text:span></text:span><text:span text:style-name="T2">: Maintenance typically involves fixing bugs, patching security issues, and adding new features.</text:span></text:p>
          </table:table-cell>
          <table:table-cell table:style-name="Table1.A1" office:value-type="string">
            <text:p text:style-name="Table_20_Contents"><text:span text:style-name="Strong_20_Emphasis"><text:span text:style-name="T2">Maintenance for Model Updating</text:span></text:span><text:span text:style-name="T2">: Maintenance involves retraining the model as new data comes in, fine-tuning for better performance, and addressing issues like model drift.</text:span></text:p>
          </table:table-cell>
        </table:table-row>
        <table:table-row>
          <table:table-cell table:style-name="Table1.A1" office:value-type="string">
            <text:p text:style-name="Table_20_Contents"><text:span text:style-name="Strong_20_Emphasis"><text:span text:style-name="T2">Deployment after Testing</text:span></text:span><text:span text:style-name="T2">: Once the software is fully developed and tested, it is deployed for users to interact with.</text:span></text:p>
          </table:table-cell>
          <table:table-cell table:style-name="Table1.A1" office:value-type="string">
            <text:p text:style-name="Table_20_Contents"><text:span text:style-name="Strong_20_Emphasis"><text:span text:style-name="T2">Deployment after Training</text:span></text:span><text:span text:style-name="T2">: The AI model is deployed after training, but its effectiveness is continually monitored, and improvements are made as needed.</text:span></text:p>
          </table:table-cell>
        </table:table-row>
        <table:table-row>
          <table:table-cell table:style-name="Table1.A1" office:value-type="string">
            <text:p text:style-name="Table_20_Contents"><text:span text:style-name="Strong_20_Emphasis"><text:span text:style-name="T2">Predictable and Reliable</text:span></text:span><text:span text:style-name="T2">: Software is typically deterministic and provides predictable results based on the logic written.</text:span></text:p>
          </table:table-cell>
          <table:table-cell table:style-name="Table1.A1" office:value-type="string">
            <text:p text:style-name="Table_20_Contents"><text:span text:style-name="Strong_20_Emphasis"><text:span text:style-name="T2">Dynamic and Adaptive</text:span></text:span><text:span text:style-name="T2">: AI systems can evolve over time as they continue learning from new data, making them adaptive to changes.</text:span></text:p>
          </table:table-cell>
        </table:table-row>
        <table:table-row>
          <table:table-cell table:style-name="Table1.A1" office:value-type="string">
            <text:p text:style-name="Table_20_Contents"><text:span text:style-name="Strong_20_Emphasis"><text:span text:style-name="T2">Design based on Rules</text:span></text:span><text:span text:style-name="T2">: Software design is based on rules, predefined functionality, and specifications that are fixed upfront.</text:span></text:p>
          </table:table-cell>
          <table:table-cell table:style-name="Table1.A1" office:value-type="string">
            <text:p text:style-name="Table_20_Contents"><text:span text:style-name="Strong_20_Emphasis"><text:span text:style-name="T2">Design based on Data</text:span></text:span><text:span text:style-name="T2">: The design is more fluid, based on how data is processed, how models are structured, and the machine learning algorithms used.</text:span></text:p>
          </table:table-cell>
        </table:table-row>
        <table:table-row>
          <table:table-cell table:style-name="Table1.A1" office:value-type="string">
            <text:p text:style-name="Table_20_Contents"><text:span text:style-name="Strong_20_Emphasis"><text:span text:style-name="T2">Progress Measured by Features</text:span></text:span><text:span text:style-name="T2">: The progress in SDLC is measured by the completion of features, which align with the requirements.</text:span></text:p>
          </table:table-cell>
          <table:table-cell table:style-name="Table1.A1" office:value-type="string">
            <text:p text:style-name="Table_20_Contents"><text:span text:style-name="Strong_20_Emphasis"><text:span text:style-name="T2">Progress Measured by Performance</text:span></text:span><text:span text:style-name="T2">: Progress in AI-DLC is measured by the performance of the AI model, with a focus on how well the model can predict or classify based on real-world data.</text:span></text:p>
          </table:table-cell>
        </table:table-row>
        <table:table-row>
          <table:table-cell table:style-name="Table1.A1" office:value-type="string">
            <text:p text:style-name="Table_20_Contents"><text:span text:style-name="Strong_20_Emphasis"><text:span text:style-name="T2">Data Handling is Limited</text:span></text:span><text:span text:style-name="T2">: Data is usually processed with specific input-output rules, like databases or simple file handling.</text:span></text:p>
          </table:table-cell>
          <table:table-cell table:style-name="Table1.A1" office:value-type="string">
            <text:p text:style-name="Table_20_Contents"><text:span text:style-name="Strong_20_Emphasis"><text:span text:style-name="T2">Data Handling is Central</text:span></text:span><text:span text:style-name="T2">: AI projects require large, often complex datasets that need to be cleaned, preprocessed, and structured correctly for training models.</text:span></text:p>
          </table:table-cell>
        </table:table-row>
        <table:table-row>
          <table:table-cell table:style-name="Table1.A1" office:value-type="string">
            <text:p text:style-name="Table_20_Contents"><text:span text:style-name="Strong_20_Emphasis"><text:span text:style-name="T2">Testing is Straightforward</text:span></text:span><text:span text:style-name="T2">: Testing involves running pre-set test cases to confirm the software meets specified behaviors.</text:span></text:p>
          </table:table-cell>
          <table:table-cell table:style-name="Table1.A1" office:value-type="string">
            <text:p text:style-name="Table_20_Contents"><text:span text:style-name="Strong_20_Emphasis"><text:span text:style-name="T2">Testing is Challenging</text:span></text:span><text:span text:style-name="T2">: Testing involves complex validation of model predictions, and ensuring the model does not overfit or underperform with unseen data.</text:span></text:p>
          </table:table-cell>
        </table:table-row>
        <table:table-row>
          <table:table-cell table:style-name="Table1.A1" office:value-type="string">
            <text:p text:style-name="Table_20_Contents"><text:span text:style-name="Strong_20_Emphasis"><text:span text:style-name="T2">Scheduled Updates</text:span></text:span><text:span text:style-name="T2">: Software updates are planned and follow a release cycle with controlled bug fixes and new feature additions.</text:span></text:p>
          </table:table-cell>
          <table:table-cell table:style-name="Table1.A1" office:value-type="string">
            <text:p text:style-name="Table_20_Contents"><text:span text:style-name="Strong_20_Emphasis"><text:span text:style-name="T2">Frequent Model Updates</text:span></text:span><text:span text:style-name="T2">: Updates occur when new data is available or when the model's performance declines, meaning continuous retraining and monitoring are needed.</text:span></text:p>
          </table:table-cell>
        </table:table-row>
        <table:table-row>
          <table:table-cell table:style-name="Table1.A1" office:value-type="string">
            <text:p text:style-name="Table_20_Contents"><text:span text:style-name="Strong_20_Emphasis"><text:span text:style-name="T2">Stable Post-Deployment</text:span></text:span><text:span text:style-name="T2">: Once deployed, the software is relatively stable, with updates pushed through patches or new versions.</text:span></text:p>
          </table:table-cell>
          <table:table-cell table:style-name="Table1.A1" office:value-type="string">
            <text:p text:style-name="Table_20_Contents"><text:span text:style-name="Strong_20_Emphasis"><text:span text:style-name="T2">Continuous Monitoring</text:span></text:span><text:span text:style-name="T2">: Even after deployment, the model must be monitored to ensure it performs well in real-world conditions, often needing retraining with fresh data.</text:span></text:p>
          </table:table-cell>
        </table:table-row>
        <table:table-row>
          <table:table-cell table:style-name="Table1.A1" office:value-type="string">
            <text:p text:style-name="Table_20_Contents"><text:span text:style-name="Strong_20_Emphasis"><text:span text:style-name="T2">Focus on User-Facing Applications</text:span></text:span><text:span text:style-name="T2">: The primary goal is to build user-facing applications that solve functional business needs.</text:span></text:p>
          </table:table-cell>
          <table:table-cell table:style-name="Table1.A1" office:value-type="string">
            <text:p text:style-name="Table_20_Contents"><text:span text:style-name="Strong_20_Emphasis"><text:span text:style-name="T2">Focus on Intelligent Systems</text:span></text:span><text:span text:style-name="T2">: AI development focuses on building intelligent systems that can make predictions, classify data, or assist in decision-making.</text:span></text:p>
          </table:table-cell>
        </table:table-row>
        <table:table-row>
          <table:table-cell table:style-name="Table1.A1" office:value-type="string">
            <text:p text:style-name="Table_20_Contents"><text:span text:style-name="Strong_20_Emphasis"><text:span text:style-name="T2">External Dependencies</text:span></text:span><text:span text:style-name="T2">: Dependencies mostly include libraries, frameworks, databases, and third-party APIs.</text:span></text:p>
          </table:table-cell>
          <table:table-cell table:style-name="Table1.A1" office:value-type="string">
            <text:p text:style-name="Table_20_Contents"><text:span text:style-name="Strong_20_Emphasis"><text:span text:style-name="T2">Model and Data Dependencies</text:span></text:span><text:span text:style-name="T2">: Dependencies are on machine learning frameworks (e.g., TensorFlow, PyTorch) and data sources, along with computational power for training models.</text:span></text:p>
          </table:table-cell>
        </table:table-row>
      </table:table>
      <text:p text:style-name="P146"><text:soft-page-break/>10. Explain the importance of explainability and interpretability in AI software engineering.</text:p>
      <text:p text:style-name="P147"><text:span text:style-name="Strong_20_Emphasis"><text:span text:style-name="T6">Explainability</text:span></text:span><text:span text:style-name="T6"> refers to the ability to clearly </text:span><text:span text:style-name="Strong_20_Emphasis"><text:span text:style-name="T6">explain</text:span></text:span><text:span text:style-name="T6"> how and why an AI system makes a decision. In simpler terms, it means we can look at the AI's output (the decision it made) and be able to explain the logic behind it in a way that a human can understand.</text:span></text:p>
      <text:h text:style-name="P148" text:outline-level="4"><text:span text:style-name="Strong_20_Emphasis"><text:span text:style-name="T7">Why is Explainability Important?</text:span></text:span></text:h>
      <text:list text:style-name="L68">
        <text:list-item>
          <text:p text:style-name="P149"><text:span text:style-name="Strong_20_Emphasis"><text:span text:style-name="T7">Building Trust</text:span></text:span><text:span text:style-name="T7">:</text:span></text:p>
          <text:list>
            <text:list-item>
              <text:p text:style-name="P150">People need to trust AI to use it effectively. If an AI model can explain how it made a decision, users will be more confident in its outputs. For example, in healthcare, if an AI recommends a treatment, doctors will trust it more if they understand how it came to that recommendation.</text:p>
            </text:list-item>
          </text:list>
        </text:list-item>
        <text:list-item>
          <text:p text:style-name="P149"><text:span text:style-name="Strong_20_Emphasis"><text:span text:style-name="T7">Accountability</text:span></text:span><text:span text:style-name="T7">:</text:span></text:p>
          <text:list>
            <text:list-item>
              <text:p text:style-name="P150">If an AI makes a mistake or a wrong decision, we need to know why it happened. Explainability helps us trace the decision-making process and figure out where the error occurred. In industries like finance or law, it’s crucial that decisions made by AI can be explained to prevent mistakes.</text:p>
            </text:list-item>
          </text:list>
        </text:list-item>
        <text:list-item>
          <text:p text:style-name="P149"><text:span text:style-name="Strong_20_Emphasis"><text:span text:style-name="T7">Legal Requirements</text:span></text:span><text:span text:style-name="T7">:</text:span></text:p>
          <text:list>
            <text:list-item>
              <text:p text:style-name="P150">Many countries, especially in Europe under GDPR, require AI systems to explain their decisions, especially if the decisions affect people’s lives. For instance, if an AI rejects a loan application, the person should be able to ask why their application was rejected, and the AI should provide a clear explanation.</text:p>
            </text:list-item>
          </text:list>
        </text:list-item>
        <text:list-item>
          <text:p text:style-name="P149"><text:span text:style-name="Strong_20_Emphasis"><text:span text:style-name="T7">Improving the System</text:span></text:span><text:span text:style-name="T7">:</text:span></text:p>
          <text:list>
            <text:list-item>
              <text:p text:style-name="P149"><text:span text:style-name="T7">Explainability also helps </text:span><text:span text:style-name="Strong_20_Emphasis"><text:span text:style-name="T7">engineers</text:span></text:span><text:span text:style-name="T7"> improve the AI model. If we can explain how a decision was made, we can identify parts of the model that might need improvement. For example, if the AI is making biased decisions, explainability will help point out which features (data inputs) are causing the bias.</text:span></text:p>
            </text:list-item>
          </text:list>
        </text:list-item>
      </text:list>
      <text:p text:style-name="P147"><text:span text:style-name="Strong_20_Emphasis"><text:span text:style-name="T6">Interpretability</text:span></text:span><text:span text:style-name="T6"> is the ability to </text:span><text:span text:style-name="Strong_20_Emphasis"><text:span text:style-name="T6">understand the internal workings</text:span></text:span><text:span text:style-name="T6"> of the AI system. It’s about understanding how the data flows through the AI model, how the model is structured, and what influences its predictions or decisions. It’s like looking inside the “black box” of AI and understanding how it’s processing information.</text:span></text:p>
      <text:h text:style-name="P148" text:outline-level="4"><text:span text:style-name="Strong_20_Emphasis"><text:span text:style-name="T7">Why is Interpretability Important?</text:span></text:span></text:h>
      <text:list text:style-name="L69">
        <text:list-item>
          <text:p text:style-name="P151"><text:span text:style-name="Strong_20_Emphasis"><text:span text:style-name="T7">Understanding the Model</text:span></text:span><text:span text:style-name="T7">:</text:span></text:p>
          <text:list>
            <text:list-item>
              <text:p text:style-name="P152">Engineers need to understand the model to make sure it is functioning correctly. For example, if an AI is not performing well, being able to interpret how it works helps developers find the problem and make improvements.</text:p>
            </text:list-item>
          </text:list>
        </text:list-item>
        <text:list-item>
          <text:p text:style-name="P151"><text:span text:style-name="Strong_20_Emphasis"><text:span text:style-name="T7">Bias Detection</text:span></text:span><text:span text:style-name="T7">:</text:span></text:p>
          <text:list>
            <text:list-item>
              <text:p text:style-name="P152">AI models can sometimes be biased, meaning they make unfair decisions based on certain features (like race or gender). When a model is interpretable, it’s easier to spot these biases because we can see how each feature is affecting the decision-making process.</text:p>
            </text:list-item>
          </text:list>
        </text:list-item>
        <text:list-item>
          <text:p text:style-name="P151"><text:soft-page-break/><text:span text:style-name="Strong_20_Emphasis"><text:span text:style-name="T7">Ensuring Fairness</text:span></text:span><text:span text:style-name="T7">:</text:span></text:p>
          <text:list>
            <text:list-item>
              <text:p text:style-name="P151"><text:span text:style-name="T7">For AI systems to be </text:span><text:span text:style-name="Strong_20_Emphasis"><text:span text:style-name="T7">ethical</text:span></text:span><text:span text:style-name="T7">, they need to make fair decisions. By interpreting the model, we can ensure that it is not making harmful or discriminatory decisions, especially in sensitive areas like hiring, lending, or criminal justice.</text:span></text:p>
            </text:list-item>
          </text:list>
        </text:list-item>
        <text:list-item>
          <text:p text:style-name="P151"><text:span text:style-name="Strong_20_Emphasis"><text:span text:style-name="T7">Debugging and Improving</text:span></text:span><text:span text:style-name="T7">:</text:span></text:p>
          <text:list>
            <text:list-item>
              <text:p text:style-name="P152">When AI makes a mistake, being able to interpret how it works helps engineers identify what went wrong. This is critical for improving the model. For instance, if an AI is consistently misclassifying certain data, interpretability helps engineers figure out why, so they can fix it.</text:p>
            </text:list-item>
          </text:list>
        </text:list-item>
      </text:list>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53"><text:soft-page-break/>MODULE 2</text:p>
      <text:p text:style-name="P153">1. List out the <text:span text:style-name="T11">Key aspects</text:span><text:span text:style-name="T12"> </text:span>and <text:span text:style-name="T11">elicitation</text:span><text:span text:style-name="T12"> </text:span>of requirements engineering for AI <text:s/>systems.</text:p>
      <text:h text:style-name="P154" text:outline-level="3"><text:span text:style-name="Strong_20_Emphasis"><text:span text:style-name="T6">Key Aspects of Requirements Engineering for AI Systems</text:span></text:span></text:h>
      <text:list text:style-name="L70">
        <text:list-item>
          <text:p text:style-name="P155"><text:span text:style-name="Strong_20_Emphasis"><text:span text:style-name="T7">Stakeholder Identification</text:span></text:span></text:p>
          <text:list>
            <text:list-item>
              <text:p text:style-name="P156">Identify who the stakeholders are (e.g., end-users, AI researchers, system administrators, domain experts).</text:p>
            </text:list-item>
            <text:list-item>
              <text:p text:style-name="P156">Understand their needs, expectations, and constraints related to the AI system.</text:p>
            </text:list-item>
          </text:list>
        </text:list-item>
        <text:list-item>
          <text:p text:style-name="P155"><text:span text:style-name="Strong_20_Emphasis"><text:span text:style-name="T7">Functional Requirements</text:span></text:span></text:p>
          <text:list>
            <text:list-item>
              <text:p text:style-name="P156">These describe the tasks or actions the AI system should perform. For example:</text:p>
              <text:list>
                <text:list-item>
                  <text:p text:style-name="P156">Predicting outcomes based on historical data.</text:p>
                </text:list-item>
                <text:list-item>
                  <text:p text:style-name="P156">Identifying patterns or anomalies in data.</text:p>
                </text:list-item>
              </text:list>
            </text:list-item>
            <text:list-item>
              <text:p text:style-name="P155"><text:span text:style-name="T7">Functional requirements can be </text:span><text:span text:style-name="Strong_20_Emphasis"><text:span text:style-name="T7">classification</text:span></text:span><text:span text:style-name="T7"> (e.g., categorizing data) or </text:span><text:span text:style-name="Strong_20_Emphasis"><text:span text:style-name="T7">regression</text:span></text:span><text:span text:style-name="T7"> (e.g., predicting numerical values).</text:span></text:p>
            </text:list-item>
          </text:list>
        </text:list-item>
        <text:list-item>
          <text:p text:style-name="P155"><text:span text:style-name="Strong_20_Emphasis"><text:span text:style-name="T7">Non-Functional Requirements</text:span></text:span></text:p>
          <text:list>
            <text:list-item>
              <text:p text:style-name="P156">Focus on how the AI system should perform its tasks. This includes:</text:p>
              <text:list>
                <text:list-item>
                  <text:p text:style-name="P155"><text:span text:style-name="Strong_20_Emphasis"><text:span text:style-name="T7">Performance</text:span></text:span><text:span text:style-name="T7">: How fast should the AI system process data?</text:span></text:p>
                </text:list-item>
                <text:list-item>
                  <text:p text:style-name="P155"><text:span text:style-name="Strong_20_Emphasis"><text:span text:style-name="T7">Scalability</text:span></text:span><text:span text:style-name="T7">: Can the system handle increased data volume or complexity?</text:span></text:p>
                </text:list-item>
                <text:list-item>
                  <text:p text:style-name="P155"><text:span text:style-name="Strong_20_Emphasis"><text:span text:style-name="T7">Security</text:span></text:span><text:span text:style-name="T7">: Ensuring that the system is safe from cyberattacks or unauthorized access.</text:span></text:p>
                </text:list-item>
                <text:list-item>
                  <text:p text:style-name="P155"><text:span text:style-name="Strong_20_Emphasis"><text:span text:style-name="T7">Usability</text:span></text:span><text:span text:style-name="T7">: How user-friendly is the AI system for stakeholders?</text:span></text:p>
                </text:list-item>
              </text:list>
            </text:list-item>
          </text:list>
        </text:list-item>
        <text:list-item>
          <text:p text:style-name="P155"><text:span text:style-name="Strong_20_Emphasis"><text:span text:style-name="T7">Data Requirements</text:span></text:span></text:p>
          <text:list>
            <text:list-item>
              <text:p text:style-name="P156">AI systems heavily depend on data for training and prediction.</text:p>
            </text:list-item>
            <text:list-item>
              <text:p text:style-name="P155"><text:span text:style-name="T7">Requirements include </text:span><text:span text:style-name="Strong_20_Emphasis"><text:span text:style-name="T7">data quality</text:span></text:span><text:span text:style-name="T7">, </text:span><text:span text:style-name="Strong_20_Emphasis"><text:span text:style-name="T7">availability</text:span></text:span><text:span text:style-name="T7">, </text:span><text:span text:style-name="Strong_20_Emphasis"><text:span text:style-name="T7">quantity</text:span></text:span><text:span text:style-name="T7">, and </text:span><text:span text:style-name="Strong_20_Emphasis"><text:span text:style-name="T7">relevance</text:span></text:span><text:span text:style-name="T7"> to the problem.</text:span></text:p>
            </text:list-item>
            <text:list-item>
              <text:p text:style-name="P155"><text:span text:style-name="T7">It’s important to consider </text:span><text:span text:style-name="Strong_20_Emphasis"><text:span text:style-name="T7">data preprocessing</text:span></text:span><text:span text:style-name="T7"> and </text:span><text:span text:style-name="Strong_20_Emphasis"><text:span text:style-name="T7">data formats</text:span></text:span><text:span text:style-name="T7">.</text:span></text:p>
            </text:list-item>
          </text:list>
        </text:list-item>
        <text:list-item>
          <text:p text:style-name="P155"><text:span text:style-name="Strong_20_Emphasis"><text:span text:style-name="T7">Model Requirements</text:span></text:span></text:p>
          <text:list>
            <text:list-item>
              <text:p text:style-name="P156">Requirements related to the AI model itself, such as:</text:p>
              <text:list>
                <text:list-item>
                  <text:p text:style-name="P156">What type of model should be used (e.g., neural networks, decision trees)?</text:p>
                </text:list-item>
                <text:list-item>
                  <text:p text:style-name="P155"><text:span text:style-name="T7">What are the </text:span><text:span text:style-name="Strong_20_Emphasis"><text:span text:style-name="T7">accuracy</text:span></text:span><text:span text:style-name="T7"> and </text:span><text:span text:style-name="Strong_20_Emphasis"><text:span text:style-name="T7">precision</text:span></text:span><text:span text:style-name="T7"> goals?</text:span></text:p>
                </text:list-item>
                <text:list-item>
                  <text:p text:style-name="P156">How will the model be trained and evaluated?</text:p>
                </text:list-item>
              </text:list>
            </text:list-item>
          </text:list>
        </text:list-item>
        <text:list-item>
          <text:p text:style-name="P155"><text:span text:style-name="Strong_20_Emphasis"><text:span text:style-name="T7">Ethical and Bias Considerations</text:span></text:span></text:p>
          <text:list>
            <text:list-item>
              <text:p text:style-name="P155"><text:span text:style-name="T7">Ensure the AI system is </text:span><text:span text:style-name="Strong_20_Emphasis"><text:span text:style-name="T7">fair</text:span></text:span><text:span text:style-name="T7">, </text:span><text:span text:style-name="Strong_20_Emphasis"><text:span text:style-name="T7">transparent</text:span></text:span><text:span text:style-name="T7">, and </text:span><text:span text:style-name="Strong_20_Emphasis"><text:span text:style-name="T7">ethical</text:span></text:span><text:span text:style-name="T7">.</text:span></text:p>
            </text:list-item>
            <text:list-item>
              <text:p text:style-name="P155"><text:span text:style-name="Strong_20_Emphasis"><text:span text:style-name="T7">Bias mitigation</text:span></text:span><text:span text:style-name="T7">: Address the possibility of biased predictions that could affect specific groups or individuals.</text:span></text:p>
            </text:list-item>
            <text:list-item>
              <text:p text:style-name="P155"><text:soft-page-break/><text:span text:style-name="T7">Ensure the AI does not violate </text:span><text:span text:style-name="Strong_20_Emphasis"><text:span text:style-name="T7">privacy</text:span></text:span><text:span text:style-name="T7"> or </text:span><text:span text:style-name="Strong_20_Emphasis"><text:span text:style-name="T7">confidentiality</text:span></text:span><text:span text:style-name="T7">.</text:span></text:p>
            </text:list-item>
          </text:list>
        </text:list-item>
        <text:list-item>
          <text:p text:style-name="P155"><text:span text:style-name="Strong_20_Emphasis"><text:span text:style-name="T7">System Integration</text:span></text:span></text:p>
          <text:list>
            <text:list-item>
              <text:p text:style-name="P156">The AI system should work with other software systems, databases, or hardware.</text:p>
            </text:list-item>
            <text:list-item>
              <text:p text:style-name="P156">Requirements must specify how the AI system integrates with existing infrastructure, including compatibility and dependencies.</text:p>
            </text:list-item>
          </text:list>
        </text:list-item>
        <text:list-item>
          <text:p text:style-name="P155"><text:span text:style-name="Strong_20_Emphasis"><text:span text:style-name="T7">Regulatory and Compliance Requirements</text:span></text:span></text:p>
          <text:list>
            <text:list-item>
              <text:p text:style-name="P155"><text:span text:style-name="T7">AI systems must comply with legal standards, such as </text:span><text:span text:style-name="Strong_20_Emphasis"><text:span text:style-name="T7">GDPR</text:span></text:span><text:span text:style-name="T7">, </text:span><text:span text:style-name="Strong_20_Emphasis"><text:span text:style-name="T7">HIPAA</text:span></text:span><text:span text:style-name="T7">, or other data protection regulations.</text:span></text:p>
            </text:list-item>
            <text:list-item>
              <text:p text:style-name="P156">Define how the system will handle user data and ensure it follows relevant laws.</text:p>
            </text:list-item>
          </text:list>
        </text:list-item>
        <text:list-item>
          <text:p text:style-name="P155"><text:span text:style-name="Strong_20_Emphasis"><text:span text:style-name="T7">Maintenance and Adaptability</text:span></text:span></text:p>
          <text:list>
            <text:list-item>
              <text:p text:style-name="P156">The AI system should be designed for easy updates or changes.</text:p>
            </text:list-item>
            <text:list-item>
              <text:p text:style-name="P155"><text:span text:style-name="T7">It should handle </text:span><text:span text:style-name="Strong_20_Emphasis"><text:span text:style-name="T7">model drift</text:span></text:span><text:span text:style-name="T7"> (changes in data patterns over time) and have a mechanism for </text:span><text:span text:style-name="Strong_20_Emphasis"><text:span text:style-name="T7">continuous learning</text:span></text:span><text:span text:style-name="T7">.</text:span></text:p>
            </text:list-item>
          </text:list>
        </text:list-item>
        <text:list-item>
          <text:p text:style-name="P155"><text:span text:style-name="Strong_20_Emphasis"><text:span text:style-name="T7">Explainability and Transparency</text:span></text:span></text:p>
          <text:list>
            <text:list-item>
              <text:p text:style-name="P156">The AI system should provide explanations of how decisions or predictions are made (especially for high-stakes applications like healthcare or finance).</text:p>
            </text:list-item>
            <text:list-item>
              <text:p text:style-name="P156">Requirements for explainability tools (e.g., SHAP values, LIME) might be necessary for understanding model behavior.</text:p>
            </text:list-item>
          </text:list>
        </text:list-item>
      </text:list>
      <text:h text:style-name="P154" text:outline-level="3"><text:span text:style-name="Strong_20_Emphasis"><text:span text:style-name="T6">Elicitation of Requirements for AI Systems</text:span></text:span></text:h>
      <text:p text:style-name="P157"><text:span text:style-name="Strong_20_Emphasis"><text:span text:style-name="T7">Requirements elicitation</text:span></text:span><text:span text:style-name="T7"> is the process of gathering requirements from stakeholders. Here are the key techniques to gather AI system requirements:</text:span></text:p>
      <text:list text:style-name="L71">
        <text:list-item>
          <text:p text:style-name="P158"><text:span text:style-name="Strong_20_Emphasis"><text:span text:style-name="T7">Interviews</text:span></text:span></text:p>
          <text:list>
            <text:list-item>
              <text:p text:style-name="P159">Direct conversations with stakeholders to gather their needs and expectations from the AI system.</text:p>
            </text:list-item>
            <text:list-item>
              <text:p text:style-name="P159">Example: Interviewing a healthcare provider to understand how an AI tool can assist in diagnosing medical conditions.</text:p>
            </text:list-item>
          </text:list>
        </text:list-item>
        <text:list-item>
          <text:p text:style-name="P158"><text:span text:style-name="Strong_20_Emphasis"><text:span text:style-name="T7">Surveys and Questionnaires</text:span></text:span></text:p>
          <text:list>
            <text:list-item>
              <text:p text:style-name="P159">Distribute surveys to collect feedback from a larger group of stakeholders, especially in organizations or systems with many users.</text:p>
            </text:list-item>
            <text:list-item>
              <text:p text:style-name="P159">Example: Asking users about their experience with a recommendation system.</text:p>
            </text:list-item>
          </text:list>
        </text:list-item>
        <text:list-item>
          <text:p text:style-name="P158"><text:span text:style-name="Strong_20_Emphasis"><text:span text:style-name="T7">Workshops and Focus Groups</text:span></text:span></text:p>
          <text:list>
            <text:list-item>
              <text:p text:style-name="P159">Group discussions that allow multiple stakeholders to express their opinions, discuss use cases, and brainstorm solutions.</text:p>
            </text:list-item>
            <text:list-item>
              <text:p text:style-name="P159"><text:soft-page-break/>Example: Organizing a workshop with AI developers, domain experts, and end-users to define system goals and requirements.</text:p>
            </text:list-item>
          </text:list>
        </text:list-item>
        <text:list-item>
          <text:p text:style-name="P158"><text:span text:style-name="Strong_20_Emphasis"><text:span text:style-name="T7">Use Case Scenarios</text:span></text:span></text:p>
          <text:list>
            <text:list-item>
              <text:p text:style-name="P159">Develop scenarios or user stories to visualize how the AI system should behave in different situations.</text:p>
            </text:list-item>
            <text:list-item>
              <text:p text:style-name="P159">Example: Describing a scenario where the AI recommends the most suitable marketing strategy based on customer data.</text:p>
            </text:list-item>
          </text:list>
        </text:list-item>
        <text:list-item>
          <text:p text:style-name="P158"><text:span text:style-name="Strong_20_Emphasis"><text:span text:style-name="T7">Observation</text:span></text:span></text:p>
          <text:list>
            <text:list-item>
              <text:p text:style-name="P159">Observe how stakeholders interact with existing systems or similar tools to understand their pain points, workflows, and expectations.</text:p>
            </text:list-item>
            <text:list-item>
              <text:p text:style-name="P159">Example: Watching how data analysts currently interact with business intelligence tools to spot areas for AI improvement.</text:p>
            </text:list-item>
          </text:list>
        </text:list-item>
        <text:list-item>
          <text:p text:style-name="P158"><text:span text:style-name="Strong_20_Emphasis"><text:span text:style-name="T7">Prototyping</text:span></text:span></text:p>
          <text:list>
            <text:list-item>
              <text:p text:style-name="P159">Building an initial prototype of the AI system to gather feedback and refine requirements. Prototyping is useful when the system is complex or stakeholders have unclear expectations.</text:p>
            </text:list-item>
            <text:list-item>
              <text:p text:style-name="P159">Example: Presenting a simplified version of a recommendation engine to users to refine its features.</text:p>
            </text:list-item>
          </text:list>
        </text:list-item>
        <text:list-item>
          <text:p text:style-name="P158"><text:span text:style-name="Strong_20_Emphasis"><text:span text:style-name="T7">Document Analysis</text:span></text:span></text:p>
          <text:list>
            <text:list-item>
              <text:p text:style-name="P159">Reviewing existing documents, reports, or specifications to extract relevant information and understand existing constraints.</text:p>
            </text:list-item>
            <text:list-item>
              <text:p text:style-name="P159">Example: Analyzing legal documents to ensure compliance with data privacy regulations for an AI system.</text:p>
            </text:list-item>
          </text:list>
        </text:list-item>
        <text:list-item>
          <text:p text:style-name="P158"><text:span text:style-name="Strong_20_Emphasis"><text:span text:style-name="T7">Brainstorming</text:span></text:span></text:p>
          <text:list>
            <text:list-item>
              <text:p text:style-name="P159">Encouraging stakeholders to share ideas and discuss the potential applications, benefits, and risks of the AI system.</text:p>
            </text:list-item>
            <text:list-item>
              <text:p text:style-name="P159">Example: Brainstorming potential features of an AI-powered predictive maintenance system in a factory.</text:p>
            </text:list-item>
          </text:list>
        </text:list-item>
        <text:list-item>
          <text:p text:style-name="P158"><text:span text:style-name="Strong_20_Emphasis"><text:span text:style-name="T7">Competitive Analysis</text:span></text:span></text:p>
          <text:list>
            <text:list-item>
              <text:p text:style-name="P159">Researching AI systems used by competitors or similar industries to understand features, functionality, and shortcomings.</text:p>
            </text:list-item>
            <text:list-item>
              <text:p text:style-name="P159">Example: Analyzing AI-driven customer support systems used by competitors to gather ideas for improving an AI chatbot.</text:p>
            </text:list-item>
          </text:list>
        </text:list-item>
        <text:list-item>
          <text:p text:style-name="P158"><text:span text:style-name="Strong_20_Emphasis"><text:span text:style-name="T7">Ethical and Compliance Reviews</text:span></text:span></text:p>
          <text:list>
            <text:list-item>
              <text:p text:style-name="P159">Involving legal or ethics experts to gather requirements related to fairness, transparency, and accountability.</text:p>
            </text:list-item>
            <text:list-item>
              <text:p text:style-name="P159"><text:soft-page-break/>Example: Consulting an ethics board to ensure that an AI hiring system does not discriminate against any candidate group.</text:p>
            </text:list-item>
          </text:list>
        </text:list-item>
      </text:list>
      <text:p text:style-name="P153"/>
      <text:p text:style-name="P153">2. Enumerate the types of specifying functional and non- functional requirements for AI systems.</text:p>
      <text:h text:style-name="P154" text:outline-level="3"><text:span text:style-name="Strong_20_Emphasis"><text:span text:style-name="T6">Functional Requirements for AI Systems</text:span></text:span></text:h>
      <text:p text:style-name="P160">Functional requirements describe the specific behaviors, actions, or tasks that the AI system must perform. They define what the system will do and how it will behave in different scenarios. Here are some key types:</text:p>
      <text:list text:style-name="L72">
        <text:list-item>
          <text:p text:style-name="P161"><text:span text:style-name="Strong_20_Emphasis"><text:span text:style-name="T7">Data Processing</text:span></text:span></text:p>
          <text:list>
            <text:list-item>
              <text:p text:style-name="P162">Describes how the AI system will gather, clean, preprocess, and transform data for analysis.</text:p>
            </text:list-item>
            <text:list-item>
              <text:p text:style-name="P162">Example: The system must be able to handle missing data, normalize numeric data, and encode categorical variables.</text:p>
            </text:list-item>
          </text:list>
        </text:list-item>
        <text:list-item>
          <text:p text:style-name="P161"><text:span text:style-name="Strong_20_Emphasis"><text:span text:style-name="T7">Model Training</text:span></text:span></text:p>
          <text:list>
            <text:list-item>
              <text:p text:style-name="P162">Specifies how the AI model will be trained on the dataset.</text:p>
            </text:list-item>
            <text:list-item>
              <text:p text:style-name="P162">Example: The system must support supervised learning with labeled data for training a classification model.</text:p>
            </text:list-item>
          </text:list>
        </text:list-item>
        <text:list-item>
          <text:p text:style-name="P161"><text:span text:style-name="Strong_20_Emphasis"><text:span text:style-name="T7">Model Evaluation</text:span></text:span></text:p>
          <text:list>
            <text:list-item>
              <text:p text:style-name="P162">Details the methods and metrics to evaluate the performance of the AI model.</text:p>
            </text:list-item>
            <text:list-item>
              <text:p text:style-name="P162">Example: The system must use accuracy, precision, and recall to evaluate a classification model.</text:p>
            </text:list-item>
          </text:list>
        </text:list-item>
        <text:list-item>
          <text:p text:style-name="P161"><text:span text:style-name="Strong_20_Emphasis"><text:span text:style-name="T7">Prediction or Inference</text:span></text:span></text:p>
          <text:list>
            <text:list-item>
              <text:p text:style-name="P162">Specifies the task the AI model is intended to perform after training.</text:p>
            </text:list-item>
            <text:list-item>
              <text:p text:style-name="P162">Example: The system should predict the likelihood of a customer making a purchase based on historical data.</text:p>
            </text:list-item>
          </text:list>
        </text:list-item>
        <text:list-item>
          <text:p text:style-name="P161"><text:span text:style-name="Strong_20_Emphasis"><text:span text:style-name="T7">Decision Making</text:span></text:span></text:p>
          <text:list>
            <text:list-item>
              <text:p text:style-name="P162">Describes how the AI system will make decisions or recommendations.</text:p>
            </text:list-item>
            <text:list-item>
              <text:p text:style-name="P162">Example: The AI system should recommend products to users based on their past behavior and preferences.</text:p>
            </text:list-item>
          </text:list>
        </text:list-item>
        <text:list-item>
          <text:p text:style-name="P161"><text:span text:style-name="Strong_20_Emphasis"><text:span text:style-name="T7">User Interaction</text:span></text:span></text:p>
          <text:list>
            <text:list-item>
              <text:p text:style-name="P162">Defines how the AI system will interact with end-users, including input and output.</text:p>
            </text:list-item>
            <text:list-item>
              <text:p text:style-name="P162">Example: The system should allow users to input queries in natural language and return relevant responses.</text:p>
            </text:list-item>
          </text:list>
        </text:list-item>
        <text:list-item>
          <text:p text:style-name="P161"><text:span text:style-name="Strong_20_Emphasis"><text:span text:style-name="T7">Error Handling</text:span></text:span></text:p>
          <text:list>
            <text:list-item>
              <text:p text:style-name="P162">Specifies how the system will handle errors or unexpected behavior.</text:p>
            </text:list-item>
            <text:list-item>
              <text:p text:style-name="P162"><text:soft-page-break/>Example: If a model makes an invalid prediction, the system should notify the user and log the error for further analysis.</text:p>
            </text:list-item>
          </text:list>
        </text:list-item>
        <text:list-item>
          <text:p text:style-name="P161"><text:span text:style-name="Strong_20_Emphasis"><text:span text:style-name="T7">Data Storage and Retrieval</text:span></text:span></text:p>
          <text:list>
            <text:list-item>
              <text:p text:style-name="P162">Defines how data will be stored and accessed.</text:p>
            </text:list-item>
            <text:list-item>
              <text:p text:style-name="P162">Example: The AI system must store training data and model weights in a database or cloud storage system.</text:p>
            </text:list-item>
          </text:list>
        </text:list-item>
        <text:list-item>
          <text:p text:style-name="P161"><text:span text:style-name="Strong_20_Emphasis"><text:span text:style-name="T7">Model Updates</text:span></text:span></text:p>
          <text:list>
            <text:list-item>
              <text:p text:style-name="P162">Describes how the AI model will be updated or retrained with new data.</text:p>
            </text:list-item>
            <text:list-item>
              <text:p text:style-name="P162">Example: The system should periodically retrain the model with the latest data to improve accuracy.</text:p>
            </text:list-item>
          </text:list>
        </text:list-item>
        <text:list-item>
          <text:p text:style-name="P161"><text:span text:style-name="Strong_20_Emphasis"><text:span text:style-name="T7">Integration with Other Systems</text:span></text:span></text:p>
          <text:list>
            <text:list-item>
              <text:p text:style-name="P162">Defines how the AI system will interact with external systems.</text:p>
            </text:list-item>
            <text:list-item>
              <text:p text:style-name="P162">Example: The system must integrate with a customer relationship management (CRM) system to fetch real-time customer data.</text:p>
            </text:list-item>
          </text:list>
        </text:list-item>
      </text:list>
      <text:h text:style-name="P163" text:outline-level="3"><text:span text:style-name="Strong_20_Emphasis"><text:span text:style-name="T7">Non-Functional Requirements for AI Systems</text:span></text:span></text:h>
      <text:p text:style-name="P157"><text:span text:style-name="T7">Non-functional requirements describe the </text:span><text:span text:style-name="Strong_20_Emphasis"><text:span text:style-name="T7">quality attributes</text:span></text:span><text:span text:style-name="T7"> or </text:span><text:span text:style-name="Strong_20_Emphasis"><text:span text:style-name="T7">performance characteristics</text:span></text:span><text:span text:style-name="T7"> of the AI system, focusing on how the system will perform rather than what it will do. These include:</text:span></text:p>
      <text:list text:style-name="L73">
        <text:list-item>
          <text:p text:style-name="P164"><text:span text:style-name="Strong_20_Emphasis"><text:span text:style-name="T7">Performance</text:span></text:span></text:p>
          <text:list>
            <text:list-item>
              <text:p text:style-name="P165">Defines how well the system should perform in terms of speed, responsiveness, and resource usage.</text:p>
            </text:list-item>
            <text:list-item>
              <text:p text:style-name="P165">Example: The system must process predictions within 2 seconds for real-time applications.</text:p>
            </text:list-item>
          </text:list>
        </text:list-item>
        <text:list-item>
          <text:p text:style-name="P164"><text:span text:style-name="Strong_20_Emphasis"><text:span text:style-name="T7">Scalability</text:span></text:span></text:p>
          <text:list>
            <text:list-item>
              <text:p text:style-name="P165">Describes the system's ability to handle increasing amounts of work or data.</text:p>
            </text:list-item>
            <text:list-item>
              <text:p text:style-name="P165">Example: The AI system should scale to accommodate a 100x increase in the number of user queries without performance degradation.</text:p>
            </text:list-item>
          </text:list>
        </text:list-item>
        <text:list-item>
          <text:p text:style-name="P164"><text:span text:style-name="Strong_20_Emphasis"><text:span text:style-name="T7">Reliability</text:span></text:span></text:p>
          <text:list>
            <text:list-item>
              <text:p text:style-name="P165">Specifies how dependable and stable the AI system should be.</text:p>
            </text:list-item>
            <text:list-item>
              <text:p text:style-name="P165">Example: The system must ensure 99.9% uptime for 24/7 service availability.</text:p>
            </text:list-item>
          </text:list>
        </text:list-item>
        <text:list-item>
          <text:p text:style-name="P164"><text:span text:style-name="Strong_20_Emphasis"><text:span text:style-name="T7">Availability</text:span></text:span></text:p>
          <text:list>
            <text:list-item>
              <text:p text:style-name="P165">Defines how accessible the AI system should be for use.</text:p>
            </text:list-item>
            <text:list-item>
              <text:p text:style-name="P165">Example: The system should be available at all times, with automatic failover to backup servers in case of failure.</text:p>
            </text:list-item>
          </text:list>
        </text:list-item>
        <text:list-item>
          <text:p text:style-name="P164"><text:span text:style-name="Strong_20_Emphasis"><text:span text:style-name="T7">Security</text:span></text:span></text:p>
          <text:list>
            <text:list-item>
              <text:p text:style-name="P165"><text:soft-page-break/>Describes how the system will ensure the protection of data and user privacy.</text:p>
            </text:list-item>
            <text:list-item>
              <text:p text:style-name="P165">Example: The AI system must encrypt user data and comply with data protection regulations (e.g., GDPR).</text:p>
            </text:list-item>
          </text:list>
        </text:list-item>
        <text:list-item>
          <text:p text:style-name="P164"><text:span text:style-name="Strong_20_Emphasis"><text:span text:style-name="T7">Maintainability</text:span></text:span></text:p>
          <text:list>
            <text:list-item>
              <text:p text:style-name="P165">Specifies how easy it is to update, modify, and troubleshoot the AI system.</text:p>
            </text:list-item>
            <text:list-item>
              <text:p text:style-name="P165">Example: The system must have clear documentation and a modular design to make updates easier.</text:p>
            </text:list-item>
          </text:list>
        </text:list-item>
        <text:list-item>
          <text:p text:style-name="P164"><text:span text:style-name="Strong_20_Emphasis"><text:span text:style-name="T7">Usability</text:span></text:span></text:p>
          <text:list>
            <text:list-item>
              <text:p text:style-name="P165">Defines how user-friendly and intuitive the AI system should be.</text:p>
            </text:list-item>
            <text:list-item>
              <text:p text:style-name="P165">Example: The system should have a simple and intuitive user interface that doesn’t require extensive training.</text:p>
            </text:list-item>
          </text:list>
        </text:list-item>
        <text:list-item>
          <text:p text:style-name="P164"><text:span text:style-name="Strong_20_Emphasis"><text:span text:style-name="T7">Interoperability</text:span></text:span></text:p>
          <text:list>
            <text:list-item>
              <text:p text:style-name="P165">Specifies how well the AI system will integrate and work with other systems.</text:p>
            </text:list-item>
            <text:list-item>
              <text:p text:style-name="P165">Example: The system should support REST APIs for integration with other platforms and services.</text:p>
            </text:list-item>
          </text:list>
        </text:list-item>
        <text:list-item>
          <text:p text:style-name="P164"><text:span text:style-name="Strong_20_Emphasis"><text:span text:style-name="T7">Explainability and Transparency</text:span></text:span></text:p>
          <text:list>
            <text:list-item>
              <text:p text:style-name="P165">Defines how the AI model should explain its decisions to users.</text:p>
            </text:list-item>
            <text:list-item>
              <text:p text:style-name="P165">Example: The system must be able to provide a detailed explanation of how it arrived at a prediction, especially in high-stakes domains like healthcare.</text:p>
            </text:list-item>
          </text:list>
        </text:list-item>
        <text:list-item>
          <text:p text:style-name="P164"><text:span text:style-name="Strong_20_Emphasis"><text:span text:style-name="T7">Compliance</text:span></text:span></text:p>
          <text:list>
            <text:list-item>
              <text:p text:style-name="P165">Specifies how the AI system adheres to relevant legal, regulatory, or industry standards.</text:p>
            </text:list-item>
            <text:list-item>
              <text:p text:style-name="P165">Example: The AI system must comply with the ethical guidelines set by the company and relevant regulatory bodies, such as the FDA for medical applications.</text:p>
            </text:list-item>
          </text:list>
        </text:list-item>
        <text:list-item>
          <text:p text:style-name="P164"><text:span text:style-name="Strong_20_Emphasis"><text:span text:style-name="T7">Ethical Considerations</text:span></text:span></text:p>
          <text:list>
            <text:list-item>
              <text:p text:style-name="P165">Describes how the system ensures ethical decision-making and fairness.</text:p>
            </text:list-item>
            <text:list-item>
              <text:p text:style-name="P165">Example: The AI system must be designed to avoid biased predictions that favor certain groups over others.</text:p>
            </text:list-item>
          </text:list>
        </text:list-item>
        <text:list-item>
          <text:p text:style-name="P164"><text:span text:style-name="Strong_20_Emphasis"><text:span text:style-name="T7">Robustness</text:span></text:span></text:p>
          <text:list>
            <text:list-item>
              <text:p text:style-name="P165">Defines how well the system handles unpredictable scenarios or errors in input data.</text:p>
            </text:list-item>
            <text:list-item>
              <text:p text:style-name="P165">Example: The system should continue to provide reliable predictions even when data quality is lower than expected.</text:p>
            </text:list-item>
          </text:list>
        </text:list-item>
        <text:list-item>
          <text:p text:style-name="P164"><text:span text:style-name="Strong_20_Emphasis"><text:span text:style-name="T7">Resource Efficiency</text:span></text:span></text:p>
          <text:list>
            <text:list-item>
              <text:p text:style-name="P165"><text:soft-page-break/>Describes the system’s ability to use computing resources (e.g., memory, processing power) efficiently.</text:p>
            </text:list-item>
            <text:list-item>
              <text:p text:style-name="P165">Example: The system must minimize the use of computational resources during model training and inference to lower operational costs.</text:p>
            </text:list-item>
          </text:list>
        </text:list-item>
        <text:list-item>
          <text:p text:style-name="P164"><text:span text:style-name="Strong_20_Emphasis"><text:span text:style-name="T7">Portability</text:span></text:span></text:p>
          <text:list>
            <text:list-item>
              <text:p text:style-name="P165">Specifies how easily the system can be transferred or adapted to different environments.</text:p>
            </text:list-item>
            <text:list-item>
              <text:p text:style-name="P165">Example: The AI system must be portable to work across different cloud platforms (AWS, Google Cloud, etc.).</text:p>
            </text:list-item>
          </text:list>
        </text:list-item>
        <text:list-item>
          <text:p text:style-name="P164"><text:span text:style-name="Strong_20_Emphasis"><text:span text:style-name="T7">Latency</text:span></text:span></text:p>
          <text:list>
            <text:list-item>
              <text:p text:style-name="P165">Defines the delay between input and output, especially for real-time systems.</text:p>
            </text:list-item>
            <text:list-item>
              <text:p text:style-name="P165">Example: The AI system must handle real-time data streams and provide predictions with minimal delay.</text:p>
            </text:list-item>
          </text:list>
        </text:list-item>
      </text:list>
      <text:p text:style-name="P153"/>
      <text:p text:style-name="P153">3. Brief about unique features of use case modeling for AI applications.</text:p>
      <text:h text:style-name="P154" text:outline-level="3"><text:span text:style-name="Strong_20_Emphasis"><text:span text:style-name="T6">Unique Features of Use Case Modeling for AI Applications</text:span></text:span></text:h>
      <text:list text:style-name="L74">
        <text:list-item>
          <text:p text:style-name="P166"><text:span text:style-name="Strong_20_Emphasis"><text:span text:style-name="T7">Changing Behavior</text:span></text:span></text:p>
          <text:list>
            <text:list-item>
              <text:p text:style-name="P166"><text:span text:style-name="T7">AI systems can </text:span><text:span text:style-name="Strong_20_Emphasis"><text:span text:style-name="T7">learn</text:span></text:span><text:span text:style-name="T7"> and </text:span><text:span text:style-name="Strong_20_Emphasis"><text:span text:style-name="T7">change</text:span></text:span><text:span text:style-name="T7"> how they behave over time based on the data they get. So, use case modeling describes how the AI </text:span><text:span text:style-name="Strong_20_Emphasis"><text:span text:style-name="T7">adapts</text:span></text:span><text:span text:style-name="T7"> and </text:span><text:span text:style-name="Strong_20_Emphasis"><text:span text:style-name="T7">improves</text:span></text:span><text:span text:style-name="T7"> as it interacts with users or new information.</text:span></text:p>
            </text:list-item>
          </text:list>
        </text:list-item>
        <text:list-item>
          <text:p text:style-name="P166"><text:span text:style-name="Strong_20_Emphasis"><text:span text:style-name="T7">Handling Uncertain or Missing Data</text:span></text:span></text:p>
          <text:list>
            <text:list-item>
              <text:p text:style-name="P166"><text:span text:style-name="T7">AI systems often work with data that might be </text:span><text:span text:style-name="Strong_20_Emphasis"><text:span text:style-name="T7">incomplete</text:span></text:span><text:span text:style-name="T7"> or </text:span><text:span text:style-name="Strong_20_Emphasis"><text:span text:style-name="T7">uncertain</text:span></text:span><text:span text:style-name="T7">. Use case modeling explains how the AI should still make decisions, even when some data is missing or unclear.</text:span></text:p>
            </text:list-item>
          </text:list>
        </text:list-item>
        <text:list-item>
          <text:p text:style-name="P166"><text:span text:style-name="Strong_20_Emphasis"><text:span text:style-name="T7">Human-AI Interaction</text:span></text:span></text:p>
          <text:list>
            <text:list-item>
              <text:p text:style-name="P166"><text:span text:style-name="T7">Many AI systems need to </text:span><text:span text:style-name="Strong_20_Emphasis"><text:span text:style-name="T7">interact</text:span></text:span><text:span text:style-name="T7"> with humans, whether through speaking, clicking, or making decisions together. Use case modeling explains how users give input to the AI, and how the AI responds.</text:span></text:p>
            </text:list-item>
          </text:list>
        </text:list-item>
        <text:list-item>
          <text:p text:style-name="P166"><text:span text:style-name="Strong_20_Emphasis"><text:span text:style-name="T7">Learning from Feedback</text:span></text:span></text:p>
          <text:list>
            <text:list-item>
              <text:p text:style-name="P166"><text:span text:style-name="T7">AI systems often </text:span><text:span text:style-name="Strong_20_Emphasis"><text:span text:style-name="T7">learn from feedback</text:span></text:span><text:span text:style-name="T7">—for example, improving after getting corrected. Use case modeling explains how the system gets better over time by learning from what users do or say.</text:span></text:p>
            </text:list-item>
          </text:list>
        </text:list-item>
        <text:list-item>
          <text:p text:style-name="P166"><text:span text:style-name="Strong_20_Emphasis"><text:span text:style-name="T7">Different Outcomes</text:span></text:span></text:p>
          <text:list>
            <text:list-item>
              <text:p text:style-name="P166"><text:span text:style-name="T7">Unlike traditional software, AI might give </text:span><text:span text:style-name="Strong_20_Emphasis"><text:span text:style-name="T7">different answers</text:span></text:span><text:span text:style-name="T7"> to the same question because it works with probabilities or patterns. Use case modeling shows how the system deals with </text:span><text:span text:style-name="Strong_20_Emphasis"><text:span text:style-name="T7">uncertain or changing results</text:span></text:span><text:span text:style-name="T7">.</text:span></text:p>
            </text:list-item>
          </text:list>
        </text:list-item>
        <text:list-item>
          <text:p text:style-name="P166"><text:soft-page-break/><text:span text:style-name="Strong_20_Emphasis"><text:span text:style-name="T7">Supporting Decisions</text:span></text:span></text:p>
          <text:list>
            <text:list-item>
              <text:p text:style-name="P166"><text:span text:style-name="T7">AI often </text:span><text:span text:style-name="Strong_20_Emphasis"><text:span text:style-name="T7">supports decisions</text:span></text:span><text:span text:style-name="T7"> rather than making them alone. Use case modeling describes how the system helps people make decisions, such as suggesting the best course of action or providing information.</text:span></text:p>
            </text:list-item>
          </text:list>
        </text:list-item>
        <text:list-item>
          <text:p text:style-name="P166"><text:span text:style-name="Strong_20_Emphasis"><text:span text:style-name="T7">Multiple Types of Users</text:span></text:span></text:p>
          <text:list>
            <text:list-item>
              <text:p text:style-name="P166"><text:span text:style-name="T7">AI systems might have different </text:span><text:span text:style-name="Strong_20_Emphasis"><text:span text:style-name="T7">types of users</text:span></text:span><text:span text:style-name="T7">, like regular customers, administrators, or developers. Use case modeling defines how each user interacts with the system.</text:span></text:p>
            </text:list-item>
          </text:list>
        </text:list-item>
        <text:list-item>
          <text:p text:style-name="P166"><text:span text:style-name="Strong_20_Emphasis"><text:span text:style-name="T7">Explaining AI Decisions</text:span></text:span></text:p>
          <text:list>
            <text:list-item>
              <text:p text:style-name="P166"><text:span text:style-name="T7">It's important for AI systems to </text:span><text:span text:style-name="Strong_20_Emphasis"><text:span text:style-name="T7">explain</text:span></text:span><text:span text:style-name="T7"> how they make decisions, especially when the decisions affect people. Use case modeling shows when and how the system will explain its reasoning to users.</text:span></text:p>
            </text:list-item>
          </text:list>
        </text:list-item>
        <text:list-item>
          <text:p text:style-name="P166"><text:span text:style-name="Strong_20_Emphasis"><text:span text:style-name="T7">Continuous Improvement</text:span></text:span></text:p>
          <text:list>
            <text:list-item>
              <text:p text:style-name="P166"><text:span text:style-name="T7">AI systems often </text:span><text:span text:style-name="Strong_20_Emphasis"><text:span text:style-name="T7">improve</text:span></text:span><text:span text:style-name="T7"> over time by getting new data and learning from it. Use case modeling explains how the system keeps getting better or smarter as it interacts more.</text:span></text:p>
            </text:list-item>
          </text:list>
        </text:list-item>
        <text:list-item>
          <text:p text:style-name="P166"><text:span text:style-name="Strong_20_Emphasis"><text:span text:style-name="T7">Fairness and Ethics</text:span></text:span></text:p>
          <text:list>
            <text:list-item>
              <text:p text:style-name="P166"><text:span text:style-name="T7">AI can sometimes be </text:span><text:span text:style-name="Strong_20_Emphasis"><text:span text:style-name="T7">biased</text:span></text:span><text:span text:style-name="T7"> or make unfair decisions. Use case modeling explains how the system should avoid unfair outcomes, like in hiring or lending decisions, and ensure it's </text:span><text:span text:style-name="Strong_20_Emphasis"><text:span text:style-name="T7">ethical</text:span></text:span><text:span text:style-name="T7">.</text:span></text:p>
            </text:list-item>
          </text:list>
        </text:list-item>
      </text:list>
      <text:p text:style-name="P167"><text:span text:style-name="T7">4. </text:span><text:span text:style-name="Strong_20_Emphasis"><text:span text:style-name="T7">Unique Features of Use Case Modeling for AI Applications</text:span></text:span></text:p>
      <text:list text:style-name="L75">
        <text:list-item>
          <text:p text:style-name="P168"><text:span text:style-name="Strong_20_Emphasis"><text:span text:style-name="T7">Changing Behavior</text:span></text:span></text:p>
          <text:list>
            <text:list-item>
              <text:p text:style-name="P168"><text:span text:style-name="T7">AI systems can </text:span><text:span text:style-name="Strong_20_Emphasis"><text:span text:style-name="T7">learn</text:span></text:span><text:span text:style-name="T7"> and </text:span><text:span text:style-name="Strong_20_Emphasis"><text:span text:style-name="T7">change</text:span></text:span><text:span text:style-name="T7"> how they behave over time based on the data they get. So, use case modeling describes how the AI </text:span><text:span text:style-name="Strong_20_Emphasis"><text:span text:style-name="T7">adapts</text:span></text:span><text:span text:style-name="T7"> and </text:span><text:span text:style-name="Strong_20_Emphasis"><text:span text:style-name="T7">improves</text:span></text:span><text:span text:style-name="T7"> as it interacts with users or new information.</text:span></text:p>
            </text:list-item>
          </text:list>
        </text:list-item>
        <text:list-item>
          <text:p text:style-name="P168"><text:span text:style-name="Strong_20_Emphasis"><text:span text:style-name="T7">Handling Uncertain or Missing Data</text:span></text:span></text:p>
          <text:list>
            <text:list-item>
              <text:p text:style-name="P168"><text:span text:style-name="T7">AI systems often work with data that might be </text:span><text:span text:style-name="Strong_20_Emphasis"><text:span text:style-name="T7">incomplete</text:span></text:span><text:span text:style-name="T7"> or </text:span><text:span text:style-name="Strong_20_Emphasis"><text:span text:style-name="T7">uncertain</text:span></text:span><text:span text:style-name="T7">. Use case modeling explains how the AI should still make decisions, even when some data is missing or unclear.</text:span></text:p>
            </text:list-item>
          </text:list>
        </text:list-item>
        <text:list-item>
          <text:p text:style-name="P168"><text:span text:style-name="Strong_20_Emphasis"><text:span text:style-name="T7">Human-AI Interaction</text:span></text:span></text:p>
          <text:list>
            <text:list-item>
              <text:p text:style-name="P168"><text:span text:style-name="T7">Many AI systems need to </text:span><text:span text:style-name="Strong_20_Emphasis"><text:span text:style-name="T7">interact</text:span></text:span><text:span text:style-name="T7"> with humans, whether through speaking, clicking, or making decisions together. Use case modeling explains how users give input to the AI, and how the AI responds.</text:span></text:p>
            </text:list-item>
          </text:list>
        </text:list-item>
        <text:list-item>
          <text:p text:style-name="P168"><text:span text:style-name="Strong_20_Emphasis"><text:span text:style-name="T7">Learning from Feedback</text:span></text:span></text:p>
          <text:list>
            <text:list-item>
              <text:p text:style-name="P168"><text:span text:style-name="T7">AI systems often </text:span><text:span text:style-name="Strong_20_Emphasis"><text:span text:style-name="T7">learn from feedback</text:span></text:span><text:span text:style-name="T7">—for example, improving after getting corrected. Use case modeling explains how the system gets better over time by learning from what users do or say.</text:span></text:p>
            </text:list-item>
          </text:list>
        </text:list-item>
        <text:list-item>
          <text:p text:style-name="P168"><text:span text:style-name="Strong_20_Emphasis"><text:span text:style-name="T7">Different Outcomes</text:span></text:span></text:p>
          <text:list>
            <text:list-item>
              <text:p text:style-name="P168"><text:soft-page-break/><text:span text:style-name="T7">Unlike traditional software, AI might give </text:span><text:span text:style-name="Strong_20_Emphasis"><text:span text:style-name="T7">different answers</text:span></text:span><text:span text:style-name="T7"> to the same question because it works with probabilities or patterns. Use case modeling shows how the system deals with </text:span><text:span text:style-name="Strong_20_Emphasis"><text:span text:style-name="T7">uncertain or changing results</text:span></text:span><text:span text:style-name="T7">.</text:span></text:p>
            </text:list-item>
          </text:list>
        </text:list-item>
        <text:list-item>
          <text:p text:style-name="P168"><text:span text:style-name="Strong_20_Emphasis"><text:span text:style-name="T7">Supporting Decisions</text:span></text:span></text:p>
          <text:list>
            <text:list-item>
              <text:p text:style-name="P168"><text:span text:style-name="T7">AI often </text:span><text:span text:style-name="Strong_20_Emphasis"><text:span text:style-name="T7">supports decisions</text:span></text:span><text:span text:style-name="T7"> rather than making them alone. Use case modeling describes how the system helps people make decisions, such as suggesting the best course of action or providing information.</text:span></text:p>
            </text:list-item>
          </text:list>
        </text:list-item>
        <text:list-item>
          <text:p text:style-name="P168"><text:span text:style-name="Strong_20_Emphasis"><text:span text:style-name="T7">Multiple Types of Users</text:span></text:span></text:p>
          <text:list>
            <text:list-item>
              <text:p text:style-name="P168"><text:span text:style-name="T7">AI systems might have different </text:span><text:span text:style-name="Strong_20_Emphasis"><text:span text:style-name="T7">types of users</text:span></text:span><text:span text:style-name="T7">, like regular customers, administrators, or developers. Use case modeling defines how each user interacts with the system.</text:span></text:p>
            </text:list-item>
          </text:list>
        </text:list-item>
        <text:list-item>
          <text:p text:style-name="P168"><text:span text:style-name="Strong_20_Emphasis"><text:span text:style-name="T7">Explaining AI Decisions</text:span></text:span></text:p>
          <text:list>
            <text:list-item>
              <text:p text:style-name="P168"><text:span text:style-name="T7">It's important for AI systems to </text:span><text:span text:style-name="Strong_20_Emphasis"><text:span text:style-name="T7">explain</text:span></text:span><text:span text:style-name="T7"> how they make decisions, especially when the decisions affect people. Use case modeling shows when and how the system will explain its reasoning to users.</text:span></text:p>
            </text:list-item>
          </text:list>
        </text:list-item>
        <text:list-item>
          <text:p text:style-name="P168"><text:span text:style-name="Strong_20_Emphasis"><text:span text:style-name="T7">Continuous Improvement</text:span></text:span></text:p>
          <text:list>
            <text:list-item>
              <text:p text:style-name="P168"><text:span text:style-name="T7">AI systems often </text:span><text:span text:style-name="Strong_20_Emphasis"><text:span text:style-name="T7">improve</text:span></text:span><text:span text:style-name="T7"> over time by getting new data and learning from it. Use case modeling explains how the system keeps getting better or smarter as it interacts more.</text:span></text:p>
            </text:list-item>
          </text:list>
        </text:list-item>
        <text:list-item>
          <text:p text:style-name="P168"><text:span text:style-name="Strong_20_Emphasis"><text:span text:style-name="T7">Fairness and Ethics</text:span></text:span></text:p>
          <text:list>
            <text:list-item>
              <text:p text:style-name="P168"><text:span text:style-name="T7">AI can sometimes be </text:span><text:span text:style-name="Strong_20_Emphasis"><text:span text:style-name="T7">biased</text:span></text:span><text:span text:style-name="T7"> or make unfair decisions. Use case modeling explains how the system should avoid unfair outcomes, like in hiring or lending decisions, and ensure it's </text:span><text:span text:style-name="Strong_20_Emphasis"><text:span text:style-name="T7">ethical</text:span></text:span><text:span text:style-name="T7">.</text:span></text:p>
            </text:list-item>
          </text:list>
        </text:list-item>
      </text:list>
      <text:p text:style-name="P169"/>
      <text:p text:style-name="P169">4. Explain the tools and methodologies for managing requirements in AI projects.<text:span text:style-name="T13"/></text:p>
      <text:p text:style-name="P170"><text:span text:style-name="T14">In AI projects, we need to be very clear about what the system should do. These needs are called </text:span><text:span text:style-name="Strong_20_Emphasis"><text:span text:style-name="T14">requirements</text:span></text:span><text:span text:style-name="T14">. Managing these requirements means making sure we understand what is needed, keeping track of it, and checking if the AI system is doing it correctly. For this, we use some tools and follow some simple methods.</text:span></text:p>
      <text:p text:style-name="P171"><text:span text:style-name="Strong_20_Emphasis"><text:span text:style-name="T15">Tools used in AI projects to manage requirements:</text:span></text:span></text:p>
      <text:p text:style-name="P172">We use tools to write down and organize what we want from the AI system. Some simple tools are:</text:p>
      <text:list text:style-name="L76">
        <text:list-item>
          <text:p text:style-name="P173"><text:span text:style-name="Strong_20_Emphasis"><text:span text:style-name="T15">Jira</text:span></text:span><text:span text:style-name="T15">: This tool helps teams keep track of tasks and what features are needed in the project. It is often used by developers and data scientists.</text:span></text:p>
        </text:list-item>
        <text:list-item>
          <text:p text:style-name="P173"><text:span text:style-name="Strong_20_Emphasis"><text:span text:style-name="T15">Trello</text:span></text:span><text:span text:style-name="T15">: A very simple tool with boards and cards where we can write down our tasks, like “Collect data” or “Train the model.”</text:span></text:p>
        </text:list-item>
        <text:list-item>
          <text:p text:style-name="P173"><text:span text:style-name="Strong_20_Emphasis"><text:span text:style-name="T15">Confluence</text:span></text:span><text:span text:style-name="T15">: This is used to write down all information about the project, such as what data is used, what the goal is, and what the system should do.</text:span></text:p>
        </text:list-item>
        <text:list-item>
          <text:p text:style-name="P173"><text:soft-page-break/><text:span text:style-name="Strong_20_Emphasis"><text:span text:style-name="T15">Google Sheets or Excel</text:span></text:span><text:span text:style-name="T15">: These are used to make simple tables of requirements. It’s a good way to list everything in one place.</text:span></text:p>
        </text:list-item>
        <text:list-item>
          <text:p text:style-name="P173"><text:span text:style-name="Strong_20_Emphasis"><text:span text:style-name="T15">GitHub Issues</text:span></text:span><text:span text:style-name="T15">: Developers use GitHub to write down problems or new features they need. This helps in keeping track of everything in the same place as the code.</text:span></text:p>
        </text:list-item>
      </text:list>
      <text:p text:style-name="P171"><text:span text:style-name="Strong_20_Emphasis"><text:span text:style-name="T15">Methods used to manage requirements in AI projects:</text:span></text:span></text:p>
      <text:p text:style-name="P172">We also follow step-by-step ways to gather and manage requirements. Some common ones are:</text:p>
      <text:list text:style-name="L77">
        <text:list-item>
          <text:p text:style-name="P174"><text:span text:style-name="Strong_20_Emphasis"><text:span text:style-name="T15">Agile</text:span></text:span><text:span text:style-name="T15">: This means doing the project in small steps. After every step, we check what’s working and what needs to change. It is good for AI projects because AI models improve slowly.</text:span></text:p>
        </text:list-item>
        <text:list-item>
          <text:p text:style-name="P174"><text:span text:style-name="Strong_20_Emphasis"><text:span text:style-name="T15">CRISP-DM</text:span></text:span><text:span text:style-name="T15">: This is a special method made for AI and data projects. First, we understand the business problem. Then we collect and clean the data. After that, we build the model, test it, and finally use it.</text:span></text:p>
        </text:list-item>
        <text:list-item>
          <text:p text:style-name="P174"><text:span text:style-name="Strong_20_Emphasis"><text:span text:style-name="T15">Design Thinking</text:span></text:span><text:span text:style-name="T15">: This method starts with understanding the user’s problems. Then we come up with ideas, build a small version of the system, test it, and improve it. It helps make the AI system user-friendly.</text:span></text:p>
        </text:list-item>
        <text:list-item>
          <text:p text:style-name="P174"><text:span text:style-name="Strong_20_Emphasis"><text:span text:style-name="T15">Use Case Modeling</text:span></text:span><text:span text:style-name="T15">: This means writing small stories of how users will use the AI system. For example, "User uploads an image, and the system tells what object is in the image."</text:span></text:p>
        </text:list-item>
        <text:list-item>
          <text:p text:style-name="P174"><text:span text:style-name="Strong_20_Emphasis"><text:span text:style-name="T15">Prototyping</text:span></text:span><text:span text:style-name="T15">: We build a basic working model first to see if the idea works. Then we show it to others and improve it based on their feedback.</text:span></text:p>
        </text:list-item>
        <text:list-item>
          <text:p text:style-name="P174"><text:span text:style-name="Strong_20_Emphasis"><text:span text:style-name="T15">Requirement Elicitation</text:span></text:span><text:span text:style-name="T15">: This means asking questions, doing interviews, or observing users to know what they need from the AI system.</text:span></text:p>
        </text:list-item>
        <text:list-item>
          <text:p text:style-name="P174"><text:span text:style-name="Strong_20_Emphasis"><text:span text:style-name="T15">Traceability Matrix</text:span></text:span><text:span text:style-name="T15">: A simple table that connects every requirement to a part of the AI system. This helps us check if we have done everything that was asked.</text:span></text:p>
        </text:list-item>
      </text:list>
      <text:p text:style-name="P175"/>
      <text:p text:style-name="P176">5. Discuss the requirements elicitation and analysis techniques for AI projects.</text:p>
      <text:p text:style-name="P177"><text:span text:style-name="Strong_20_Emphasis"><text:span text:style-name="T6">Requirements elicitation and analysis</text:span></text:span><text:span text:style-name="T6"> are very important steps in building any software system, and they become even more important when it comes to AI projects. This is because AI systems are not like regular programs where the developer writes rules directly. Instead, they learn patterns from data and may behave differently depending on how they are trained. So, it becomes very important to clearly understand what the AI system is supposed to do before starting.</text:span></text:p>
      <text:p text:style-name="P178">Let’s first understand what each term means.</text:p>
      <text:p text:style-name="P179"><text:span text:style-name="Strong_20_Emphasis"><text:span text:style-name="T7">Requirements elicitation</text:span></text:span><text:span text:style-name="T7"> is the process of collecting information from people such as clients, users, and stakeholders (anyone who will use or be affected by the system) to find out what they need from the AI system. This includes understanding their goals, problems they face, what decisions they want the AI to help with, what results they expect, and how the system should behave in certain situations.</text:span></text:p>
      <text:p text:style-name="P179"><text:span text:style-name="T7">Once this information is gathered, we move on to </text:span><text:span text:style-name="Strong_20_Emphasis"><text:span text:style-name="T7">requirements analysis</text:span></text:span><text:span text:style-name="T7">, where we study the gathered information to make sense of it. This means removing unclear or conflicting requirements, figuring out what is most important, and turning all of this into a clear, organized list of what the system should do. This list helps developers and AI engineers build the system the right way.</text:span></text:p>
      <text:p text:style-name="P178"><text:soft-page-break/>Now, let’s look at the techniques commonly used in AI projects to gather and analyze requirements:</text:p>
      <text:list text:style-name="L78">
        <text:list-item>
          <text:p text:style-name="P180"><text:span text:style-name="Strong_20_Emphasis"><text:span text:style-name="T7">Interviews</text:span></text:span><text:span text:style-name="T7">: In this method, the team sits down with users or domain experts and asks them questions. For example, in an AI healthcare project, the team might interview doctors to find out how they diagnose patients and how AI can assist them. This gives detailed information directly from the people who understand the work best.</text:span></text:p>
        </text:list-item>
        <text:list-item>
          <text:p text:style-name="P180"><text:span text:style-name="Strong_20_Emphasis"><text:span text:style-name="T7">Surveys and Questionnaires</text:span></text:span><text:span text:style-name="T7">: This is useful when there are many users or when you cannot talk to everyone one-on-one. A set of questions is prepared and shared with the users to get their opinions and needs. It helps gather input from many people in less time.</text:span></text:p>
        </text:list-item>
        <text:list-item>
          <text:p text:style-name="P180"><text:span text:style-name="Strong_20_Emphasis"><text:span text:style-name="T7">Observation</text:span></text:span><text:span text:style-name="T7">: Sometimes, users themselves do not fully understand their own problems or cannot explain them clearly. So, the team visits their workplace and observes how they do their tasks. For example, in a manufacturing AI project, the team might watch how operators manage machines to see where delays happen or where predictions can help.</text:span></text:p>
        </text:list-item>
        <text:list-item>
          <text:p text:style-name="P180"><text:span text:style-name="Strong_20_Emphasis"><text:span text:style-name="T7">Workshops and Group Discussions</text:span></text:span><text:span text:style-name="T7">: These are meetings where people from different roles—like business people, users, developers, and AI experts—come together to discuss needs and expectations. This helps in building a shared understanding and avoiding confusion.</text:span></text:p>
        </text:list-item>
        <text:list-item>
          <text:p text:style-name="P180"><text:span text:style-name="Strong_20_Emphasis"><text:span text:style-name="T7">Brainstorming</text:span></text:span><text:span text:style-name="T7">: This technique is used to come up with many ideas in a short time. All ideas are welcome, even if they seem unrealistic at first. Later, the team selects the best ones to include in the project. It helps in exploring different possibilities for AI usage.</text:span></text:p>
        </text:list-item>
        <text:list-item>
          <text:p text:style-name="P180"><text:span text:style-name="Strong_20_Emphasis"><text:span text:style-name="T7">Use Case Modeling</text:span></text:span><text:span text:style-name="T7">: This involves writing small stories that describe how users will interact with the system. For instance, a use case might describe how a user uploads a photo, and the AI system detects the person’s emotion. These stories make it easier to understand how the system should behave.</text:span></text:p>
        </text:list-item>
        <text:list-item>
          <text:p text:style-name="P180"><text:span text:style-name="Strong_20_Emphasis"><text:span text:style-name="T7">Prototyping</text:span></text:span><text:span text:style-name="T7">: Before building the full system, a basic version is created to show the users. It doesn’t have all features but gives a feel of how the final system will look and work. Users can then suggest changes or corrections before it is too late.</text:span></text:p>
        </text:list-item>
        <text:list-item>
          <text:p text:style-name="P180"><text:span text:style-name="Strong_20_Emphasis"><text:span text:style-name="T7">Data Exploration and Analysis</text:span></text:span><text:span text:style-name="T7">: Since AI systems depend heavily on data, the team must carefully study the data they will use for training the AI. They check if the data is clean, balanced, accurate, and enough in quantity. If the data is not good, the AI system may not work well, and the requirements may need to be adjusted.</text:span></text:p>
        </text:list-item>
        <text:list-item>
          <text:p text:style-name="P180"><text:span text:style-name="Strong_20_Emphasis"><text:span text:style-name="T7">Scenario Analysis</text:span></text:span><text:span text:style-name="T7">: This involves thinking about different situations the AI system might face. For example, what should it do when data is missing? Or when the system makes a low-confidence prediction? Planning for such cases helps make the system more reliable and trusted by users.</text:span></text:p>
        </text:list-item>
        <text:list-item>
          <text:p text:style-name="P180"><text:span text:style-name="Strong_20_Emphasis"><text:span text:style-name="T7">Consulting Domain Experts</text:span></text:span><text:span text:style-name="T7">: These are people who know the specific field very well, such as doctors for medical AI or finance officers for banking AI. Their knowledge helps in understanding the technical details and rules that the AI system must follow to make correct and safe decisions.</text:span></text:p>
        </text:list-item>
      </text:list>
      <text:p text:style-name="P176"/>
      <text:p text:style-name="P176"/>
      <text:p text:style-name="P176"/>
      <text:p text:style-name="P176"/>
      <text:p text:style-name="P181"><text:soft-page-break/>6. Explore the key procedures specifying functional and non- functional requirements for AI systems.</text:p>
      <text:list text:style-name="L79">
        <text:list-item>
          <text:p text:style-name="P182"><text:span text:style-name="Strong_20_Emphasis"><text:span text:style-name="T7">Functional Requirements</text:span></text:span><text:span text:style-name="T7"> tell </text:span><text:span text:style-name="Strong_20_Emphasis"><text:span text:style-name="T7">what the AI system should do</text:span></text:span><text:span text:style-name="T7">.<text:line-break/>Example: "The AI should detect if a person in a photo is smiling."</text:span></text:p>
        </text:list-item>
        <text:list-item>
          <text:p text:style-name="P182"><text:span text:style-name="Strong_20_Emphasis"><text:span text:style-name="T7">Non-Functional Requirements</text:span></text:span><text:span text:style-name="T7"> tell </text:span><text:span text:style-name="Strong_20_Emphasis"><text:span text:style-name="T7">how well</text:span></text:span><text:span text:style-name="T7"> the system should perform, behave, or operate.<text:line-break/>Example: "The system should detect smiles with 95% accuracy" or "It should respond within 2 seconds."</text:span></text:p>
        </text:list-item>
      </text:list>
      <text:h text:style-name="P183" text:outline-level="3"><text:span text:style-name="T6">Key Procedures to Specify </text:span><text:span text:style-name="Strong_20_Emphasis"><text:span text:style-name="T6">Functional Requirements</text:span></text:span><text:span text:style-name="T6"> for AI Systems:</text:span></text:h>
      <text:list text:style-name="L80">
        <text:list-item>
          <text:p text:style-name="P184"><text:span text:style-name="Strong_20_Emphasis"><text:span text:style-name="T7">Understand the Problem Clearly</text:span></text:span><text:span text:style-name="T7"><text:line-break/>First, know the real-world problem the AI is solving.<text:line-break/>Example: "We want to detect if a person has a disease from a medical image."</text:span></text:p>
        </text:list-item>
        <text:list-item>
          <text:p text:style-name="P184"><text:span text:style-name="Strong_20_Emphasis"><text:span text:style-name="T7">Define the Input and Output</text:span></text:span><text:span text:style-name="T7"><text:line-break/>Clearly mention what the AI will take as input and what it will give as output.<text:line-break/>Example: Input = X-ray image; Output = “Normal” or “Abnormal”.</text:span></text:p>
        </text:list-item>
        <text:list-item>
          <text:p text:style-name="P184"><text:span text:style-name="Strong_20_Emphasis"><text:span text:style-name="T7">Describe the Main Tasks</text:span></text:span><text:span text:style-name="T7"><text:line-break/>Break down what the AI should do step by step.<text:line-break/>Example:</text:span></text:p>
          <text:list>
            <text:list-item>
              <text:p text:style-name="P185">Load data</text:p>
            </text:list-item>
            <text:list-item>
              <text:p text:style-name="P185">Preprocess images</text:p>
            </text:list-item>
            <text:list-item>
              <text:p text:style-name="P185">Predict the result</text:p>
            </text:list-item>
            <text:list-item>
              <text:p text:style-name="P185">Show the output to the user</text:p>
            </text:list-item>
          </text:list>
        </text:list-item>
        <text:list-item>
          <text:p text:style-name="P184"><text:span text:style-name="Strong_20_Emphasis"><text:span text:style-name="T7">Create Use Cases or User Stories</text:span></text:span><text:span text:style-name="T7"><text:line-break/>Write short and clear examples of how users will use the AI system.<text:line-break/>Example: “A doctor uploads an X-ray, and the system shows a diagnosis with confidence level.”</text:span></text:p>
        </text:list-item>
        <text:list-item>
          <text:p text:style-name="P184"><text:span text:style-name="Strong_20_Emphasis"><text:span text:style-name="T7">Mention Conditions and Rules</text:span></text:span><text:span text:style-name="T7"><text:line-break/>State any specific conditions the AI must follow.<text:line-break/>Example: “If the input image is unclear, show a message to upload a better one.”</text:span></text:p>
        </text:list-item>
        <text:list-item>
          <text:p text:style-name="P184"><text:span text:style-name="Strong_20_Emphasis"><text:span text:style-name="T7">Check Data Availability</text:span></text:span><text:span text:style-name="T7"><text:line-break/>Make sure data is available and the model can learn from it to perform the function.</text:span></text:p>
        </text:list-item>
      </text:list>
      <text:h text:style-name="P183" text:outline-level="3"><text:span text:style-name="T6">Key Procedures to Specify </text:span><text:span text:style-name="Strong_20_Emphasis"><text:span text:style-name="T6">Non-Functional Requirements</text:span></text:span><text:span text:style-name="T6"> for AI Systems:</text:span></text:h>
      <text:list text:style-name="L81">
        <text:list-item>
          <text:p text:style-name="P186"><text:span text:style-name="Strong_20_Emphasis"><text:span text:style-name="T7">Define Accuracy and Performance Goals</text:span></text:span><text:span text:style-name="T7"><text:line-break/>AI systems must mention how accurate or confident the predictions should be.<text:line-break/>Example: “The AI must give at least 90% accurate results on test data.”</text:span></text:p>
        </text:list-item>
        <text:list-item>
          <text:p text:style-name="P186"><text:span text:style-name="Strong_20_Emphasis"><text:span text:style-name="T7">Set Speed or Response Time</text:span></text:span><text:span text:style-name="T7"><text:line-break/>Mention how quickly the AI system should respond.<text:line-break/>Example: “Results should be shown within 3 seconds of image upload.”</text:span></text:p>
        </text:list-item>
        <text:list-item>
          <text:p text:style-name="P186"><text:soft-page-break/><text:span text:style-name="Strong_20_Emphasis"><text:span text:style-name="T7">Scalability</text:span></text:span><text:span text:style-name="T7"><text:line-break/>Say how the system should behave when more users or data come in.<text:line-break/>Example: “It should handle 100 users at the same time without crashing.”</text:span></text:p>
        </text:list-item>
        <text:list-item>
          <text:p text:style-name="P186"><text:span text:style-name="Strong_20_Emphasis"><text:span text:style-name="T7">Explainability</text:span></text:span><text:span text:style-name="T7"><text:line-break/>AI decisions must be clear and understandable to users.<text:line-break/>Example: “Show which part of the image caused the result using a heatmap.”</text:span></text:p>
        </text:list-item>
        <text:list-item>
          <text:p text:style-name="P186"><text:span text:style-name="Strong_20_Emphasis"><text:span text:style-name="T7">Fairness and Bias Checking</text:span></text:span><text:span text:style-name="T7"><text:line-break/>Say how the system should avoid treating people unfairly.<text:line-break/>Example: “The AI should work equally well for people of all ages.”</text:span></text:p>
        </text:list-item>
        <text:list-item>
          <text:p text:style-name="P186"><text:span text:style-name="Strong_20_Emphasis"><text:span text:style-name="T7">Security and Privacy</text:span></text:span><text:span text:style-name="T7"><text:line-break/>Mention how to protect user data.<text:line-break/>Example: “User data should be encrypted and not shared with others.”</text:span></text:p>
        </text:list-item>
        <text:list-item>
          <text:p text:style-name="P186"><text:span text:style-name="Strong_20_Emphasis"><text:span text:style-name="T7">Reliability and Robustness</text:span></text:span><text:span text:style-name="T7"><text:line-break/>The system should work well even when inputs are not perfect.<text:line-break/>Example: “If image has noise or blur, system should still give meaningful output or warn the user.”</text:span></text:p>
        </text:list-item>
        <text:list-item>
          <text:p text:style-name="P186"><text:span text:style-name="Strong_20_Emphasis"><text:span text:style-name="T7">Usability</text:span></text:span><text:span text:style-name="T7"><text:line-break/>Make sure the system is easy to use.<text:line-break/>Example: “Users with no technical background should be able to use it easily.”</text:span></text:p>
        </text:list-item>
        <text:list-item>
          <text:p text:style-name="P186"><text:span text:style-name="Strong_20_Emphasis"><text:span text:style-name="T7">Maintainability</text:span></text:span><text:span text:style-name="T7"><text:line-break/>The system should be easy to update or fix in the future.</text:span></text:p>
        </text:list-item>
        <text:list-item>
          <text:p text:style-name="P186"><text:span text:style-name="Strong_20_Emphasis"><text:span text:style-name="T7">Compliance with Laws or Standards</text:span></text:span><text:span text:style-name="T7"><text:line-break/>If working with health, finance, or personal data, AI must follow rules like GDPR, HIPAA, etc.</text:span></text:p>
        </text:list-item>
      </text:list>
      <text:p text:style-name="P181"/>
      <text:p text:style-name="P181">7. Explain the unique features of use case modeling and user story mapping for AI applications.</text:p>
      <text:h text:style-name="P183" text:outline-level="3"><text:span text:style-name="Strong_20_Emphasis"><text:span text:style-name="T6">Use Case Modeling and User Story Mapping in AI Applications</text:span></text:span></text:h>
      <text:p text:style-name="P187"><text:span text:style-name="T7">When building an AI application, it is important to understand how people will interact with the system. Two helpful tools for this are </text:span><text:span text:style-name="Strong_20_Emphasis"><text:span text:style-name="T7">use case modeling</text:span></text:span><text:span text:style-name="T7"> and </text:span><text:span text:style-name="Strong_20_Emphasis"><text:span text:style-name="T7">user story mapping</text:span></text:span><text:span text:style-name="T7">. These tools are used in regular software too, but in AI applications, they have </text:span><text:span text:style-name="Strong_20_Emphasis"><text:span text:style-name="T7">some special or unique features</text:span></text:span><text:span text:style-name="T7"> because AI systems behave differently compared to normal software.</text:span></text:p>
      <text:h text:style-name="P183" text:outline-level="3"><text:span text:style-name="Strong_20_Emphasis"><text:span text:style-name="T6">Unique Features of Use Case Modeling for AI Applications</text:span></text:span></text:h>
      <text:p text:style-name="P188">Use case modeling helps describe how a user interacts with the system and what the system does in return. In AI systems, this modeling includes some extra points:</text:p>
      <text:list text:style-name="L82">
        <text:list-item>
          <text:p text:style-name="P189"><text:span text:style-name="Strong_20_Emphasis"><text:span text:style-name="T7">Uncertainty in Outcomes</text:span></text:span><text:span text:style-name="T7"><text:line-break/>In normal software, the result is usually fixed. But in AI, results are based on predictions. So, use cases should include how the system handles correct, incorrect, or unclear predictions.</text:span></text:p>
        </text:list-item>
        <text:list-item>
          <text:p text:style-name="P189"><text:soft-page-break/><text:span text:style-name="Strong_20_Emphasis"><text:span text:style-name="T7">Learning Behavior Over Time</text:span></text:span><text:span text:style-name="T7"><text:line-break/>AI systems can learn and improve over time. Use cases must include what happens when the model is retrained, updated, or improved. This affects how the system behaves in the future.</text:span></text:p>
        </text:list-item>
        <text:list-item>
          <text:p text:style-name="P189"><text:span text:style-name="Strong_20_Emphasis"><text:span text:style-name="T7">User Feedback Loop</text:span></text:span><text:span text:style-name="T7"><text:line-break/>AI systems often learn from user feedback. A unique part of the use case might be how users give feedback and how the system uses it to improve predictions.</text:span></text:p>
        </text:list-item>
        <text:list-item>
          <text:p text:style-name="P189"><text:span text:style-name="Strong_20_Emphasis"><text:span text:style-name="T7">Handling Bias or Fairness</text:span></text:span><text:span text:style-name="T7"><text:line-break/>Use cases in AI must cover situations where a prediction might be unfair or biased. It must show how the system alerts users or allows for correction.</text:span></text:p>
        </text:list-item>
        <text:list-item>
          <text:p text:style-name="P189"><text:span text:style-name="Strong_20_Emphasis"><text:span text:style-name="T7">Explainability and Transparency</text:span></text:span><text:span text:style-name="T7"><text:line-break/>Unlike traditional systems, AI use cases must sometimes include steps where the system explains why it gave a certain result, especially in sensitive areas like healthcare or banking.</text:span></text:p>
        </text:list-item>
      </text:list>
      <text:h text:style-name="P190" text:outline-level="3"><text:span text:style-name="Strong_20_Emphasis"><text:span text:style-name="T7">Unique Features of User Story Mapping for AI Applications</text:span></text:span></text:h>
      <text:p text:style-name="P188">User story mapping helps break down the user's journey step-by-step and is used to organize tasks. In AI applications, the user stories have some differences:</text:p>
      <text:list text:style-name="L83">
        <text:list-item>
          <text:p text:style-name="P191"><text:span text:style-name="Strong_20_Emphasis"><text:span text:style-name="T7">Focus on Data Interaction</text:span></text:span><text:span text:style-name="T7"><text:line-break/>Since AI systems depend on data, user stories often need to show how data is collected, cleaned, or labeled by users or the system itself.</text:span></text:p>
        </text:list-item>
        <text:list-item>
          <text:p text:style-name="P191"><text:span text:style-name="Strong_20_Emphasis"><text:span text:style-name="T7">Different User Roles</text:span></text:span><text:span text:style-name="T7"><text:line-break/>In AI projects, there are usually multiple users: data scientists, end users, and model validators. User stories should reflect each of their roles clearly.</text:span></text:p>
        </text:list-item>
        <text:list-item>
          <text:p text:style-name="P191"><text:span text:style-name="Strong_20_Emphasis"><text:span text:style-name="T7">AI-Specific Tasks</text:span></text:span><text:span text:style-name="T7"><text:line-break/>User stories will include tasks like training the model, testing it, checking performance, and updating it. These are not found in regular software stories.</text:span></text:p>
        </text:list-item>
        <text:list-item>
          <text:p text:style-name="P191"><text:span text:style-name="Strong_20_Emphasis"><text:span text:style-name="T7">Handling Errors in Prediction</text:span></text:span><text:span text:style-name="T7"><text:line-break/>Stories should include what happens if the AI gives a wrong prediction. For example, “As a user, I want to correct the system’s answer if it is wrong.”</text:span></text:p>
        </text:list-item>
        <text:list-item>
          <text:p text:style-name="P191"><text:span text:style-name="Strong_20_Emphasis"><text:span text:style-name="T7">Gradual Improvement of System</text:span></text:span><text:span text:style-name="T7"><text:line-break/>Since AI gets better over time, user stories can include improvements. For example, “As a user, I want the system to get more accurate as I keep using it.”</text:span></text:p>
        </text:list-item>
        <text:list-item>
          <text:p text:style-name="P191"><text:span text:style-name="Strong_20_Emphasis"><text:span text:style-name="T7">Feedback and Trust Building</text:span></text:span><text:span text:style-name="T7"><text:line-break/>Stories may also focus on building trust. For example, “As a user, I want to understand how the system made this decision, so I can trust it.”</text:span></text:p>
        </text:list-item>
      </text:list>
      <text:p text:style-name="P181"/>
      <text:p text:style-name="P181"/>
      <text:p text:style-name="P181"/>
      <text:p text:style-name="P181"/>
      <text:p text:style-name="P192"><text:soft-page-break/>8. List out and brief the tools and methodologies for managing requirements in AI projects.</text:p>
      <text:h text:style-name="P193" text:outline-level="3"><text:span text:style-name="Strong_20_Emphasis"><text:span text:style-name="T6">Tools and Methodologies for Managing Requirements in AI Projects</text:span></text:span></text:h>
      <text:p text:style-name="P194">Managing requirements in AI projects is a critical step to ensure that the project meets both user needs and system goals. Here are some of the key tools and methodologies that are often used to manage requirements for AI systems.</text:p>
      <text:h text:style-name="P195" text:outline-level="3"><text:span text:style-name="Strong_20_Emphasis"><text:span text:style-name="T7">1. Agile Methodology</text:span></text:span></text:h>
      <text:p text:style-name="P194">Agile is a popular project management approach that emphasizes flexibility and iterative development. It works well for AI projects because:</text:p>
      <text:list text:style-name="L84">
        <text:list-item>
          <text:p text:style-name="P196">AI projects often evolve as they progress, so Agile allows teams to adapt to changes quickly.</text:p>
        </text:list-item>
        <text:list-item>
          <text:p text:style-name="P196">Requirements can be updated in response to new insights, data, or model improvements.</text:p>
        </text:list-item>
      </text:list>
      <text:p text:style-name="P197"><text:span text:style-name="Strong_20_Emphasis"><text:span text:style-name="T7">How it helps:</text:span></text:span></text:p>
      <text:list text:style-name="L85">
        <text:list-item>
          <text:p text:style-name="P198">Promotes continuous feedback from users.</text:p>
        </text:list-item>
        <text:list-item>
          <text:p text:style-name="P198">Encourages small, manageable releases (called "sprints") that allow teams to test AI models frequently.</text:p>
        </text:list-item>
        <text:list-item>
          <text:p text:style-name="P198">Involves stakeholders regularly, helping to refine AI requirements based on real-world results.</text:p>
        </text:list-item>
      </text:list>
      <text:h text:style-name="P195" text:outline-level="3"><text:span text:style-name="Strong_20_Emphasis"><text:span text:style-name="T7">2. Scrum Framework</text:span></text:span></text:h>
      <text:p text:style-name="P194">Scrum is a specific Agile method that focuses on dividing work into smaller tasks and organizing it into fixed-length cycles (called sprints).</text:p>
      <text:p text:style-name="P197"><text:span text:style-name="Strong_20_Emphasis"><text:span text:style-name="T7">How it helps:</text:span></text:span></text:p>
      <text:list text:style-name="L86">
        <text:list-item>
          <text:p text:style-name="P199">Provides structure by breaking down complex AI tasks into smaller, manageable steps.</text:p>
        </text:list-item>
        <text:list-item>
          <text:p text:style-name="P199">Regular meetings (like sprint reviews) ensure that AI requirements are constantly reviewed and refined.</text:p>
        </text:list-item>
        <text:list-item>
          <text:p text:style-name="P199">Focuses on delivering AI solutions in short iterations, allowing for quick adjustments.</text:p>
        </text:list-item>
      </text:list>
      <text:h text:style-name="P195" text:outline-level="3"><text:span text:style-name="Strong_20_Emphasis"><text:span text:style-name="T7">3. Requirements Management Tools</text:span></text:span></text:h>
      <text:p text:style-name="P194">There are several software tools designed to help manage requirements in AI projects. These tools help capture, track, and update requirements throughout the project.</text:p>
      <text:p text:style-name="P197"><text:span text:style-name="Strong_20_Emphasis"><text:span text:style-name="T7">Common tools:</text:span></text:span></text:p>
      <text:list text:style-name="L87">
        <text:list-item>
          <text:p text:style-name="P200"><text:span text:style-name="Strong_20_Emphasis"><text:span text:style-name="T7">JIRA</text:span></text:span><text:span text:style-name="T7">: Often used in Agile projects to track tasks, user stories, and requirements.</text:span></text:p>
        </text:list-item>
        <text:list-item>
          <text:p text:style-name="P200"><text:span text:style-name="Strong_20_Emphasis"><text:span text:style-name="T7">Confluence</text:span></text:span><text:span text:style-name="T7">: Helps document and share requirements and project details with team members.</text:span></text:p>
        </text:list-item>
        <text:list-item>
          <text:p text:style-name="P200"><text:span text:style-name="Strong_20_Emphasis"><text:span text:style-name="T7">Trello</text:span></text:span><text:span text:style-name="T7">: A simple tool for organizing tasks and visualizing project requirements, often used in smaller AI projects.</text:span></text:p>
        </text:list-item>
      </text:list>
      <text:p text:style-name="P197"><text:span text:style-name="Strong_20_Emphasis"><text:span text:style-name="T7">How it helps:</text:span></text:span></text:p>
      <text:list text:style-name="L88">
        <text:list-item>
          <text:p text:style-name="P201">Helps teams stay organized by keeping all requirements in one place.</text:p>
        </text:list-item>
        <text:list-item>
          <text:p text:style-name="P201"><text:soft-page-break/>Tracks changes and versions of requirements, so teams know exactly what has been modified.</text:p>
        </text:list-item>
        <text:list-item>
          <text:p text:style-name="P201">Enables better communication among team members.</text:p>
        </text:list-item>
      </text:list>
      <text:h text:style-name="P195" text:outline-level="3"><text:span text:style-name="Strong_20_Emphasis"><text:span text:style-name="T7">4. Use Case and User Story Mapping</text:span></text:span></text:h>
      <text:p text:style-name="P194">These techniques are great for understanding and documenting how users will interact with the AI system. They focus on user needs and behavior.</text:p>
      <text:list text:style-name="L89">
        <text:list-item>
          <text:p text:style-name="P202"><text:span text:style-name="Strong_20_Emphasis"><text:span text:style-name="T7">Use Case Modeling</text:span></text:span><text:span text:style-name="T7">: Describes interactions between users and the system in different scenarios.</text:span></text:p>
        </text:list-item>
        <text:list-item>
          <text:p text:style-name="P202"><text:span text:style-name="Strong_20_Emphasis"><text:span text:style-name="T7">User Story Mapping</text:span></text:span><text:span text:style-name="T7">: Focuses on the user's journey and tasks, breaking them into smaller stories to create detailed requirements.</text:span></text:p>
        </text:list-item>
      </text:list>
      <text:p text:style-name="P197"><text:span text:style-name="Strong_20_Emphasis"><text:span text:style-name="T7">How it helps:</text:span></text:span></text:p>
      <text:list text:style-name="L90">
        <text:list-item>
          <text:p text:style-name="P203">Helps teams understand the functional requirements from a user perspective.</text:p>
        </text:list-item>
        <text:list-item>
          <text:p text:style-name="P203">Clearly defines what the AI system should do in real-life scenarios.</text:p>
        </text:list-item>
        <text:list-item>
          <text:p text:style-name="P203">Ensures the AI system meets user needs and expectations.</text:p>
        </text:list-item>
      </text:list>
      <text:h text:style-name="P195" text:outline-level="3"><text:span text:style-name="Strong_20_Emphasis"><text:span text:style-name="T7">5. Model-Based Requirements Engineering</text:span></text:span></text:h>
      <text:p text:style-name="P194">This methodology involves using visual models (like flowcharts or diagrams) to represent requirements. It’s especially useful in AI projects where workflows, data flows, and algorithms need to be understood.</text:p>
      <text:p text:style-name="P197"><text:span text:style-name="Strong_20_Emphasis"><text:span text:style-name="T7">How it helps:</text:span></text:span></text:p>
      <text:list text:style-name="L91">
        <text:list-item>
          <text:p text:style-name="P204">Makes complex AI systems easier to understand and visualize.</text:p>
        </text:list-item>
        <text:list-item>
          <text:p text:style-name="P204">Helps define AI workflows, data processing steps, and model interactions.</text:p>
        </text:list-item>
        <text:list-item>
          <text:p text:style-name="P204">Allows stakeholders to provide feedback on models before development begins.</text:p>
        </text:list-item>
      </text:list>
      <text:h text:style-name="P195" text:outline-level="3"><text:span text:style-name="Strong_20_Emphasis"><text:span text:style-name="T7">6. Data Flow Diagrams (DFD)</text:span></text:span></text:h>
      <text:p text:style-name="P194">Data Flow Diagrams are used to visually represent the flow of data within a system. In AI projects, DFDs can help show how data is collected, processed, and used for training the model.</text:p>
      <text:p text:style-name="P197"><text:span text:style-name="Strong_20_Emphasis"><text:span text:style-name="T7">How it helps:</text:span></text:span></text:p>
      <text:list text:style-name="L92">
        <text:list-item>
          <text:p text:style-name="P205">Helps define the movement and transformation of data across the AI system.</text:p>
        </text:list-item>
        <text:list-item>
          <text:p text:style-name="P205">Helps identify any gaps in data collection, processing, or analysis.</text:p>
        </text:list-item>
        <text:list-item>
          <text:p text:style-name="P205">Provides a clear picture of how data and models are connected.</text:p>
        </text:list-item>
      </text:list>
      <text:h text:style-name="P195" text:outline-level="3"><text:span text:style-name="Strong_20_Emphasis"><text:span text:style-name="T7">7. Traceability Matrix</text:span></text:span></text:h>
      <text:p text:style-name="P194">A traceability matrix helps map AI requirements to the corresponding tests, ensuring that each requirement is covered and tested properly.</text:p>
      <text:p text:style-name="P197"><text:span text:style-name="Strong_20_Emphasis"><text:span text:style-name="T7">How it helps:</text:span></text:span></text:p>
      <text:list text:style-name="L93">
        <text:list-item>
          <text:p text:style-name="P206">Ensures every requirement (like accuracy or fairness) is checked during testing.</text:p>
        </text:list-item>
        <text:list-item>
          <text:p text:style-name="P206">Helps track the status of requirements throughout the project.</text:p>
        </text:list-item>
        <text:list-item>
          <text:p text:style-name="P206"><text:soft-page-break/>Ensures that the final AI system meets all defined requirements before it’s released.</text:p>
        </text:list-item>
      </text:list>
      <text:h text:style-name="P195" text:outline-level="3"><text:span text:style-name="Strong_20_Emphasis"><text:span text:style-name="T7">8. Prototyping and Simulation Tools</text:span></text:span></text:h>
      <text:p text:style-name="P194">These tools are used to quickly build and test prototypes or simulations of the AI system. This helps teams test AI requirements early and refine them based on the results.</text:p>
      <text:p text:style-name="P197"><text:span text:style-name="Strong_20_Emphasis"><text:span text:style-name="T7">How it helps:</text:span></text:span></text:p>
      <text:list text:style-name="L94">
        <text:list-item>
          <text:p text:style-name="P207">Allows quick testing of AI ideas to see if they meet the requirements.</text:p>
        </text:list-item>
        <text:list-item>
          <text:p text:style-name="P207">Helps refine the system design and requirements based on real-world simulations or prototypes.</text:p>
        </text:list-item>
        <text:list-item>
          <text:p text:style-name="P207">Provides early validation of AI models and their performance.</text:p>
        </text:list-item>
      </text:list>
      <text:h text:style-name="P195" text:outline-level="3"><text:span text:style-name="Strong_20_Emphasis"><text:span text:style-name="T7">9. Continuous Integration and Continuous Deployment (CI/CD)</text:span></text:span></text:h>
      <text:p text:style-name="P194">CI/CD tools like Jenkins, GitLab, and CircleCI are used to automate the integration and deployment of AI models. These tools help ensure that changes to the model are tested and deployed frequently.</text:p>
      <text:p text:style-name="P197"><text:span text:style-name="Strong_20_Emphasis"><text:span text:style-name="T7">How it helps:</text:span></text:span></text:p>
      <text:list text:style-name="L95">
        <text:list-item>
          <text:p text:style-name="P208">Ensures that AI models are always up-to-date with the latest changes.</text:p>
        </text:list-item>
        <text:list-item>
          <text:p text:style-name="P208">Helps teams catch errors early by testing the system continuously.</text:p>
        </text:list-item>
        <text:list-item>
          <text:p text:style-name="P208">Makes it easier to roll out improvements or new features, ensuring that AI systems stay aligned with requirements.</text:p>
        </text:list-item>
      </text:list>
      <text:h text:style-name="P195" text:outline-level="3"><text:span text:style-name="Strong_20_Emphasis"><text:span text:style-name="T7">10. Stakeholder Feedback Loops</text:span></text:span></text:h>
      <text:p text:style-name="P194">Regular feedback from stakeholders (like users, domain experts, and customers) is essential for refining AI requirements. This can be done through surveys, interviews, or testing sessions.</text:p>
      <text:p text:style-name="P197"><text:span text:style-name="Strong_20_Emphasis"><text:span text:style-name="T7">How it helps:</text:span></text:span></text:p>
      <text:list text:style-name="L96">
        <text:list-item>
          <text:p text:style-name="P209">Provides direct input from those who will use the system, ensuring the AI project stays on track.</text:p>
        </text:list-item>
        <text:list-item>
          <text:p text:style-name="P209">Helps identify areas of improvement or issues early in the process.</text:p>
        </text:list-item>
        <text:list-item>
          <text:p text:style-name="P209">Ensures that the AI system meets real-world needs.</text:p>
        </text:list-item>
      </text:list>
      <text:p text:style-name="P192"/>
      <text:p text:style-name="P192">9. Explain the key features and its benefits for managing requirements in AI projects</text:p>
      <text:h text:style-name="P193" text:outline-level="3"><text:span text:style-name="Strong_20_Emphasis"><text:span text:style-name="T6">Key Features of Managing Requirements in AI Projects</text:span></text:span></text:h>
      <text:p text:style-name="P194">When managing requirements for AI projects, there are several features that make the process more effective and help the AI system meet its goals:</text:p>
      <text:list text:style-name="L97">
        <text:list-item>
          <text:p text:style-name="P210"><text:span text:style-name="Strong_20_Emphasis"><text:span text:style-name="T7">Clear Definition of User Needs</text:span></text:span><text:span text:style-name="T7"><text:line-break/>It’s important to understand the real needs of the users and define those needs clearly. For AI projects, this means understanding what the system must do and how it will behave in different situations.</text:span></text:p>
        </text:list-item>
        <text:list-item>
          <text:p text:style-name="P210"><text:soft-page-break/><text:span text:style-name="Strong_20_Emphasis"><text:span text:style-name="T7">Data Requirements</text:span></text:span><text:span text:style-name="T7"><text:line-break/>AI projects rely heavily on data. The requirements need to specify what kind of data is needed, how it will be collected, cleaned, and processed, and what the expected data volume and quality are.</text:span></text:p>
        </text:list-item>
        <text:list-item>
          <text:p text:style-name="P210"><text:span text:style-name="Strong_20_Emphasis"><text:span text:style-name="T7">Performance and Accuracy Targets</text:span></text:span><text:span text:style-name="T7"><text:line-break/>AI models must meet specific performance standards, like accuracy, speed, and scalability. These targets need to be well-defined so that the project can be evaluated.</text:span></text:p>
        </text:list-item>
        <text:list-item>
          <text:p text:style-name="P210"><text:span text:style-name="Strong_20_Emphasis"><text:span text:style-name="T7">Model Development and Testing Criteria</text:span></text:span><text:span text:style-name="T7"><text:line-break/>Requirements need to cover how the AI model will be built, trained, and tested. This includes specifying the algorithms to use, the evaluation metrics, and how the model will be tested in real-world scenarios.</text:span></text:p>
        </text:list-item>
        <text:list-item>
          <text:p text:style-name="P210"><text:span text:style-name="Strong_20_Emphasis"><text:span text:style-name="T7">Explainability and Transparency</text:span></text:span><text:span text:style-name="T7"><text:line-break/>For many AI systems, especially in critical fields like healthcare, finance, and law, the ability to explain how the model made a decision is crucial. Requirements should specify how explainability will be integrated into the system.</text:span></text:p>
        </text:list-item>
        <text:list-item>
          <text:p text:style-name="P210"><text:span text:style-name="Strong_20_Emphasis"><text:span text:style-name="T7">Regulatory Compliance and Ethical Guidelines</text:span></text:span><text:span text:style-name="T7"><text:line-break/>AI systems must comply with laws, regulations, and ethical standards. The requirements should define any legal and ethical boundaries the AI system must follow, especially in sensitive areas like privacy and fairness.</text:span></text:p>
        </text:list-item>
        <text:list-item>
          <text:p text:style-name="P210"><text:span text:style-name="Strong_20_Emphasis"><text:span text:style-name="T7">Continuous Monitoring and Feedback Loops</text:span></text:span><text:span text:style-name="T7"><text:line-break/>AI models often improve over time, so requirements must include ways to track performance, collect feedback, and make adjustments. This is especially important in AI because the model might change as it learns from new data.</text:span></text:p>
        </text:list-item>
        <text:list-item>
          <text:p text:style-name="P210"><text:span text:style-name="Strong_20_Emphasis"><text:span text:style-name="T7">Scalability and Adaptability</text:span></text:span><text:span text:style-name="T7"><text:line-break/>As AI systems grow or face new challenges, they should be able to scale and adapt. The requirements need to specify how the system should be designed to handle increasing data, users, or complex tasks.</text:span></text:p>
        </text:list-item>
      </text:list>
      <text:h text:style-name="P195" text:outline-level="3"><text:span text:style-name="Strong_20_Emphasis"><text:span text:style-name="T7">Benefits of Managing Requirements in AI Projects</text:span></text:span></text:h>
      <text:p text:style-name="P194">Managing requirements properly brings several benefits that make AI projects successful:</text:p>
      <text:list text:style-name="L98">
        <text:list-item>
          <text:p text:style-name="P211"><text:span text:style-name="Strong_20_Emphasis"><text:span text:style-name="T7">Helps Meet User Expectations</text:span></text:span><text:span text:style-name="T7"><text:line-break/>By clearly defining what users expect from the AI system, the project is more likely to deliver something useful and valuable to them. This alignment improves the overall satisfaction with the AI system.</text:span></text:p>
        </text:list-item>
        <text:list-item>
          <text:p text:style-name="P211"><text:span text:style-name="Strong_20_Emphasis"><text:span text:style-name="T7">Improves System Quality and Performance</text:span></text:span><text:span text:style-name="T7"><text:line-break/>Well-defined requirements ensure that the AI model meets performance standards, whether it's accuracy, speed, or reliability. This leads to better, more reliable AI systems.</text:span></text:p>
        </text:list-item>
        <text:list-item>
          <text:p text:style-name="P211"><text:span text:style-name="Strong_20_Emphasis"><text:span text:style-name="T7">Prevents Scope Creep</text:span></text:span><text:span text:style-name="T7"><text:line-break/>Managing requirements helps prevent "scope creep," which is when the project grows beyond its original goals without proper planning. With clear requirements, it’s easier to stay focused on what’s important.</text:span></text:p>
        </text:list-item>
        <text:list-item>
          <text:p text:style-name="P211"><text:soft-page-break/><text:span text:style-name="Strong_20_Emphasis"><text:span text:style-name="T7">Increases Transparency and Trust</text:span></text:span><text:span text:style-name="T7"><text:line-break/>When requirements include explainability, it helps make the AI model's decisions more understandable. This transparency builds trust, especially in fields where decisions must be justified, like finance or healthcare.</text:span></text:p>
        </text:list-item>
        <text:list-item>
          <text:p text:style-name="P211"><text:span text:style-name="Strong_20_Emphasis"><text:span text:style-name="T7">Ensures Regulatory Compliance</text:span></text:span><text:span text:style-name="T7"><text:line-break/>AI systems often operate under strict regulations. By managing requirements carefully, you ensure the project adheres to legal guidelines, reducing the risk of legal issues or fines.</text:span></text:p>
        </text:list-item>
        <text:list-item>
          <text:p text:style-name="P211"><text:span text:style-name="Strong_20_Emphasis"><text:span text:style-name="T7">Facilitates Ongoing Improvements</text:span></text:span><text:span text:style-name="T7"><text:line-break/>AI systems often require updates and improvements. With clear requirements, you can track how the model performs and identify areas that need refinement over time, which is essential for continuous improvement.</text:span></text:p>
        </text:list-item>
        <text:list-item>
          <text:p text:style-name="P211"><text:span text:style-name="Strong_20_Emphasis"><text:span text:style-name="T7">Improves Collaboration Among Teams</text:span></text:span><text:span text:style-name="T7"><text:line-break/>In AI projects, different teams (e.g., data scientists, software developers, business analysts) need to work together. Having clear, well-managed requirements helps align everyone on the same goals and ensures smooth collaboration.</text:span></text:p>
        </text:list-item>
        <text:list-item>
          <text:p text:style-name="P211"><text:span text:style-name="Strong_20_Emphasis"><text:span text:style-name="T7">Saves Time and Resources</text:span></text:span><text:span text:style-name="T7"><text:line-break/>When requirements are well-managed, the project is less likely to encounter unexpected problems. This can save time, reduce costs, and avoid wasting resources on features that are not important or necessary.</text:span></text:p>
        </text:list-item>
        <text:list-item>
          <text:p text:style-name="P211"><text:span text:style-name="Strong_20_Emphasis"><text:span text:style-name="T7">Ensures Ethical AI Development</text:span></text:span><text:span text:style-name="T7"><text:line-break/>Managing requirements related to ethics ensures that the AI system is developed responsibly, considering fairness, privacy, and other ethical issues. This is critical in creating AI systems that are trustworthy and beneficial.</text:span></text:p>
        </text:list-item>
        <text:list-item>
          <text:p text:style-name="P211"><text:span text:style-name="Strong_20_Emphasis"><text:span text:style-name="T7">Helps in Scaling the System</text:span></text:span><text:span text:style-name="T7"><text:line-break/>Clear requirements help design systems that are scalable, so they can handle more users, more data, or more complex tasks in the future. This helps future-proof the AI system.</text:span></text:p>
        </text:list-item>
      </text:list>
      <text:p text:style-name="P192"/>
      <text:p text:style-name="P192">10. Brief about unique features of<text:span text:style-name="T16"> </text:span><text:span text:style-name="T17">use cases </text:span><text:span text:style-name="T18">of AI in healthcare include</text:span><text:span text:style-name="T11"> &amp; </text:span><text:span text:style-name="T18">retail and e-commerce</text:span> for AI applications.</text:p>
      <text:h text:style-name="P193" text:outline-level="3"><text:span text:style-name="Strong_20_Emphasis"><text:span text:style-name="T6">AI in Healthcare: Unique Features of Use Cases</text:span></text:span></text:h>
      <text:p text:style-name="P197"><text:span text:style-name="T7">AI has several </text:span><text:span text:style-name="Strong_20_Emphasis"><text:span text:style-name="T7">unique features</text:span></text:span><text:span text:style-name="T7"> when applied to healthcare systems. These features focus on improving decision-making, predicting patient outcomes, and enhancing operational efficiency. Here are some key points:</text:span></text:p>
      <text:list text:style-name="L99">
        <text:list-item>
          <text:p text:style-name="P212"><text:span text:style-name="Strong_20_Emphasis"><text:span text:style-name="T7">Medical Image Analysis</text:span></text:span><text:span text:style-name="T7"><text:line-break/>AI can be used to analyze medical images (like X-rays, CT scans, MRIs) and detect abnormalities or diseases such as cancer or fractures. It can assist doctors by providing accurate and faster diagnostics.</text:span></text:p>
        </text:list-item>
        <text:list-item>
          <text:p text:style-name="P212"><text:soft-page-break/><text:span text:style-name="Strong_20_Emphasis"><text:span text:style-name="T7">Predictive Analytics</text:span></text:span><text:span text:style-name="T7"><text:line-break/>AI models can predict the likelihood of a patient developing certain conditions based on their medical history, genetics, and lifestyle. This helps with early detection and preventative care.</text:span></text:p>
        </text:list-item>
        <text:list-item>
          <text:p text:style-name="P212"><text:span text:style-name="Strong_20_Emphasis"><text:span text:style-name="T7">Personalized Medicine</text:span></text:span><text:span text:style-name="T7"><text:line-break/>AI can analyze a patient's genetic information and medical history to recommend tailored treatment plans. This allows healthcare professionals to provide more personalized and effective treatments.</text:span></text:p>
        </text:list-item>
        <text:list-item>
          <text:p text:style-name="P212"><text:span text:style-name="Strong_20_Emphasis"><text:span text:style-name="T7">Virtual Health Assistants</text:span></text:span><text:span text:style-name="T7"><text:line-break/>AI-powered virtual assistants, like chatbots or voice assistants, can help patients by answering health-related questions, scheduling appointments, and providing follow-up reminders. This improves patient engagement and reduces administrative workload.</text:span></text:p>
        </text:list-item>
        <text:list-item>
          <text:p text:style-name="P212"><text:span text:style-name="Strong_20_Emphasis"><text:span text:style-name="T7">Drug Discovery and Development</text:span></text:span><text:span text:style-name="T7"><text:line-break/>AI can analyze large datasets to identify potential drug candidates more quickly. It can also simulate the effectiveness of different drugs and predict their outcomes, speeding up the drug development process.</text:span></text:p>
        </text:list-item>
        <text:list-item>
          <text:p text:style-name="P212"><text:span text:style-name="Strong_20_Emphasis"><text:span text:style-name="T7">Clinical Decision Support</text:span></text:span><text:span text:style-name="T7"><text:line-break/>AI can assist doctors in making more informed decisions by analyzing patient data, medical literature, and clinical guidelines. This helps ensure that treatments and diagnoses are based on the latest evidence.</text:span></text:p>
        </text:list-item>
        <text:list-item>
          <text:p text:style-name="P212"><text:span text:style-name="Strong_20_Emphasis"><text:span text:style-name="T7">Remote Monitoring and Wearables</text:span></text:span><text:span text:style-name="T7"><text:line-break/>AI can be integrated into wearable devices to continuously monitor a patient’s vital signs (like heart rate, blood sugar, etc.). It can alert healthcare providers if there are any abnormalities, allowing for quicker intervention.</text:span></text:p>
        </text:list-item>
        <text:list-item>
          <text:p text:style-name="P212"><text:span text:style-name="Strong_20_Emphasis"><text:span text:style-name="T7">Fraud Detection</text:span></text:span><text:span text:style-name="T7"><text:line-break/>AI can analyze healthcare billing and insurance claims to detect any fraudulent activity, reducing costs and improving trust in the healthcare system.</text:span></text:p>
        </text:list-item>
      </text:list>
      <text:h text:style-name="P195" text:outline-level="3"><text:span text:style-name="Strong_20_Emphasis"><text:span text:style-name="T7">AI in Retail &amp; E-commerce: Unique Features of Use Cases</text:span></text:span></text:h>
      <text:p text:style-name="P194">In the retail and e-commerce sectors, AI is transforming customer experience, inventory management, and sales predictions. Here are the key unique features:</text:p>
      <text:list text:style-name="L100">
        <text:list-item>
          <text:p text:style-name="P213"><text:span text:style-name="Strong_20_Emphasis"><text:span text:style-name="T7">Personalized Recommendations</text:span></text:span><text:span text:style-name="T7"><text:line-break/>AI can analyze a customer’s past purchases, browsing history, and preferences to recommend products they are likely to be interested in. This improves the shopping experience and drives sales.</text:span></text:p>
        </text:list-item>
        <text:list-item>
          <text:p text:style-name="P213"><text:span text:style-name="Strong_20_Emphasis"><text:span text:style-name="T7">Chatbots and Virtual Assistants</text:span></text:span><text:span text:style-name="T7"><text:line-break/>AI-powered chatbots can provide instant support to customers, answering questions, handling returns, and offering product suggestions. These improve customer satisfaction and reduce the need for human customer service agents.</text:span></text:p>
        </text:list-item>
        <text:list-item>
          <text:p text:style-name="P213"><text:span text:style-name="Strong_20_Emphasis"><text:span text:style-name="T7">Price Optimization</text:span></text:span><text:span text:style-name="T7"><text:line-break/>AI can analyze competitors' prices, demand trends, and customer behavior to suggest optimal pricing for products. This helps businesses stay competitive and maximize their profits.</text:span></text:p>
        </text:list-item>
        <text:list-item>
          <text:p text:style-name="P213"><text:soft-page-break/><text:span text:style-name="Strong_20_Emphasis"><text:span text:style-name="T7">Inventory Management</text:span></text:span><text:span text:style-name="T7"><text:line-break/>AI can predict demand for products based on trends, seasons, and customer preferences. This helps retailers optimize stock levels, reducing excess inventory or stockouts.</text:span></text:p>
        </text:list-item>
        <text:list-item>
          <text:p text:style-name="P213"><text:span text:style-name="Strong_20_Emphasis"><text:span text:style-name="T7">Visual Search</text:span></text:span><text:span text:style-name="T7"><text:line-break/>AI can allow customers to search for products by uploading images. The AI system recognizes the product and shows similar items, enhancing the user experience.</text:span></text:p>
        </text:list-item>
        <text:list-item>
          <text:p text:style-name="P213"><text:span text:style-name="Strong_20_Emphasis"><text:span text:style-name="T7">Supply Chain Optimization</text:span></text:span><text:span text:style-name="T7"><text:line-break/>AI can optimize the supply chain by predicting delivery times, identifying bottlenecks, and improving logistics management. This ensures faster delivery and reduced costs.</text:span></text:p>
        </text:list-item>
        <text:list-item>
          <text:p text:style-name="P213"><text:span text:style-name="Strong_20_Emphasis"><text:span text:style-name="T7">Customer Sentiment Analysis</text:span></text:span><text:span text:style-name="T7"><text:line-break/>AI can analyze customer reviews, feedback, and social media posts to gauge public sentiment about products or services. Retailers can use this information to improve products or address customer concerns.</text:span></text:p>
        </text:list-item>
        <text:list-item>
          <text:p text:style-name="P213"><text:span text:style-name="Strong_20_Emphasis"><text:span text:style-name="T7">Fraud Detection and Prevention</text:span></text:span><text:span text:style-name="T7"><text:line-break/>AI systems can monitor transactions in real-time to identify fraudulent activities, such as stolen credit card use or unusual shopping patterns. This helps prevent fraud and enhances security.</text:span></text:p>
        </text:list-item>
        <text:list-item>
          <text:p text:style-name="P213"><text:span text:style-name="Strong_20_Emphasis"><text:span text:style-name="T7">Sales Forecasting</text:span></text:span><text:span text:style-name="T7"><text:line-break/>AI can predict future sales trends based on historical data, helping businesses plan promotions, product launches, and seasonal campaigns effectively.</text:span></text:p>
        </text:list-item>
        <text:list-item>
          <text:p text:style-name="P213"><text:span text:style-name="Strong_20_Emphasis"><text:span text:style-name="T7">Dynamic Marketing Campaigns</text:span></text:span><text:span text:style-name="T7"><text:line-break/>AI can help create targeted marketing campaigns based on customer behavior, purchase history, and engagement patterns. This ensures more personalized ads and promotions.</text:span></text:p>
        </text:list-item>
      </text:list>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MODULE 3</text:p>
      <text:p text:style-name="P214">1. Illustrate the <text:span text:style-name="T19">term </text:span>design patterns and their application in AI software development<text:span text:style-name="T19">?</text:span></text:p>
      <text:p text:style-name="P215">Design patterns are common solutions to recurring design problems in software development. They are like templates or best practices that developers can use to solve specific problems in a reliable and reusable way. Instead of reinventing the wheel each time, developers apply these patterns to create structured, maintainable, and scalable code. </text:p>
      <text:h text:style-name="P216" text:outline-level="3"><text:span text:style-name="Strong_20_Emphasis"><text:span text:style-name="T6">Types of Design Patterns</text:span></text:span></text:h>
      <text:p text:style-name="P217"><text:span text:style-name="T7">There are </text:span><text:span text:style-name="Strong_20_Emphasis"><text:span text:style-name="T7">three main types of design patterns</text:span></text:span><text:span text:style-name="T7">:</text:span></text:p>
      <text:list text:style-name="L101">
        <text:list-item>
          <text:p text:style-name="P218"><text:span text:style-name="Strong_20_Emphasis"><text:span text:style-name="T7">Creational Patterns</text:span></text:span><text:span text:style-name="T7"> – Deal with object creation mechanisms.</text:span></text:p>
        </text:list-item>
        <text:list-item>
          <text:p text:style-name="P218"><text:span text:style-name="Strong_20_Emphasis"><text:span text:style-name="T7">Structural Patterns</text:span></text:span><text:span text:style-name="T7"> – Deal with the composition of classes or objects.</text:span></text:p>
        </text:list-item>
        <text:list-item>
          <text:p text:style-name="P218"><text:span text:style-name="Strong_20_Emphasis"><text:span text:style-name="T7">Behavioral Patterns</text:span></text:span><text:span text:style-name="T7"> – Deal with object communication and responsibility assignments.</text:span></text:p>
        </text:list-item>
      </text:list>
      <text:h text:style-name="P216" text:outline-level="3"><text:span text:style-name="Strong_20_Emphasis"><text:span text:style-name="T6">Application of Design Patterns in AI Software Development</text:span></text:span></text:h>
      <text:p text:style-name="P219">Design patterns are widely used in AI software development to solve common problems that occur when building machine learning models, data pipelines, and AI-driven applications. Let’s look at how some common design patterns are applied to AI development:</text:p>
      <text:h text:style-name="P220" text:outline-level="4"><text:span text:style-name="Strong_20_Emphasis"><text:span text:style-name="T6">1. Singleton Pattern</text:span></text:span></text:h>
      <text:list text:style-name="L102">
        <text:list-item>
          <text:p text:style-name="P221"><text:span text:style-name="Strong_20_Emphasis"><text:span text:style-name="T7">What it is</text:span></text:span><text:span text:style-name="T7">: Ensures that a class has only one instance and provides a global point of access to it.</text:span></text:p>
        </text:list-item>
        <text:list-item>
          <text:p text:style-name="P221"><text:span text:style-name="Strong_20_Emphasis"><text:span text:style-name="T7">Application in AI</text:span></text:span><text:span text:style-name="T7">: In AI projects, you might use a </text:span><text:span text:style-name="Strong_20_Emphasis"><text:span text:style-name="T7">Singleton</text:span></text:span><text:span text:style-name="T7"> for objects that manage global configurations, such as a model manager, or for maintaining a single instance of a training process or an AI model. This ensures there’s only one version of the model being used or trained.</text:span></text:p>
        </text:list-item>
      </text:list>
      <text:h text:style-name="P220" text:outline-level="4"><text:span text:style-name="Strong_20_Emphasis"><text:span text:style-name="T6">2. Factory Pattern</text:span></text:span></text:h>
      <text:list text:style-name="L103">
        <text:list-item>
          <text:p text:style-name="P222"><text:span text:style-name="Strong_20_Emphasis"><text:span text:style-name="T7">What it is</text:span></text:span><text:span text:style-name="T7">: Defines an interface for creating objects, but lets subclasses decide which class to instantiate.</text:span></text:p>
        </text:list-item>
        <text:list-item>
          <text:p text:style-name="P222"><text:span text:style-name="Strong_20_Emphasis"><text:span text:style-name="T7">Application in AI</text:span></text:span><text:span text:style-name="T7">: The </text:span><text:span text:style-name="Strong_20_Emphasis"><text:span text:style-name="T7">Factory Pattern</text:span></text:span><text:span text:style-name="T7"> is often used in AI when you need to create different types of machine learning models (like decision trees, neural networks, etc.) based on user input or configuration. This pattern allows you to abstract the creation of models, making it easy to switch between different models without changing much of the code.</text:span></text:p>
        </text:list-item>
      </text:list>
      <text:h text:style-name="P220" text:outline-level="4"><text:span text:style-name="Strong_20_Emphasis"><text:span text:style-name="T6">3. Observer Pattern</text:span></text:span></text:h>
      <text:list text:style-name="L104">
        <text:list-item>
          <text:p text:style-name="P223"><text:span text:style-name="Strong_20_Emphasis"><text:span text:style-name="T7">What it is</text:span></text:span><text:span text:style-name="T7">: Defines a one-to-many dependency relationship where one object (the subject) notifies other objects (observers) about state changes.</text:span></text:p>
        </text:list-item>
        <text:list-item>
          <text:p text:style-name="P223"><text:span text:style-name="Strong_20_Emphasis"><text:span text:style-name="T7">Application in AI</text:span></text:span><text:span text:style-name="T7">: In AI, especially in </text:span><text:span text:style-name="Strong_20_Emphasis"><text:span text:style-name="T7">reinforcement learning</text:span></text:span><text:span text:style-name="T7"> or </text:span><text:span text:style-name="Strong_20_Emphasis"><text:span text:style-name="T7">training models</text:span></text:span><text:span text:style-name="T7">, you might want to notify various components (e.g., the user interface, logging system, etc.) whenever the model reaches a new milestone or when training progress updates. The </text:span><text:span text:style-name="Strong_20_Emphasis"><text:span text:style-name="T7">Observer Pattern</text:span></text:span><text:span text:style-name="T7"> helps manage these notifications efficiently.</text:span></text:p>
        </text:list-item>
      </text:list>
      <text:p text:style-name="P215"/>
      <text:h text:style-name="P220" text:outline-level="4"><text:soft-page-break/><text:span text:style-name="Strong_20_Emphasis"><text:span text:style-name="T6">4. Strategy Pattern</text:span></text:span></text:h>
      <text:list text:style-name="L105">
        <text:list-item>
          <text:p text:style-name="P224"><text:span text:style-name="Strong_20_Emphasis"><text:span text:style-name="T7">What it is</text:span></text:span><text:span text:style-name="T7">: Allows selecting an algorithm at runtime from a family of algorithms.</text:span></text:p>
        </text:list-item>
        <text:list-item>
          <text:p text:style-name="P224"><text:span text:style-name="Strong_20_Emphasis"><text:span text:style-name="T7">Application in AI</text:span></text:span><text:span text:style-name="T7">: The </text:span><text:span text:style-name="Strong_20_Emphasis"><text:span text:style-name="T7">Strategy Pattern</text:span></text:span><text:span text:style-name="T7"> is useful when AI software needs to apply different algorithms to solve the same problem. For instance, you might use different machine learning algorithms (like SVM, KNN, or Decision Trees) based on the data or problem type. The </text:span><text:span text:style-name="Strong_20_Emphasis"><text:span text:style-name="T7">Strategy Pattern</text:span></text:span><text:span text:style-name="T7"> lets you switch algorithms dynamically.</text:span></text:p>
        </text:list-item>
      </text:list>
      <text:h text:style-name="P220" text:outline-level="4"><text:span text:style-name="Strong_20_Emphasis"><text:span text:style-name="T6">5. Chain of Responsibility Pattern</text:span></text:span></text:h>
      <text:list text:style-name="L106">
        <text:list-item>
          <text:p text:style-name="P225"><text:span text:style-name="Strong_20_Emphasis"><text:span text:style-name="T7">What it is</text:span></text:span><text:span text:style-name="T7">: Allows passing a request along a chain of handlers. Each handler processes the request or passes it to the next handler.</text:span></text:p>
        </text:list-item>
        <text:list-item>
          <text:p text:style-name="P225"><text:span text:style-name="Strong_20_Emphasis"><text:span text:style-name="T7">Application in AI</text:span></text:span><text:span text:style-name="T7">: This pattern is used when building complex AI systems where a series of steps (like pre-processing, feature extraction, model prediction, and post-processing) need to be applied. Each step can be a "handler," and the request (data) can be passed through the chain for processing.</text:span></text:p>
        </text:list-item>
      </text:list>
      <text:h text:style-name="P220" text:outline-level="4"><text:span text:style-name="Strong_20_Emphasis"><text:span text:style-name="T6">6. Decorator Pattern</text:span></text:span></text:h>
      <text:list text:style-name="L107">
        <text:list-item>
          <text:p text:style-name="P226"><text:span text:style-name="Strong_20_Emphasis"><text:span text:style-name="T7">What it is</text:span></text:span><text:span text:style-name="T7">: Allows adding functionality to an object dynamically without altering its structure.</text:span></text:p>
        </text:list-item>
        <text:list-item>
          <text:p text:style-name="P226"><text:span text:style-name="Strong_20_Emphasis"><text:span text:style-name="T7">Application in AI</text:span></text:span><text:span text:style-name="T7">: In AI applications, </text:span><text:span text:style-name="Strong_20_Emphasis"><text:span text:style-name="T7">Decorator Patterns</text:span></text:span><text:span text:style-name="T7"> can be used to add new functionality to models, like adding regularization, ensemble techniques, or data augmentation methods, without modifying the core model structure. For example, you can decorate a neural network with different layers or preprocessing methods.</text:span></text:p>
        </text:list-item>
      </text:list>
      <text:h text:style-name="P220" text:outline-level="4"><text:span text:style-name="Strong_20_Emphasis"><text:span text:style-name="T6">7. Model-View-Controller (MVC) Pattern</text:span></text:span></text:h>
      <text:list text:style-name="L108">
        <text:list-item>
          <text:p text:style-name="P227"><text:span text:style-name="Strong_20_Emphasis"><text:span text:style-name="T7">What it is</text:span></text:span><text:span text:style-name="T7">: Separates an application into three interconnected components: Model (data), View (UI), and Controller (user input).</text:span></text:p>
        </text:list-item>
        <text:list-item>
          <text:p text:style-name="P227"><text:span text:style-name="Strong_20_Emphasis"><text:span text:style-name="T7">Application in AI</text:span></text:span><text:span text:style-name="T7">: The </text:span><text:span text:style-name="Strong_20_Emphasis"><text:span text:style-name="T7">MVC Pattern</text:span></text:span><text:span text:style-name="T7"> is widely used in AI applications with user interfaces, like dashboard applications that visualize machine learning results. The </text:span><text:span text:style-name="Strong_20_Emphasis"><text:span text:style-name="T7">Model</text:span></text:span><text:span text:style-name="T7"> will handle the AI-related processes (data, training, prediction), the </text:span><text:span text:style-name="Strong_20_Emphasis"><text:span text:style-name="T7">View</text:span></text:span><text:span text:style-name="T7"> will display the results, and the </text:span><text:span text:style-name="Strong_20_Emphasis"><text:span text:style-name="T7">Controller</text:span></text:span><text:span text:style-name="T7"> will handle user interactions and pass data to the model.</text:span></text:p>
        </text:list-item>
      </text:list>
      <text:h text:style-name="P220" text:outline-level="4"><text:span text:style-name="Strong_20_Emphasis"><text:span text:style-name="T6">8. Proxy Pattern</text:span></text:span></text:h>
      <text:list text:style-name="L109">
        <text:list-item>
          <text:p text:style-name="P228"><text:span text:style-name="Strong_20_Emphasis"><text:span text:style-name="T7">What it is</text:span></text:span><text:span text:style-name="T7">: Provides a surrogate or placeholder for another object to control access to it.</text:span></text:p>
        </text:list-item>
        <text:list-item>
          <text:p text:style-name="P228"><text:span text:style-name="Strong_20_Emphasis"><text:span text:style-name="T7">Application in AI</text:span></text:span><text:span text:style-name="T7">: The </text:span><text:span text:style-name="Strong_20_Emphasis"><text:span text:style-name="T7">Proxy Pattern</text:span></text:span><text:span text:style-name="T7"> can be applied in AI when working with large datasets or models that are expensive to load or compute. A </text:span><text:span text:style-name="Strong_20_Emphasis"><text:span text:style-name="T7">Proxy</text:span></text:span><text:span text:style-name="T7"> could manage access to the actual model or dataset, ensuring that resources are used efficiently (e.g., loading data lazily or caching results).</text:span></text:p>
        </text:list-item>
      </text:list>
      <text:h text:style-name="P220" text:outline-level="4"><text:span text:style-name="Strong_20_Emphasis"><text:span text:style-name="T6">9. State Pattern</text:span></text:span></text:h>
      <text:list text:style-name="L110">
        <text:list-item>
          <text:p text:style-name="P229"><text:span text:style-name="Strong_20_Emphasis"><text:span text:style-name="T7">What it is</text:span></text:span><text:span text:style-name="T7">: Allows an object to alter its behavior when its internal state changes.</text:span></text:p>
        </text:list-item>
        <text:list-item>
          <text:p text:style-name="P229"><text:span text:style-name="Strong_20_Emphasis"><text:span text:style-name="T7">Application in AI</text:span></text:span><text:span text:style-name="T7">: In AI applications like </text:span><text:span text:style-name="Strong_20_Emphasis"><text:span text:style-name="T7">recurrent neural networks (RNNs)</text:span></text:span><text:span text:style-name="T7"> or </text:span><text:span text:style-name="Strong_20_Emphasis"><text:span text:style-name="T7">chatbots</text:span></text:span><text:span text:style-name="T7">, the </text:span><text:span text:style-name="Strong_20_Emphasis"><text:span text:style-name="T7">State Pattern</text:span></text:span><text:span text:style-name="T7"> can be used to manage the different stages of the AI process. For example, a chatbot might go through various states, such as waiting for input, processing, or responding. The state pattern allows for smooth transitions between these stages.</text:span></text:p>
        </text:list-item>
      </text:list>
      <text:p text:style-name="P230"><text:soft-page-break/>2. What are creational patterns? Describe the types &amp; procedure of <text:span text:style-name="T11">creational Patterns</text:span> activities in detail.</text:p>
      <text:p text:style-name="P231"><text:span text:style-name="Strong_20_Emphasis"><text:span text:style-name="T7">Creational patterns</text:span></text:span><text:span text:style-name="T7"> are a type of design pattern in software development that focus on object creation mechanisms. They abstract the instantiation process of objects, allowing for more flexibility and control over the creation process. These patterns help in creating objects in a manner that enhances flexibility and reusability without making the code complicated.</text:span></text:p>
      <text:p text:style-name="P232">In object-oriented design, creating objects can sometimes be complex, especially when the objects are not simple or when they depend on various configurations or external factors. Creational patterns help manage object creation by controlling which objects to create, when to create them, and how to instantiate them. This reduces code duplication, enhances readability, and keeps the system flexible for changes.</text:p>
      <text:h text:style-name="P233" text:outline-level="3"><text:span text:style-name="Strong_20_Emphasis">Types of Creational Design Patterns</text:span></text:h>
      <text:list text:style-name="L111">
        <text:list-item>
          <text:p text:style-name="P234"><text:span text:style-name="Strong_20_Emphasis">Singleton Pattern</text:span></text:p>
          <text:list>
            <text:list-item>
              <text:p text:style-name="P234"><text:span text:style-name="Strong_20_Emphasis">Purpose</text:span>: Ensures a class has only one instance and provides a global point of access to it.</text:p>
            </text:list-item>
            <text:list-item>
              <text:p text:style-name="P234"><text:span text:style-name="Strong_20_Emphasis">When to use</text:span>: When you need to control access to resources that should have a single shared instance (like database connections, configuration settings, etc.).</text:p>
            </text:list-item>
            <text:list-item>
              <text:p text:style-name="P234"><text:span text:style-name="Strong_20_Emphasis">Example</text:span>: Database connection pool where only one connection manager is needed for the entire system.</text:p>
            </text:list-item>
          </text:list>
          <text:p text:style-name="P234"><text:span text:style-name="Strong_20_Emphasis">How it works</text:span>:</text:p>
          <text:list text:continue-numbering="true">
            <text:list-item>
              <text:p text:style-name="P234">The class has a private static instance that is accessed globally.</text:p>
            </text:list-item>
            <text:list-item>
              <text:p text:style-name="P234">If an instance doesn’t exist, it creates a new one. If an instance already exists, it uses the existing instance.</text:p>
            </text:list-item>
          </text:list>
        </text:list-item>
        <text:list-item>
          <text:p text:style-name="P234"><text:span text:style-name="Strong_20_Emphasis">Factory Method Pattern</text:span></text:p>
          <text:list>
            <text:list-item>
              <text:p text:style-name="P234"><text:span text:style-name="Strong_20_Emphasis">Purpose</text:span>: Defines an interface for creating objects, but lets subclasses decide which class to instantiate.</text:p>
            </text:list-item>
            <text:list-item>
              <text:p text:style-name="P234"><text:span text:style-name="Strong_20_Emphasis">When to use</text:span>: When you have a family of related objects that need to be created, but you don’t want to specify the exact class to instantiate.</text:p>
            </text:list-item>
            <text:list-item>
              <text:p text:style-name="P234"><text:span text:style-name="Strong_20_Emphasis">Example</text:span>: A shape factory that creates objects like circles, squares, and rectangles based on the user’s input.</text:p>
            </text:list-item>
          </text:list>
          <text:p text:style-name="P234"><text:span text:style-name="Strong_20_Emphasis">How it works</text:span>:</text:p>
          <text:list text:continue-numbering="true">
            <text:list-item>
              <text:p text:style-name="P234">A base class provides a method to create objects, but the exact type of object to create is determined by subclasses or client code.</text:p>
            </text:list-item>
          </text:list>
        </text:list-item>
        <text:list-item>
          <text:p text:style-name="P234"><text:span text:style-name="Strong_20_Emphasis">Abstract Factory Pattern</text:span></text:p>
          <text:list>
            <text:list-item>
              <text:p text:style-name="P234"><text:span text:style-name="Strong_20_Emphasis">Purpose</text:span>: Provides an interface for creating families of related or dependent objects without specifying their concrete classes.</text:p>
            </text:list-item>
            <text:list-item>
              <text:p text:style-name="P234"><text:span text:style-name="Strong_20_Emphasis">When to use</text:span>: When the system needs to create multiple types of related objects (often of different classes) but without knowing the exact class of the objects.</text:p>
            </text:list-item>
            <text:list-item>
              <text:p text:style-name="P234"><text:soft-page-break/><text:span text:style-name="Strong_20_Emphasis">Example</text:span>: In an AI system, you might have different model types (e.g., decision trees, neural networks) that need to be created in a consistent way across different systems or platforms.</text:p>
            </text:list-item>
          </text:list>
          <text:p text:style-name="P234"><text:span text:style-name="Strong_20_Emphasis">How it works</text:span>:</text:p>
          <text:list text:continue-numbering="true">
            <text:list-item>
              <text:p text:style-name="P234">The abstract factory defines methods for creating multiple types of related objects.</text:p>
            </text:list-item>
            <text:list-item>
              <text:p text:style-name="P234">Concrete factories implement these methods and instantiate specific object types.</text:p>
            </text:list-item>
          </text:list>
        </text:list-item>
        <text:list-item>
          <text:p text:style-name="P234"><text:span text:style-name="Strong_20_Emphasis">Builder Pattern</text:span></text:p>
          <text:list>
            <text:list-item>
              <text:p text:style-name="P234"><text:span text:style-name="Strong_20_Emphasis">Purpose</text:span>: Allows the construction of complex objects step by step.</text:p>
            </text:list-item>
            <text:list-item>
              <text:p text:style-name="P234"><text:span text:style-name="Strong_20_Emphasis">When to use</text:span>: When you need to create complex objects with many parts or options, and the process of building those objects should be separated from the rest of the system.</text:p>
            </text:list-item>
            <text:list-item>
              <text:p text:style-name="P234"><text:span text:style-name="Strong_20_Emphasis">Example</text:span>: Constructing a machine learning model where different steps (like data preprocessing, model selection, training, etc.) need to be completed in a certain order.</text:p>
            </text:list-item>
          </text:list>
          <text:p text:style-name="P234"><text:span text:style-name="Strong_20_Emphasis">How it works</text:span>:</text:p>
          <text:list text:continue-numbering="true">
            <text:list-item>
              <text:p text:style-name="P234">The <text:span text:style-name="Strong_20_Emphasis">Builder</text:span> class has methods for building parts of the object.</text:p>
            </text:list-item>
            <text:list-item>
              <text:p text:style-name="P234">The client interacts with the builder to add pieces to the object until it is complete.</text:p>
            </text:list-item>
            <text:list-item>
              <text:p text:style-name="P234">The director class controls the construction process by specifying the order in which the builder methods are called.</text:p>
            </text:list-item>
          </text:list>
        </text:list-item>
        <text:list-item>
          <text:p text:style-name="P234"><text:span text:style-name="Strong_20_Emphasis">Prototype Pattern</text:span></text:p>
          <text:list>
            <text:list-item>
              <text:p text:style-name="P234"><text:span text:style-name="Strong_20_Emphasis">Purpose</text:span>: Creates new objects by copying an existing object, known as a prototype, rather than creating new instances from scratch.</text:p>
            </text:list-item>
            <text:list-item>
              <text:p text:style-name="P234"><text:span text:style-name="Strong_20_Emphasis">When to use</text:span>: When you need to create an object that is similar to an existing object and you want to avoid creating a new one from scratch.</text:p>
            </text:list-item>
            <text:list-item>
              <text:p text:style-name="P234"><text:span text:style-name="Strong_20_Emphasis">Example</text:span>: In AI, you might need to clone models or configurations and slightly modify them to create new variations or configurations.</text:p>
            </text:list-item>
          </text:list>
          <text:p text:style-name="P234"><text:span text:style-name="Strong_20_Emphasis">How it works</text:span>:</text:p>
          <text:list text:continue-numbering="true">
            <text:list-item>
              <text:p text:style-name="P234">The prototype class has a method to clone itself.</text:p>
            </text:list-item>
            <text:list-item>
              <text:p text:style-name="P234">New instances are created by cloning an existing object rather than creating a new instance from the ground up.</text:p>
            </text:list-item>
          </text:list>
        </text:list-item>
      </text:list>
      <text:h text:style-name="P233" text:outline-level="3"><text:span text:style-name="Strong_20_Emphasis">Procedures &amp; Activities of Creational Patterns</text:span></text:h>
      <text:p text:style-name="P232">When implementing creational patterns in software development, here’s a general procedure to follow:</text:p>
      <text:list text:style-name="L112">
        <text:list-item>
          <text:p text:style-name="P235"><text:span text:style-name="Strong_20_Emphasis">Identify Object Creation Needs</text:span>:</text:p>
          <text:list>
            <text:list-item>
              <text:p text:style-name="P235">Determine where in the system objects are being created.</text:p>
            </text:list-item>
            <text:list-item>
              <text:p text:style-name="P235">Understand if there is any complexity in object creation, such as dependencies between objects, or varying object types.</text:p>
            </text:list-item>
          </text:list>
        </text:list-item>
        <text:list-item>
          <text:p text:style-name="P235"><text:soft-page-break/><text:span text:style-name="Strong_20_Emphasis">Choose the Appropriate Pattern</text:span>:</text:p>
          <text:list>
            <text:list-item>
              <text:p text:style-name="P235">Based on your findings, select the right creational pattern:</text:p>
              <text:list>
                <text:list-item>
                  <text:p text:style-name="P235"><text:span text:style-name="Strong_20_Emphasis">Singleton</text:span> for ensuring one object instance.</text:p>
                </text:list-item>
                <text:list-item>
                  <text:p text:style-name="P235"><text:span text:style-name="Strong_20_Emphasis">Factory Method</text:span> if the type of object depends on certain conditions.</text:p>
                </text:list-item>
                <text:list-item>
                  <text:p text:style-name="P235"><text:span text:style-name="Strong_20_Emphasis">Abstract Factory</text:span> if the system needs to create families of related objects.</text:p>
                </text:list-item>
                <text:list-item>
                  <text:p text:style-name="P235"><text:span text:style-name="Strong_20_Emphasis">Builder</text:span> if the object is complex and needs to be created step by step.</text:p>
                </text:list-item>
                <text:list-item>
                  <text:p text:style-name="P235"><text:span text:style-name="Strong_20_Emphasis">Prototype</text:span> if you need to clone or duplicate objects.</text:p>
                </text:list-item>
              </text:list>
            </text:list-item>
          </text:list>
        </text:list-item>
        <text:list-item>
          <text:p text:style-name="P235"><text:span text:style-name="Strong_20_Emphasis">Implement the Chosen Pattern</text:span>:</text:p>
          <text:list>
            <text:list-item>
              <text:p text:style-name="P235">Implement the creational pattern by structuring the code according to the chosen pattern. For example, for <text:span text:style-name="Strong_20_Emphasis">Factory Method</text:span>, you would define a base factory class and implement subclasses for each type of object.</text:p>
            </text:list-item>
            <text:list-item>
              <text:p text:style-name="P235">For <text:span text:style-name="Strong_20_Emphasis">Builder</text:span>, define methods to construct the object step by step.</text:p>
            </text:list-item>
          </text:list>
        </text:list-item>
        <text:list-item>
          <text:p text:style-name="P235"><text:span text:style-name="Strong_20_Emphasis">Test for Flexibility</text:span>:</text:p>
          <text:list>
            <text:list-item>
              <text:p text:style-name="P235">After implementing the pattern, ensure that the system is flexible enough to add new object types or change object creation logic without major code changes.</text:p>
            </text:list-item>
          </text:list>
        </text:list-item>
        <text:list-item>
          <text:p text:style-name="P235"><text:span text:style-name="Strong_20_Emphasis">Ensure Decoupling</text:span>:</text:p>
          <text:list>
            <text:list-item>
              <text:p text:style-name="P235">Creational patterns help decouple object creation from the rest of the system. Make sure that object creation logic is abstracted and doesn’t directly impact the system’s core functionalities.</text:p>
            </text:list-item>
          </text:list>
        </text:list-item>
        <text:list-item>
          <text:p text:style-name="P235"><text:span text:style-name="Strong_20_Emphasis">Optimize for Maintainability</text:span>:</text:p>
          <text:list>
            <text:list-item>
              <text:p text:style-name="P235">Over time, as the system grows, the creational patterns help maintain consistency in object creation. Regularly review and refactor the code to ensure that the patterns are still relevant and efficient.</text:p>
            </text:list-item>
          </text:list>
        </text:list-item>
      </text:list>
      <text:p text:style-name="P230"/>
      <text:p text:style-name="P236">3. Brief about singleton design Pattern Principles and benefits of single instance in software developments.</text:p>
      <text:p text:style-name="P236">The <text:span text:style-name="Strong_20_Emphasis">Singleton Design Pattern</text:span> is a creational pattern that ensures a class has only <text:span text:style-name="Strong_20_Emphasis">one instance</text:span> throughout the lifetime of an application, and provides a <text:span text:style-name="Strong_20_Emphasis">global point of access</text:span> to that instance. The main goal is to control the instantiation of a class, ensuring that only one object of that class is created and reused wherever needed.</text:p>
      <text:h text:style-name="P237" text:outline-level="4"><text:span text:style-name="Strong_20_Emphasis">Principles of Singleton Pattern</text:span></text:h>
      <text:list text:style-name="L113">
        <text:list-item>
          <text:p text:style-name="P238"><text:span text:style-name="Strong_20_Emphasis">Single Instance</text:span>:<text:line-break/>The Singleton pattern restricts the instantiation of a class to <text:span text:style-name="Strong_20_Emphasis">one object</text:span>. It ensures that no matter how many times you attempt to create an instance of the class, only one instance will be created throughout the application.</text:p>
        </text:list-item>
        <text:list-item>
          <text:p text:style-name="P238"><text:span text:style-name="Strong_20_Emphasis">Global Access</text:span>:<text:line-break/>The instance of the class is accessible globally, meaning it can be accessed from any part of the <text:soft-page-break/>application. This is often achieved using a static method (like <text:span text:style-name="Source_20_Text">getInstance()</text:span>), which returns the single instance of the class.</text:p>
        </text:list-item>
        <text:list-item>
          <text:p text:style-name="P238"><text:span text:style-name="Strong_20_Emphasis">Lazy Initialization</text:span>:<text:line-break/>The instance is created <text:span text:style-name="Strong_20_Emphasis">only when it is needed</text:span> (not when the program starts). This is known as lazy initialization. Until the instance is first requested, no memory or resources are allocated for it.</text:p>
        </text:list-item>
        <text:list-item>
          <text:p text:style-name="P238"><text:span text:style-name="Strong_20_Emphasis">Private Constructor</text:span>:<text:line-break/>The constructor of the class is made <text:span text:style-name="Strong_20_Emphasis">private</text:span> so that it cannot be directly instantiated from outside the class. Instead, the class provides a <text:span text:style-name="Strong_20_Emphasis">static method</text:span> (e.g., <text:span text:style-name="Source_20_Text">getInstance()</text:span>) that returns the single instance.</text:p>
        </text:list-item>
      </text:list>
      <text:h text:style-name="P237" text:outline-level="4"><text:span text:style-name="Strong_20_Emphasis">How Singleton Works:</text:span></text:h>
      <text:list text:style-name="L114">
        <text:list-item>
          <text:p text:style-name="P239"><text:span text:style-name="Strong_20_Emphasis">Private Static Instance</text:span>: A static variable holds the reference to the only instance of the class.</text:p>
        </text:list-item>
        <text:list-item>
          <text:p text:style-name="P239"><text:span text:style-name="Strong_20_Emphasis">Public Static Method</text:span>: A static method (<text:span text:style-name="Source_20_Text">getInstance()</text:span>) is provided to access the instance.</text:p>
        </text:list-item>
        <text:list-item>
          <text:p text:style-name="P239">If the instance is <text:span text:style-name="Strong_20_Emphasis">null</text:span>, the method creates a new instance. Otherwise, it returns the existing instance.</text:p>
        </text:list-item>
      </text:list>
      <text:h text:style-name="P237" text:outline-level="4"><text:span text:style-name="Strong_20_Emphasis">Example in Code:</text:span></text:h>
      <text:p text:style-name="P240"/>
      <text:p text:style-name="P241"><text:span text:style-name="Source_20_Text">class Singleton:</text:span></text:p>
      <text:p text:style-name="P242"><text:span text:style-name="Source_20_Text"><text:s text:c="4"/>_instance = None <text:s/># Private static variable to store the single instance</text:span></text:p>
      <text:p text:style-name="P242"/>
      <text:p text:style-name="P242"><text:span text:style-name="Source_20_Text"><text:s text:c="4"/>def __new__(cls):</text:span></text:p>
      <text:p text:style-name="P242"><text:span text:style-name="Source_20_Text"><text:s text:c="8"/>if cls._instance is None:</text:span></text:p>
      <text:p text:style-name="P242"><text:span text:style-name="Source_20_Text"><text:s text:c="12"/>cls._instance = super(Singleton, cls).__new__(cls)</text:span></text:p>
      <text:p text:style-name="P242"><text:span text:style-name="Source_20_Text"><text:s text:c="8"/>return cls._instance</text:span></text:p>
      <text:p text:style-name="P242"/>
      <text:p text:style-name="P242"><text:span text:style-name="Source_20_Text"># Usage</text:span></text:p>
      <text:p text:style-name="P242"><text:span text:style-name="Source_20_Text">singleton1 = Singleton()</text:span></text:p>
      <text:p text:style-name="P242"><text:span text:style-name="Source_20_Text">singleton2 = Singleton()</text:span></text:p>
      <text:p text:style-name="P242"/>
      <text:p text:style-name="P242"><text:span text:style-name="Source_20_Text"># Both are the same instance</text:span></text:p>
      <text:p text:style-name="P242"><text:span text:style-name="Source_20_Text">print(singleton1 is singleton2) <text:s/># Output: True</text:span></text:p>
      <text:p text:style-name="P242"><text:span text:style-name="Source_20_Text"/></text:p>
      <text:p text:style-name="P242"><text:span text:style-name="Source_20_Text"/></text:p>
      <text:h text:style-name="P237" text:outline-level="4"><text:soft-page-break/><text:span text:style-name="Strong_20_Emphasis">Benefits of Singleton Design Pattern</text:span></text:h>
      <text:list text:style-name="L115">
        <text:list-item>
          <text:p text:style-name="P243"><text:span text:style-name="Strong_20_Emphasis">Controlled Access to Instance</text:span>:</text:p>
          <text:list>
            <text:list-item>
              <text:p text:style-name="P243">Singleton provides a controlled mechanism to access the <text:span text:style-name="Strong_20_Emphasis">single instance</text:span> of a class. It guarantees that no matter how many times a request is made, only one instance will be returned.</text:p>
            </text:list-item>
          </text:list>
        </text:list-item>
        <text:list-item>
          <text:p text:style-name="P243"><text:span text:style-name="Strong_20_Emphasis">Global Access Point</text:span>:</text:p>
          <text:list>
            <text:list-item>
              <text:p text:style-name="P243">Since the Singleton instance is globally accessible, components across the application can use it without having to pass it around manually, improving the ease of access to shared resources or configurations.</text:p>
            </text:list-item>
          </text:list>
        </text:list-item>
        <text:list-item>
          <text:p text:style-name="P243"><text:span text:style-name="Strong_20_Emphasis">Resource Management</text:span>:</text:p>
          <text:list>
            <text:list-item>
              <text:p text:style-name="P243">By ensuring only one instance is created, the Singleton pattern helps in <text:span text:style-name="Strong_20_Emphasis">efficient resource management</text:span>. This is especially useful when working with expensive resources such as database connections, logging services, or configuration settings that do not need to be recreated.</text:p>
            </text:list-item>
          </text:list>
        </text:list-item>
        <text:list-item>
          <text:p text:style-name="P243"><text:span text:style-name="Strong_20_Emphasis">Lazy Initialization</text:span>:</text:p>
          <text:list>
            <text:list-item>
              <text:p text:style-name="P243">The Singleton object is <text:span text:style-name="Strong_20_Emphasis">created only when needed</text:span>, which can save resources and memory. This lazy initialization ensures that the object is not created at startup unnecessarily.</text:p>
            </text:list-item>
          </text:list>
        </text:list-item>
        <text:list-item>
          <text:p text:style-name="P243"><text:span text:style-name="Strong_20_Emphasis">Consistency</text:span>:</text:p>
          <text:list>
            <text:list-item>
              <text:p text:style-name="P243">Having a single instance of a class ensures <text:span text:style-name="Strong_20_Emphasis">consistent behavior</text:span> across the application. Since only one instance is used, any changes made to it will reflect everywhere it is accessed.</text:p>
            </text:list-item>
          </text:list>
        </text:list-item>
        <text:list-item>
          <text:p text:style-name="P243"><text:span text:style-name="Strong_20_Emphasis">Reduction of Object Creation Overhead</text:span>:</text:p>
          <text:list>
            <text:list-item>
              <text:p text:style-name="P243">For classes that are heavy in terms of creation time or resource consumption, the Singleton pattern helps <text:span text:style-name="Strong_20_Emphasis">reduce the overhead</text:span> by creating the object only once and reusing it throughout the application.</text:p>
            </text:list-item>
          </text:list>
        </text:list-item>
        <text:list-item>
          <text:p text:style-name="P243"><text:span text:style-name="Strong_20_Emphasis">Thread-Safety</text:span>:</text:p>
          <text:list>
            <text:list-item>
              <text:p text:style-name="P243">In multi-threaded applications, the Singleton pattern ensures that <text:span text:style-name="Strong_20_Emphasis">only one thread</text:span> can create the instance, preventing multiple threads from creating different instances. This can be achieved using synchronization techniques in programming languages that support multi-threading.</text:p>
            </text:list-item>
          </text:list>
        </text:list-item>
      </text:list>
      <text:p text:style-name="P236"/>
      <text:p text:style-name="P236">4. Discuss structural design patterns and its types in software engineering.</text:p>
      <text:p text:style-name="P236">Structural design patterns focus on how objects and classes are <text:span text:style-name="Strong_20_Emphasis">composed</text:span> to form larger structures. They help in simplifying the design by <text:span text:style-name="Strong_20_Emphasis">identifying simple ways to realize relationships</text:span> between entities. These patterns are concerned with <text:span text:style-name="Strong_20_Emphasis">how the system's components are organized</text:span> and how they interact with each other to ensure flexibility, maintainability, and scalability.</text:p>
      <text:p text:style-name="P244"><text:soft-page-break/>The key idea behind structural patterns is to <text:span text:style-name="Strong_20_Emphasis">simplify the system architecture</text:span>, making it easier to understand and maintain, while improving performance and reusability.</text:p>
      <text:h text:style-name="P245" text:outline-level="3"><text:span text:style-name="Strong_20_Emphasis">Types of Structural Design Patterns</text:span></text:h>
      <text:list text:style-name="L116">
        <text:list-item>
          <text:p text:style-name="P246"><text:span text:style-name="Strong_20_Emphasis">Adapter Pattern</text:span>:</text:p>
          <text:list>
            <text:list-item>
              <text:p text:style-name="P246"><text:span text:style-name="Strong_20_Emphasis">Purpose</text:span>: It allows two incompatible interfaces to work together by <text:span text:style-name="Strong_20_Emphasis">converting</text:span> one interface into another expected by the client.</text:p>
            </text:list-item>
            <text:list-item>
              <text:p text:style-name="P246"><text:span text:style-name="Strong_20_Emphasis">Use Case</text:span>: When you have an existing class that you cannot change, but you want it to work with another class that has a different interface.</text:p>
            </text:list-item>
            <text:list-item>
              <text:p text:style-name="P246"><text:span text:style-name="Strong_20_Emphasis">Example</text:span>: You might use an adapter if you're integrating a <text:span text:style-name="Strong_20_Emphasis">third-party library</text:span> that doesn't match your system's expected interface.</text:p>
            </text:list-item>
            <text:list-item>
              <text:p text:style-name="P246"><text:span text:style-name="Strong_20_Emphasis">How it works</text:span>: The Adapter creates a <text:span text:style-name="Strong_20_Emphasis">wrapper</text:span> around the incompatible interface and delegates the calls to the wrapped object.</text:p>
            </text:list-item>
          </text:list>
        </text:list-item>
        <text:list-item>
          <text:p text:style-name="P246"><text:span text:style-name="Strong_20_Emphasis">Bridge Pattern</text:span>:</text:p>
          <text:list>
            <text:list-item>
              <text:p text:style-name="P246"><text:span text:style-name="Strong_20_Emphasis">Purpose</text:span>: This pattern is used to separate an abstraction from its <text:span text:style-name="Strong_20_Emphasis">implementation</text:span> so that the two can evolve independently.</text:p>
            </text:list-item>
            <text:list-item>
              <text:p text:style-name="P246"><text:span text:style-name="Strong_20_Emphasis">Use Case</text:span>: When you need to separate <text:span text:style-name="Strong_20_Emphasis">interface</text:span> (abstraction) and the <text:span text:style-name="Strong_20_Emphasis">implementation</text:span> but want them to work together smoothly.</text:p>
            </text:list-item>
            <text:list-item>
              <text:p text:style-name="P246"><text:span text:style-name="Strong_20_Emphasis">Example</text:span>: A system that supports multiple <text:span text:style-name="Strong_20_Emphasis">shapes</text:span> and <text:span text:style-name="Strong_20_Emphasis">color options</text:span>, where shapes can vary independently from colors.</text:p>
            </text:list-item>
            <text:list-item>
              <text:p text:style-name="P246"><text:span text:style-name="Strong_20_Emphasis">How it works</text:span>: The <text:span text:style-name="Strong_20_Emphasis">abstraction</text:span> class maintains a reference to an <text:span text:style-name="Strong_20_Emphasis">implementation</text:span> class. The abstraction delegates the work to the implementation.</text:p>
            </text:list-item>
          </text:list>
        </text:list-item>
        <text:list-item>
          <text:p text:style-name="P246"><text:span text:style-name="Strong_20_Emphasis">Composite Pattern</text:span>:</text:p>
          <text:list>
            <text:list-item>
              <text:p text:style-name="P246"><text:span text:style-name="Strong_20_Emphasis">Purpose</text:span>: It allows you to compose objects into tree-like structures to represent <text:span text:style-name="Strong_20_Emphasis">part-whole hierarchies</text:span>.</text:p>
            </text:list-item>
            <text:list-item>
              <text:p text:style-name="P246"><text:span text:style-name="Strong_20_Emphasis">Use Case</text:span>: When you need to treat both individual objects and compositions of objects uniformly.</text:p>
            </text:list-item>
            <text:list-item>
              <text:p text:style-name="P246"><text:span text:style-name="Strong_20_Emphasis">Example</text:span>: A file system, where <text:span text:style-name="Strong_20_Emphasis">files</text:span> (individual objects) and <text:span text:style-name="Strong_20_Emphasis">directories</text:span> (compositions of files and other directories) are treated the same.</text:p>
            </text:list-item>
            <text:list-item>
              <text:p text:style-name="P246"><text:span text:style-name="Strong_20_Emphasis">How it works</text:span>: The <text:span text:style-name="Strong_20_Emphasis">Composite</text:span> class and the <text:span text:style-name="Strong_20_Emphasis">Leaf</text:span> class both implement the same interface, allowing clients to treat both single objects and groups of objects in the same way.</text:p>
            </text:list-item>
          </text:list>
        </text:list-item>
        <text:list-item>
          <text:p text:style-name="P246"><text:span text:style-name="Strong_20_Emphasis">Decorator Pattern</text:span>:</text:p>
          <text:list>
            <text:list-item>
              <text:p text:style-name="P246"><text:span text:style-name="Strong_20_Emphasis">Purpose</text:span>: It allows you to <text:span text:style-name="Strong_20_Emphasis">add behavior</text:span> to an object dynamically, without altering its structure.</text:p>
            </text:list-item>
            <text:list-item>
              <text:p text:style-name="P246"><text:span text:style-name="Strong_20_Emphasis">Use Case</text:span>: When you want to add features to objects at runtime without modifying the base class.</text:p>
            </text:list-item>
            <text:list-item>
              <text:p text:style-name="P246"><text:soft-page-break/><text:span text:style-name="Strong_20_Emphasis">Example</text:span>: In a <text:span text:style-name="Strong_20_Emphasis">GUI application</text:span>, you can add borders or scroll bars to a window, allowing the appearance or behavior to be modified dynamically.</text:p>
            </text:list-item>
            <text:list-item>
              <text:p text:style-name="P246"><text:span text:style-name="Strong_20_Emphasis">How it works</text:span>: The Decorator class <text:span text:style-name="Strong_20_Emphasis">wraps</text:span> the original object, providing additional behavior while maintaining the original object’s functionality.</text:p>
            </text:list-item>
          </text:list>
        </text:list-item>
        <text:list-item>
          <text:p text:style-name="P246"><text:span text:style-name="Strong_20_Emphasis">Facade Pattern</text:span>:</text:p>
          <text:list>
            <text:list-item>
              <text:p text:style-name="P246"><text:span text:style-name="Strong_20_Emphasis">Purpose</text:span>: It provides a simplified interface to a complex subsystem, making it easier for clients to interact with the system.</text:p>
            </text:list-item>
            <text:list-item>
              <text:p text:style-name="P246"><text:span text:style-name="Strong_20_Emphasis">Use Case</text:span>: When you have a <text:span text:style-name="Strong_20_Emphasis">complex system</text:span> and want to offer a simpler interface to the client, hiding the complexity.</text:p>
            </text:list-item>
            <text:list-item>
              <text:p text:style-name="P246"><text:span text:style-name="Strong_20_Emphasis">Example</text:span>: A <text:span text:style-name="Strong_20_Emphasis">home theater system</text:span>, where the facade provides a simplified interface to manage all the components (TV, sound system, lights) with a single command.</text:p>
            </text:list-item>
            <text:list-item>
              <text:p text:style-name="P246"><text:span text:style-name="Strong_20_Emphasis">How it works</text:span>: The Facade class provides methods that internally call methods from various classes, hiding the complexity from the client.</text:p>
            </text:list-item>
          </text:list>
        </text:list-item>
        <text:list-item>
          <text:p text:style-name="P246"><text:span text:style-name="Strong_20_Emphasis">Flyweight Pattern</text:span>:</text:p>
          <text:list>
            <text:list-item>
              <text:p text:style-name="P246"><text:span text:style-name="Strong_20_Emphasis">Purpose</text:span>: It is used to reduce the number of objects created by sharing objects that have similar states, thus saving memory.</text:p>
            </text:list-item>
            <text:list-item>
              <text:p text:style-name="P246"><text:span text:style-name="Strong_20_Emphasis">Use Case</text:span>: When you have a large number of similar objects in memory and want to avoid redundancy.</text:p>
            </text:list-item>
            <text:list-item>
              <text:p text:style-name="P246"><text:span text:style-name="Strong_20_Emphasis">Example</text:span>: <text:span text:style-name="Strong_20_Emphasis">Text formatting</text:span> in a word processor, where the same font and style settings are shared across many text objects.</text:p>
            </text:list-item>
            <text:list-item>
              <text:p text:style-name="P246"><text:span text:style-name="Strong_20_Emphasis">How it works</text:span>: It maintains a <text:span text:style-name="Strong_20_Emphasis">shared pool</text:span> of objects (called flyweights) and avoids creating new objects by reusing shared instances where applicable.</text:p>
            </text:list-item>
          </text:list>
        </text:list-item>
        <text:list-item>
          <text:p text:style-name="P246"><text:span text:style-name="Strong_20_Emphasis">Proxy Pattern</text:span>:</text:p>
          <text:list>
            <text:list-item>
              <text:p text:style-name="P246"><text:span text:style-name="Strong_20_Emphasis">Purpose</text:span>: It provides an <text:span text:style-name="Strong_20_Emphasis">object representing another object</text:span>. The proxy controls access to the real object, often for <text:span text:style-name="Strong_20_Emphasis">performance, security</text:span>, or <text:span text:style-name="Strong_20_Emphasis">localization reasons</text:span>.</text:p>
            </text:list-item>
            <text:list-item>
              <text:p text:style-name="P246"><text:span text:style-name="Strong_20_Emphasis">Use Case</text:span>: When you need to control access to an object, either to delay its creation or to add extra functionality.</text:p>
            </text:list-item>
            <text:list-item>
              <text:p text:style-name="P246"><text:span text:style-name="Strong_20_Emphasis">Example</text:span>: A <text:span text:style-name="Strong_20_Emphasis">network proxy</text:span> might act as an intermediary between a client and a server, handling requests and responses.</text:p>
            </text:list-item>
            <text:list-item>
              <text:p text:style-name="P246"><text:span text:style-name="Strong_20_Emphasis">How it works</text:span>: The Proxy class acts as a placeholder or representative for the real object. It controls access to the real object and may add extra functionality (such as caching or authentication) before delegating the call to the real object.</text:p>
            </text:list-item>
          </text:list>
        </text:list-item>
      </text:list>
      <text:p text:style-name="P236"/>
      <text:p text:style-name="P236"/>
      <text:p text:style-name="P236"/>
      <text:p text:style-name="P236"><text:soft-page-break/>5. Define and discuss behavioral design patterns and <text:s/>its types in software developments.</text:p>
      <text:p text:style-name="P236">Behavioral design patterns focus on the <text:span text:style-name="Strong_20_Emphasis">communication between objects</text:span> and how they <text:span text:style-name="Strong_20_Emphasis">interact with each other</text:span>. These patterns are concerned with <text:span text:style-name="Strong_20_Emphasis">algorithms</text:span>, <text:span text:style-name="Strong_20_Emphasis">responsibility</text:span>, and <text:span text:style-name="Strong_20_Emphasis">communication</text:span> between objects. They help in making sure that the behavior of a system is <text:span text:style-name="Strong_20_Emphasis">well-coordinated</text:span> and the responsibility for different actions is clearly defined.</text:p>
      <text:p text:style-name="P244">These patterns emphasize <text:span text:style-name="Strong_20_Emphasis">flexibility</text:span> and <text:span text:style-name="Strong_20_Emphasis">interaction</text:span> of objects and provide <text:span text:style-name="Strong_20_Emphasis">solutions to common problems</text:span> related to the way objects behave and communicate in a system. By using these patterns, developers can make their systems more <text:span text:style-name="Strong_20_Emphasis">maintainable</text:span>, <text:span text:style-name="Strong_20_Emphasis">extensible</text:span>, and <text:span text:style-name="Strong_20_Emphasis">efficient</text:span>.</text:p>
      <text:h text:style-name="P245" text:outline-level="3"><text:span text:style-name="Strong_20_Emphasis">Types of Behavioral Design Patterns</text:span></text:h>
      <text:list text:style-name="L117">
        <text:list-item>
          <text:p text:style-name="P247"><text:span text:style-name="Strong_20_Emphasis">Chain of Responsibility Pattern</text:span>:</text:p>
          <text:list>
            <text:list-item>
              <text:p text:style-name="P247"><text:span text:style-name="Strong_20_Emphasis">Purpose</text:span>: This pattern allows a request to be passed along a chain of handlers until one of them handles the request.</text:p>
            </text:list-item>
            <text:list-item>
              <text:p text:style-name="P247"><text:span text:style-name="Strong_20_Emphasis">Use Case</text:span>: When multiple handlers can process a request but the exact handler is not known in advance. It helps avoid coupling the sender of a request to its receiver.</text:p>
            </text:list-item>
            <text:list-item>
              <text:p text:style-name="P247"><text:span text:style-name="Strong_20_Emphasis">Example</text:span>: In a <text:span text:style-name="Strong_20_Emphasis">support ticket system</text:span>, the request might go through different levels of support (e.g., Level 1, Level 2, and Level 3 support) before it’s resolved.</text:p>
            </text:list-item>
            <text:list-item>
              <text:p text:style-name="P247"><text:span text:style-name="Strong_20_Emphasis">How it works</text:span>: Each handler in the chain either <text:span text:style-name="Strong_20_Emphasis">processes</text:span> the request or passes it to the next handler in the chain.</text:p>
            </text:list-item>
          </text:list>
        </text:list-item>
        <text:list-item>
          <text:p text:style-name="P247"><text:span text:style-name="Strong_20_Emphasis">Command Pattern</text:span>:</text:p>
          <text:list>
            <text:list-item>
              <text:p text:style-name="P247"><text:span text:style-name="Strong_20_Emphasis">Purpose</text:span>: This pattern encapsulates a <text:span text:style-name="Strong_20_Emphasis">request</text:span> as an object, allowing for parameterization of clients with queues, requests, and operations.</text:p>
            </text:list-item>
            <text:list-item>
              <text:p text:style-name="P247"><text:span text:style-name="Strong_20_Emphasis">Use Case</text:span>: When you need to decouple the sender of a request from the object that processes the request.</text:p>
            </text:list-item>
            <text:list-item>
              <text:p text:style-name="P247"><text:span text:style-name="Strong_20_Emphasis">Example</text:span>: A <text:span text:style-name="Strong_20_Emphasis">remote control</text:span> system where the button on the remote corresponds to a command (e.g., <text:span text:style-name="Strong_20_Emphasis">Turn On TV</text:span>, <text:span text:style-name="Strong_20_Emphasis">Increase Volume</text:span>).</text:p>
            </text:list-item>
            <text:list-item>
              <text:p text:style-name="P247"><text:span text:style-name="Strong_20_Emphasis">How it works</text:span>: A <text:span text:style-name="Strong_20_Emphasis">Command</text:span> object is created for each action, and the invoker calls the command, which is then executed by the receiver object.</text:p>
            </text:list-item>
          </text:list>
        </text:list-item>
        <text:list-item>
          <text:p text:style-name="P247"><text:span text:style-name="Strong_20_Emphasis">Interpreter Pattern</text:span>:</text:p>
          <text:list>
            <text:list-item>
              <text:p text:style-name="P247"><text:span text:style-name="Strong_20_Emphasis">Purpose</text:span>: This pattern is used to <text:span text:style-name="Strong_20_Emphasis">interpret</text:span> expressions in a <text:span text:style-name="Strong_20_Emphasis">language</text:span>. It helps design a <text:span text:style-name="Strong_20_Emphasis">grammar</text:span> for a language and interpret the expressions written in that language.</text:p>
            </text:list-item>
            <text:list-item>
              <text:p text:style-name="P247"><text:span text:style-name="Strong_20_Emphasis">Use Case</text:span>: When you need to design a system that interprets sentences or expressions, such as <text:span text:style-name="Strong_20_Emphasis">compilers</text:span>, <text:span text:style-name="Strong_20_Emphasis">mathematical expression evaluators</text:span>, etc.</text:p>
            </text:list-item>
            <text:list-item>
              <text:p text:style-name="P247"><text:span text:style-name="Strong_20_Emphasis">Example</text:span>: A <text:span text:style-name="Strong_20_Emphasis">calculator</text:span> interpreting and calculating the result based on arithmetic expressions.</text:p>
            </text:list-item>
            <text:list-item>
              <text:p text:style-name="P247"><text:span text:style-name="Strong_20_Emphasis">How it works</text:span>: The pattern defines a class for each rule in the grammar. The classes <text:span text:style-name="Strong_20_Emphasis">parse</text:span> and <text:span text:style-name="Strong_20_Emphasis">interpret</text:span> the expression in a certain way.</text:p>
            </text:list-item>
          </text:list>
        </text:list-item>
        <text:list-item>
          <text:p text:style-name="P247"><text:soft-page-break/><text:span text:style-name="Strong_20_Emphasis">Iterator Pattern</text:span>:</text:p>
          <text:list>
            <text:list-item>
              <text:p text:style-name="P247"><text:span text:style-name="Strong_20_Emphasis">Purpose</text:span>: This pattern provides a way to access the elements of a collection <text:span text:style-name="Strong_20_Emphasis">sequentially</text:span> without exposing its underlying representation.</text:p>
            </text:list-item>
            <text:list-item>
              <text:p text:style-name="P247"><text:span text:style-name="Strong_20_Emphasis">Use Case</text:span>: When you need to traverse a collection of objects in a specific order.</text:p>
            </text:list-item>
            <text:list-item>
              <text:p text:style-name="P247"><text:span text:style-name="Strong_20_Emphasis">Example</text:span>: Iterating over elements in a <text:span text:style-name="Strong_20_Emphasis">list</text:span>, <text:span text:style-name="Strong_20_Emphasis">set</text:span>, or <text:span text:style-name="Strong_20_Emphasis">array</text:span> without directly accessing the collection structure.</text:p>
            </text:list-item>
            <text:list-item>
              <text:p text:style-name="P247"><text:span text:style-name="Strong_20_Emphasis">How it works</text:span>: The Iterator provides methods like <text:span text:style-name="Strong_20_Emphasis">next()</text:span> and <text:span text:style-name="Strong_20_Emphasis">hasNext()</text:span> to traverse through the collection.</text:p>
            </text:list-item>
          </text:list>
        </text:list-item>
        <text:list-item>
          <text:p text:style-name="P247"><text:span text:style-name="Strong_20_Emphasis">Mediator Pattern</text:span>:</text:p>
          <text:list>
            <text:list-item>
              <text:p text:style-name="P247"><text:span text:style-name="Strong_20_Emphasis">Purpose</text:span>: This pattern defines an object that acts as a <text:span text:style-name="Strong_20_Emphasis">middleman</text:span> for communication between other objects. It <text:span text:style-name="Strong_20_Emphasis">reduces</text:span> the dependencies between interacting objects.</text:p>
            </text:list-item>
            <text:list-item>
              <text:p text:style-name="P247"><text:span text:style-name="Strong_20_Emphasis">Use Case</text:span>: When you have many classes that communicate with each other, and you want to avoid direct communication between them.</text:p>
            </text:list-item>
            <text:list-item>
              <text:p text:style-name="P247"><text:span text:style-name="Strong_20_Emphasis">Example</text:span>: In a <text:span text:style-name="Strong_20_Emphasis">chatroom</text:span>, instead of each participant communicating directly with each other, the chatroom mediates the messages.</text:p>
            </text:list-item>
            <text:list-item>
              <text:p text:style-name="P247"><text:span text:style-name="Strong_20_Emphasis">How it works</text:span>: Instead of sending messages directly to other objects, each object sends messages to the <text:span text:style-name="Strong_20_Emphasis">mediator</text:span>, which handles communication between them.</text:p>
            </text:list-item>
          </text:list>
        </text:list-item>
        <text:list-item>
          <text:p text:style-name="P247"><text:span text:style-name="Strong_20_Emphasis">Memento Pattern</text:span>:</text:p>
          <text:list>
            <text:list-item>
              <text:p text:style-name="P247"><text:span text:style-name="Strong_20_Emphasis">Purpose</text:span>: This pattern allows the <text:span text:style-name="Strong_20_Emphasis">state</text:span> of an object to be captured and restored without exposing its internal details.</text:p>
            </text:list-item>
            <text:list-item>
              <text:p text:style-name="P247"><text:span text:style-name="Strong_20_Emphasis">Use Case</text:span>: When you need to implement <text:span text:style-name="Strong_20_Emphasis">undo</text:span>/<text:span text:style-name="Strong_20_Emphasis">redo</text:span> functionality or store the state of an object at various points in time.</text:p>
            </text:list-item>
            <text:list-item>
              <text:p text:style-name="P247"><text:span text:style-name="Strong_20_Emphasis">Example</text:span>: A <text:span text:style-name="Strong_20_Emphasis">text editor</text:span> allowing users to undo or redo their actions by storing and retrieving the previous states of the document.</text:p>
            </text:list-item>
            <text:list-item>
              <text:p text:style-name="P247"><text:span text:style-name="Strong_20_Emphasis">How it works</text:span>: The <text:span text:style-name="Strong_20_Emphasis">Originator</text:span> object creates a <text:span text:style-name="Strong_20_Emphasis">Memento</text:span> that captures its state, and the <text:span text:style-name="Strong_20_Emphasis">Caretaker</text:span> stores and retrieves the memento when needed.</text:p>
            </text:list-item>
          </text:list>
        </text:list-item>
        <text:list-item>
          <text:p text:style-name="P247"><text:span text:style-name="Strong_20_Emphasis">Observer Pattern</text:span>:</text:p>
          <text:list>
            <text:list-item>
              <text:p text:style-name="P247"><text:span text:style-name="Strong_20_Emphasis">Purpose</text:span>: This pattern allows one object (the <text:span text:style-name="Strong_20_Emphasis">subject</text:span>) to notify multiple objects (the <text:span text:style-name="Strong_20_Emphasis">observers</text:span>) when its state changes.</text:p>
            </text:list-item>
            <text:list-item>
              <text:p text:style-name="P247"><text:span text:style-name="Strong_20_Emphasis">Use Case</text:span>: When you have a <text:span text:style-name="Strong_20_Emphasis">one-to-many</text:span> dependency between objects, and you want the observers to be automatically updated when the subject's state changes.</text:p>
            </text:list-item>
            <text:list-item>
              <text:p text:style-name="P247"><text:span text:style-name="Strong_20_Emphasis">Example</text:span>: In a <text:span text:style-name="Strong_20_Emphasis">weather station</text:span> system, the weather data changes and various <text:span text:style-name="Strong_20_Emphasis">displays</text:span> (e.g., temperature display, humidity display) need to be updated automatically.</text:p>
            </text:list-item>
            <text:list-item>
              <text:p text:style-name="P247"><text:span text:style-name="Strong_20_Emphasis">How it works</text:span>: The subject maintains a list of its <text:span text:style-name="Strong_20_Emphasis">observers</text:span> and notifies them of any changes to its state.</text:p>
            </text:list-item>
          </text:list>
        </text:list-item>
        <text:list-item>
          <text:p text:style-name="P247"><text:soft-page-break/><text:span text:style-name="Strong_20_Emphasis">State Pattern</text:span>:</text:p>
          <text:list>
            <text:list-item>
              <text:p text:style-name="P247"><text:span text:style-name="Strong_20_Emphasis">Purpose</text:span>: This pattern allows an object to <text:span text:style-name="Strong_20_Emphasis">change its behavior</text:span> when its internal state changes. The object appears to change its class.</text:p>
            </text:list-item>
            <text:list-item>
              <text:p text:style-name="P247"><text:span text:style-name="Strong_20_Emphasis">Use Case</text:span>: When an object needs to behave differently depending on its internal state.</text:p>
            </text:list-item>
            <text:list-item>
              <text:p text:style-name="P247"><text:span text:style-name="Strong_20_Emphasis">Example</text:span>: A <text:span text:style-name="Strong_20_Emphasis">traffic light</text:span> system that behaves differently based on the current state (e.g., green, yellow, or red).</text:p>
            </text:list-item>
            <text:list-item>
              <text:p text:style-name="P247"><text:span text:style-name="Strong_20_Emphasis">How it works</text:span>: The object’s behavior is delegated to a <text:span text:style-name="Strong_20_Emphasis">state</text:span> object, which changes dynamically based on the state.</text:p>
            </text:list-item>
          </text:list>
        </text:list-item>
        <text:list-item>
          <text:p text:style-name="P247"><text:span text:style-name="Strong_20_Emphasis">Strategy Pattern</text:span>:</text:p>
          <text:list>
            <text:list-item>
              <text:p text:style-name="P247"><text:span text:style-name="Strong_20_Emphasis">Purpose</text:span>: This pattern allows the <text:span text:style-name="Strong_20_Emphasis">algorithm</text:span> or <text:span text:style-name="Strong_20_Emphasis">behavior</text:span> of an object to be selected at runtime.</text:p>
            </text:list-item>
            <text:list-item>
              <text:p text:style-name="P247"><text:span text:style-name="Strong_20_Emphasis">Use Case</text:span>: When there are multiple ways of performing an operation, and you want to choose the appropriate one dynamically.</text:p>
            </text:list-item>
            <text:list-item>
              <text:p text:style-name="P247"><text:span text:style-name="Strong_20_Emphasis">Example</text:span>: A <text:span text:style-name="Strong_20_Emphasis">sorting algorithm</text:span> where you can choose between <text:span text:style-name="Strong_20_Emphasis">quick sort</text:span>, <text:span text:style-name="Strong_20_Emphasis">merge sort</text:span>, or <text:span text:style-name="Strong_20_Emphasis">bubble sort</text:span> based on the context.</text:p>
            </text:list-item>
            <text:list-item>
              <text:p text:style-name="P247"><text:span text:style-name="Strong_20_Emphasis">How it works</text:span>: The <text:span text:style-name="Strong_20_Emphasis">Strategy</text:span> interface defines a method, and different <text:span text:style-name="Strong_20_Emphasis">strategies</text:span> implement this method. The context object can choose a strategy to execute the operation.</text:p>
            </text:list-item>
          </text:list>
        </text:list-item>
        <text:list-item>
          <text:p text:style-name="P247"><text:span text:style-name="Strong_20_Emphasis">Template Method Pattern</text:span>:</text:p>
          <text:list>
            <text:list-item>
              <text:p text:style-name="P247"><text:span text:style-name="Strong_20_Emphasis">Purpose</text:span>: This pattern defines the <text:span text:style-name="Strong_20_Emphasis">skeleton</text:span> of an algorithm in a method, deferring some steps to subclasses.</text:p>
            </text:list-item>
            <text:list-item>
              <text:p text:style-name="P247"><text:span text:style-name="Strong_20_Emphasis">Use Case</text:span>: When you have a <text:span text:style-name="Strong_20_Emphasis">common algorithm</text:span> that needs to be customized with a few specific steps.</text:p>
            </text:list-item>
            <text:list-item>
              <text:p text:style-name="P247"><text:span text:style-name="Strong_20_Emphasis">Example</text:span>: A <text:span text:style-name="Strong_20_Emphasis">data processing pipeline</text:span> where the steps might be <text:span text:style-name="Strong_20_Emphasis">common</text:span> (read data, process data), but some steps like processing need to be customized.</text:p>
            </text:list-item>
            <text:list-item>
              <text:p text:style-name="P247"><text:span text:style-name="Strong_20_Emphasis">How it works</text:span>: The <text:span text:style-name="Strong_20_Emphasis">template method</text:span> provides the general structure, and subclasses implement the <text:span text:style-name="Strong_20_Emphasis">custom steps</text:span>.</text:p>
            </text:list-item>
          </text:list>
        </text:list-item>
        <text:list-item>
          <text:p text:style-name="P247"><text:span text:style-name="Strong_20_Emphasis">Visitor Pattern</text:span>:</text:p>
          <text:list>
            <text:list-item>
              <text:p text:style-name="P247"><text:span text:style-name="Strong_20_Emphasis">Purpose</text:span>: This pattern allows you to add <text:span text:style-name="Strong_20_Emphasis">new operations</text:span> to existing object structures without changing the objects themselves.</text:p>
            </text:list-item>
            <text:list-item>
              <text:p text:style-name="P247"><text:span text:style-name="Strong_20_Emphasis">Use Case</text:span>: When you need to perform different operations on a set of <text:span text:style-name="Strong_20_Emphasis">object types</text:span>, but you don’t want to modify the objects.</text:p>
            </text:list-item>
            <text:list-item>
              <text:p text:style-name="P247"><text:span text:style-name="Strong_20_Emphasis">Example</text:span>: In a <text:span text:style-name="Strong_20_Emphasis">document processing system</text:span>, you can add a <text:span text:style-name="Strong_20_Emphasis">spell-checking</text:span> operation, <text:span text:style-name="Strong_20_Emphasis">formatting</text:span>, or <text:span text:style-name="Strong_20_Emphasis">printing</text:span> without modifying the document structure.</text:p>
            </text:list-item>
            <text:list-item>
              <text:p text:style-name="P247"><text:span text:style-name="Strong_20_Emphasis">How it works</text:span>: The visitor defines a method for each type of object in the structure. The object accepts a visitor and delegates the operation to the visitor.</text:p>
            </text:list-item>
          </text:list>
        </text:list-item>
      </text:list>
      <text:p text:style-name="P236"/>
      <text:p text:style-name="P236"><text:soft-page-break/>6. <text:span text:style-name="T20">Describe the procedure of </text:span>strategy design pattern and its benefits in software engineering.</text:p>
      <text:p text:style-name="P236">The <text:span text:style-name="Strong_20_Emphasis">Strategy Design Pattern</text:span> is a behavioral design pattern that allows an object to select a specific algorithm or behavior at runtime. Instead of implementing a single algorithm directly, the <text:span text:style-name="Strong_20_Emphasis">strategy pattern</text:span> allows you to define a family of algorithms, encapsulate each one, and make them interchangeable. The client can then choose the appropriate strategy based on the situation.</text:p>
      <text:h text:style-name="P245" text:outline-level="3"><text:span text:style-name="Strong_20_Emphasis">Procedure of Strategy Pattern</text:span></text:h>
      <text:list text:style-name="L118">
        <text:list-item>
          <text:p text:style-name="P248"><text:span text:style-name="Strong_20_Emphasis">Define the Strategy Interface</text:span>:</text:p>
          <text:list>
            <text:list-item>
              <text:p text:style-name="P248">The first step in implementing the strategy pattern is to define a common <text:span text:style-name="Strong_20_Emphasis">strategy interface</text:span> that declares a method which is common to all the strategies.</text:p>
            </text:list-item>
            <text:list-item>
              <text:p text:style-name="P248">This interface represents a general behavior or algorithm that can be used by the context (the client).</text:p>
            </text:list-item>
          </text:list>
          <text:p text:style-name="P248">Example:</text:p>
          <text:p text:style-name="P249"><text:span text:style-name="Source_20_Text">class Strategy:</text:span></text:p>
          <text:p text:style-name="P250"><text:span text:style-name="Source_20_Text"><text:s text:c="4"/>def execute(self):</text:span></text:p>
          <text:p text:style-name="P250"><text:span text:style-name="Source_20_Text"><text:s text:c="8"/>pass</text:span></text:p>
        </text:list-item>
        <text:list-item>
          <text:p text:style-name="P248"><text:span text:style-name="Strong_20_Emphasis">Implement Concrete Strategies</text:span>:</text:p>
          <text:list>
            <text:list-item>
              <text:p text:style-name="P248">Create multiple concrete classes that implement the <text:span text:style-name="Strong_20_Emphasis">Strategy interface</text:span>. Each of these classes will provide a specific implementation of the algorithm.</text:p>
            </text:list-item>
          </text:list>
          <text:p text:style-name="P248">Example:</text:p>
          <text:p text:style-name="P249"><text:span text:style-name="Source_20_Text">class ConcreteStrategyA(Strategy):</text:span></text:p>
          <text:p text:style-name="P250"><text:span text:style-name="Source_20_Text"><text:s text:c="4"/>def execute(self):</text:span></text:p>
          <text:p text:style-name="P250"><text:span text:style-name="Source_20_Text"><text:s text:c="8"/>print("Executing strategy A")</text:span></text:p>
          <text:p text:style-name="P250"/>
          <text:p text:style-name="P250"><text:span text:style-name="Source_20_Text">class ConcreteStrategyB(Strategy):</text:span></text:p>
          <text:p text:style-name="P250"><text:span text:style-name="Source_20_Text"><text:s text:c="4"/>def execute(self):</text:span></text:p>
          <text:p text:style-name="P250"><text:span text:style-name="Source_20_Text"><text:s text:c="8"/>print("Executing strategy B")</text:span></text:p>
        </text:list-item>
        <text:list-item>
          <text:p text:style-name="P248"><text:span text:style-name="Strong_20_Emphasis">Create the Context Class</text:span>:</text:p>
          <text:list>
            <text:list-item>
              <text:p text:style-name="P248">The <text:span text:style-name="Strong_20_Emphasis">Context</text:span> class is responsible for maintaining a reference to the <text:span text:style-name="Strong_20_Emphasis">Strategy</text:span> object and providing a way to set the strategy at runtime.</text:p>
            </text:list-item>
            <text:list-item>
              <text:p text:style-name="P248">The context class delegates the execution of the behavior to the strategy object.</text:p>
            </text:list-item>
          </text:list>
          <text:p text:style-name="P248">Example:</text:p>
          <text:p text:style-name="P249"><text:span text:style-name="Source_20_Text">class Context:</text:span></text:p>
          <text:p text:style-name="P250"><text:span text:style-name="Source_20_Text"><text:s text:c="4"/>def __init__(self, strategy: Strategy):</text:span></text:p>
          <text:p text:style-name="P250"><text:span text:style-name="Source_20_Text"><text:s text:c="8"/>self._strategy = strategy</text:span></text:p>
          <text:p text:style-name="P250"><text:soft-page-break/></text:p>
          <text:p text:style-name="P250"><text:span text:style-name="Source_20_Text"><text:s text:c="4"/>def set_strategy(self, strategy: Strategy):</text:span></text:p>
          <text:p text:style-name="P250"><text:span text:style-name="Source_20_Text"><text:s text:c="8"/>self._strategy = strategy</text:span></text:p>
          <text:p text:style-name="P250"/>
          <text:p text:style-name="P250"><text:span text:style-name="Source_20_Text"><text:s text:c="4"/>def execute_strategy(self):</text:span></text:p>
          <text:p text:style-name="P250"><text:span text:style-name="Source_20_Text"><text:s text:c="8"/>self._strategy.execute()</text:span></text:p>
        </text:list-item>
        <text:list-item>
          <text:p text:style-name="P248"><text:span text:style-name="Strong_20_Emphasis">Using the Strategy</text:span>:</text:p>
          <text:list>
            <text:list-item>
              <text:p text:style-name="P248">In the client code, you create a <text:span text:style-name="Strong_20_Emphasis">Context</text:span> object and set a specific strategy to it. The strategy can be changed dynamically during runtime.</text:p>
            </text:list-item>
          </text:list>
          <text:p text:style-name="P248">Example:</text:p>
          <text:p text:style-name="P249"><text:span text:style-name="Source_20_Text">context = Context(ConcreteStrategyA())</text:span></text:p>
          <text:p text:style-name="P250"><text:span text:style-name="Source_20_Text">context.execute_strategy() <text:s/># Output: Executing strategy A</text:span></text:p>
          <text:p text:style-name="P250"/>
          <text:p text:style-name="P250"><text:span text:style-name="Source_20_Text">context.set_strategy(ConcreteStrategyB())</text:span></text:p>
          <text:p text:style-name="P250"><text:span text:style-name="Source_20_Text">context.execute_strategy() <text:s/># Output: Executing strategy B</text:span></text:p>
          <text:p text:style-name="P248">In this example:</text:p>
          <text:list text:continue-numbering="true">
            <text:list-item>
              <text:p text:style-name="P248">The context initially uses <text:span text:style-name="Strong_20_Emphasis">ConcreteStrategyA</text:span>.</text:p>
            </text:list-item>
            <text:list-item>
              <text:p text:style-name="P248">At runtime, the strategy is changed to <text:span text:style-name="Strong_20_Emphasis">ConcreteStrategyB</text:span>.</text:p>
            </text:list-item>
          </text:list>
        </text:list-item>
      </text:list>
      <text:h text:style-name="P245" text:outline-level="3"><text:span text:style-name="Strong_20_Emphasis">Benefits of the Strategy Pattern</text:span></text:h>
      <text:list text:style-name="L119">
        <text:list-item>
          <text:p text:style-name="P251"><text:span text:style-name="Strong_20_Emphasis">Flexibility in Choosing Algorithms</text:span>:</text:p>
          <text:list>
            <text:list-item>
              <text:p text:style-name="P251">The strategy pattern provides the ability to <text:span text:style-name="Strong_20_Emphasis">dynamically change</text:span> the algorithm or behavior of an object at runtime. This flexibility allows you to select the most appropriate strategy for the task at hand.</text:p>
            </text:list-item>
          </text:list>
        </text:list-item>
        <text:list-item>
          <text:p text:style-name="P251"><text:span text:style-name="Strong_20_Emphasis">Separation of Concerns</text:span>:</text:p>
          <text:list>
            <text:list-item>
              <text:p text:style-name="P251">By encapsulating the algorithms in separate strategy classes, the strategy pattern keeps the context class clean and focused on its core responsibilities. It avoids cluttering the context class with multiple algorithm implementations.</text:p>
            </text:list-item>
          </text:list>
        </text:list-item>
        <text:list-item>
          <text:p text:style-name="P251"><text:span text:style-name="Strong_20_Emphasis">Promotes Reusability</text:span>:</text:p>
          <text:list>
            <text:list-item>
              <text:p text:style-name="P251">Strategies are independent of the context and can be <text:span text:style-name="Strong_20_Emphasis">reused</text:span> across different contexts. You can define strategies once and use them in multiple places, reducing code duplication.</text:p>
            </text:list-item>
          </text:list>
        </text:list-item>
        <text:list-item>
          <text:p text:style-name="P251"><text:span text:style-name="Strong_20_Emphasis">Easier Maintenance and Extension</text:span>:</text:p>
          <text:list>
            <text:list-item>
              <text:p text:style-name="P251">If a new behavior or algorithm is required, you can <text:span text:style-name="Strong_20_Emphasis">add new strategies</text:span> without modifying the existing code. This makes the system easier to maintain and extend over time.</text:p>
            </text:list-item>
          </text:list>
        </text:list-item>
        <text:list-item>
          <text:p text:style-name="P251"><text:soft-page-break/><text:span text:style-name="Strong_20_Emphasis">Avoids Conditional Statements</text:span>:</text:p>
          <text:list>
            <text:list-item>
              <text:p text:style-name="P251">Instead of using <text:span text:style-name="Strong_20_Emphasis">conditional statements</text:span> (like if-else or switch-case) to choose behaviors, the strategy pattern delegates this responsibility to the appropriate strategy. This reduces the complexity of the code and makes it easier to understand.</text:p>
            </text:list-item>
          </text:list>
        </text:list-item>
        <text:list-item>
          <text:p text:style-name="P251"><text:span text:style-name="Strong_20_Emphasis">Improves Code Readability</text:span>:</text:p>
          <text:list>
            <text:list-item>
              <text:p text:style-name="P251">Since each strategy is encapsulated in a separate class, the code is more <text:span text:style-name="Strong_20_Emphasis">modular</text:span> and easier to read. The context class doesn’t need to know about the details of how the strategy is implemented.</text:p>
            </text:list-item>
          </text:list>
        </text:list-item>
      </text:list>
      <text:p text:style-name="P236"/>
      <text:p text:style-name="P236">7. Brief about <text:span text:style-name="T11">introduction to designing AI algorithms</text:span><text:span text:style-name="T12"> </text:span><text:span text:style-name="T11">&amp;</text:span><text:span text:style-name="T21"> supporting </text:span><text:span text:style-name="T11">steps for designing AI algorithms.</text:span></text:p>
      <text:p text:style-name="P252">Designing AI algorithms is a critical step in building intelligent systems that can learn from data, make predictions, and perform tasks autonomously. These algorithms power various AI applications, including machine learning, natural language processing, computer vision, and robotics. The process of designing AI algorithms involves creating mathematical models and computational procedures that can analyze and process data efficiently, adapt to new information, and improve over time.</text:p>
      <text:p text:style-name="P253">AI algorithms typically aim to simulate human cognitive functions like learning, reasoning, problem-solving, and decision-making. A well-designed AI algorithm should be effective in terms of accuracy, efficiency, and scalability to handle real-world data.</text:p>
      <text:h text:style-name="P254" text:outline-level="3"><text:span text:style-name="Strong_20_Emphasis">Supporting Steps for Designing AI Algorithms</text:span></text:h>
      <text:list text:style-name="L120">
        <text:list-item>
          <text:p text:style-name="P255"><text:span text:style-name="Strong_20_Emphasis">Define the Problem</text:span>:</text:p>
          <text:list>
            <text:list-item>
              <text:p text:style-name="P255">The first step in designing an AI algorithm is clearly defining the problem that needs to be solved. This includes understanding the goal of the AI system, the data available, and the desired output.</text:p>
            </text:list-item>
            <text:list-item>
              <text:p text:style-name="P255">Example: If you're designing an algorithm for an AI-based recommendation system, the problem is predicting products or content the user may like based on their preferences and previous interactions.</text:p>
            </text:list-item>
          </text:list>
        </text:list-item>
        <text:list-item>
          <text:p text:style-name="P255"><text:span text:style-name="Strong_20_Emphasis">Collect and Preprocess Data</text:span>:</text:p>
          <text:list>
            <text:list-item>
              <text:p text:style-name="P255">AI algorithms rely heavily on data. Therefore, data collection and preprocessing are crucial steps. Data needs to be cleaned, normalized, and transformed before being fed into an algorithm.</text:p>
            </text:list-item>
            <text:list-item>
              <text:p text:style-name="P255"><text:span text:style-name="Strong_20_Emphasis">Preprocessing</text:span> may include handling missing data, removing duplicates, encoding categorical variables, or scaling features.</text:p>
            </text:list-item>
            <text:list-item>
              <text:p text:style-name="P255">Example: For an AI system that classifies images, you may need to resize images, normalize pixel values, and augment data to ensure the algorithm is exposed to a variety of conditions.</text:p>
            </text:list-item>
          </text:list>
        </text:list-item>
        <text:list-item>
          <text:p text:style-name="P255"><text:span text:style-name="Strong_20_Emphasis">Choose the Right Algorithm</text:span>:</text:p>
          <text:list>
            <text:list-item>
              <text:p text:style-name="P255"><text:soft-page-break/>The selection of the appropriate algorithm is based on the type of problem you are solving. Some common AI algorithms include:</text:p>
              <text:list>
                <text:list-item>
                  <text:p text:style-name="P255"><text:span text:style-name="Strong_20_Emphasis">Supervised Learning</text:span>: For tasks like classification and regression (e.g., Decision Trees, SVM, Neural Networks).</text:p>
                </text:list-item>
                <text:list-item>
                  <text:p text:style-name="P255"><text:span text:style-name="Strong_20_Emphasis">Unsupervised Learning</text:span>: For tasks like clustering and dimensionality reduction (e.g., K-Means, PCA).</text:p>
                </text:list-item>
                <text:list-item>
                  <text:p text:style-name="P255"><text:span text:style-name="Strong_20_Emphasis">Reinforcement Learning</text:span>: For decision-making tasks (e.g., Q-Learning, Deep Q-Network).</text:p>
                </text:list-item>
              </text:list>
            </text:list-item>
            <text:list-item>
              <text:p text:style-name="P255">Example: If you're designing a self-driving car, you might use deep reinforcement learning to teach the car how to navigate and make decisions in real-time.</text:p>
            </text:list-item>
          </text:list>
        </text:list-item>
        <text:list-item>
          <text:p text:style-name="P255"><text:span text:style-name="Strong_20_Emphasis">Develop the Model</text:span>:</text:p>
          <text:list>
            <text:list-item>
              <text:p text:style-name="P255">After selecting the appropriate algorithm, the next step is developing the model. This involves implementing the algorithm and training it using the dataset.</text:p>
            </text:list-item>
            <text:list-item>
              <text:p text:style-name="P255">During this stage, hyperparameters (such as learning rate, number of layers, or number of clusters) are tuned to optimize performance.</text:p>
            </text:list-item>
            <text:list-item>
              <text:p text:style-name="P255">Example: For a neural network, you may define the number of layers, activation functions, and optimization techniques (e.g., stochastic gradient descent).</text:p>
            </text:list-item>
          </text:list>
        </text:list-item>
        <text:list-item>
          <text:p text:style-name="P255"><text:span text:style-name="Strong_20_Emphasis">Train the Algorithm</text:span>:</text:p>
          <text:list>
            <text:list-item>
              <text:p text:style-name="P255"><text:span text:style-name="Strong_20_Emphasis">Training</text:span> is the process where the algorithm learns from the data. The model adjusts its parameters based on the patterns in the data, minimizing error or maximizing accuracy.</text:p>
            </text:list-item>
            <text:list-item>
              <text:p text:style-name="P255">Depending on the algorithm, the training process might involve iterative steps like gradient descent or backpropagation.</text:p>
            </text:list-item>
            <text:list-item>
              <text:p text:style-name="P255">Example: In a supervised learning model, the algorithm will learn from labeled training data and adjust its predictions until they align with the correct labels.</text:p>
            </text:list-item>
          </text:list>
        </text:list-item>
        <text:list-item>
          <text:p text:style-name="P255"><text:span text:style-name="Strong_20_Emphasis">Evaluate the Model</text:span>:</text:p>
          <text:list>
            <text:list-item>
              <text:p text:style-name="P255">Once the algorithm has been trained, it is essential to evaluate its performance. This can be done using various metrics such as accuracy, precision, recall, F1-score, or area under the curve (AUC).</text:p>
            </text:list-item>
            <text:list-item>
              <text:p text:style-name="P255">Evaluation is typically done on a separate <text:span text:style-name="Strong_20_Emphasis">test dataset</text:span> that the model has never seen before to check for generalization.</text:p>
            </text:list-item>
            <text:list-item>
              <text:p text:style-name="P255">Example: After training a classifier, you evaluate how well it predicts on unseen data by calculating the accuracy or confusion matrix.</text:p>
            </text:list-item>
          </text:list>
        </text:list-item>
        <text:list-item>
          <text:p text:style-name="P255"><text:span text:style-name="Strong_20_Emphasis">Optimize and Refine the Model</text:span>:</text:p>
          <text:list>
            <text:list-item>
              <text:p text:style-name="P255">After evaluating the model, there may be areas where it can be improved. This could involve adjusting hyperparameters, using more data, applying different feature engineering techniques, or even switching to a more advanced algorithm.</text:p>
            </text:list-item>
            <text:list-item>
              <text:p text:style-name="P255"><text:soft-page-break/>Example: If your neural network model is overfitting, you may add regularization or dropout to improve its generalization.</text:p>
            </text:list-item>
          </text:list>
        </text:list-item>
        <text:list-item>
          <text:p text:style-name="P255"><text:span text:style-name="Strong_20_Emphasis">Deploy the Model</text:span>:</text:p>
          <text:list>
            <text:list-item>
              <text:p text:style-name="P255">After the model has been optimized and validated, it's time to deploy it into a real-world environment where it can be used for making predictions or automating tasks.</text:p>
            </text:list-item>
            <text:list-item>
              <text:p text:style-name="P255">This step may involve integrating the AI algorithm into an existing system, creating an API, or deploying it to the cloud for scalability.</text:p>
            </text:list-item>
            <text:list-item>
              <text:p text:style-name="P255">Example: A recommendation system might be deployed on an e-commerce website, providing product suggestions to users in real-time.</text:p>
            </text:list-item>
          </text:list>
        </text:list-item>
        <text:list-item>
          <text:p text:style-name="P255"><text:span text:style-name="Strong_20_Emphasis">Monitor and Maintain the Model</text:span>:</text:p>
          <text:list>
            <text:list-item>
              <text:p text:style-name="P255">Once deployed, it’s essential to continuously monitor the model’s performance to ensure it stays accurate and efficient. This involves checking for <text:span text:style-name="Strong_20_Emphasis">drift</text:span> (when the model's performance decreases over time due to changes in data) and retraining the model when necessary.</text:p>
            </text:list-item>
            <text:list-item>
              <text:p text:style-name="P255">Example: An AI model for fraud detection might require constant monitoring to detect new patterns of fraudulent behavior.</text:p>
            </text:list-item>
          </text:list>
        </text:list-item>
      </text:list>
      <text:p text:style-name="P252"/>
      <text:p text:style-name="P256">8. Illustrate how the challenges incorporate with AI agents in designing patterns for AI algorithms in software engineering?</text:p>
      <text:p text:style-name="P256">Incorporating AI agents into designing patterns for AI algorithms in software engineering can be challenging due to the complexities involved in the behavior of AI systems, the unpredictability of their learning, and the need to design adaptable and efficient algorithms. AI agents are entities that perceive their environment and take actions to maximize their chances of success, typically through learning and decision-making. Designing these AI agents requires careful attention to various patterns and architectural considerations to handle the challenges effectively.</text:p>
      <text:p text:style-name="P257">Here’s an exploration of the main challenges in incorporating AI agents into design patterns for AI algorithms:</text:p>
      <text:list text:style-name="L121">
        <text:list-item>
          <text:p text:style-name="P258"><text:span text:style-name="Strong_20_Emphasis">Complexity of Decision-Making</text:span></text:p>
          <text:list>
            <text:list-item>
              <text:p text:style-name="P258"><text:span text:style-name="Strong_20_Emphasis">Challenge</text:span>: AI agents are often required to make decisions based on dynamic and uncertain environments. This complexity can be overwhelming when trying to design algorithms that allow agents to adapt to new situations.</text:p>
            </text:list-item>
            <text:list-item>
              <text:p text:style-name="P258"><text:span text:style-name="Strong_20_Emphasis">Solution</text:span>: Design patterns like the <text:span text:style-name="Strong_20_Emphasis">Strategy Pattern</text:span> can be applied to allow AI agents to switch between different decision-making strategies depending on the context. For example, an agent can choose between rule-based decision-making, machine learning-based decisions, or even reinforcement learning, based on the task.</text:p>
            </text:list-item>
          </text:list>
        </text:list-item>
      </text:list>
      <text:p text:style-name="P257"/>
      <text:p text:style-name="P257"/>
      <text:list text:continue-numbering="true" text:style-name="L121">
        <text:list-item>
          <text:p text:style-name="P258"><text:soft-page-break/><text:span text:style-name="Strong_20_Emphasis">Scalability</text:span></text:p>
          <text:list>
            <text:list-item>
              <text:p text:style-name="P258"><text:span text:style-name="Strong_20_Emphasis">Challenge</text:span>: As AI applications grow, the volume of data and number of decisions that the AI agents need to process increase significantly. Handling this growing complexity requires scalable design patterns and efficient algorithms.</text:p>
            </text:list-item>
            <text:list-item>
              <text:p text:style-name="P258"><text:span text:style-name="Strong_20_Emphasis">Solution</text:span>: Patterns such as the <text:span text:style-name="Strong_20_Emphasis">Observer Pattern</text:span> can be used to make AI systems more scalable. In this design, multiple AI agents or components can observe and react to changes in the system without being tightly coupled to each other. This is especially useful in multi-agent systems where agents need to respond to environmental changes independently.</text:p>
            </text:list-item>
          </text:list>
        </text:list-item>
        <text:list-item>
          <text:p text:style-name="P258"><text:span text:style-name="Strong_20_Emphasis">Integration of Learning Models</text:span></text:p>
          <text:list>
            <text:list-item>
              <text:p text:style-name="P258"><text:span text:style-name="Strong_20_Emphasis">Challenge</text:span>: AI agents typically involve learning models (e.g., neural networks, decision trees) that evolve over time, making it difficult to design systems that support the integration of dynamic learning models.</text:p>
            </text:list-item>
            <text:list-item>
              <text:p text:style-name="P258"><text:span text:style-name="Strong_20_Emphasis">Solution</text:span>: The <text:span text:style-name="Strong_20_Emphasis">Abstract Factory Pattern</text:span> can be used to separate the creation of learning models from the rest of the AI system. This helps in maintaining flexibility to swap out different models without affecting the overall system design, which is crucial when AI agents are trained with different learning algorithms.</text:p>
            </text:list-item>
          </text:list>
        </text:list-item>
        <text:list-item>
          <text:p text:style-name="P258"><text:span text:style-name="Strong_20_Emphasis">Handling Uncertainty and Ambiguity</text:span></text:p>
          <text:list>
            <text:list-item>
              <text:p text:style-name="P258"><text:span text:style-name="Strong_20_Emphasis">Challenge</text:span>: AI agents often have to work with uncertain or incomplete information. Designing AI systems that can handle such uncertainty while maintaining accuracy is a significant challenge.</text:p>
            </text:list-item>
            <text:list-item>
              <text:p text:style-name="P258"><text:span text:style-name="Strong_20_Emphasis">Solution</text:span>: The <text:span text:style-name="Strong_20_Emphasis">State Pattern</text:span> can help manage this uncertainty by representing various possible states of the system or agent. In scenarios where AI agents are uncertain about the state of the environment, they can transition between states based on probabilistic reasoning or inference, improving decision-making under ambiguity.</text:p>
            </text:list-item>
          </text:list>
        </text:list-item>
        <text:list-item>
          <text:p text:style-name="P258"><text:span text:style-name="Strong_20_Emphasis">Real-Time Decision Making</text:span></text:p>
          <text:list>
            <text:list-item>
              <text:p text:style-name="P258"><text:span text:style-name="Strong_20_Emphasis">Challenge</text:span>: AI agents in applications such as autonomous driving or robotics often need to make decisions in real time. The time complexity and latency of the algorithm can be a critical issue.</text:p>
            </text:list-item>
            <text:list-item>
              <text:p text:style-name="P258"><text:span text:style-name="Strong_20_Emphasis">Solution</text:span>: Design patterns like the <text:span text:style-name="Strong_20_Emphasis">Command Pattern</text:span> can be employed to structure AI agent actions efficiently. By separating command execution from the decision-making process, the system can execute actions more quickly and in a more modular way, improving real-time performance.</text:p>
            </text:list-item>
          </text:list>
        </text:list-item>
        <text:list-item>
          <text:p text:style-name="P258"><text:span text:style-name="Strong_20_Emphasis">Maintaining Adaptability</text:span></text:p>
          <text:list>
            <text:list-item>
              <text:p text:style-name="P258"><text:span text:style-name="Strong_20_Emphasis">Challenge</text:span>: One of the primary characteristics of AI agents is adaptability, where they need to evolve and learn from experience. However, designing systems that allow for continuous learning without compromising system integrity is a complex task.</text:p>
            </text:list-item>
            <text:list-item>
              <text:p text:style-name="P258"><text:span text:style-name="Strong_20_Emphasis">Solution</text:span>: The <text:span text:style-name="Strong_20_Emphasis">Chain of Responsibility Pattern</text:span> can be used to ensure that AI agents adapt by passing requests through a series of handlers. This design pattern can be applied to control how <text:soft-page-break/>agents learn, process information, and adapt their strategies, making the system flexible and responsive to new data.</text:p>
            </text:list-item>
          </text:list>
        </text:list-item>
        <text:list-item>
          <text:p text:style-name="P258"><text:span text:style-name="Strong_20_Emphasis">Resource Management</text:span></text:p>
          <text:list>
            <text:list-item>
              <text:p text:style-name="P258"><text:span text:style-name="Strong_20_Emphasis">Challenge</text:span>: AI algorithms, especially deep learning models, can be computationally intensive, requiring significant resources for training and inference. This can be a bottleneck when integrating AI agents into large-scale applications.</text:p>
            </text:list-item>
            <text:list-item>
              <text:p text:style-name="P258"><text:span text:style-name="Strong_20_Emphasis">Solution</text:span>: The <text:span text:style-name="Strong_20_Emphasis">Flyweight Pattern</text:span> can help reduce the memory footprint of AI agents by sharing common data structures across multiple agents. This is useful in environments where many AI agents operate concurrently, but they need to use shared resources efficiently.</text:p>
            </text:list-item>
          </text:list>
        </text:list-item>
        <text:list-item>
          <text:p text:style-name="P258"><text:span text:style-name="Strong_20_Emphasis">Ensuring Robustness and Reliability</text:span></text:p>
          <text:list>
            <text:list-item>
              <text:p text:style-name="P258"><text:span text:style-name="Strong_20_Emphasis">Challenge</text:span>: AI agents can fail or behave unpredictably, especially when encountering new or unseen situations. Ensuring that the system can handle such failures and continue to operate reliably is critical.</text:p>
            </text:list-item>
            <text:list-item>
              <text:p text:style-name="P258"><text:span text:style-name="Strong_20_Emphasis">Solution</text:span>: The <text:span text:style-name="Strong_20_Emphasis">Decorator Pattern</text:span> can be used to add robustness to AI agents by wrapping them with additional functionality that can handle error detection, retries, or fallback mechanisms. This can improve the overall reliability and fault tolerance of the system.</text:p>
            </text:list-item>
          </text:list>
        </text:list-item>
        <text:list-item>
          <text:p text:style-name="P258"><text:span text:style-name="Strong_20_Emphasis">Security and Privacy Concerns</text:span></text:p>
          <text:list>
            <text:list-item>
              <text:p text:style-name="P258"><text:span text:style-name="Strong_20_Emphasis">Challenge</text:span>: AI agents that interact with sensitive data need to ensure data privacy and security, particularly when they involve learning from user data or interacting with external systems.</text:p>
            </text:list-item>
            <text:list-item>
              <text:p text:style-name="P258"><text:span text:style-name="Strong_20_Emphasis">Solution</text:span>: The <text:span text:style-name="Strong_20_Emphasis">Proxy Pattern</text:span> can be applied to provide a security layer between the AI agent and the external environment. The proxy can enforce security measures, such as authentication or encryption, while allowing the agent to interact with other components of the system safely.</text:p>
            </text:list-item>
          </text:list>
        </text:list-item>
        <text:list-item>
          <text:p text:style-name="P258"><text:span text:style-name="Strong_20_Emphasis">Collaboration in Multi-Agent Systems</text:span></text:p>
          <text:list>
            <text:list-item>
              <text:p text:style-name="P258"><text:span text:style-name="Strong_20_Emphasis">Challenge</text:span>: In environments where multiple AI agents interact with each other, managing coordination, communication, and conflict resolution between agents becomes challenging.</text:p>
            </text:list-item>
            <text:list-item>
              <text:p text:style-name="P258"><text:span text:style-name="Strong_20_Emphasis">Solution</text:span>: The <text:span text:style-name="Strong_20_Emphasis">Mediator Pattern</text:span> can be employed to centralize communication among AI agents, ensuring that they can collaborate effectively. The mediator acts as a central hub that handles coordination and communication between agents, reducing the complexity of direct communication and ensuring smooth interaction.</text:p>
            </text:list-item>
          </text:list>
        </text:list-item>
      </text:list>
      <text:p text:style-name="P256"/>
      <text:p text:style-name="P259">9. Compare Agents, and knowledge representation for AI algorithms in software developments.</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Agents</text:span></text:p>
            </table:table-cell>
            <table:table-cell table:style-name="Table2.A1" office:value-type="string">
              <text:p text:style-name="Table_20_Heading"><text:span text:style-name="Strong_20_Emphasis">Knowledge Representation</text:span></text:p>
            </table:table-cell>
          </table:table-row>
        </table:table-header-rows>
        <table:table-row>
          <table:table-cell table:style-name="Table2.A1" office:value-type="string">
            <text:p text:style-name="Table_20_Contents">Agents are active AI systems that sense the environment, make decisions, and take actions to achieve goals.</text:p>
          </table:table-cell>
          <table:table-cell table:style-name="Table2.A1" office:value-type="string">
            <text:p text:style-name="Table_20_Contents">Knowledge representation is how an AI system stores, organizes, and uses knowledge to make sense of the world.</text:p>
          </table:table-cell>
        </table:table-row>
        <table:table-row>
          <table:table-cell table:style-name="Table2.A1" office:value-type="string">
            <text:p text:style-name="Table_20_Contents">Agents use sensors like cameras, microphones, or input data to gather information from the outside world.</text:p>
          </table:table-cell>
          <table:table-cell table:style-name="Table2.A1" office:value-type="string">
            <text:p text:style-name="Table_20_Contents">It uses data structures like graphs, logic statements, or rules to store facts and relationships between concepts.</text:p>
          </table:table-cell>
        </table:table-row>
        <text:soft-page-break/>
        <table:table-row>
          <table:table-cell table:style-name="Table2.A1" office:value-type="string">
            <text:p text:style-name="Table_20_Contents">They use actuators like motors, displays, or software commands to interact with the environment.</text:p>
          </table:table-cell>
          <table:table-cell table:style-name="Table2.A1" office:value-type="string">
            <text:p text:style-name="Table_20_Contents">It does not interact directly with the environment but supports agents in reasoning and decision-making.</text:p>
          </table:table-cell>
        </table:table-row>
        <table:table-row>
          <table:table-cell table:style-name="Table2.A1" office:value-type="string">
            <text:p text:style-name="Table_20_Contents">Agents can be simple (responding to a situation) or complex (using memory and logic to make decisions).</text:p>
          </table:table-cell>
          <table:table-cell table:style-name="Table2.A1" office:value-type="string">
            <text:p text:style-name="Table_20_Contents">Knowledge representation includes facts, rules, logic, and even common sense knowledge for use by intelligent systems.</text:p>
          </table:table-cell>
        </table:table-row>
        <table:table-row>
          <table:table-cell table:style-name="Table2.A1" office:value-type="string">
            <text:p text:style-name="Table_20_Contents">They are used in real-world applications like chatbots, robots, autonomous cars, and smart assistants.</text:p>
          </table:table-cell>
          <table:table-cell table:style-name="Table2.A1" office:value-type="string">
            <text:p text:style-name="Table_20_Contents">It is used in expert systems, medical diagnosis tools, language understanding, and problem-solving applications.</text:p>
          </table:table-cell>
        </table:table-row>
        <table:table-row>
          <table:table-cell table:style-name="Table2.A1" office:value-type="string">
            <text:p text:style-name="Table_20_Contents">Agents take action based on current input and the knowledge they have.</text:p>
          </table:table-cell>
          <table:table-cell table:style-name="Table2.A1" office:value-type="string">
            <text:p text:style-name="Table_20_Contents">It acts like the “brain storage” of an AI system, helping the agent to interpret data correctly.</text:p>
          </table:table-cell>
        </table:table-row>
        <table:table-row>
          <table:table-cell table:style-name="Table2.A1" office:value-type="string">
            <text:p text:style-name="Table_20_Contents">Some agents can learn from past actions and improve over time (learning agents).</text:p>
          </table:table-cell>
          <table:table-cell table:style-name="Table2.A1" office:value-type="string">
            <text:p text:style-name="Table_20_Contents">It can be dynamic if connected with learning systems or static if manually designed by developers.</text:p>
          </table:table-cell>
        </table:table-row>
        <table:table-row>
          <table:table-cell table:style-name="Table2.A1" office:value-type="string">
            <text:p text:style-name="Table_20_Contents">Agents usually work in real-time and must quickly sense and respond to changes.</text:p>
          </table:table-cell>
          <table:table-cell table:style-name="Table2.A1" office:value-type="string">
            <text:p text:style-name="Table_20_Contents">It provides the background understanding to make those responses meaningful and logical.</text:p>
          </table:table-cell>
        </table:table-row>
        <table:table-row>
          <table:table-cell table:style-name="Table2.A1" office:value-type="string">
            <text:p text:style-name="Table_20_Contents">They use decision-making processes to choose the best action based on inputs and goals.</text:p>
          </table:table-cell>
          <table:table-cell table:style-name="Table2.A1" office:value-type="string">
            <text:p text:style-name="Table_20_Contents">It allows reasoning through logical steps, like “If A is true, then B must also be true.”</text:p>
          </table:table-cell>
        </table:table-row>
        <table:table-row>
          <table:table-cell table:style-name="Table2.A1" office:value-type="string">
            <text:p text:style-name="Table_20_Contents">Types of agents include reflex agents, model-based agents, goal-based agents, and utility-based agents.</text:p>
          </table:table-cell>
          <table:table-cell table:style-name="Table2.A1" office:value-type="string">
            <text:p text:style-name="Table_20_Contents">Types of knowledge representation include semantic networks, ontologies, production rules, and frames.</text:p>
          </table:table-cell>
        </table:table-row>
        <table:table-row>
          <table:table-cell table:style-name="Table2.A1" office:value-type="string">
            <text:p text:style-name="Table_20_Contents">Agents are the “doers” — they are responsible for acting in the world and achieving outcomes.</text:p>
          </table:table-cell>
          <table:table-cell table:style-name="Table2.A1" office:value-type="string">
            <text:p text:style-name="Table_20_Contents">Knowledge representation is the “knower” — it gives the system what it needs to think intelligently.</text:p>
          </table:table-cell>
        </table:table-row>
        <table:table-row>
          <table:table-cell table:style-name="Table2.A1" office:value-type="string">
            <text:p text:style-name="Table_20_Contents">Multiple agents can cooperate or work independently in a single system to solve complex tasks.</text:p>
          </table:table-cell>
          <table:table-cell table:style-name="Table2.A1" office:value-type="string">
            <text:p text:style-name="Table_20_Contents">The knowledge base can be shared among agents to keep decisions consistent across the system.</text:p>
          </table:table-cell>
        </table:table-row>
        <table:table-row>
          <table:table-cell table:style-name="Table2.A1" office:value-type="string">
            <text:p text:style-name="Table_20_Contents">Agents rely on knowledge to understand what is happening and what actions to take.</text:p>
          </table:table-cell>
          <table:table-cell table:style-name="Table2.A1" office:value-type="string">
            <text:p text:style-name="Table_20_Contents">It supplies structured understanding, allowing agents to interpret situations correctly.</text:p>
          </table:table-cell>
        </table:table-row>
        <table:table-row>
          <table:table-cell table:style-name="Table2.A1" office:value-type="string">
            <text:p text:style-name="Table_20_Contents">AI agents often deal with uncertainty or incomplete data and must still act.</text:p>
          </table:table-cell>
          <table:table-cell table:style-name="Table2.A1" office:value-type="string">
            <text:p text:style-name="Table_20_Contents">It can include methods to handle uncertainty, like probability, fuzzy logic, or belief networks.</text:p>
          </table:table-cell>
        </table:table-row>
        <table:table-row>
          <table:table-cell table:style-name="Table2.A1" office:value-type="string">
            <text:p text:style-name="Table_20_Contents">Agents operate automatically once deployed and can function with minimal human help.</text:p>
          </table:table-cell>
          <table:table-cell table:style-name="Table2.A1" office:value-type="string">
            <text:p text:style-name="Table_20_Contents">It usually needs human input at the beginning to design the knowledge structure, but some systems update it using machine learning.</text:p>
          </table:table-cell>
        </table:table-row>
      </table:table>
      <text:p text:style-name="P259"/>
      <text:p text:style-name="P260"><text:span text:style-name="T22">10. Explain the steps involved for building your own AI agent with memory in software engineering.</text:span></text:p>
      <text:h text:style-name="P261" text:outline-level="3"><text:span text:style-name="Strong_20_Emphasis">1. Understand the Purpose of the Agent</text:span></text:h>
      <text:p text:style-name="P262">Before building anything, decide <text:span text:style-name="Strong_20_Emphasis">what your AI agent is supposed to do</text:span>. For example:</text:p>
      <text:list text:style-name="L122">
        <text:list-item>
          <text:p text:style-name="P263">Is it a chatbot?</text:p>
        </text:list-item>
        <text:list-item>
          <text:p text:style-name="P263">A smart assistant?</text:p>
        </text:list-item>
        <text:list-item>
          <text:p text:style-name="P263">A game player?<text:line-break/>This helps you plan its structure and behavior clearly.</text:p>
        </text:list-item>
      </text:list>
      <text:h text:style-name="P264" text:outline-level="3"><text:span text:style-name="Strong_20_Emphasis">2. Design the Agent’s Environment</text:span></text:h>
      <text:p text:style-name="P262">An agent needs an <text:span text:style-name="Strong_20_Emphasis">environment</text:span> to interact with. This can be:</text:p>
      <text:list text:style-name="L123">
        <text:list-item>
          <text:p text:style-name="P265">A physical world (for robots)</text:p>
        </text:list-item>
        <text:list-item>
          <text:p text:style-name="P265">A virtual world (like a game)</text:p>
        </text:list-item>
        <text:list-item>
          <text:p text:style-name="P265"><text:soft-page-break/>Or software data (like in a customer service app)</text:p>
        </text:list-item>
      </text:list>
      <text:p text:style-name="P262">You should define what kind of <text:span text:style-name="Strong_20_Emphasis">inputs (sensors)</text:span> and <text:span text:style-name="Strong_20_Emphasis">outputs (actions)</text:span> the agent will have.</text:p>
      <text:h text:style-name="P264" text:outline-level="3"><text:span text:style-name="Strong_20_Emphasis">3. Add the Memory Component</text:span></text:h>
      <text:p text:style-name="P262">Memory helps the agent <text:span text:style-name="Strong_20_Emphasis">remember past actions or events</text:span>, so it can make smarter decisions later.</text:p>
      <text:p text:style-name="P262">There are usually two types of memory:</text:p>
      <text:list text:style-name="L124">
        <text:list-item>
          <text:p text:style-name="P266"><text:span text:style-name="Strong_20_Emphasis">Short-term memory</text:span>: Keeps recent inputs or temporary information.</text:p>
        </text:list-item>
        <text:list-item>
          <text:p text:style-name="P266"><text:span text:style-name="Strong_20_Emphasis">Long-term memory</text:span>: Stores learned experiences or patterns that help improve over time.</text:p>
        </text:list-item>
      </text:list>
      <text:p text:style-name="P262">For example:</text:p>
      <text:list text:style-name="L125">
        <text:list-item>
          <text:p text:style-name="P267">In a chatbot, memory can help it remember your name during a conversation.</text:p>
        </text:list-item>
        <text:list-item>
          <text:p text:style-name="P267">In a game, memory helps the AI remember past moves.</text:p>
        </text:list-item>
      </text:list>
      <text:h text:style-name="P264" text:outline-level="3"><text:span text:style-name="Strong_20_Emphasis">4. Build the Perception System (Input Handling)</text:span></text:h>
      <text:p text:style-name="P262">Set up how the agent will <text:span text:style-name="Strong_20_Emphasis">sense or receive data</text:span> from the environment.</text:p>
      <text:list text:style-name="L126">
        <text:list-item>
          <text:p text:style-name="P268">This could be through sensors (for physical agents),</text:p>
        </text:list-item>
        <text:list-item>
          <text:p text:style-name="P268">Or input data (like user messages, images, or audio for virtual agents).</text:p>
        </text:list-item>
      </text:list>
      <text:p text:style-name="P262">You’ll often use AI techniques like:</text:p>
      <text:list text:style-name="L127">
        <text:list-item>
          <text:p text:style-name="P269">Natural Language Processing (NLP) for text input</text:p>
        </text:list-item>
        <text:list-item>
          <text:p text:style-name="P269">Computer vision for image input</text:p>
        </text:list-item>
      </text:list>
      <text:h text:style-name="P264" text:outline-level="3"><text:span text:style-name="Strong_20_Emphasis">5. Develop the Reasoning or Decision-Making System</text:span></text:h>
      <text:p text:style-name="P262">This part helps the agent <text:span text:style-name="Strong_20_Emphasis">think and decide what to do</text:span>.</text:p>
      <text:list text:style-name="L128">
        <text:list-item>
          <text:p text:style-name="P270">It can use rules (like IF this, THEN that)</text:p>
        </text:list-item>
        <text:list-item>
          <text:p text:style-name="P270">Or AI models (like machine learning or reinforcement learning)</text:p>
        </text:list-item>
      </text:list>
      <text:p text:style-name="P262">The memory helps here by allowing the agent to make decisions <text:span text:style-name="Strong_20_Emphasis">based on past experiences</text:span>, not just the current input.</text:p>
      <text:h text:style-name="P264" text:outline-level="3"><text:span text:style-name="Strong_20_Emphasis">6. Implement the Learning Mechanism (Optional but Powerful)</text:span></text:h>
      <text:p text:style-name="P262">If you want your AI to <text:span text:style-name="Strong_20_Emphasis">get smarter over time</text:span>, add a learning component. It helps the agent:</text:p>
      <text:list text:style-name="L129">
        <text:list-item>
          <text:p text:style-name="P271">Learn from its mistakes</text:p>
        </text:list-item>
        <text:list-item>
          <text:p text:style-name="P271">Improve its performance</text:p>
        </text:list-item>
      </text:list>
      <text:p text:style-name="P262">Common learning techniques include:</text:p>
      <text:list text:style-name="L130">
        <text:list-item>
          <text:p text:style-name="P272">Supervised learning</text:p>
        </text:list-item>
        <text:list-item>
          <text:p text:style-name="P272">Reinforcement learning</text:p>
        </text:list-item>
        <text:list-item>
          <text:p text:style-name="P272">Neural networks</text:p>
        </text:list-item>
      </text:list>
      <text:h text:style-name="P264" text:outline-level="3"><text:soft-page-break/><text:span text:style-name="Strong_20_Emphasis">7. Set Up the Action System (Output Handling)</text:span></text:h>
      <text:p text:style-name="P262">Now define <text:span text:style-name="Strong_20_Emphasis">how your agent will respond or act</text:span>.</text:p>
      <text:list text:style-name="L131">
        <text:list-item>
          <text:p text:style-name="P273">This could be speaking, moving, writing a reply, clicking a button, etc.<text:line-break/>Make sure the output is connected to the decision made by the reasoning system.</text:p>
        </text:list-item>
      </text:list>
      <text:h text:style-name="P264" text:outline-level="3"><text:span text:style-name="Strong_20_Emphasis">8. Test the Agent</text:span></text:h>
      <text:p text:style-name="P262">Run the agent in different situations to see how it behaves.</text:p>
      <text:list text:style-name="L132">
        <text:list-item>
          <text:p text:style-name="P274">Does it remember correctly?</text:p>
        </text:list-item>
        <text:list-item>
          <text:p text:style-name="P274">Does it improve over time?</text:p>
        </text:list-item>
        <text:list-item>
          <text:p text:style-name="P274">Does it react properly to different inputs?</text:p>
        </text:list-item>
      </text:list>
      <text:p text:style-name="P262">You may need to <text:span text:style-name="Strong_20_Emphasis">fine-tune the memory</text:span> and learning system.</text:p>
      <text:h text:style-name="P264" text:outline-level="3"><text:span text:style-name="Strong_20_Emphasis">9. Deploy the Agent</text:span></text:h>
      <text:p text:style-name="P262">Once everything works fine, you can integrate your agent into the real environment (like a website, app, or robot).</text:p>
      <text:h text:style-name="P264" text:outline-level="3"><text:span text:style-name="Strong_20_Emphasis">10. Monitor and Improve</text:span></text:h>
      <text:p text:style-name="P262">Even after deployment, it's important to:</text:p>
      <text:list text:style-name="L133">
        <text:list-item>
          <text:p text:style-name="P275">Monitor the agent’s performance</text:p>
        </text:list-item>
        <text:list-item>
          <text:p text:style-name="P275">Update its memory or learning models</text:p>
        </text:list-item>
        <text:list-item>
          <text:p text:style-name="P275">Fix bugs or improve features</text:p>
        </text:list-item>
      </text:list>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MODULE 4</text:p>
      <text:p text:style-name="P259">1. Brief with real time example the key aspects<text:span text:style-name="T23"> </text:span>and elicitation<text:span text:style-name="T23"> </text:span>12 principles of agile in software development.</text:p>
      <text:h text:style-name="P276" text:outline-level="3"><text:span text:style-name="Strong_20_Emphasis">Key Aspects of Agile Software Development</text:span></text:h>
      <text:p text:style-name="P262">Agile is a flexible, fast, and team-centered approach used to develop software by breaking it into small parts and improving step by step.</text:p>
      <text:list text:style-name="L134">
        <text:list-item>
          <text:p text:style-name="P277"><text:span text:style-name="Strong_20_Emphasis">Customer Collaboration</text:span> – Work closely with customers and involve them during development.</text:p>
        </text:list-item>
        <text:list-item>
          <text:p text:style-name="P277"><text:span text:style-name="Strong_20_Emphasis">Working Software Over Documentation</text:span> – Focus on delivering usable software, not just writing documents.</text:p>
        </text:list-item>
        <text:list-item>
          <text:p text:style-name="P277"><text:span text:style-name="Strong_20_Emphasis">Responding to Change</text:span> – Be ready to adjust plans quickly when customer needs or situations change.</text:p>
        </text:list-item>
        <text:list-item>
          <text:p text:style-name="P277"><text:span text:style-name="Strong_20_Emphasis">Individuals and Interactions</text:span> – People and teamwork are more important than tools and processes.</text:p>
        </text:list-item>
        <text:list-item>
          <text:p text:style-name="P277"><text:span text:style-name="Strong_20_Emphasis">Iterative Development</text:span> – Software is developed in small cycles (sprints), each lasting 1–4 weeks.</text:p>
        </text:list-item>
        <text:list-item>
          <text:p text:style-name="P277"><text:span text:style-name="Strong_20_Emphasis">Continuous Feedback</text:span> – Get regular feedback to improve the product quickly.</text:p>
        </text:list-item>
        <text:list-item>
          <text:p text:style-name="P277"><text:span text:style-name="Strong_20_Emphasis">Cross-functional Teams</text:span> – Team includes developers, testers, designers, and customers working together.</text:p>
        </text:list-item>
        <text:list-item>
          <text:p text:style-name="P277"><text:span text:style-name="Strong_20_Emphasis">Simplicity</text:span> – Do only what is necessary and avoid over-complicating things.</text:p>
        </text:list-item>
      </text:list>
      <text:h text:style-name="P264" text:outline-level="3"><text:span text:style-name="Strong_20_Emphasis">Requirements Elicitation in Agile (Getting the Right Needs)</text:span></text:h>
      <text:p text:style-name="P262">In Agile, requirements are not all defined at the beginning. Instead, they are collected continuously through:</text:p>
      <text:list text:style-name="L135">
        <text:list-item>
          <text:p text:style-name="P278"><text:span text:style-name="Strong_20_Emphasis">User Stories</text:span> – Short descriptions of features from the user's point of view.<text:line-break/>Example: "As a user, I want to reset my password so I can access my account if I forget it."</text:p>
        </text:list-item>
        <text:list-item>
          <text:p text:style-name="P278"><text:span text:style-name="Strong_20_Emphasis">Interviews</text:span> – Talking directly with users to understand their needs.</text:p>
        </text:list-item>
        <text:list-item>
          <text:p text:style-name="P278"><text:span text:style-name="Strong_20_Emphasis">Workshops</text:span> – Group meetings with users and developers to discuss ideas and features.</text:p>
        </text:list-item>
        <text:list-item>
          <text:p text:style-name="P278"><text:span text:style-name="Strong_20_Emphasis">Prototyping</text:span> – Creating sample designs or basic models to understand requirements.</text:p>
        </text:list-item>
        <text:list-item>
          <text:p text:style-name="P278"><text:span text:style-name="Strong_20_Emphasis">Daily Stand-up Meetings</text:span> – Short daily meetings where the team discusses progress and changes.</text:p>
        </text:list-item>
        <text:list-item>
          <text:p text:style-name="P278"><text:span text:style-name="Strong_20_Emphasis">Backlog Grooming</text:span> – Regularly updating and prioritizing the list of tasks (Product Backlog).</text:p>
        </text:list-item>
      </text:list>
      <text:h text:style-name="P264" text:outline-level="3"><text:span text:style-name="Strong_20_Emphasis">12 Agile Principles (Explained Simply)</text:span></text:h>
      <text:p text:style-name="P262">These principles are the foundation of Agile methods (from the Agile Manifesto):</text:p>
      <text:list text:style-name="L136">
        <text:list-item>
          <text:p text:style-name="P279"><text:span text:style-name="Strong_20_Emphasis">Customer Satisfaction</text:span> – Deliver valuable software early and continuously to satisfy the customer.<text:line-break/><text:span text:style-name="Emphasis">Example:</text:span> An online shopping app releases basic order-tracking first, then adds reviews later.</text:p>
        </text:list-item>
        <text:list-item>
          <text:p text:style-name="P279"><text:span text:style-name="Strong_20_Emphasis">Welcome Changes</text:span> – Even if requirements change late, adjust quickly for customer success.<text:line-break/><text:span text:style-name="Emphasis">Example:</text:span> A client asks to change the homepage layout during development; the team adapts.</text:p>
        </text:list-item>
        <text:list-item>
          <text:p text:style-name="P279"><text:span text:style-name="Strong_20_Emphasis">Deliver Frequently</text:span> – Send working software in short cycles (like every 2 weeks).<text:line-break/><text:span text:style-name="Emphasis">Example:</text:span> A food delivery app updates its interface every sprint with small new features.</text:p>
        </text:list-item>
        <text:list-item>
          <text:p text:style-name="P279"><text:soft-page-break/><text:span text:style-name="Strong_20_Emphasis">Work Together Daily</text:span> – Developers and business people should communicate every day.<text:line-break/><text:span text:style-name="Emphasis">Example:</text:span> A startup has a quick 15-minute meeting every morning to align tasks.</text:p>
        </text:list-item>
        <text:list-item>
          <text:p text:style-name="P279"><text:span text:style-name="Strong_20_Emphasis">Motivated Team</text:span> – Trust teams to get the work done in a positive environment.<text:line-break/><text:span text:style-name="Emphasis">Example:</text:span> A team with freedom and respect works faster and shares better ideas.</text:p>
        </text:list-item>
        <text:list-item>
          <text:p text:style-name="P279"><text:span text:style-name="Strong_20_Emphasis">Face-to-Face Communication</text:span> – Best way to share ideas is talking directly (or video calls).<text:line-break/><text:span text:style-name="Emphasis">Example:</text:span> A remote team uses daily Zoom calls instead of long emails.</text:p>
        </text:list-item>
        <text:list-item>
          <text:p text:style-name="P279"><text:span text:style-name="Strong_20_Emphasis">Working Software is the Goal</text:span> – Focus on making the software work, not just planning.<text:line-break/><text:span text:style-name="Emphasis">Example:</text:span> A healthcare app team shows a working demo after each sprint, not slides.</text:p>
        </text:list-item>
        <text:list-item>
          <text:p text:style-name="P279"><text:span text:style-name="Strong_20_Emphasis">Sustainable Pace</text:span> – Work at a steady speed, not in rushes that cause burnout.<text:line-break/><text:span text:style-name="Emphasis">Example:</text:span> Teams avoid overtime, keeping balance to avoid mistakes.</text:p>
        </text:list-item>
        <text:list-item>
          <text:p text:style-name="P279"><text:span text:style-name="Strong_20_Emphasis">Technical Excellence</text:span> – Keep code clean and improve design continuously.<text:line-break/><text:span text:style-name="Emphasis">Example:</text:span> Regularly checking code quality in a finance app for security and performance.</text:p>
        </text:list-item>
        <text:list-item>
          <text:p text:style-name="P279"><text:span text:style-name="Strong_20_Emphasis">Simplicity Matters</text:span> – Do only what's needed to meet the goal — no extra features.<text:line-break/><text:span text:style-name="Emphasis">Example:</text:span> A weather app focuses only on forecast and alerts, not on social features.</text:p>
        </text:list-item>
        <text:list-item>
          <text:p text:style-name="P279"><text:span text:style-name="Strong_20_Emphasis">Self-Organizing Teams</text:span> – Teams should decide how best to do their work.<text:line-break/><text:span text:style-name="Emphasis">Example:</text:span> A team picks their own tools and methods to build a travel booking system.</text:p>
        </text:list-item>
        <text:list-item>
          <text:p text:style-name="P279"><text:span text:style-name="Strong_20_Emphasis">Reflect and Improve</text:span> – At regular intervals, discuss what worked and what can be better.<text:line-break/><text:span text:style-name="Emphasis">Example:</text:span> After each sprint, the team holds a “retrospective” to find areas to improve.</text:p>
        </text:list-item>
      </text:list>
      <text:h text:style-name="P264" text:outline-level="3"><text:span text:style-name="Strong_20_Emphasis">Real-Time Example – Building a Food Delivery App Using Agile</text:span></text:h>
      <text:p text:style-name="P262">Let’s say a team is building a food delivery app like Zomato or Swiggy.</text:p>
      <text:list text:style-name="L137">
        <text:list-item>
          <text:p text:style-name="P280"><text:span text:style-name="Strong_20_Emphasis">They start with user stories</text:span>, like:<text:line-break/>“As a user, I want to track my food delivery in real-time.”</text:p>
        </text:list-item>
        <text:list-item>
          <text:p text:style-name="P280"><text:span text:style-name="Strong_20_Emphasis">Work happens in sprints</text:span> (every 2 weeks), starting with login and order features.</text:p>
        </text:list-item>
        <text:list-item>
          <text:p text:style-name="P280"><text:span text:style-name="Strong_20_Emphasis">Each sprint</text:span>, they deliver a working version with added features and get <text:span text:style-name="Strong_20_Emphasis">feedback from users</text:span>.</text:p>
        </text:list-item>
        <text:list-item>
          <text:p text:style-name="P280">When customers request “dark mode,” the team <text:span text:style-name="Strong_20_Emphasis">welcomes the change</text:span> and adds it in the next sprint.</text:p>
        </text:list-item>
        <text:list-item>
          <text:p text:style-name="P280">After every sprint, the team holds a short meeting to <text:span text:style-name="Strong_20_Emphasis">discuss what went well</text:span> and what to improve.</text:p>
        </text:list-item>
        <text:list-item>
          <text:p text:style-name="P280">The team includes <text:span text:style-name="Strong_20_Emphasis">developers, designers, and testers</text:span> who all work closely together.</text:p>
        </text:list-item>
      </text:list>
      <text:p text:style-name="P259"/>
      <text:p text:style-name="P281">2. Enumerate in detail about the types of popular agile frameworks requirements for AI systems.</text:p>
      <text:p text:style-name="P281">Agile is not a single method but a group of approaches that follow Agile principles. Each framework gives its own way of managing software development, and AI systems have special needs that fit well with these frameworks. </text:p>
      <text:p text:style-name="P281">In AI development, things often change — data might not be good, a model may fail, or the user may want different results. Agile frameworks help manage this by focusing on flexibility, teamwork, and building in small steps. </text:p>
      <text:h text:style-name="P282" text:outline-level="3"><text:soft-page-break/>1. <text:span text:style-name="Strong_20_Emphasis">Scrum (Most Common in AI Teams)</text:span></text:h>
      <text:p text:style-name="P283">Scrum organizes work into short, time-boxed periods called <text:span text:style-name="Strong_20_Emphasis">Sprints</text:span> (usually 1–4 weeks).</text:p>
      <text:list text:style-name="L138">
        <text:list-item>
          <text:p text:style-name="P284"><text:span text:style-name="Strong_20_Emphasis">How it works in AI</text:span>:<text:line-break/>You might spend one sprint collecting and cleaning data, the next sprint training your model, and the next one improving accuracy.</text:p>
        </text:list-item>
        <text:list-item>
          <text:p text:style-name="P284"><text:span text:style-name="Strong_20_Emphasis">Roles</text:span>:</text:p>
          <text:list>
            <text:list-item>
              <text:p text:style-name="P284">Product Owner (decides what features to work on, like improving model accuracy)</text:p>
            </text:list-item>
            <text:list-item>
              <text:p text:style-name="P284">Scrum Master (makes sure the team follows Scrum)</text:p>
            </text:list-item>
            <text:list-item>
              <text:p text:style-name="P284">Development Team (includes data scientists, ML engineers, etc.)</text:p>
            </text:list-item>
          </text:list>
        </text:list-item>
        <text:list-item>
          <text:p text:style-name="P284"><text:span text:style-name="Strong_20_Emphasis">Why it’s useful in AI</text:span>:<text:line-break/>AI needs frequent model testing, tuning, and re-training — Scrum’s sprints help manage this smoothly.</text:p>
        </text:list-item>
      </text:list>
      <text:h text:style-name="P285" text:outline-level="3"><text:span text:style-name="T24">2. </text:span><text:span text:style-name="Strong_20_Emphasis">Kanban (Simple &amp; Visual for AI Tasks)</text:span></text:h>
      <text:p text:style-name="P283">Kanban uses a board with columns like “To Do,” “Doing,” and “Done” to track work.</text:p>
      <text:list text:style-name="L139">
        <text:list-item>
          <text:p text:style-name="P286"><text:span text:style-name="Strong_20_Emphasis">How it works in AI</text:span>:<text:line-break/>Tasks like “Collect training data,” “Preprocess data,” “Train model,” and “Evaluate results” are moved across the board.</text:p>
        </text:list-item>
        <text:list-item>
          <text:p text:style-name="P286"><text:span text:style-name="Strong_20_Emphasis">Why it’s useful in AI</text:span>:</text:p>
          <text:list>
            <text:list-item>
              <text:p text:style-name="P286">Easy to handle sudden changes (e.g., bad data quality).</text:p>
            </text:list-item>
            <text:list-item>
              <text:p text:style-name="P286">No fixed sprint schedule — perfect for ongoing research and model training.</text:p>
            </text:list-item>
          </text:list>
        </text:list-item>
      </text:list>
      <text:h text:style-name="P285" text:outline-level="3"><text:span text:style-name="T24">3. </text:span><text:span text:style-name="Strong_20_Emphasis">Extreme Programming (XP)</text:span></text:h>
      <text:p text:style-name="P283">XP encourages <text:span text:style-name="Strong_20_Emphasis">fast feedback</text:span>, <text:span text:style-name="Strong_20_Emphasis">continuous testing</text:span>, and <text:span text:style-name="Strong_20_Emphasis">writing simple code</text:span>.</text:p>
      <text:list text:style-name="L140">
        <text:list-item>
          <text:p text:style-name="P287"><text:span text:style-name="Strong_20_Emphasis">How it works in AI</text:span>:</text:p>
          <text:list>
            <text:list-item>
              <text:p text:style-name="P287">Every model update is tested immediately.</text:p>
            </text:list-item>
            <text:list-item>
              <text:p text:style-name="P287">Code is kept clean so other team members can understand and reuse it.</text:p>
            </text:list-item>
            <text:list-item>
              <text:p text:style-name="P287">Pair programming can help new AI developers learn faster.</text:p>
            </text:list-item>
          </text:list>
        </text:list-item>
        <text:list-item>
          <text:p text:style-name="P287"><text:span text:style-name="Strong_20_Emphasis">Why it’s useful in AI</text:span>:<text:line-break/>AI code is often experimental — XP ensures bugs are caught early and the team adapts quickly.</text:p>
        </text:list-item>
      </text:list>
      <text:h text:style-name="P285" text:outline-level="3"><text:span text:style-name="T24">4. </text:span><text:span text:style-name="Strong_20_Emphasis">Lean Software Development</text:span></text:h>
      <text:p text:style-name="P283">Lean focuses on <text:span text:style-name="Strong_20_Emphasis">minimizing waste</text:span> and building only what adds real value.</text:p>
      <text:list text:style-name="L141">
        <text:list-item>
          <text:p text:style-name="P288"><text:span text:style-name="Strong_20_Emphasis">How it works in AI</text:span>:</text:p>
          <text:list>
            <text:list-item>
              <text:p text:style-name="P288">Avoid training unnecessary models.</text:p>
            </text:list-item>
            <text:list-item>
              <text:p text:style-name="P288">Reuse data pipelines or existing models.</text:p>
            </text:list-item>
            <text:list-item>
              <text:p text:style-name="P288"><text:soft-page-break/>Test early to avoid wasting computing time and money.</text:p>
            </text:list-item>
          </text:list>
        </text:list-item>
        <text:list-item>
          <text:p text:style-name="P288"><text:span text:style-name="Strong_20_Emphasis">Why it’s useful in AI</text:span>:<text:line-break/>AI development can waste a lot of time and resources — Lean prevents this.</text:p>
        </text:list-item>
      </text:list>
      <text:h text:style-name="P285" text:outline-level="3"><text:span text:style-name="T24">5. </text:span><text:span text:style-name="Strong_20_Emphasis">SAFe (Scaled Agile Framework)</text:span></text:h>
      <text:p text:style-name="P283">SAFe is designed for <text:span text:style-name="Strong_20_Emphasis">large organizations</text:span> where multiple teams work together.</text:p>
      <text:list text:style-name="L142">
        <text:list-item>
          <text:p text:style-name="P289"><text:span text:style-name="Strong_20_Emphasis">How it works in AI</text:span>:</text:p>
          <text:list>
            <text:list-item>
              <text:p text:style-name="P289">One team works on data collection, another on AI models, and another on deployment.</text:p>
            </text:list-item>
            <text:list-item>
              <text:p text:style-name="P289">All teams follow a shared timeline and roadmap.</text:p>
            </text:list-item>
          </text:list>
        </text:list-item>
        <text:list-item>
          <text:p text:style-name="P289"><text:span text:style-name="Strong_20_Emphasis">Why it’s useful in AI</text:span>:<text:line-break/>Useful when AI is just one part of a bigger system like a self-driving car or hospital software.</text:p>
        </text:list-item>
      </text:list>
      <text:h text:style-name="P285" text:outline-level="3"><text:span text:style-name="T24">6. </text:span><text:span text:style-name="Strong_20_Emphasis">Disciplined Agile Delivery (DAD)</text:span></text:h>
      <text:p text:style-name="P283">DAD covers the entire development process — not just coding, but also data management, testing, and release.</text:p>
      <text:list text:style-name="L143">
        <text:list-item>
          <text:p text:style-name="P290"><text:span text:style-name="Strong_20_Emphasis">How it works in AI</text:span>:</text:p>
          <text:list>
            <text:list-item>
              <text:p text:style-name="P290">Begins with exploring the AI problem, then gathering data, training the model, testing it, and finally deploying.</text:p>
            </text:list-item>
            <text:list-item>
              <text:p text:style-name="P290">Also includes checking if the model is fair and explainable.</text:p>
            </text:list-item>
          </text:list>
        </text:list-item>
        <text:list-item>
          <text:p text:style-name="P290"><text:span text:style-name="Strong_20_Emphasis">Why it’s useful in AI</text:span>:<text:line-break/>Gives a full, organized flow to AI projects — from start to finish.</text:p>
        </text:list-item>
      </text:list>
      <text:h text:style-name="P285" text:outline-level="3"><text:span text:style-name="T24">7. </text:span><text:span text:style-name="Strong_20_Emphasis">Crystal Method</text:span></text:h>
      <text:p text:style-name="P283">Crystal is a flexible framework that adapts based on <text:span text:style-name="Strong_20_Emphasis">team size and project needs</text:span>.</text:p>
      <text:list text:style-name="L144">
        <text:list-item>
          <text:p text:style-name="P291"><text:span text:style-name="Strong_20_Emphasis">How it works in AI</text:span>:</text:p>
          <text:list>
            <text:list-item>
              <text:p text:style-name="P291">Small AI teams (like 3-4 people) can decide how they want to work.</text:p>
            </text:list-item>
            <text:list-item>
              <text:p text:style-name="P291">Crystal encourages face-to-face communication and delivering working results often.</text:p>
            </text:list-item>
          </text:list>
        </text:list-item>
        <text:list-item>
          <text:p text:style-name="P291"><text:span text:style-name="Strong_20_Emphasis">Why it’s useful in AI</text:span>:<text:line-break/>Small research or academic teams can benefit from Crystal’s flexibility.</text:p>
        </text:list-item>
      </text:list>
      <text:p text:style-name="P281"/>
      <text:p text:style-name="P292">3. Brief with real time example using agile methodologies for <text:s/>Software project development.</text:p>
      <text:p text:style-name="P292">Agile is a way of developing software <text:span text:style-name="Strong_20_Emphasis">step-by-step</text:span> while keeping the <text:span text:style-name="Strong_20_Emphasis">customer involved</text:span>, being <text:span text:style-name="Strong_20_Emphasis">open to changes</text:span>, and <text:span text:style-name="Strong_20_Emphasis">delivering small but working software parts frequently</text:span>. It breaks a big project into smaller tasks called <text:span text:style-name="Strong_20_Emphasis">iterations</text:span> or <text:span text:style-name="Strong_20_Emphasis">sprints</text:span> (usually 1 to 4 weeks). After every sprint, the team shows what they’ve built and improves based on feedback. </text:p>
      <text:p text:style-name="P292"/>
      <text:h text:style-name="P293" text:outline-level="3"><text:soft-page-break/><text:span text:style-name="Strong_20_Emphasis">Steps Involved in Agile Software Development</text:span></text:h>
      <text:list text:style-name="L145">
        <text:list-item>
          <text:p text:style-name="P294"><text:span text:style-name="Strong_20_Emphasis">Requirement Gathering</text:span> – Talk to the customer and understand what they need.</text:p>
        </text:list-item>
        <text:list-item>
          <text:p text:style-name="P294"><text:span text:style-name="Strong_20_Emphasis">Planning the Sprint</text:span> – Decide what features or tasks to build in this sprint.</text:p>
        </text:list-item>
        <text:list-item>
          <text:p text:style-name="P294"><text:span text:style-name="Strong_20_Emphasis">Design and Development</text:span> – Start building and coding the selected features.</text:p>
        </text:list-item>
        <text:list-item>
          <text:p text:style-name="P294"><text:span text:style-name="Strong_20_Emphasis">Testing</text:span> – Check if the feature works correctly.</text:p>
        </text:list-item>
        <text:list-item>
          <text:p text:style-name="P294"><text:span text:style-name="Strong_20_Emphasis">Review and Feedback</text:span> – Show the working feature to the customer for feedback.</text:p>
        </text:list-item>
        <text:list-item>
          <text:p text:style-name="P294"><text:span text:style-name="Strong_20_Emphasis">Retrospective</text:span> – Team meets and discusses what went well and what can be improved.</text:p>
        </text:list-item>
        <text:list-item>
          <text:p text:style-name="P294"><text:span text:style-name="Strong_20_Emphasis">Repeat</text:span> – Move to the next sprint and build more features.</text:p>
        </text:list-item>
      </text:list>
      <text:h text:style-name="P293" text:outline-level="3"><text:span text:style-name="Strong_20_Emphasis">Real-Time Example: Online Food Delivery App (Like Zomato or Swiggy)</text:span></text:h>
      <text:p text:style-name="P295">Let’s say you are building an online food delivery app using Agile.</text:p>
      <text:h text:style-name="P296" text:outline-level="4"><text:span text:style-name="Strong_20_Emphasis">Sprint 1</text:span>:</text:h>
      <text:list text:style-name="L146">
        <text:list-item>
          <text:p text:style-name="P297"><text:span text:style-name="Strong_20_Emphasis">Goal</text:span>: User Registration and Login</text:p>
        </text:list-item>
        <text:list-item>
          <text:p text:style-name="P297">Work done:</text:p>
          <text:list>
            <text:list-item>
              <text:p text:style-name="P297">Design simple login/signup page</text:p>
            </text:list-item>
            <text:list-item>
              <text:p text:style-name="P297">Connect to a backend system</text:p>
            </text:list-item>
            <text:list-item>
              <text:p text:style-name="P297">Test user login</text:p>
            </text:list-item>
          </text:list>
        </text:list-item>
        <text:list-item>
          <text:p text:style-name="P297"><text:span text:style-name="Strong_20_Emphasis">Result</text:span>: User can create an account and log in.</text:p>
        </text:list-item>
      </text:list>
      <text:h text:style-name="P296" text:outline-level="4"><text:span text:style-name="Strong_20_Emphasis">Sprint 2</text:span>:</text:h>
      <text:list text:style-name="L147">
        <text:list-item>
          <text:p text:style-name="P298"><text:span text:style-name="Strong_20_Emphasis">Goal</text:span>: Search Restaurants and View Menus</text:p>
        </text:list-item>
        <text:list-item>
          <text:p text:style-name="P298">Work done:</text:p>
          <text:list>
            <text:list-item>
              <text:p text:style-name="P298">Add a search bar</text:p>
            </text:list-item>
            <text:list-item>
              <text:p text:style-name="P298">Show a list of restaurants</text:p>
            </text:list-item>
            <text:list-item>
              <text:p text:style-name="P298">Link to each menu</text:p>
            </text:list-item>
          </text:list>
        </text:list-item>
        <text:list-item>
          <text:p text:style-name="P298"><text:span text:style-name="Strong_20_Emphasis">Result</text:span>: User can search restaurants and check menu items.</text:p>
        </text:list-item>
      </text:list>
      <text:h text:style-name="P296" text:outline-level="4"><text:span text:style-name="Strong_20_Emphasis">Sprint 3</text:span>:</text:h>
      <text:list text:style-name="L148">
        <text:list-item>
          <text:p text:style-name="P299"><text:span text:style-name="Strong_20_Emphasis">Goal</text:span>: Add to Cart and Checkout</text:p>
        </text:list-item>
        <text:list-item>
          <text:p text:style-name="P299">Work done:</text:p>
          <text:list>
            <text:list-item>
              <text:p text:style-name="P299">Allow users to select food</text:p>
            </text:list-item>
            <text:list-item>
              <text:p text:style-name="P299">Add items to cart</text:p>
            </text:list-item>
            <text:list-item>
              <text:p text:style-name="P299">Enable checkout process</text:p>
            </text:list-item>
          </text:list>
        </text:list-item>
        <text:list-item>
          <text:p text:style-name="P299"><text:span text:style-name="Strong_20_Emphasis">Result</text:span>: User can place orders.</text:p>
        </text:list-item>
      </text:list>
      <text:h text:style-name="P296" text:outline-level="4"><text:soft-page-break/><text:span text:style-name="Strong_20_Emphasis">Sprint 4</text:span>:</text:h>
      <text:list text:style-name="L149">
        <text:list-item>
          <text:p text:style-name="P300"><text:span text:style-name="Strong_20_Emphasis">Goal</text:span>: Real-time Order Tracking</text:p>
        </text:list-item>
        <text:list-item>
          <text:p text:style-name="P300">Work done:</text:p>
          <text:list>
            <text:list-item>
              <text:p text:style-name="P300">Show delivery status updates</text:p>
            </text:list-item>
            <text:list-item>
              <text:p text:style-name="P300">Add live location of delivery person</text:p>
            </text:list-item>
          </text:list>
        </text:list-item>
        <text:list-item>
          <text:p text:style-name="P300"><text:span text:style-name="Strong_20_Emphasis">Result</text:span>: User can track food delivery.</text:p>
        </text:list-item>
      </text:list>
      <text:p text:style-name="P295">During each sprint:</text:p>
      <text:list text:style-name="L150">
        <text:list-item>
          <text:p text:style-name="P301">The team works together (designers, developers, testers).</text:p>
        </text:list-item>
        <text:list-item>
          <text:p text:style-name="P301">After every sprint, the app is tested and shown to the client.</text:p>
        </text:list-item>
        <text:list-item>
          <text:p text:style-name="P301">Based on feedback, features are improved in the next sprint.</text:p>
        </text:list-item>
      </text:list>
      <text:h text:style-name="P302" text:outline-level="3"><text:span text:style-name="Strong_20_Emphasis">Benefits in this Real-Time Example</text:span></text:h>
      <text:list text:style-name="L151">
        <text:list-item>
          <text:p text:style-name="P303">The app starts working early, even with limited features.</text:p>
        </text:list-item>
        <text:list-item>
          <text:p text:style-name="P303">Any changes requested by the customer can be added easily in the next sprint.</text:p>
        </text:list-item>
        <text:list-item>
          <text:p text:style-name="P303">Bugs are found and fixed faster.</text:p>
        </text:list-item>
        <text:list-item>
          <text:p text:style-name="P303">Teamwork and communication are better.</text:p>
        </text:list-item>
      </text:list>
      <text:p text:style-name="P292"/>
      <text:p text:style-name="P292">4. Explain the tools and methodologies for managing requirements in AI projects.</text:p>
      <text:p text:style-name="P292">Managing requirements means <text:span text:style-name="Strong_20_Emphasis">collecting</text:span>, <text:span text:style-name="Strong_20_Emphasis">understanding</text:span>, <text:span text:style-name="Strong_20_Emphasis">organizing</text:span>, and <text:span text:style-name="Strong_20_Emphasis">tracking</text:span> what the AI system is supposed to do — both for the user and technically. This includes goals like accuracy, fairness, data needs, and how the system should behave.</text:p>
      <text:h text:style-name="P293" text:outline-level="3">Tools Used for Managing AI Project Requirements:</text:h>
      <text:list text:style-name="L152">
        <text:list-item>
          <text:p text:style-name="P304"><text:span text:style-name="Strong_20_Emphasis">JIRA</text:span></text:p>
          <text:list>
            <text:list-item>
              <text:p text:style-name="P304">A tool to track tasks, bugs, and requirements.</text:p>
            </text:list-item>
            <text:list-item>
              <text:p text:style-name="P304">Used by teams to plan sprints and record user stories.</text:p>
            </text:list-item>
            <text:list-item>
              <text:p text:style-name="P304">Helpful for both technical and non-technical tracking.</text:p>
            </text:list-item>
          </text:list>
        </text:list-item>
        <text:list-item>
          <text:p text:style-name="P304"><text:span text:style-name="Strong_20_Emphasis">Trello</text:span></text:p>
          <text:list>
            <text:list-item>
              <text:p text:style-name="P304">A simple card-based tool to organize work.</text:p>
            </text:list-item>
            <text:list-item>
              <text:p text:style-name="P304">Each card can be a feature or requirement.</text:p>
            </text:list-item>
            <text:list-item>
              <text:p text:style-name="P304">Good for small or early-stage projects.</text:p>
            </text:list-item>
          </text:list>
        </text:list-item>
        <text:list-item>
          <text:p text:style-name="P304"><text:span text:style-name="Strong_20_Emphasis">Confluence</text:span></text:p>
          <text:list>
            <text:list-item>
              <text:p text:style-name="P304">Used with JIRA to write and organize documents.</text:p>
            </text:list-item>
            <text:list-item>
              <text:p text:style-name="P304"><text:soft-page-break/>Can hold requirement descriptions, flowcharts, and notes.</text:p>
            </text:list-item>
          </text:list>
        </text:list-item>
        <text:list-item>
          <text:p text:style-name="P304"><text:span text:style-name="Strong_20_Emphasis">GitHub Issues</text:span></text:p>
          <text:list>
            <text:list-item>
              <text:p text:style-name="P304">Helps track tasks or feature requests inside code projects.</text:p>
            </text:list-item>
            <text:list-item>
              <text:p text:style-name="P304">Good for AI teams working with code and models.</text:p>
            </text:list-item>
          </text:list>
        </text:list-item>
        <text:list-item>
          <text:p text:style-name="P304"><text:span text:style-name="Strong_20_Emphasis">Microsoft Azure DevOps</text:span></text:p>
          <text:list>
            <text:list-item>
              <text:p text:style-name="P304">Combines project planning with code versioning and pipelines.</text:p>
            </text:list-item>
            <text:list-item>
              <text:p text:style-name="P304">Used by teams building AI in cloud platforms.</text:p>
            </text:list-item>
          </text:list>
        </text:list-item>
        <text:list-item>
          <text:p text:style-name="P304"><text:span text:style-name="Strong_20_Emphasis">IBM Engineering Requirements Management DOORS</text:span></text:p>
          <text:list>
            <text:list-item>
              <text:p text:style-name="P304">A more advanced tool used in large industries.</text:p>
            </text:list-item>
            <text:list-item>
              <text:p text:style-name="P304">Helps manage very detailed or safety-critical AI requirements (like in automotive or healthcare).</text:p>
            </text:list-item>
          </text:list>
        </text:list-item>
        <text:list-item>
          <text:p text:style-name="P304"><text:span text:style-name="Strong_20_Emphasis">Notion or Google Docs</text:span></text:p>
          <text:list>
            <text:list-item>
              <text:p text:style-name="P304">Easy tools to note down, share, and organize requirements in early stages.</text:p>
            </text:list-item>
            <text:list-item>
              <text:p text:style-name="P304">Good for team collaboration</text:p>
            </text:list-item>
          </text:list>
        </text:list-item>
      </text:list>
      <text:h text:style-name="P293" text:outline-level="3">Methodologies for Managing AI Requirements:</text:h>
      <text:list text:style-name="L153">
        <text:list-item>
          <text:p text:style-name="P305"><text:span text:style-name="Strong_20_Emphasis">Agile Methodology</text:span></text:p>
          <text:list>
            <text:list-item>
              <text:p text:style-name="P305">Breaks requirements into small tasks or features (called user stories).</text:p>
            </text:list-item>
            <text:list-item>
              <text:p text:style-name="P305">Teams build AI systems step-by-step, reviewing and improving each time.</text:p>
            </text:list-item>
            <text:list-item>
              <text:p text:style-name="P305">Easy to adapt if the project needs change.</text:p>
            </text:list-item>
          </text:list>
        </text:list-item>
        <text:list-item>
          <text:p text:style-name="P305"><text:span text:style-name="Strong_20_Emphasis">CRISP-DM (Cross-Industry Standard Process for Data Mining)</text:span></text:p>
          <text:list>
            <text:list-item>
              <text:p text:style-name="P305">A popular method in AI/data science.</text:p>
            </text:list-item>
            <text:list-item>
              <text:p text:style-name="P305">Steps: Understand the business → understand the data → prepare data → model → evaluate → deploy.</text:p>
            </text:list-item>
          </text:list>
        </text:list-item>
        <text:list-item>
          <text:p text:style-name="P305"><text:span text:style-name="Strong_20_Emphasis">Design Thinking</text:span></text:p>
          <text:list>
            <text:list-item>
              <text:p text:style-name="P305">Focuses on user needs first.</text:p>
            </text:list-item>
            <text:list-item>
              <text:p text:style-name="P305">Teams talk to users, understand problems, and then build AI that helps solve those problems.</text:p>
            </text:list-item>
          </text:list>
        </text:list-item>
        <text:list-item>
          <text:p text:style-name="P305"><text:span text:style-name="Strong_20_Emphasis">Requirements Traceability</text:span></text:p>
          <text:list>
            <text:list-item>
              <text:p text:style-name="P305">Keeping a clear link between what was requested, what was designed, and what was built.</text:p>
            </text:list-item>
            <text:list-item>
              <text:p text:style-name="P305">Important in AI when data or models change — so that nothing is lost or missed.</text:p>
            </text:list-item>
          </text:list>
        </text:list-item>
        <text:list-item>
          <text:p text:style-name="P305"><text:span text:style-name="Strong_20_Emphasis">Ethical and Responsible AI Practices</text:span></text:p>
          <text:list>
            <text:list-item>
              <text:p text:style-name="P305">Extra care is needed to manage fairness, bias, and transparency in AI.</text:p>
            </text:list-item>
            <text:list-item>
              <text:p text:style-name="P305"><text:soft-page-break/>Requirements may include how the model explains decisions or protects user data.</text:p>
            </text:list-item>
          </text:list>
        </text:list-item>
      </text:list>
      <text:p text:style-name="P292"/>
      <text:p text:style-name="P292">5. Discuss how scrum is an agile team collaboration framework specifying functional requirements in software development for AI projects.</text:p>
      <text:p text:style-name="P292">Scrum is an <text:span text:style-name="Strong_20_Emphasis">Agile framework</text:span> used for developing software in small, manageable chunks called <text:span text:style-name="Strong_20_Emphasis">sprints</text:span>. The main goal is to <text:span text:style-name="Strong_20_Emphasis">collaborate</text:span> as a team and <text:span text:style-name="Strong_20_Emphasis">deliver</text:span> small pieces of working software in short cycles.</text:p>
      <text:h text:style-name="P306" text:outline-level="3"><text:span text:style-name="Strong_20_Emphasis">How Scrum Helps in AI Projects</text:span>:</text:h>
      <text:p text:style-name="P295">In AI projects, functional requirements define <text:span text:style-name="Strong_20_Emphasis">what the AI system should do</text:span>, such as:</text:p>
      <text:list text:style-name="L154">
        <text:list-item>
          <text:p text:style-name="P307">Recognize images</text:p>
        </text:list-item>
        <text:list-item>
          <text:p text:style-name="P307">Predict sales trends</text:p>
        </text:list-item>
        <text:list-item>
          <text:p text:style-name="P307">Detect anomalies in data</text:p>
        </text:list-item>
      </text:list>
      <text:p text:style-name="P295">Scrum provides a clear way to manage these requirements through teamwork, communication, and regular feedback.</text:p>
      <text:h text:style-name="P302" text:outline-level="3"><text:span text:style-name="Strong_20_Emphasis">Steps of Scrum for AI Projects</text:span><text:span text:style-name="T24">:</text:span></text:h>
      <text:list text:style-name="L155">
        <text:list-item>
          <text:p text:style-name="P308"><text:span text:style-name="Strong_20_Emphasis">Product Backlog</text:span>:</text:p>
          <text:list>
            <text:list-item>
              <text:p text:style-name="P308">The <text:span text:style-name="Strong_20_Emphasis">Product Owner</text:span> creates a <text:span text:style-name="Strong_20_Emphasis">list</text:span> of tasks or <text:span text:style-name="Strong_20_Emphasis">functional requirements</text:span> that the AI system needs to meet. For example, one item might be “Create a machine learning model to classify images.”</text:p>
            </text:list-item>
          </text:list>
        </text:list-item>
        <text:list-item>
          <text:p text:style-name="P308"><text:span text:style-name="Strong_20_Emphasis">Sprint Planning</text:span>:</text:p>
          <text:list>
            <text:list-item>
              <text:p text:style-name="P308">The team plans what tasks they can work on in the next <text:span text:style-name="Strong_20_Emphasis">2–4 weeks</text:span> (called a <text:span text:style-name="Strong_20_Emphasis">sprint</text:span>). The tasks are broken down into smaller <text:span text:style-name="Strong_20_Emphasis">user stories</text:span>.</text:p>
            </text:list-item>
            <text:list-item>
              <text:p text:style-name="P308">Example: For an AI system, user stories might be “Train the AI model on a dataset” or “Test the model’s accuracy.”</text:p>
            </text:list-item>
          </text:list>
        </text:list-item>
        <text:list-item>
          <text:p text:style-name="P308"><text:span text:style-name="Strong_20_Emphasis">Daily Standups</text:span>:</text:p>
          <text:list>
            <text:list-item>
              <text:p text:style-name="P308">Every day, the team gathers for a short meeting (15 minutes) to discuss:</text:p>
              <text:list>
                <text:list-item>
                  <text:p text:style-name="P308">What they did yesterday</text:p>
                </text:list-item>
                <text:list-item>
                  <text:p text:style-name="P308">What they plan to do today</text:p>
                </text:list-item>
                <text:list-item>
                  <text:p text:style-name="P308">Any problems they are facing</text:p>
                </text:list-item>
              </text:list>
            </text:list-item>
            <text:list-item>
              <text:p text:style-name="P308">This keeps everyone aligned and makes sure functional requirements are being worked on properly.</text:p>
            </text:list-item>
          </text:list>
        </text:list-item>
        <text:list-item>
          <text:p text:style-name="P308"><text:span text:style-name="Strong_20_Emphasis">Sprint Review</text:span>:</text:p>
          <text:list>
            <text:list-item>
              <text:p text:style-name="P308">At the end of the sprint, the team shows the work they've completed. For AI, this might be showing an updated version of the AI model or demonstrating new features.</text:p>
            </text:list-item>
            <text:list-item>
              <text:p text:style-name="P308"><text:soft-page-break/>The <text:span text:style-name="Strong_20_Emphasis">stakeholders</text:span> (like product managers or customers) provide feedback, which is used to adjust or improve the functional requirements for the next sprint.</text:p>
            </text:list-item>
          </text:list>
        </text:list-item>
        <text:list-item>
          <text:p text:style-name="P308"><text:span text:style-name="Strong_20_Emphasis">Sprint Retrospective</text:span>:</text:p>
          <text:list>
            <text:list-item>
              <text:p text:style-name="P308">After the sprint, the team reflects on what went well and what could be improved in the next sprint. This helps improve the process for future work.</text:p>
            </text:list-item>
          </text:list>
        </text:list-item>
      </text:list>
      <text:h text:style-name="P302" text:outline-level="3"><text:span text:style-name="Strong_20_Emphasis">Benefits of Using Scrum in AI Projects</text:span><text:span text:style-name="T24">:</text:span></text:h>
      <text:list text:style-name="L156">
        <text:list-item>
          <text:p text:style-name="P309"><text:span text:style-name="Strong_20_Emphasis">Flexibility</text:span>: If the functional requirements change (for example, the AI needs to be more accurate), Scrum allows the team to adapt quickly.</text:p>
        </text:list-item>
        <text:list-item>
          <text:p text:style-name="P309"><text:span text:style-name="Strong_20_Emphasis">Focus</text:span>: Each sprint focuses on a specific set of requirements, so the team can tackle smaller tasks rather than feeling overwhelmed by the whole project.</text:p>
        </text:list-item>
        <text:list-item>
          <text:p text:style-name="P309"><text:span text:style-name="Strong_20_Emphasis">Collaboration</text:span>: Scrum encourages constant communication between the team and stakeholders, making sure everyone understands what needs to be done and when.</text:p>
        </text:list-item>
        <text:list-item>
          <text:p text:style-name="P309"><text:span text:style-name="Strong_20_Emphasis">Faster Delivery</text:span>: By delivering smaller pieces of the AI project regularly, Scrum ensures that the AI system starts working sooner, even if it’s not fully complete.</text:p>
        </text:list-item>
        <text:list-item>
          <text:p text:style-name="P309"><text:span text:style-name="Strong_20_Emphasis">Continuous Improvement</text:span>: After each sprint, the team can adjust the approach based on feedback, leading to better results over time.</text:p>
        </text:list-item>
      </text:list>
      <text:h text:style-name="P302" text:outline-level="3"><text:span text:style-name="Strong_20_Emphasis">Example</text:span><text:span text:style-name="T24">:</text:span></text:h>
      <text:p text:style-name="P295">Imagine you’re building an AI system for predicting customer behavior:</text:p>
      <text:list text:style-name="L157">
        <text:list-item>
          <text:p text:style-name="P310"><text:span text:style-name="Strong_20_Emphasis">Sprint 1</text:span>: The team focuses on gathering customer data and setting up the basic model.</text:p>
        </text:list-item>
        <text:list-item>
          <text:p text:style-name="P310"><text:span text:style-name="Strong_20_Emphasis">Sprint Review</text:span>: The team shows the first version of the model, and feedback is gathered.</text:p>
        </text:list-item>
        <text:list-item>
          <text:p text:style-name="P310"><text:span text:style-name="Strong_20_Emphasis">Next Sprint</text:span>: The team improves the model based on the feedback and continues to refine the AI system.</text:p>
        </text:list-item>
      </text:list>
      <text:p text:style-name="P292"/>
      <text:p text:style-name="P311">6. Explore the key procedures of Kanban specifying functional requirements for AI systems.</text:p>
      <text:p text:style-name="P311">Kanban is a <text:span text:style-name="Strong_20_Emphasis">visual method</text:span> used in Agile to manage work by showing tasks on a board. It helps teams <text:span text:style-name="Strong_20_Emphasis">see progress clearly</text:span>, limit the amount of work in progress, and <text:span text:style-name="Strong_20_Emphasis">deliver work continuously</text:span>.</text:p>
      <text:p text:style-name="P312">In AI system development, <text:span text:style-name="Strong_20_Emphasis">functional requirements</text:span> are things the AI system must do — like predicting values, classifying data, recognizing patterns, or recommending actions.</text:p>
      <text:h text:style-name="P313" text:outline-level="3"><text:span text:style-name="Strong_20_Emphasis">How Kanban Works to Handle Functional Requirements in AI Projects:</text:span></text:h>
      <text:h text:style-name="P313" text:outline-level="3"><text:span text:style-name="Strong_20_Emphasis">1. Visualize the Work (Create a Kanban Board)</text:span></text:h>
      <text:list text:style-name="L158">
        <text:list-item>
          <text:p text:style-name="P314">The team uses a <text:span text:style-name="Strong_20_Emphasis">Kanban board</text:span> with columns such as:</text:p>
          <text:list>
            <text:list-item>
              <text:p text:style-name="P314"><text:span text:style-name="Strong_20_Emphasis">To Do</text:span> (requirements not yet started)</text:p>
            </text:list-item>
            <text:list-item>
              <text:p text:style-name="P314"><text:span text:style-name="Strong_20_Emphasis">In Progress</text:span> (currently being worked on)</text:p>
            </text:list-item>
            <text:list-item>
              <text:p text:style-name="P314"><text:span text:style-name="Strong_20_Emphasis">Done</text:span> (completed tasks)</text:p>
            </text:list-item>
          </text:list>
        </text:list-item>
        <text:list-item>
          <text:p text:style-name="P314"><text:soft-page-break/>Each functional requirement is written on a <text:span text:style-name="Strong_20_Emphasis">card</text:span> and placed on the board.</text:p>
        </text:list-item>
      </text:list>
      <text:p text:style-name="P312">📌 Example:<text:line-break/>Functional Requirement: "Build an AI model to detect spam emails."<text:line-break/>This card starts in "To Do" and moves across the board as work progresses.</text:p>
      <text:h text:style-name="P313" text:outline-level="3"><text:span text:style-name="Strong_20_Emphasis">2. Break Down Functional Requirements into Small Tasks</text:span></text:h>
      <text:list text:style-name="L159">
        <text:list-item>
          <text:p text:style-name="P315">Each big requirement is <text:span text:style-name="Strong_20_Emphasis">split into smaller tasks</text:span> like:</text:p>
          <text:list>
            <text:list-item>
              <text:p text:style-name="P315">Collect training data</text:p>
            </text:list-item>
            <text:list-item>
              <text:p text:style-name="P315">Clean and preprocess data</text:p>
            </text:list-item>
            <text:list-item>
              <text:p text:style-name="P315">Train machine learning model</text:p>
            </text:list-item>
            <text:list-item>
              <text:p text:style-name="P315">Evaluate model performance</text:p>
            </text:list-item>
            <text:list-item>
              <text:p text:style-name="P315">Deploy model to application</text:p>
            </text:list-item>
          </text:list>
        </text:list-item>
      </text:list>
      <text:p text:style-name="P312">This makes it easier for the team to <text:span text:style-name="Strong_20_Emphasis">work step-by-step</text:span>.</text:p>
      <text:h text:style-name="P313" text:outline-level="3"><text:span text:style-name="Strong_20_Emphasis">3. Limit Work In Progress (WIP Limits)</text:span></text:h>
      <text:list text:style-name="L160">
        <text:list-item>
          <text:p text:style-name="P316">Kanban helps by <text:span text:style-name="Strong_20_Emphasis">limiting how many tasks</text:span> the team can work on at once.</text:p>
        </text:list-item>
        <text:list-item>
          <text:p text:style-name="P316">This keeps the team focused and <text:span text:style-name="Strong_20_Emphasis">avoids confusion or overload</text:span>.</text:p>
        </text:list-item>
      </text:list>
      <text:p text:style-name="P312">Example:<text:line-break/>If the WIP limit is 2, the team cannot start a third task until one is finished.</text:p>
      <text:h text:style-name="P313" text:outline-level="3"><text:span text:style-name="Strong_20_Emphasis">4. Continuous Flow of Work</text:span></text:h>
      <text:list text:style-name="L161">
        <text:list-item>
          <text:p text:style-name="P317">In Kanban, there are <text:span text:style-name="Strong_20_Emphasis">no fixed time boxes</text:span> like in Scrum.</text:p>
        </text:list-item>
        <text:list-item>
          <text:p text:style-name="P317">Instead, work flows <text:span text:style-name="Strong_20_Emphasis">continuously</text:span> from one column to another.</text:p>
        </text:list-item>
        <text:list-item>
          <text:p text:style-name="P317">As soon as one task is finished, the next one is started.</text:p>
        </text:list-item>
      </text:list>
      <text:h text:style-name="P313" text:outline-level="3"><text:span text:style-name="Strong_20_Emphasis">5. Regular Review and Updates</text:span></text:h>
      <text:list text:style-name="L162">
        <text:list-item>
          <text:p text:style-name="P318">The team regularly <text:span text:style-name="Strong_20_Emphasis">reviews the board</text:span> to check the status of tasks.</text:p>
        </text:list-item>
        <text:list-item>
          <text:p text:style-name="P318">If needed, the team can <text:span text:style-name="Strong_20_Emphasis">update, reorder, or add</text:span> new functional requirements.</text:p>
        </text:list-item>
      </text:list>
      <text:h text:style-name="P313" text:outline-level="3"><text:span text:style-name="Strong_20_Emphasis">6. Improve Process Continuously</text:span></text:h>
      <text:list text:style-name="L163">
        <text:list-item>
          <text:p text:style-name="P319">Over time, the team watches how work flows.</text:p>
        </text:list-item>
        <text:list-item>
          <text:p text:style-name="P319">They <text:span text:style-name="Strong_20_Emphasis">identify bottlenecks</text:span> or delays and work to improve speed and efficiency.</text:p>
        </text:list-item>
      </text:list>
      <text:p text:style-name="P312">Example:<text:line-break/>If "Model Evaluation" is always slow, the team might decide to use faster evaluation tools or adjust the data.</text:p>
      <text:h text:style-name="P313" text:outline-level="3"><text:span text:style-name="Strong_20_Emphasis">Benefits of Using Kanban for Functional Requirements in AI Systems</text:span><text:span text:style-name="T24">:</text:span></text:h>
      <text:list text:style-name="L164">
        <text:list-item>
          <text:p text:style-name="P320"><text:span text:style-name="Strong_20_Emphasis">Clear Visibility</text:span>: Everyone knows the status of each requirement.</text:p>
        </text:list-item>
        <text:list-item>
          <text:p text:style-name="P320"><text:span text:style-name="Strong_20_Emphasis">Better Focus</text:span>: Work is done in small pieces with full attention.</text:p>
        </text:list-item>
        <text:list-item>
          <text:p text:style-name="P320"><text:soft-page-break/><text:span text:style-name="Strong_20_Emphasis">Quick Adaptation</text:span>: New requirements can be added easily.</text:p>
        </text:list-item>
        <text:list-item>
          <text:p text:style-name="P320"><text:span text:style-name="Strong_20_Emphasis">No Overload</text:span>: WIP limits help the team stay balanced.</text:p>
        </text:list-item>
        <text:list-item>
          <text:p text:style-name="P320"><text:span text:style-name="Strong_20_Emphasis">Faster Delivery</text:span>: Requirements move quickly from start to finish.</text:p>
        </text:list-item>
      </text:list>
      <text:h text:style-name="P313" text:outline-level="3"><text:span text:style-name="Strong_20_Emphasis">Example in Real Life</text:span><text:span text:style-name="T24">:</text:span></text:h>
      <text:p text:style-name="P312">Suppose you're building an AI chatbot for a website:</text:p>
      <text:list text:style-name="L165">
        <text:list-item>
          <text:p text:style-name="P321">Functional requirements might include "Understand user intent" or "Provide FAQ answers".</text:p>
        </text:list-item>
        <text:list-item>
          <text:p text:style-name="P321">Each is placed as a task on the Kanban board.</text:p>
        </text:list-item>
        <text:list-item>
          <text:p text:style-name="P321">The team moves them from "To Do" → "In Progress" → "Done", while limiting how many are in progress.</text:p>
        </text:list-item>
        <text:list-item>
          <text:p text:style-name="P321">Everyone clearly sees progress and updates happen easily.</text:p>
        </text:list-item>
      </text:list>
      <text:p text:style-name="P311"/>
      <text:p text:style-name="P322">7. Explain the unique features of Kanban boards used in AI project frame work for software project development.</text:p>
      <text:p text:style-name="P322">A <text:span text:style-name="Strong_20_Emphasis">Kanban board</text:span> is a visual tool that helps teams <text:span text:style-name="Strong_20_Emphasis">organize their work</text:span>, <text:span text:style-name="Strong_20_Emphasis">track progress</text:span>, and <text:span text:style-name="Strong_20_Emphasis">complete tasks efficiently</text:span>. It looks like a board divided into vertical columns where tasks (represented as cards) move from left to right as they progress.</text:p>
      <text:p text:style-name="P323">In AI project development, where tasks are often complex (like gathering data, training models, testing predictions, etc.), a Kanban board helps manage the flow of work in a <text:span text:style-name="Strong_20_Emphasis">clear and simple way</text:span>.</text:p>
      <text:h text:style-name="P324" text:outline-level="3"><text:span text:style-name="Strong_20_Emphasis">Features of Kanban Boards for AI Projects</text:span></text:h>
      <text:p text:style-name="P323"><text:span text:style-name="Strong_20_Emphasis">1. Clear Visualization of AI Workflow</text:span><text:line-break/>In AI projects, multiple stages like <text:span text:style-name="Strong_20_Emphasis">data preprocessing, model training, hyperparameter tuning, testing</text:span>, and <text:span text:style-name="Strong_20_Emphasis">deployment</text:span> occur.<text:line-break/>Each task is placed in a visual format on the board under columns such as:</text:p>
      <text:list text:style-name="L166">
        <text:list-item>
          <text:p text:style-name="P325"><text:span text:style-name="Strong_20_Emphasis">Backlog</text:span>: All planned AI tasks</text:p>
        </text:list-item>
        <text:list-item>
          <text:p text:style-name="P325"><text:span text:style-name="Strong_20_Emphasis">To Do</text:span>: Next items to start</text:p>
        </text:list-item>
        <text:list-item>
          <text:p text:style-name="P325"><text:span text:style-name="Strong_20_Emphasis">In Progress</text:span>: Tasks being worked on</text:p>
        </text:list-item>
        <text:list-item>
          <text:p text:style-name="P325"><text:span text:style-name="Strong_20_Emphasis">Review/Testing</text:span>: For evaluating model results</text:p>
        </text:list-item>
        <text:list-item>
          <text:p text:style-name="P325"><text:span text:style-name="Strong_20_Emphasis">Done</text:span>: Finished items<text:line-break/>This gives the entire team a <text:span text:style-name="Strong_20_Emphasis">big-picture view</text:span> of the project and helps everyone understand what stage each task is in.</text:p>
        </text:list-item>
      </text:list>
      <text:p text:style-name="P323"><text:span text:style-name="Strong_20_Emphasis">2. Easy Tracking of Progress for AI Tasks</text:span><text:line-break/>AI tasks like "Train model on dataset X" or "Clean missing data" can take hours or days. Kanban helps break these big activities into <text:span text:style-name="Strong_20_Emphasis">manageable pieces</text:span> and track their movement through the board.<text:line-break/>This <text:span text:style-name="Strong_20_Emphasis">reduces confusion</text:span>, improves planning, and <text:span text:style-name="Strong_20_Emphasis">helps in meeting deadlines</text:span>.</text:p>
      <text:p text:style-name="P323"><text:soft-page-break/><text:span text:style-name="Strong_20_Emphasis">3. Work-in-Progress (WIP) Limits</text:span><text:line-break/>AI engineers may get overwhelmed by too many tasks. Kanban boards allow the team to set limits (like only 2 items can be in progress per person).<text:line-break/>This ensures team members <text:span text:style-name="Strong_20_Emphasis">focus better</text:span>, do <text:span text:style-name="Strong_20_Emphasis">higher quality work</text:span>, and avoid multitasking problems.</text:p>
      <text:p text:style-name="P323"><text:span text:style-name="Strong_20_Emphasis">4. Flexibility in Managing Changes</text:span><text:line-break/>In AI, model results can be unpredictable. You may need to adjust the model, switch algorithms, or retrain with new data.<text:line-break/>Kanban supports <text:span text:style-name="Strong_20_Emphasis">flexible planning</text:span>. You can easily add, remove, or reorder tasks at any time without affecting the rest of the board.</text:p>
      <text:p text:style-name="P323"><text:span text:style-name="Strong_20_Emphasis">5. Encourages Continuous Flow of Work</text:span><text:line-break/>AI projects benefit from a <text:span text:style-name="Strong_20_Emphasis">continuous delivery style</text:span> – as soon as one model is trained or data is ready, the next phase (like testing or tuning) can begin.<text:line-break/>Kanban supports this flow without waiting for fixed "sprint" durations, which makes it ideal for AI work that may vary in time.</text:p>
      <text:p text:style-name="P323"><text:span text:style-name="Strong_20_Emphasis">6. Bottleneck Identification</text:span><text:line-break/>If tasks start piling up in a particular column (e.g., "Testing" or "In Progress"), it shows there's a problem in that stage — maybe testing is slow or data cleaning is stuck.<text:line-break/>This <text:span text:style-name="Strong_20_Emphasis">real-time visibility</text:span> allows the team to step in and resolve issues quickly.</text:p>
      <text:p text:style-name="P323"><text:span text:style-name="Strong_20_Emphasis">7. Improves Team Collaboration and Communication</text:span><text:line-break/>AI projects often include <text:span text:style-name="Strong_20_Emphasis">data scientists, machine learning engineers, testers, and software developers</text:span>. Everyone uses the same Kanban board to stay aligned.<text:line-break/>This <text:span text:style-name="Strong_20_Emphasis">reduces misunderstandings</text:span> and <text:span text:style-name="Strong_20_Emphasis">improves teamwork</text:span>.</text:p>
      <text:p text:style-name="P323"><text:span text:style-name="Strong_20_Emphasis">8. Organizes AI Tasks into Logical Steps</text:span><text:line-break/>Kanban encourages teams to break down AI tasks into smaller steps.<text:line-break/>For example:<text:line-break/>"Train sentiment analysis model" can become:</text:p>
      <text:list text:style-name="L167">
        <text:list-item>
          <text:p text:style-name="P326">Load dataset</text:p>
        </text:list-item>
        <text:list-item>
          <text:p text:style-name="P326">Preprocess text</text:p>
        </text:list-item>
        <text:list-item>
          <text:p text:style-name="P326">Choose model</text:p>
        </text:list-item>
        <text:list-item>
          <text:p text:style-name="P326">Train</text:p>
        </text:list-item>
        <text:list-item>
          <text:p text:style-name="P326">Evaluate<text:line-break/>This breakdown helps <text:span text:style-name="Strong_20_Emphasis">manage complexity</text:span> and makes the project easier to complete.</text:p>
        </text:list-item>
      </text:list>
      <text:p text:style-name="P323"><text:span text:style-name="Strong_20_Emphasis">9. Better Planning and Forecasting</text:span><text:line-break/>By analyzing how long tasks stay in each column, teams can predict how long similar future AI tasks may take. This helps in better planning, especially when <text:span text:style-name="Strong_20_Emphasis">deploying AI models into production systems</text:span>.</text:p>
      <text:p text:style-name="P323"><text:span text:style-name="Strong_20_Emphasis">10. Suitable for Remote and Hybrid Teams</text:span><text:line-break/>AI teams often work from different locations. Using online tools like <text:span text:style-name="Strong_20_Emphasis">Trello, Jira, or Azure Boards</text:span>, the Kanban board stays updated in real-time, so everyone knows what’s happening without constant meetings.</text:p>
      <text:p text:style-name="P323"><text:soft-page-break/><text:span text:style-name="Strong_20_Emphasis">11. Encourages Incremental Improvements</text:span><text:line-break/>AI models often require many versions. Kanban supports small updates. After a model is trained and tested, improvements can be made gradually, and results tracked clearly.</text:p>
      <text:p text:style-name="P323"><text:span text:style-name="Strong_20_Emphasis">12. Reduces Risk of Project Failures</text:span><text:line-break/>Because Kanban promotes transparency, flexibility, and consistent progress tracking, it <text:span text:style-name="Strong_20_Emphasis">lowers the risk</text:span> of projects going off track or failing unexpectedly.</text:p>
      <text:p text:style-name="P322"/>
      <text:p text:style-name="P322">8. Brief the tools and methodologies for managing requirements in Software project development.</text:p>
      <text:p text:style-name="P322">Tools Used for Managing Requirements </text:p>
      <text:list text:style-name="L168">
        <text:list-item>
          <text:p text:style-name="P327"><text:span text:style-name="Strong_20_Emphasis">Jira</text:span></text:p>
          <text:list>
            <text:list-item>
              <text:p text:style-name="P327">Used widely in Agile teams.</text:p>
            </text:list-item>
            <text:list-item>
              <text:p text:style-name="P327">Helps create, assign, and track user stories and tasks.</text:p>
            </text:list-item>
            <text:list-item>
              <text:p text:style-name="P327">Supports integration with code repositories like Git.</text:p>
            </text:list-item>
            <text:list-item>
              <text:p text:style-name="P327">Has features like sprint boards and reports (burndown, velocity).</text:p>
            </text:list-item>
          </text:list>
        </text:list-item>
        <text:list-item>
          <text:p text:style-name="P327"><text:span text:style-name="Strong_20_Emphasis">Trello</text:span></text:p>
          <text:list>
            <text:list-item>
              <text:p text:style-name="P327">Easy-to-use visual task manager.</text:p>
            </text:list-item>
            <text:list-item>
              <text:p text:style-name="P327">Based on boards, lists, and cards.</text:p>
            </text:list-item>
            <text:list-item>
              <text:p text:style-name="P327">Teams can add checklists, due dates, attachments, and comments.</text:p>
            </text:list-item>
            <text:list-item>
              <text:p text:style-name="P327">Good for small to medium teams for basic requirement tracking.</text:p>
            </text:list-item>
          </text:list>
        </text:list-item>
        <text:list-item>
          <text:p text:style-name="P327"><text:span text:style-name="Strong_20_Emphasis">Azure DevOps</text:span></text:p>
          <text:list>
            <text:list-item>
              <text:p text:style-name="P327">Microsoft’s full lifecycle development tool.</text:p>
            </text:list-item>
            <text:list-item>
              <text:p text:style-name="P327">Helps with planning (backlogs), building (pipelines), and testing.</text:p>
            </text:list-item>
            <text:list-item>
              <text:p text:style-name="P327">Excellent for managing user stories, bugs, and test cases.</text:p>
            </text:list-item>
            <text:list-item>
              <text:p text:style-name="P327">Integrates with GitHub and other tools.</text:p>
            </text:list-item>
          </text:list>
        </text:list-item>
        <text:list-item>
          <text:p text:style-name="P327"><text:span text:style-name="Strong_20_Emphasis">IBM Rational DOORS</text:span></text:p>
          <text:list>
            <text:list-item>
              <text:p text:style-name="P327">Great for large-scale, critical systems (like aerospace, healthcare).</text:p>
            </text:list-item>
            <text:list-item>
              <text:p text:style-name="P327">Allows traceability – you can see which requirement links to which part of the system.</text:p>
            </text:list-item>
            <text:list-item>
              <text:p text:style-name="P327">Useful when dealing with many changing requirements.</text:p>
            </text:list-item>
          </text:list>
        </text:list-item>
        <text:list-item>
          <text:p text:style-name="P327"><text:span text:style-name="Strong_20_Emphasis">Confluence</text:span></text:p>
          <text:list>
            <text:list-item>
              <text:p text:style-name="P327">A team wiki tool often used with Jira.</text:p>
            </text:list-item>
            <text:list-item>
              <text:p text:style-name="P327">Used to document project requirements, meeting notes, technical specs.</text:p>
            </text:list-item>
            <text:list-item>
              <text:p text:style-name="P327">Keeps all the content in one place for easy access by the team.</text:p>
            </text:list-item>
          </text:list>
        </text:list-item>
        <text:list-item>
          <text:p text:style-name="P327"><text:soft-page-break/><text:span text:style-name="Strong_20_Emphasis">RequisitePro (IBM)</text:span></text:p>
          <text:list>
            <text:list-item>
              <text:p text:style-name="P327">Integrates requirements management with Microsoft Word.</text:p>
            </text:list-item>
            <text:list-item>
              <text:p text:style-name="P327">Tracks changes and helps manage large sets of requirements.</text:p>
            </text:list-item>
            <text:list-item>
              <text:p text:style-name="P327">Often used in enterprise and regulated industries.</text:p>
            </text:list-item>
          </text:list>
        </text:list-item>
        <text:list-item>
          <text:p text:style-name="P327"><text:span text:style-name="Strong_20_Emphasis">ClickUp</text:span></text:p>
          <text:list>
            <text:list-item>
              <text:p text:style-name="P327">All-in-one platform that allows teams to manage tasks, docs, and goals.</text:p>
            </text:list-item>
            <text:list-item>
              <text:p text:style-name="P327">You can write requirements in documents and link them to tasks.</text:p>
            </text:list-item>
            <text:list-item>
              <text:p text:style-name="P327">Offers timeline and workload views too.</text:p>
            </text:list-item>
          </text:list>
        </text:list-item>
        <text:list-item>
          <text:p text:style-name="P327"><text:span text:style-name="Strong_20_Emphasis">Notion</text:span></text:p>
          <text:list>
            <text:list-item>
              <text:p text:style-name="P327">A simple, flexible tool that combines notes, databases, tasks, and wikis.</text:p>
            </text:list-item>
            <text:list-item>
              <text:p text:style-name="P327">Great for managing requirements in small AI teams or startups.</text:p>
            </text:list-item>
            <text:list-item>
              <text:p text:style-name="P327">Helps organize user stories, definitions, and even documentation.</text:p>
            </text:list-item>
          </text:list>
        </text:list-item>
        <text:list-item>
          <text:p text:style-name="P327"><text:span text:style-name="Strong_20_Emphasis">Helix RM</text:span></text:p>
          <text:list>
            <text:list-item>
              <text:p text:style-name="P327">Specifically used in industries like automotive or medical, where traceability is important.</text:p>
            </text:list-item>
            <text:list-item>
              <text:p text:style-name="P328"><text:span text:style-name="T11">Helps manage requirement changes and validation</text:span></text:p>
            </text:list-item>
          </text:list>
        </text:list-item>
      </text:list>
      <text:h text:style-name="P329" text:outline-level="2">Methodologies for Managing Requirements</text:h>
      <text:h text:style-name="P330" text:outline-level="3">1. <text:span text:style-name="Strong_20_Emphasis">Waterfall Model</text:span></text:h>
      <text:list text:style-name="L169">
        <text:list-item>
          <text:p text:style-name="P331">Traditional model.</text:p>
        </text:list-item>
        <text:list-item>
          <text:p text:style-name="P331">Requirements are gathered fully before development begins.</text:p>
        </text:list-item>
        <text:list-item>
          <text:p text:style-name="P331">Any change after development starts becomes difficult and costly.</text:p>
        </text:list-item>
        <text:list-item>
          <text:p text:style-name="P331">Used when requirements are very clear from the start.</text:p>
        </text:list-item>
      </text:list>
      <text:h text:style-name="P330" text:outline-level="3">2. <text:span text:style-name="Strong_20_Emphasis">Agile Methodology</text:span></text:h>
      <text:list text:style-name="L170">
        <text:list-item>
          <text:p text:style-name="P332">Requirements are gathered <text:span text:style-name="Strong_20_Emphasis">in parts</text:span>, updated regularly based on feedback.</text:p>
        </text:list-item>
        <text:list-item>
          <text:p text:style-name="P332">Work is broken into <text:span text:style-name="Strong_20_Emphasis">short cycles (sprints)</text:span>.</text:p>
        </text:list-item>
        <text:list-item>
          <text:p text:style-name="P332">Priorities can change over time.</text:p>
        </text:list-item>
        <text:list-item>
          <text:p text:style-name="P332">Fits well for <text:span text:style-name="Strong_20_Emphasis">AI projects and modern software</text:span> where user needs may evolve.</text:p>
        </text:list-item>
      </text:list>
      <text:h text:style-name="P330" text:outline-level="3">3. <text:span text:style-name="Strong_20_Emphasis">Scrum Framework</text:span></text:h>
      <text:list text:style-name="L171">
        <text:list-item>
          <text:p text:style-name="P333">A type of Agile method.</text:p>
        </text:list-item>
        <text:list-item>
          <text:p text:style-name="P333">Uses <text:span text:style-name="Strong_20_Emphasis">Product Backlogs, Sprint Backlogs, and Daily Stand-ups</text:span>.</text:p>
        </text:list-item>
        <text:list-item>
          <text:p text:style-name="P333">Functional requirements are specified as <text:span text:style-name="Strong_20_Emphasis">User Stories</text:span>.</text:p>
        </text:list-item>
        <text:list-item>
          <text:p text:style-name="P333">Encourages <text:span text:style-name="Strong_20_Emphasis">team collaboration</text:span> and regular feedback.</text:p>
        </text:list-item>
      </text:list>
      <text:h text:style-name="P330" text:outline-level="3"><text:soft-page-break/>4. <text:span text:style-name="Strong_20_Emphasis">Kanban Method</text:span></text:h>
      <text:list text:style-name="L172">
        <text:list-item>
          <text:p text:style-name="P334">Visual way to manage tasks and requirements.</text:p>
        </text:list-item>
        <text:list-item>
          <text:p text:style-name="P334">Uses a <text:span text:style-name="Strong_20_Emphasis">Kanban board</text:span> with columns like “To Do,” “In Progress,” and “Done.”</text:p>
        </text:list-item>
        <text:list-item>
          <text:p text:style-name="P334">Helps teams stay focused and limit work in progress.</text:p>
        </text:list-item>
      </text:list>
      <text:h text:style-name="P330" text:outline-level="3">5. <text:span text:style-name="Strong_20_Emphasis">Prototyping Model</text:span></text:h>
      <text:list text:style-name="L173">
        <text:list-item>
          <text:p text:style-name="P335">Used when requirements are <text:span text:style-name="Strong_20_Emphasis">not clearly understood</text:span> at the beginning.</text:p>
        </text:list-item>
        <text:list-item>
          <text:p text:style-name="P335">A rough version (prototype) is created to gather feedback.</text:p>
        </text:list-item>
        <text:list-item>
          <text:p text:style-name="P335">Based on feedback, actual requirements are improved and finalized.</text:p>
        </text:list-item>
      </text:list>
      <text:h text:style-name="P330" text:outline-level="3">6. <text:span text:style-name="Strong_20_Emphasis">V-Model (Validation and Verification Model)</text:span></text:h>
      <text:list text:style-name="L174">
        <text:list-item>
          <text:p text:style-name="P336">Every requirement is matched with a testing phase.</text:p>
        </text:list-item>
        <text:list-item>
          <text:p text:style-name="P336">Helps in <text:span text:style-name="Strong_20_Emphasis">ensuring software is built right and meets the needs</text:span>.</text:p>
        </text:list-item>
      </text:list>
      <text:h text:style-name="P330" text:outline-level="3">7. <text:span text:style-name="Strong_20_Emphasis">Spiral Model</text:span></text:h>
      <text:list text:style-name="L175">
        <text:list-item>
          <text:p text:style-name="P337">Combines design, risk analysis, prototyping, and testing in loops.</text:p>
        </text:list-item>
        <text:list-item>
          <text:p text:style-name="P337">Good for large and high-risk projects where requirements can change often.</text:p>
        </text:list-item>
      </text:list>
      <text:p text:style-name="P322"/>
      <text:p text:style-name="P338">9. Explain the key features and benefits for using <text:s/>XP built upon values, principles, and practices requirements in software project development.</text:p>
      <text:p text:style-name="P338"><text:span text:style-name="Strong_20_Emphasis">Extreme Programming (XP)</text:span> is an Agile software development methodology that <text:span text:style-name="Strong_20_Emphasis">focuses on improving software quality and flexibility to changing requirements</text:span>. It is best suited for <text:span text:style-name="Strong_20_Emphasis">projects with frequently changing or unclear requirements</text:span>, like many AI or web-based projects.</text:p>
      <text:p text:style-name="P339">XP is built upon <text:span text:style-name="Strong_20_Emphasis">core values, guiding principles, and practical techniques</text:span> that promote collaboration, continuous feedback, and adaptive planning.</text:p>
      <text:h text:style-name="P340" text:outline-level="3">XP Core Values</text:h>
      <text:p text:style-name="P339">XP is based on <text:span text:style-name="Strong_20_Emphasis">5 main values</text:span>, which guide team behavior and project success:</text:p>
      <text:list text:style-name="L176">
        <text:list-item>
          <text:p text:style-name="P341"><text:span text:style-name="Strong_20_Emphasis">Communication</text:span> – Developers talk frequently and clearly to share knowledge and reduce misunderstandings.</text:p>
        </text:list-item>
        <text:list-item>
          <text:p text:style-name="P341"><text:span text:style-name="Strong_20_Emphasis">Simplicity</text:span> – Always do the <text:span text:style-name="Strong_20_Emphasis">simplest thing that works</text:span> to avoid overcomplicating.</text:p>
        </text:list-item>
        <text:list-item>
          <text:p text:style-name="P341"><text:span text:style-name="Strong_20_Emphasis">Feedback</text:span> – Constant feedback from testing, code review, and customers helps improve.</text:p>
        </text:list-item>
        <text:list-item>
          <text:p text:style-name="P341"><text:span text:style-name="Strong_20_Emphasis">Courage</text:span> – Developers are encouraged to speak up, refactor code, and accept changes.</text:p>
        </text:list-item>
        <text:list-item>
          <text:p text:style-name="P341"><text:span text:style-name="Strong_20_Emphasis">Respect</text:span> – Everyone on the team respects each other’s roles and contributions.</text:p>
        </text:list-item>
      </text:list>
      <text:p text:style-name="P338"/>
      <text:p text:style-name="P338"/>
      <text:h text:style-name="P340" text:outline-level="3"><text:soft-page-break/>XP Principles</text:h>
      <text:p text:style-name="P339">XP uses principles to guide how the team approaches software development:</text:p>
      <text:list text:style-name="L177">
        <text:list-item>
          <text:p text:style-name="P342"><text:span text:style-name="Strong_20_Emphasis">Rapid feedback</text:span> – Get feedback quickly from testing and users.</text:p>
        </text:list-item>
        <text:list-item>
          <text:p text:style-name="P342"><text:span text:style-name="Strong_20_Emphasis">Assume simplicity</text:span> – Start with simple solutions and add complexity only when needed.</text:p>
        </text:list-item>
        <text:list-item>
          <text:p text:style-name="P342"><text:span text:style-name="Strong_20_Emphasis">Incremental change</text:span> – Make small changes frequently instead of large, risky changes.</text:p>
        </text:list-item>
        <text:list-item>
          <text:p text:style-name="P342"><text:span text:style-name="Strong_20_Emphasis">Embrace change</text:span> – Accept that requirements will evolve and adapt accordingly.</text:p>
        </text:list-item>
        <text:list-item>
          <text:p text:style-name="P342"><text:span text:style-name="Strong_20_Emphasis">Quality work</text:span> – Always aim for clean, working, and maintainable code.</text:p>
        </text:list-item>
      </text:list>
      <text:h text:style-name="P340" text:outline-level="3">XP Practices (Techniques Teams Use)</text:h>
      <text:p text:style-name="P339">XP promotes <text:span text:style-name="Strong_20_Emphasis">practical ways of working</text:span>, including:</text:p>
      <text:list text:style-name="L178">
        <text:list-item>
          <text:p text:style-name="P343"><text:span text:style-name="Strong_20_Emphasis">Pair Programming</text:span> – Two developers work together at one workstation: one writes code, the other reviews in real time.</text:p>
        </text:list-item>
        <text:list-item>
          <text:p text:style-name="P343"><text:span text:style-name="Strong_20_Emphasis">Test-Driven Development (TDD)</text:span> – Write tests <text:span text:style-name="Strong_20_Emphasis">before</text:span> writing the actual code.</text:p>
        </text:list-item>
        <text:list-item>
          <text:p text:style-name="P343"><text:span text:style-name="Strong_20_Emphasis">Continuous Integration</text:span> – Code is integrated and tested <text:span text:style-name="Strong_20_Emphasis">frequently</text:span> (several times a day).</text:p>
        </text:list-item>
        <text:list-item>
          <text:p text:style-name="P343"><text:span text:style-name="Strong_20_Emphasis">Refactoring</text:span> – Continuously improving code structure without changing its behavior.</text:p>
        </text:list-item>
        <text:list-item>
          <text:p text:style-name="P343"><text:span text:style-name="Strong_20_Emphasis">Small Releases</text:span> – Deliver software in small, working versions to get feedback quickly.</text:p>
        </text:list-item>
        <text:list-item>
          <text:p text:style-name="P343"><text:span text:style-name="Strong_20_Emphasis">Collective Code Ownership</text:span> – Everyone can improve and update any part of the code.</text:p>
        </text:list-item>
        <text:list-item>
          <text:p text:style-name="P343"><text:span text:style-name="Strong_20_Emphasis">40-Hour Work Week</text:span> – Avoid overwork to keep developers productive and healthy.</text:p>
        </text:list-item>
        <text:list-item>
          <text:p text:style-name="P343"><text:span text:style-name="Strong_20_Emphasis">Customer On-Site</text:span> – A customer representative is always available to clarify requirements.</text:p>
        </text:list-item>
        <text:list-item>
          <text:p text:style-name="P343"><text:span text:style-name="Strong_20_Emphasis">Coding Standards</text:span> – Team follows the same style to improve readability and consistency.</text:p>
        </text:list-item>
        <text:list-item>
          <text:p text:style-name="P343"><text:span text:style-name="Strong_20_Emphasis">Planning Game</text:span> – Developers and customers work together to decide what to build next and how long it might take.</text:p>
        </text:list-item>
      </text:list>
      <text:h text:style-name="P340" text:outline-level="3">Simple Real-Time Example</text:h>
      <text:p text:style-name="P339">Let’s say you're building an <text:span text:style-name="Strong_20_Emphasis">AI chatbot</text:span>:</text:p>
      <text:list text:style-name="L179">
        <text:list-item>
          <text:p text:style-name="P344">You release a <text:span text:style-name="Strong_20_Emphasis">small version</text:span> that only answers FAQs.</text:p>
        </text:list-item>
        <text:list-item>
          <text:p text:style-name="P344">You write <text:span text:style-name="Strong_20_Emphasis">tests before code</text:span> to ensure every feature works.</text:p>
        </text:list-item>
        <text:list-item>
          <text:p text:style-name="P344">You pair up with another developer to write cleaner code together.</text:p>
        </text:list-item>
        <text:list-item>
          <text:p text:style-name="P344">The <text:span text:style-name="Strong_20_Emphasis">customer sits with the team</text:span> and gives feedback about the chatbot's answers.</text:p>
        </text:list-item>
        <text:list-item>
          <text:p text:style-name="P344">When the customer wants the chatbot to also handle voice input, the team can <text:span text:style-name="Strong_20_Emphasis">easily adapt</text:span> and update the next version.</text:p>
        </text:list-item>
      </text:list>
      <text:p text:style-name="P338"/>
      <text:p text:style-name="P338"/>
      <text:p text:style-name="P338"/>
      <text:p text:style-name="P338"><text:soft-page-break/>10. Brief about unique features of<text:span text:style-name="T16"> </text:span><text:span text:style-name="T17">sprint planning in AI projects to complete a specific set of tasks in </text:span>software project development.</text:p>
      <text:p text:style-name="P338"><text:span text:style-name="Strong_20_Emphasis">Sprint Planning</text:span> is a meeting held at the beginning of each <text:span text:style-name="Strong_20_Emphasis">Sprint</text:span> (usually a 1- to 4-week development cycle) in <text:span text:style-name="Strong_20_Emphasis">Agile</text:span> development. The goal is to decide <text:span text:style-name="Strong_20_Emphasis">what work will be done</text:span> during the Sprint and <text:span text:style-name="Strong_20_Emphasis">how</text:span> it will be achieved.</text:p>
      <text:h text:style-name="P345" text:outline-level="3"><text:span text:style-name="T24">Unique Features of Sprint Planning in AI Projects</text:span></text:h>
      <text:list text:style-name="L180">
        <text:list-item>
          <text:p text:style-name="P346"><text:span text:style-name="Strong_20_Emphasis">Data-Centric Planning</text:span><text:line-break/>AI projects depend heavily on data. During sprint planning, the team discusses <text:span text:style-name="Strong_20_Emphasis">what data needs to be collected, cleaned, or labeled</text:span> in the sprint. Data tasks are as important as coding tasks.</text:p>
        </text:list-item>
        <text:list-item>
          <text:p text:style-name="P346"><text:span text:style-name="Strong_20_Emphasis">Model Iteration Goals</text:span><text:line-break/>Unlike traditional software, AI solutions improve over time. Sprint goals often focus on <text:span text:style-name="Strong_20_Emphasis">improving model accuracy, reducing error rates</text:span>, or trying different algorithms in the sprint.</text:p>
        </text:list-item>
        <text:list-item>
          <text:p text:style-name="P346"><text:span text:style-name="Strong_20_Emphasis">Time for Experimentation</text:span><text:line-break/>AI tasks involve research and testing. Sprint planning includes <text:span text:style-name="Strong_20_Emphasis">time to try different approaches</text:span> (e.g., testing CNN vs RNN, tuning hyperparameters) rather than just coding features.</text:p>
        </text:list-item>
        <text:list-item>
          <text:p text:style-name="P346"><text:span text:style-name="Strong_20_Emphasis">Uncertain Outcomes</text:span><text:line-break/>AI tasks sometimes don’t guarantee success in one sprint. Sprint planning allows the team to define <text:span text:style-name="Strong_20_Emphasis">minimum success criteria</text:span> (e.g., achieve 85% accuracy) even if perfect results aren’t expected.</text:p>
        </text:list-item>
        <text:list-item>
          <text:p text:style-name="P346"><text:span text:style-name="Strong_20_Emphasis">Cross-functional Collaboration</text:span><text:line-break/>Sprint planning often includes <text:span text:style-name="Strong_20_Emphasis">data scientists, developers, testers, and domain experts</text:span> to make better plans for tasks involving both AI and traditional software elements.</text:p>
        </text:list-item>
        <text:list-item>
          <text:p text:style-name="P346"><text:span text:style-name="Strong_20_Emphasis">Integration Planning</text:span><text:line-break/>AI models must be integrated with user interfaces or systems. Sprint planning includes steps to <text:span text:style-name="Strong_20_Emphasis">wrap the AI model in APIs</text:span> or <text:span text:style-name="Strong_20_Emphasis">integrate it into the product</text:span>.</text:p>
        </text:list-item>
        <text:list-item>
          <text:p text:style-name="P346"><text:span text:style-name="Strong_20_Emphasis">Evaluation Metrics Discussion</text:span><text:line-break/>Sprint planning includes deciding <text:span text:style-name="Strong_20_Emphasis">how success will be measured</text:span> — like F1 score, precision/recall, or confusion matrix — specific to AI.</text:p>
        </text:list-item>
        <text:list-item>
          <text:p text:style-name="P346"><text:span text:style-name="Strong_20_Emphasis">Prioritizing Explainability Tasks</text:span><text:line-break/>In some sprints, the team may plan to add <text:span text:style-name="Strong_20_Emphasis">explainability features</text:span> (e.g., SHAP plots, model interpretability dashboards), especially if AI predictions are used in critical areas.</text:p>
        </text:list-item>
        <text:list-item>
          <text:p text:style-name="P346"><text:span text:style-name="Strong_20_Emphasis">Use of AI Tools in Planning</text:span><text:line-break/>AI planning often involves <text:span text:style-name="Strong_20_Emphasis">ML experiment tracking tools</text:span> (like MLflow, Weights &amp; Biases) to monitor progress on models during the sprint.</text:p>
        </text:list-item>
        <text:list-item>
          <text:p text:style-name="P346"><text:span text:style-name="Strong_20_Emphasis">Handling Technical Debt</text:span><text:line-break/>AI projects often gather technical debt in terms of messy data pipelines or poorly tuned models. Sprint planning includes tasks to <text:span text:style-name="Strong_20_Emphasis">clean up code, refactor models</text:span>, and <text:span text:style-name="Strong_20_Emphasis">improve pipeline automation</text:span>.</text:p>
        </text:list-item>
      </text:list>
      <text:p text:style-name="P338"/>
      <text:p text:style-name="P338"/>
      <text:p text:style-name="P338"><text:soft-page-break/>MODULE 5</text:p>
      <text:p text:style-name="P338">1. List out the Key aspects<text:span text:style-name="T23"> </text:span>and elicitation<text:span text:style-name="T23"> </text:span>of <text:span text:style-name="T25">soft computing techniques</text:span> for AI systems.</text:p>
      <text:h text:style-name="P340" text:outline-level="3">Key Aspects of Soft Computing Techniques for AI Systems</text:h>
      <text:list text:style-name="L181">
        <text:list-item>
          <text:p text:style-name="P347"><text:span text:style-name="Strong_20_Emphasis">Fuzzy Logic</text:span><text:line-break/>Soft computing often uses <text:span text:style-name="Strong_20_Emphasis">fuzzy logic</text:span>, which allows for reasoning about uncertain or imprecise data. It mimics human thinking by handling values between <text:span text:style-name="Strong_20_Emphasis">true and false</text:span>, such as <text:span text:style-name="Strong_20_Emphasis">degrees of truth</text:span>. For example, fuzzy logic is used in AI systems that manage <text:span text:style-name="Strong_20_Emphasis">temperature control</text:span> (e.g., smart thermostats) or <text:span text:style-name="Strong_20_Emphasis">decision-making</text:span> in robots.</text:p>
        </text:list-item>
        <text:list-item>
          <text:p text:style-name="P347"><text:span text:style-name="Strong_20_Emphasis">Genetic Algorithms</text:span><text:line-break/><text:span text:style-name="Strong_20_Emphasis">Genetic algorithms (GAs)</text:span> are inspired by natural evolution. They work by <text:span text:style-name="Strong_20_Emphasis">selecting, crossing over, and mutating</text:span> candidate solutions to find an optimal or near-optimal solution to a problem. AI systems use GAs for optimization tasks, like <text:span text:style-name="Strong_20_Emphasis">tuning neural network weights</text:span> or solving complex search problems.</text:p>
        </text:list-item>
        <text:list-item>
          <text:p text:style-name="P347"><text:span text:style-name="Strong_20_Emphasis">Neural Networks</text:span><text:line-break/><text:span text:style-name="Strong_20_Emphasis">Artificial neural networks (ANNs)</text:span> are a core component of soft computing, especially in <text:span text:style-name="Strong_20_Emphasis">machine learning and deep learning</text:span>. They are used for <text:span text:style-name="Strong_20_Emphasis">pattern recognition</text:span>, classification, and prediction tasks. Examples include <text:span text:style-name="Strong_20_Emphasis">image recognition</text:span> and <text:span text:style-name="Strong_20_Emphasis">speech recognition</text:span>.</text:p>
        </text:list-item>
        <text:list-item>
          <text:p text:style-name="P347"><text:span text:style-name="Strong_20_Emphasis">Simulated Annealing</text:span><text:line-break/><text:span text:style-name="Strong_20_Emphasis">Simulated annealing</text:span> is an optimization technique that mimics the physical process of heating and slowly cooling material to remove defects. In AI, it's used for finding <text:span text:style-name="Strong_20_Emphasis">global optima</text:span> in large search spaces, such as <text:span text:style-name="Strong_20_Emphasis">training machine learning models</text:span> or solving combinatorial problems.</text:p>
        </text:list-item>
        <text:list-item>
          <text:p text:style-name="P347"><text:span text:style-name="Strong_20_Emphasis">Swarm Intelligence</text:span><text:line-break/><text:span text:style-name="Strong_20_Emphasis">Swarm intelligence</text:span> is inspired by the collective behavior of decentralized systems, like <text:span text:style-name="Strong_20_Emphasis">ant colonies</text:span> or <text:span text:style-name="Strong_20_Emphasis">bird flocks</text:span>. It is used for tasks like <text:span text:style-name="Strong_20_Emphasis">multi-agent optimization</text:span> or <text:span text:style-name="Strong_20_Emphasis">pathfinding</text:span> in AI, where agents work together to solve a problem.</text:p>
        </text:list-item>
        <text:list-item>
          <text:p text:style-name="P347"><text:span text:style-name="Strong_20_Emphasis">Rough Sets</text:span><text:line-break/><text:span text:style-name="Strong_20_Emphasis">Rough set theory</text:span> deals with <text:span text:style-name="Strong_20_Emphasis">approximate reasoning</text:span> and is used for handling <text:span text:style-name="Strong_20_Emphasis">uncertainty and vagueness</text:span>. AI systems use rough sets to process data that is incomplete or contains inconsistencies, like <text:span text:style-name="Strong_20_Emphasis">predicting outcomes based on incomplete data</text:span> in decision support systems.</text:p>
        </text:list-item>
        <text:list-item>
          <text:p text:style-name="P347"><text:span text:style-name="Strong_20_Emphasis">Evolutionary Computing</text:span><text:line-break/>Evolutionary computing focuses on algorithms inspired by natural evolutionary principles, such as <text:span text:style-name="Strong_20_Emphasis">survival of the fittest</text:span>. It includes techniques like <text:span text:style-name="Strong_20_Emphasis">genetic algorithms</text:span>, <text:span text:style-name="Strong_20_Emphasis">evolutionary strategies</text:span>, and <text:span text:style-name="Strong_20_Emphasis">evolutionary programming</text:span> that help AI systems evolve optimal solutions to problems.</text:p>
        </text:list-item>
      </text:list>
      <text:h text:style-name="P348" text:outline-level="3">Elicitation of Soft Computing Techniques for AI Systems</text:h>
      <text:list text:style-name="L182">
        <text:list-item>
          <text:p text:style-name="P349"><text:span text:style-name="Strong_20_Emphasis">Problem Definition</text:span><text:line-break/>The first step in eliciting soft computing techniques is to <text:span text:style-name="Strong_20_Emphasis">define the problem</text:span> clearly. What is the problem to be solved by AI? For example, whether it’s an <text:span text:style-name="Strong_20_Emphasis">optimization</text:span> problem, a <text:span text:style-name="Strong_20_Emphasis">classification</text:span> problem, or a <text:span text:style-name="Strong_20_Emphasis">prediction</text:span> problem.</text:p>
        </text:list-item>
        <text:list-item>
          <text:p text:style-name="P349"><text:soft-page-break/><text:span text:style-name="Strong_20_Emphasis">Identify Uncertainty</text:span><text:line-break/>AI systems often need to work with <text:span text:style-name="Strong_20_Emphasis">uncertain</text:span> or <text:span text:style-name="Strong_20_Emphasis">incomplete data</text:span>. Identify where the system will face uncertainty, such as in sensor readings, human decision-making, or incomplete datasets. This helps in choosing the right <text:span text:style-name="Strong_20_Emphasis">soft computing technique</text:span> like <text:span text:style-name="Strong_20_Emphasis">fuzzy logic</text:span> or <text:span text:style-name="Strong_20_Emphasis">rough sets</text:span>.</text:p>
        </text:list-item>
        <text:list-item>
          <text:p text:style-name="P349"><text:span text:style-name="Strong_20_Emphasis">Select the Appropriate Soft Computing Technique</text:span><text:line-break/>Based on the problem and the type of uncertainty, the appropriate technique is selected. For example, if the problem involves <text:span text:style-name="Strong_20_Emphasis">decision-making with imprecise information</text:span>, <text:span text:style-name="Strong_20_Emphasis">fuzzy logic</text:span> might be the right approach. If the problem is about finding optimal solutions from a vast search space, <text:span text:style-name="Strong_20_Emphasis">genetic algorithms</text:span> or <text:span text:style-name="Strong_20_Emphasis">simulated annealing</text:span> might be better.</text:p>
        </text:list-item>
        <text:list-item>
          <text:p text:style-name="P349"><text:span text:style-name="Strong_20_Emphasis">Data Collection and Preprocessing</text:span><text:line-break/>Soft computing techniques often require high-quality data. <text:span text:style-name="Strong_20_Emphasis">Data preprocessing</text:span> is a critical step, such as <text:span text:style-name="Strong_20_Emphasis">cleaning data</text:span>, <text:span text:style-name="Strong_20_Emphasis">normalizing inputs</text:span>, or transforming the data into a suitable format for techniques like neural networks or genetic algorithms.</text:p>
        </text:list-item>
        <text:list-item>
          <text:p text:style-name="P349"><text:span text:style-name="Strong_20_Emphasis">Model Selection and Configuration</text:span><text:line-break/>Once data is ready, the next step is to select the model that will be trained or optimized. For neural networks, this might involve choosing between <text:span text:style-name="Strong_20_Emphasis">feedforward</text:span>, <text:span text:style-name="Strong_20_Emphasis">convolutional</text:span>, or <text:span text:style-name="Strong_20_Emphasis">recurrent</text:span> networks, while for optimization, you might choose between <text:span text:style-name="Strong_20_Emphasis">genetic algorithms</text:span> or <text:span text:style-name="Strong_20_Emphasis">simulated annealing</text:span> based on the problem's nature.</text:p>
        </text:list-item>
        <text:list-item>
          <text:p text:style-name="P349"><text:span text:style-name="Strong_20_Emphasis">Model Training and Tuning</text:span><text:line-break/>After choosing the model, it's important to train it using appropriate <text:span text:style-name="Strong_20_Emphasis">training data</text:span> and <text:span text:style-name="Strong_20_Emphasis">optimization algorithms</text:span>. For instance, in neural networks, you would train the model by adjusting weights to minimize error. For genetic algorithms, the population of solutions would evolve over generations to improve.</text:p>
        </text:list-item>
        <text:list-item>
          <text:p text:style-name="P349"><text:span text:style-name="Strong_20_Emphasis">Testing and Validation</text:span><text:line-break/>After the model is trained, it must be validated using new data to ensure it performs as expected. For example, in an AI system using <text:span text:style-name="Strong_20_Emphasis">fuzzy logic</text:span> for classification, you would test the system’s ability to handle new, unseen inputs.</text:p>
        </text:list-item>
        <text:list-item>
          <text:p text:style-name="P349"><text:span text:style-name="Strong_20_Emphasis">Implementation and Integration</text:span><text:line-break/>Once the system is validated, it needs to be integrated into the application. The <text:span text:style-name="Strong_20_Emphasis">soft computing model</text:span> must be applied in real-time AI tasks, such as <text:span text:style-name="Strong_20_Emphasis">robot navigation</text:span> using swarm intelligence or <text:span text:style-name="Strong_20_Emphasis">predictive maintenance</text:span> using neural networks.</text:p>
        </text:list-item>
        <text:list-item>
          <text:p text:style-name="P349"><text:span text:style-name="Strong_20_Emphasis">Iteration and Optimization</text:span><text:line-break/>Soft computing models often improve over time through <text:span text:style-name="Strong_20_Emphasis">iteration</text:span>. For example, in an AI system using genetic algorithms for optimization, the solution improves iteratively. <text:span text:style-name="Strong_20_Emphasis">Feedback loops</text:span> from real-world performance help fine-tune the AI system.</text:p>
        </text:list-item>
        <text:list-item>
          <text:p text:style-name="P349"><text:span text:style-name="Strong_20_Emphasis">Feedback for Continuous Improvement</text:span><text:line-break/>AI systems using soft computing techniques need <text:span text:style-name="Strong_20_Emphasis">continuous feedback</text:span> to improve. Based on the feedback, the model might need to be retrained, data might need to be updated, or the system's rules might need to be adjusted.</text:p>
        </text:list-item>
      </text:list>
      <text:p text:style-name="P338"/>
      <text:p text:style-name="P350"><text:soft-page-break/>3. Enumerate the functional and non- functional requirements for <text:span text:style-name="T25">fuzzy logic and genetic algorithms in</text:span> AI systems.</text:p>
      <text:h text:style-name="P351" text:outline-level="3"><text:span text:style-name="Strong_20_Emphasis">Fuzzy Logic Requirements in AI Systems</text:span></text:h>
      <text:h text:style-name="P352" text:outline-level="4"><text:span text:style-name="Strong_20_Emphasis">Functional Requirements</text:span></text:h>
      <text:list text:style-name="L183">
        <text:list-item>
          <text:p text:style-name="P353"><text:span text:style-name="Strong_20_Emphasis">Input Data Handling</text:span></text:p>
          <text:list>
            <text:list-item>
              <text:p text:style-name="P353">Ability to process <text:span text:style-name="Strong_20_Emphasis">fuzzy inputs</text:span> such as degrees of truth or uncertainty.</text:p>
            </text:list-item>
          </text:list>
        </text:list-item>
        <text:list-item>
          <text:p text:style-name="P353"><text:span text:style-name="Strong_20_Emphasis">Fuzzy Rule Base</text:span></text:p>
          <text:list>
            <text:list-item>
              <text:p text:style-name="P353">Implement <text:span text:style-name="Strong_20_Emphasis">rules</text:span> based on fuzzy logic (e.g., If-Then rules) for decision-making.</text:p>
            </text:list-item>
          </text:list>
        </text:list-item>
        <text:list-item>
          <text:p text:style-name="P353"><text:span text:style-name="Strong_20_Emphasis">Fuzzification</text:span></text:p>
          <text:list>
            <text:list-item>
              <text:p text:style-name="P353">Ability to <text:span text:style-name="Strong_20_Emphasis">convert crisp input data</text:span> into fuzzy values for processing.</text:p>
            </text:list-item>
          </text:list>
        </text:list-item>
        <text:list-item>
          <text:p text:style-name="P353"><text:span text:style-name="Strong_20_Emphasis">Inference Mechanism</text:span></text:p>
          <text:list>
            <text:list-item>
              <text:p text:style-name="P353">Ability to <text:span text:style-name="Strong_20_Emphasis">apply fuzzy rules</text:span> to fuzzy inputs to make decisions or predictions.</text:p>
            </text:list-item>
          </text:list>
        </text:list-item>
        <text:list-item>
          <text:p text:style-name="P353"><text:span text:style-name="Strong_20_Emphasis">Defuzzification</text:span></text:p>
          <text:list>
            <text:list-item>
              <text:p text:style-name="P353">Convert the fuzzy output back into a <text:span text:style-name="Strong_20_Emphasis">crisp value</text:span> for action or output.</text:p>
            </text:list-item>
          </text:list>
        </text:list-item>
        <text:list-item>
          <text:p text:style-name="P353"><text:span text:style-name="Strong_20_Emphasis">Real-time Processing</text:span></text:p>
          <text:list>
            <text:list-item>
              <text:p text:style-name="P353">The system should support <text:span text:style-name="Strong_20_Emphasis">real-time decision-making</text:span> based on fuzzy logic reasoning.</text:p>
            </text:list-item>
          </text:list>
        </text:list-item>
      </text:list>
      <text:h text:style-name="P352" text:outline-level="4"><text:span text:style-name="Strong_20_Emphasis">Non-Functional Requirements</text:span></text:h>
      <text:list text:style-name="L184">
        <text:list-item>
          <text:p text:style-name="P354"><text:span text:style-name="Strong_20_Emphasis">Performance Efficiency</text:span></text:p>
          <text:list>
            <text:list-item>
              <text:p text:style-name="P354">The fuzzy logic system should perform <text:span text:style-name="Strong_20_Emphasis">quickly</text:span>, especially in real-time applications.</text:p>
            </text:list-item>
          </text:list>
        </text:list-item>
        <text:list-item>
          <text:p text:style-name="P354"><text:span text:style-name="Strong_20_Emphasis">Scalability</text:span></text:p>
          <text:list>
            <text:list-item>
              <text:p text:style-name="P354">The system should handle <text:span text:style-name="Strong_20_Emphasis">large sets of fuzzy rules</text:span> and inputs without degrading performance.</text:p>
            </text:list-item>
          </text:list>
        </text:list-item>
        <text:list-item>
          <text:p text:style-name="P354"><text:span text:style-name="Strong_20_Emphasis">Accuracy</text:span></text:p>
          <text:list>
            <text:list-item>
              <text:p text:style-name="P354">The fuzzy system should provide <text:span text:style-name="Strong_20_Emphasis">accurate</text:span> results within acceptable tolerance limits.</text:p>
            </text:list-item>
          </text:list>
        </text:list-item>
        <text:list-item>
          <text:p text:style-name="P354"><text:span text:style-name="Strong_20_Emphasis">Robustness</text:span></text:p>
          <text:list>
            <text:list-item>
              <text:p text:style-name="P354">The fuzzy logic system should be able to <text:span text:style-name="Strong_20_Emphasis">handle uncertain or incomplete data</text:span> effectively.</text:p>
            </text:list-item>
          </text:list>
        </text:list-item>
        <text:list-item>
          <text:p text:style-name="P354"><text:span text:style-name="Strong_20_Emphasis">Maintainability</text:span></text:p>
          <text:list>
            <text:list-item>
              <text:p text:style-name="P354">The system should allow easy modification of fuzzy rules and membership functions as needed.</text:p>
            </text:list-item>
          </text:list>
        </text:list-item>
        <text:list-item>
          <text:p text:style-name="P354"><text:span text:style-name="Strong_20_Emphasis">Integration</text:span></text:p>
          <text:list>
            <text:list-item>
              <text:p text:style-name="P354">Fuzzy logic should integrate well with other AI models and software components.</text:p>
            </text:list-item>
          </text:list>
        </text:list-item>
      </text:list>
      <text:h text:style-name="P355" text:outline-level="3"><text:soft-page-break/><text:span text:style-name="Strong_20_Emphasis">Genetic Algorithm (GA) Requirements in AI Systems</text:span></text:h>
      <text:h text:style-name="P352" text:outline-level="4"><text:span text:style-name="Strong_20_Emphasis">Functional Requirements</text:span></text:h>
      <text:list text:style-name="L185">
        <text:list-item>
          <text:p text:style-name="P356"><text:span text:style-name="Strong_20_Emphasis">Population Initialization</text:span></text:p>
          <text:list>
            <text:list-item>
              <text:p text:style-name="P356">Ability to <text:span text:style-name="Strong_20_Emphasis">generate an initial population</text:span> of potential solutions.</text:p>
            </text:list-item>
          </text:list>
        </text:list-item>
        <text:list-item>
          <text:p text:style-name="P356"><text:span text:style-name="Strong_20_Emphasis">Selection Process</text:span></text:p>
          <text:list>
            <text:list-item>
              <text:p text:style-name="P356">Implement a <text:span text:style-name="Strong_20_Emphasis">selection method</text:span> to choose individuals for crossover based on their fitness.</text:p>
            </text:list-item>
          </text:list>
        </text:list-item>
        <text:list-item>
          <text:p text:style-name="P356"><text:span text:style-name="Strong_20_Emphasis">Crossover (Recombination)</text:span></text:p>
          <text:list>
            <text:list-item>
              <text:p text:style-name="P356">Ability to <text:span text:style-name="Strong_20_Emphasis">combine two or more parent solutions</text:span> to create offspring solutions.</text:p>
            </text:list-item>
          </text:list>
        </text:list-item>
        <text:list-item>
          <text:p text:style-name="P356"><text:span text:style-name="Strong_20_Emphasis">Mutation</text:span></text:p>
          <text:list>
            <text:list-item>
              <text:p text:style-name="P356">Implement <text:span text:style-name="Strong_20_Emphasis">mutation</text:span> to introduce genetic diversity in offspring solutions.</text:p>
            </text:list-item>
          </text:list>
        </text:list-item>
        <text:list-item>
          <text:p text:style-name="P356"><text:span text:style-name="Strong_20_Emphasis">Fitness Evaluation</text:span></text:p>
          <text:list>
            <text:list-item>
              <text:p text:style-name="P356">Ability to <text:span text:style-name="Strong_20_Emphasis">evaluate and rank solutions</text:span> based on their fitness (how good a solution is).</text:p>
            </text:list-item>
          </text:list>
        </text:list-item>
        <text:list-item>
          <text:p text:style-name="P356"><text:span text:style-name="Strong_20_Emphasis">Termination Criteria</text:span></text:p>
          <text:list>
            <text:list-item>
              <text:p text:style-name="P356">Ability to <text:span text:style-name="Strong_20_Emphasis">stop</text:span> the algorithm based on predefined criteria such as a number of generations or desired solution quality.</text:p>
            </text:list-item>
          </text:list>
        </text:list-item>
      </text:list>
      <text:h text:style-name="P352" text:outline-level="4"><text:span text:style-name="Strong_20_Emphasis">Non-Functional Requirements</text:span></text:h>
      <text:list text:style-name="L186">
        <text:list-item>
          <text:p text:style-name="P357"><text:span text:style-name="Strong_20_Emphasis">Efficiency</text:span></text:p>
          <text:list>
            <text:list-item>
              <text:p text:style-name="P357">The algorithm should <text:span text:style-name="Strong_20_Emphasis">converge quickly</text:span>, finding good solutions in a reasonable amount of time.</text:p>
            </text:list-item>
          </text:list>
        </text:list-item>
        <text:list-item>
          <text:p text:style-name="P357"><text:span text:style-name="Strong_20_Emphasis">Scalability</text:span></text:p>
          <text:list>
            <text:list-item>
              <text:p text:style-name="P357">The GA should scale well with <text:span text:style-name="Strong_20_Emphasis">larger populations</text:span> and <text:span text:style-name="Strong_20_Emphasis">complex problem spaces</text:span>.</text:p>
            </text:list-item>
          </text:list>
        </text:list-item>
        <text:list-item>
          <text:p text:style-name="P357"><text:span text:style-name="Strong_20_Emphasis">Flexibility</text:span></text:p>
          <text:list>
            <text:list-item>
              <text:p text:style-name="P357">The algorithm should be adaptable to a wide range of <text:span text:style-name="Strong_20_Emphasis">optimization problems</text:span> with varying constraints and objectives.</text:p>
            </text:list-item>
          </text:list>
        </text:list-item>
        <text:list-item>
          <text:p text:style-name="P357"><text:span text:style-name="Strong_20_Emphasis">Robustness</text:span></text:p>
          <text:list>
            <text:list-item>
              <text:p text:style-name="P357">The system should handle various types of <text:span text:style-name="Strong_20_Emphasis">data, constraints, and environments</text:span> without failure.</text:p>
            </text:list-item>
          </text:list>
        </text:list-item>
        <text:list-item>
          <text:p text:style-name="P357"><text:span text:style-name="Strong_20_Emphasis">Maintainability</text:span></text:p>
          <text:list>
            <text:list-item>
              <text:p text:style-name="P357">The genetic algorithm's components (crossover, mutation, etc.) should be <text:span text:style-name="Strong_20_Emphasis">easily modifiable</text:span> for different problem-solving needs.</text:p>
            </text:list-item>
          </text:list>
        </text:list-item>
        <text:list-item>
          <text:p text:style-name="P357"><text:span text:style-name="Strong_20_Emphasis">Parallelism</text:span></text:p>
          <text:list>
            <text:list-item>
              <text:p text:style-name="P357">The algorithm should support <text:span text:style-name="Strong_20_Emphasis">parallel execution</text:span> to speed up the search process (optional in large-scale problems).</text:p>
            </text:list-item>
          </text:list>
        </text:list-item>
      </text:list>
      <text:p text:style-name="P350"><text:soft-page-break/>3. Brief about unique features of <text:span text:style-name="T25">fuzzy logic, genetic algorithms</text:span> for AI applications.</text:p>
      <text:h text:style-name="P351" text:outline-level="3"><text:span text:style-name="Strong_20_Emphasis">Unique Features of Fuzzy Logic in AI Applications</text:span></text:h>
      <text:list text:style-name="L187">
        <text:list-item>
          <text:p text:style-name="P358"><text:span text:style-name="Strong_20_Emphasis">Handles Uncertainty</text:span></text:p>
          <text:list>
            <text:list-item>
              <text:p text:style-name="P358">Fuzzy logic deals with <text:span text:style-name="Strong_20_Emphasis">uncertainty</text:span> and <text:span text:style-name="Strong_20_Emphasis">imprecision</text:span>, making it ideal for real-world scenarios where data isn't always clear-cut.</text:p>
            </text:list-item>
          </text:list>
        </text:list-item>
        <text:list-item>
          <text:p text:style-name="P358"><text:span text:style-name="Strong_20_Emphasis">Degrees of Truth</text:span></text:p>
          <text:list>
            <text:list-item>
              <text:p text:style-name="P358">Instead of binary true/false decisions (as in classical logic), fuzzy logic allows values between 0 and 1, reflecting the <text:span text:style-name="Strong_20_Emphasis">degree of truth</text:span>. For example, a temperature can be "hot" to a certain degree, not just "hot" or "cold."</text:p>
            </text:list-item>
          </text:list>
        </text:list-item>
        <text:list-item>
          <text:p text:style-name="P358"><text:span text:style-name="Strong_20_Emphasis">Rule-based Decision Making</text:span></text:p>
          <text:list>
            <text:list-item>
              <text:p text:style-name="P358">Fuzzy logic systems use <text:span text:style-name="Strong_20_Emphasis">If-Then rules</text:span> to make decisions. This makes them intuitive and easy to understand, resembling human reasoning.</text:p>
            </text:list-item>
          </text:list>
        </text:list-item>
        <text:list-item>
          <text:p text:style-name="P358"><text:span text:style-name="Strong_20_Emphasis">Adaptable to Human Thinking</text:span></text:p>
          <text:list>
            <text:list-item>
              <text:p text:style-name="P358">It mimics <text:span text:style-name="Strong_20_Emphasis">human-like reasoning</text:span> in dealing with vague or ambiguous concepts, allowing systems to make decisions the way a human might.</text:p>
            </text:list-item>
          </text:list>
        </text:list-item>
        <text:list-item>
          <text:p text:style-name="P358"><text:span text:style-name="Strong_20_Emphasis">Fuzzification and Defuzzification</text:span></text:p>
          <text:list>
            <text:list-item>
              <text:p text:style-name="P358">Fuzzy logic works by <text:span text:style-name="Strong_20_Emphasis">converting crisp values</text:span> into fuzzy values (fuzzification) and then converting the fuzzy results back to crisp values (defuzzification). This makes it highly applicable in control systems.</text:p>
            </text:list-item>
          </text:list>
        </text:list-item>
        <text:list-item>
          <text:p text:style-name="P358"><text:span text:style-name="Strong_20_Emphasis">Real-Time Processing</text:span></text:p>
          <text:list>
            <text:list-item>
              <text:p text:style-name="P358">Fuzzy logic is used in <text:span text:style-name="Strong_20_Emphasis">real-time systems</text:span>, such as <text:span text:style-name="Strong_20_Emphasis">robotics</text:span> or <text:span text:style-name="Strong_20_Emphasis">autonomous vehicles</text:span>, to make quick decisions based on imprecise inputs.</text:p>
            </text:list-item>
          </text:list>
        </text:list-item>
        <text:list-item>
          <text:p text:style-name="P358"><text:span text:style-name="Strong_20_Emphasis">Flexible Integration</text:span></text:p>
          <text:list>
            <text:list-item>
              <text:p text:style-name="P358">Fuzzy logic can be easily integrated with other AI systems like <text:span text:style-name="Strong_20_Emphasis">neural networks</text:span> or <text:span text:style-name="Strong_20_Emphasis">genetic algorithms</text:span> to enhance overall decision-making in complex applications.</text:p>
            </text:list-item>
          </text:list>
        </text:list-item>
      </text:list>
      <text:h text:style-name="P359" text:outline-level="3"><text:span text:style-name="Strong_20_Emphasis">Unique Features of Genetic Algorithms in AI Applications</text:span></text:h>
      <text:list text:style-name="L188">
        <text:list-item>
          <text:p text:style-name="P360"><text:span text:style-name="Strong_20_Emphasis">Optimization Through Evolution</text:span></text:p>
          <text:list>
            <text:list-item>
              <text:p text:style-name="P360">Genetic algorithms (GAs) are inspired by <text:span text:style-name="Strong_20_Emphasis">biological evolution</text:span> and used for solving <text:span text:style-name="Strong_20_Emphasis">optimization problems</text:span>. They improve solutions over time by selecting the fittest individuals for reproduction.</text:p>
            </text:list-item>
          </text:list>
        </text:list-item>
        <text:list-item>
          <text:p text:style-name="P360"><text:span text:style-name="Strong_20_Emphasis">Population-based Search</text:span></text:p>
          <text:list>
            <text:list-item>
              <text:p text:style-name="P360">Instead of focusing on a single solution, GAs maintain a <text:span text:style-name="Strong_20_Emphasis">population</text:span> of potential solutions. This allows them to explore multiple options simultaneously and avoid getting stuck in local optima.</text:p>
            </text:list-item>
          </text:list>
        </text:list-item>
        <text:list-item>
          <text:p text:style-name="P360"><text:soft-page-break/><text:span text:style-name="Strong_20_Emphasis">Selection Process</text:span></text:p>
          <text:list>
            <text:list-item>
              <text:p text:style-name="P360">The GA uses a <text:span text:style-name="Strong_20_Emphasis">selection mechanism</text:span> where the <text:span text:style-name="Strong_20_Emphasis">best solutions</text:span> (or individuals) are selected for reproduction. Solutions with better fitness have a higher chance of being chosen.</text:p>
            </text:list-item>
          </text:list>
        </text:list-item>
        <text:list-item>
          <text:p text:style-name="P360"><text:span text:style-name="Strong_20_Emphasis">Crossover (Recombination)</text:span></text:p>
          <text:list>
            <text:list-item>
              <text:p text:style-name="P360"><text:span text:style-name="Strong_20_Emphasis">Crossover</text:span> combines parts of two parent solutions to create offspring. This introduces diversity in the solution space, helping the algorithm explore new possibilities.</text:p>
            </text:list-item>
          </text:list>
        </text:list-item>
        <text:list-item>
          <text:p text:style-name="P360"><text:span text:style-name="Strong_20_Emphasis">Mutation for Diversity</text:span></text:p>
          <text:list>
            <text:list-item>
              <text:p text:style-name="P360"><text:span text:style-name="Strong_20_Emphasis">Mutation</text:span> introduces random changes to a solution, which helps maintain diversity in the population and prevents the algorithm from converging too quickly.</text:p>
            </text:list-item>
          </text:list>
        </text:list-item>
        <text:list-item>
          <text:p text:style-name="P360"><text:span text:style-name="Strong_20_Emphasis">Fitness Function</text:span></text:p>
          <text:list>
            <text:list-item>
              <text:p text:style-name="P360">A <text:span text:style-name="Strong_20_Emphasis">fitness function</text:span> evaluates how good a solution is in solving the problem. The GA continuously improves solutions based on this evaluation.</text:p>
            </text:list-item>
          </text:list>
        </text:list-item>
        <text:list-item>
          <text:p text:style-name="P360"><text:span text:style-name="Strong_20_Emphasis">Convergence Over Generations</text:span></text:p>
          <text:list>
            <text:list-item>
              <text:p text:style-name="P360">Over multiple <text:span text:style-name="Strong_20_Emphasis">generations</text:span>, GAs converge towards better solutions, making them useful for complex, large-scale optimization problems where the solution space is vast.</text:p>
            </text:list-item>
          </text:list>
        </text:list-item>
        <text:list-item>
          <text:p text:style-name="P360"><text:span text:style-name="Strong_20_Emphasis">Parallelism</text:span></text:p>
          <text:list>
            <text:list-item>
              <text:p text:style-name="P360">GAs can be easily parallelized, making them suitable for <text:span text:style-name="Strong_20_Emphasis">distributed computing</text:span> environments and large-scale problems. Each individual in the population can be evaluated simultaneously.</text:p>
            </text:list-item>
          </text:list>
        </text:list-item>
        <text:list-item>
          <text:p text:style-name="P360"><text:span text:style-name="Strong_20_Emphasis">Adaptability</text:span></text:p>
          <text:list>
            <text:list-item>
              <text:p text:style-name="P360">GAs are <text:span text:style-name="Strong_20_Emphasis">flexible</text:span> and can be applied to various types of problems, from <text:span text:style-name="Strong_20_Emphasis">engineering design</text:span> to <text:span text:style-name="Strong_20_Emphasis">financial modeling</text:span>, without requiring problem-specific tailoring.</text:p>
            </text:list-item>
          </text:list>
        </text:list-item>
      </text:list>
      <text:p text:style-name="P350"/>
      <text:p text:style-name="P350">4. Explain the <text:span text:style-name="T25">ontologies</text:span> method for managing requirements in AI projects.</text:p>
      <text:p text:style-name="P350">An <text:span text:style-name="Strong_20_Emphasis">ontology</text:span> in the context of AI refers to a formal and structured representation of knowledge within a domain. It defines the entities, concepts, relationships, and rules that are relevant to a particular domain and how they are interrelated. Ontologies help in organizing and interpreting the knowledge to ensure that AI systems can make informed decisions or understand the domain better.</text:p>
      <text:p text:style-name="P361">In AI projects, ontologies can be used to manage <text:span text:style-name="Strong_20_Emphasis">requirements</text:span> by providing a structured framework to ensure all aspects of the system’s knowledge and functionality are accurately captured and aligned with the system's goals.</text:p>
      <text:h text:style-name="P351" text:outline-level="3"><text:span text:style-name="Strong_20_Emphasis">Ontologies Help Manage Requirements in AI Projects</text:span></text:h>
      <text:list text:style-name="L189">
        <text:list-item>
          <text:p text:style-name="P362"><text:span text:style-name="Strong_20_Emphasis">Clear Representation of Knowledge:</text:span></text:p>
          <text:list>
            <text:list-item>
              <text:p text:style-name="P362">Ontologies provide a <text:span text:style-name="Strong_20_Emphasis">shared and structured vocabulary</text:span> for a specific domain. By defining key concepts and relationships, they help ensure that all stakeholders (such as developers, domain experts, and AI systems) have a common understanding of the system requirements.</text:p>
            </text:list-item>
          </text:list>
        </text:list-item>
        <text:list-item>
          <text:p text:style-name="P362"><text:soft-page-break/><text:span text:style-name="Strong_20_Emphasis">Improving Communication:</text:span></text:p>
          <text:list>
            <text:list-item>
              <text:p text:style-name="P362">Using an ontology allows different stakeholders (developers, users, and business analysts) to communicate more effectively. The concepts and relationships defined in the ontology help avoid confusion and ensure that everyone is on the same page regarding requirements and expectations.</text:p>
            </text:list-item>
          </text:list>
        </text:list-item>
        <text:list-item>
          <text:p text:style-name="P362"><text:span text:style-name="Strong_20_Emphasis">Identifying and Structuring Requirements:</text:span></text:p>
          <text:list>
            <text:list-item>
              <text:p text:style-name="P362">By applying an ontology, you can <text:span text:style-name="Strong_20_Emphasis">organize and categorize requirements</text:span> in a clear and systematic manner. This helps identify the critical components and their relationships, making it easier to structure functional and non-functional requirements.</text:p>
            </text:list-item>
          </text:list>
        </text:list-item>
        <text:list-item>
          <text:p text:style-name="P362"><text:span text:style-name="Strong_20_Emphasis">Consistency Across the System:</text:span></text:p>
          <text:list>
            <text:list-item>
              <text:p text:style-name="P362">Ontologies help maintain <text:span text:style-name="Strong_20_Emphasis">consistency</text:span> throughout the AI project. They ensure that all components, such as data, features, and algorithms, are defined in terms of the same set of concepts. This prevents discrepancies and confusion when integrating different system components.</text:p>
            </text:list-item>
          </text:list>
        </text:list-item>
        <text:list-item>
          <text:p text:style-name="P362"><text:span text:style-name="Strong_20_Emphasis">Supporting Reasoning and Inference:</text:span></text:p>
          <text:list>
            <text:list-item>
              <text:p text:style-name="P362">An important feature of ontologies is that they support <text:span text:style-name="Strong_20_Emphasis">automated reasoning</text:span>. This means that the AI system can infer new knowledge or relationships based on the existing ontology, helping identify missing requirements or uncover new insights that may not have been initially considered.</text:p>
            </text:list-item>
          </text:list>
        </text:list-item>
        <text:list-item>
          <text:p text:style-name="P362"><text:span text:style-name="Strong_20_Emphasis">Managing Complex Relationships:</text:span></text:p>
          <text:list>
            <text:list-item>
              <text:p text:style-name="P362">AI projects often involve complex relationships between different components, such as data sources, algorithms, and outputs. Ontologies allow for the representation of these complex relationships in a way that is easily understandable, ensuring that the system requirements can be met without overlooking any crucial interdependencies.</text:p>
            </text:list-item>
          </text:list>
        </text:list-item>
        <text:list-item>
          <text:p text:style-name="P362"><text:span text:style-name="Strong_20_Emphasis">Facilitating Knowledge Sharing:</text:span></text:p>
          <text:list>
            <text:list-item>
              <text:p text:style-name="P362">Ontologies enable the <text:span text:style-name="Strong_20_Emphasis">reuse and sharing of knowledge</text:span> across projects. Since ontologies capture the domain knowledge in a reusable format, they can be shared across different AI systems or projects, ensuring that the same requirements are not repeatedly defined, saving time and effort.</text:p>
            </text:list-item>
          </text:list>
        </text:list-item>
        <text:list-item>
          <text:p text:style-name="P362"><text:span text:style-name="Strong_20_Emphasis">Enhancing Decision-Making:</text:span></text:p>
          <text:list>
            <text:list-item>
              <text:p text:style-name="P362">Ontologies improve decision-making by organizing and structuring domain knowledge in a way that AI systems can use to make more informed decisions. When requirements are clearly defined within the ontology, AI systems can more easily determine which solution paths or models align with the defined goals.</text:p>
            </text:list-item>
          </text:list>
        </text:list-item>
        <text:list-item>
          <text:p text:style-name="P362"><text:span text:style-name="Strong_20_Emphasis">Scalability and Evolution:</text:span></text:p>
          <text:list>
            <text:list-item>
              <text:p text:style-name="P362"><text:soft-page-break/>As AI projects evolve and new requirements emerge, ontologies can easily be <text:span text:style-name="Strong_20_Emphasis">extended or modified</text:span> to incorporate additional knowledge or adjust to new system needs. This flexibility makes ontologies ideal for managing the dynamic and evolving requirements in AI projects.</text:p>
            </text:list-item>
          </text:list>
        </text:list-item>
      </text:list>
      <text:h text:style-name="P355" text:outline-level="3"><text:span text:style-name="Strong_20_Emphasis">Steps Involved in Using Ontologies for Managing Requirements</text:span></text:h>
      <text:list text:style-name="L190">
        <text:list-item>
          <text:p text:style-name="P363"><text:span text:style-name="Strong_20_Emphasis">Defining the Domain:</text:span></text:p>
          <text:list>
            <text:list-item>
              <text:p text:style-name="P363">Identify and define the scope of the domain for the AI project. This step involves understanding the key concepts, entities, and relationships within the domain that the AI system will interact with.</text:p>
            </text:list-item>
          </text:list>
        </text:list-item>
        <text:list-item>
          <text:p text:style-name="P363"><text:span text:style-name="Strong_20_Emphasis">Creating the Ontology:</text:span></text:p>
          <text:list>
            <text:list-item>
              <text:p text:style-name="P363">Develop an ontology that includes concepts, definitions, relationships, and rules relevant to the domain. Use tools like <text:span text:style-name="Strong_20_Emphasis">Protégé</text:span> or <text:span text:style-name="Strong_20_Emphasis">OWL</text:span> (Web Ontology Language) to create the ontology.</text:p>
            </text:list-item>
          </text:list>
        </text:list-item>
        <text:list-item>
          <text:p text:style-name="P363"><text:span text:style-name="Strong_20_Emphasis">Mapping Requirements to the Ontology:</text:span></text:p>
          <text:list>
            <text:list-item>
              <text:p text:style-name="P363">Once the ontology is in place, map the system requirements (both functional and non-functional) to the concepts and relationships defined in the ontology. This helps ensure that the requirements are accurately represented and structured.</text:p>
            </text:list-item>
          </text:list>
        </text:list-item>
        <text:list-item>
          <text:p text:style-name="P363"><text:span text:style-name="Strong_20_Emphasis">Validating and Refining Requirements:</text:span></text:p>
          <text:list>
            <text:list-item>
              <text:p text:style-name="P363">Use the ontology to <text:span text:style-name="Strong_20_Emphasis">validate</text:span> the defined requirements. Check if they are consistent, complete, and logical. The ontology can help identify gaps in the requirements and suggest possible refinements.</text:p>
            </text:list-item>
          </text:list>
        </text:list-item>
        <text:list-item>
          <text:p text:style-name="P363"><text:span text:style-name="Strong_20_Emphasis">Continuous Updates:</text:span></text:p>
          <text:list>
            <text:list-item>
              <text:p text:style-name="P363">As the project evolves, update the ontology to reflect any new requirements, changes in the domain, or insights gained through AI reasoning. This ensures that the system requirements remain aligned with the project's objectives.</text:p>
            </text:list-item>
          </text:list>
        </text:list-item>
      </text:list>
      <text:h text:style-name="P351" text:outline-level="3"><text:span text:style-name="Strong_20_Emphasis">Example Use Case: Ontologies in Healthcare AI Project</text:span></text:h>
      <text:p text:style-name="P361">In a healthcare AI project, an ontology might define concepts such as <text:span text:style-name="Strong_20_Emphasis">patient</text:span>, <text:span text:style-name="Strong_20_Emphasis">disease</text:span>, <text:span text:style-name="Strong_20_Emphasis">treatment</text:span>, and <text:span text:style-name="Strong_20_Emphasis">medication</text:span>, as well as the relationships between them (e.g., "has_disease," "treats," and "prescribed_for"). By mapping these concepts to the functional requirements, the AI system can ensure that it handles patient data correctly and that decisions (e.g., recommending treatments) are based on a well-defined understanding of the healthcare domain.</text:p>
      <text:p text:style-name="P350"/>
      <text:p text:style-name="P350">5. Discuss the <text:span text:style-name="T25">Integration of soft computing techniques into AI software architectures for</text:span> AI projects.</text:p>
      <text:p text:style-name="P350"><text:span text:style-name="Strong_20_Emphasis">Soft Computing</text:span> refers to a set of computational techniques that are tolerant of imprecision, uncertainty, and approximation, which makes them ideal for handling real-world complexities and dealing with problems that are difficult to model using traditional methods. In the context of AI, soft computing techniques are used to build systems that can perform reasoning and decision-making in environments where data is imprecise, incomplete, or uncertain.</text:p>
      <text:p text:style-name="P361"><text:soft-page-break/>The main soft computing techniques include <text:span text:style-name="Strong_20_Emphasis">Fuzzy Logic</text:span>, <text:span text:style-name="Strong_20_Emphasis">Genetic Algorithms (GA)</text:span>, <text:span text:style-name="Strong_20_Emphasis">Neural Networks (NN)</text:span>, <text:span text:style-name="Strong_20_Emphasis">Swarm Intelligence (SI)</text:span>, and <text:span text:style-name="Strong_20_Emphasis">Evolutionary Algorithms</text:span>. These techniques are integrated into AI software architectures to enhance the ability of AI systems to learn, adapt, and handle uncertainty and complexity effectively.</text:p>
      <text:p text:style-name="P350">Below are the key aspects of integrating soft computing into AI software architectures:</text:p>
      <text:h text:style-name="P364" text:outline-level="4"><text:span text:style-name="Strong_20_Emphasis">1. Fuzzy Logic Integration</text:span></text:h>
      <text:list text:style-name="L191">
        <text:list-item>
          <text:p text:style-name="P365"><text:span text:style-name="Strong_20_Emphasis">What is Fuzzy Logic?</text:span><text:line-break/>Fuzzy logic deals with reasoning that is approximate rather than fixed and exact. It is based on the concept of "fuzziness," where truth values are expressed in degrees rather than in binary terms.</text:p>
        </text:list-item>
        <text:list-item>
          <text:p text:style-name="P365"><text:span text:style-name="Strong_20_Emphasis">Integration in AI Software:</text:span><text:line-break/>Fuzzy logic is integrated into AI systems to handle <text:span text:style-name="Strong_20_Emphasis">imprecise or vague information</text:span>. For example, in <text:span text:style-name="Strong_20_Emphasis">decision-making systems</text:span> such as recommendation engines, fuzzy logic can be used to assign a degree of preference or likelihood instead of a strict binary decision. It allows systems to mimic human reasoning by interpreting "maybe" or "likely" scenarios.</text:p>
        </text:list-item>
        <text:list-item>
          <text:p text:style-name="P365"><text:span text:style-name="Strong_20_Emphasis">Example:</text:span><text:line-break/>In a <text:span text:style-name="Strong_20_Emphasis">smart home system</text:span>, fuzzy logic could determine the ideal temperature by taking into account various factors like outside temperature, time of day, and user preferences, allowing the system to make decisions that feel more natural and human-like.</text:p>
        </text:list-item>
      </text:list>
      <text:h text:style-name="P364" text:outline-level="4"><text:span text:style-name="Strong_20_Emphasis">2. Neural Networks Integration</text:span></text:h>
      <text:list text:style-name="L192">
        <text:list-item>
          <text:p text:style-name="P366"><text:span text:style-name="Strong_20_Emphasis">What are Neural Networks?</text:span><text:line-break/>Neural networks are computational models inspired by the human brain. They are composed of layers of nodes (neurons) and are primarily used for tasks such as pattern recognition, classification, and regression.</text:p>
        </text:list-item>
        <text:list-item>
          <text:p text:style-name="P366"><text:span text:style-name="Strong_20_Emphasis">Integration in AI Software:</text:span><text:line-break/>Neural networks are often integrated into AI software architectures for tasks such as <text:span text:style-name="Strong_20_Emphasis">image processing, speech recognition</text:span>, and <text:span text:style-name="Strong_20_Emphasis">natural language processing</text:span>. They are used for their ability to learn from data and improve over time, making them essential for adaptive systems in AI.</text:p>
        </text:list-item>
        <text:list-item>
          <text:p text:style-name="P366"><text:span text:style-name="Strong_20_Emphasis">Example:</text:span><text:line-break/>In <text:span text:style-name="Strong_20_Emphasis">image classification</text:span>, convolutional neural networks (CNNs) can be integrated to enable the system to recognize objects in images. The system learns patterns in the data to improve its accuracy over time.</text:p>
        </text:list-item>
      </text:list>
      <text:h text:style-name="P364" text:outline-level="4"><text:span text:style-name="Strong_20_Emphasis">3. Genetic Algorithms Integration</text:span></text:h>
      <text:list text:style-name="L193">
        <text:list-item>
          <text:p text:style-name="P367"><text:span text:style-name="Strong_20_Emphasis">What are Genetic Algorithms?</text:span><text:line-break/>Genetic algorithms (GAs) are inspired by the process of natural selection. They use mechanisms such as mutation, crossover, and selection to evolve solutions to problems over multiple iterations.</text:p>
        </text:list-item>
        <text:list-item>
          <text:p text:style-name="P367"><text:span text:style-name="Strong_20_Emphasis">Integration in AI Software:</text:span><text:line-break/>Genetic algorithms are used for <text:span text:style-name="Strong_20_Emphasis">optimization problems</text:span>, where the goal is to find the best solution <text:soft-page-break/>among many possible solutions. They are often applied in <text:span text:style-name="Strong_20_Emphasis">machine learning</text:span>, <text:span text:style-name="Strong_20_Emphasis">feature selection</text:span>, and <text:span text:style-name="Strong_20_Emphasis">pathfinding</text:span>.</text:p>
        </text:list-item>
        <text:list-item>
          <text:p text:style-name="P367"><text:span text:style-name="Strong_20_Emphasis">Example:</text:span><text:line-break/>In <text:span text:style-name="Strong_20_Emphasis">AI-driven game development</text:span>, GAs can be used to evolve better strategies or intelligent behaviors for non-playable characters (NPCs), optimizing their decision-making based on feedback from the game environment.</text:p>
        </text:list-item>
      </text:list>
      <text:h text:style-name="P364" text:outline-level="4"><text:span text:style-name="Strong_20_Emphasis">4. Swarm Intelligence Integration</text:span></text:h>
      <text:list text:style-name="L194">
        <text:list-item>
          <text:p text:style-name="P368"><text:span text:style-name="Strong_20_Emphasis">What is Swarm Intelligence?</text:span><text:line-break/>Swarm intelligence is inspired by the collective behavior of decentralized systems, such as a flock of birds or a school of fish. Algorithms like <text:span text:style-name="Strong_20_Emphasis">Particle Swarm Optimization (PSO)</text:span> mimic these natural behaviors to solve optimization problems.</text:p>
        </text:list-item>
        <text:list-item>
          <text:p text:style-name="P368"><text:span text:style-name="Strong_20_Emphasis">Integration in AI Software:</text:span><text:line-break/>Swarm intelligence is commonly integrated into <text:span text:style-name="Strong_20_Emphasis">AI systems for optimization tasks</text:span>. PSO and ant colony optimization (ACO) are used in various AI applications, such as <text:span text:style-name="Strong_20_Emphasis">routing, scheduling</text:span>, and <text:span text:style-name="Strong_20_Emphasis">network design</text:span>.</text:p>
        </text:list-item>
        <text:list-item>
          <text:p text:style-name="P368"><text:span text:style-name="Strong_20_Emphasis">Example:</text:span><text:line-break/>In a <text:span text:style-name="Strong_20_Emphasis">delivery optimization system</text:span>, PSO could be used to find the optimal routes for delivery trucks, minimizing travel time or fuel consumption. The algorithm adapts and improves as it receives feedback from the system, simulating the adaptive behavior of a swarm.</text:p>
        </text:list-item>
      </text:list>
      <text:h text:style-name="P364" text:outline-level="4"><text:span text:style-name="Strong_20_Emphasis">5. Evolutionary Algorithms Integration</text:span></text:h>
      <text:list text:style-name="L195">
        <text:list-item>
          <text:p text:style-name="P369"><text:span text:style-name="Strong_20_Emphasis">What are Evolutionary Algorithms?</text:span><text:line-break/>Evolutionary algorithms are optimization algorithms that use mechanisms similar to biological evolution, such as selection, mutation, and reproduction, to evolve solutions to problems.</text:p>
        </text:list-item>
        <text:list-item>
          <text:p text:style-name="P369"><text:span text:style-name="Strong_20_Emphasis">Integration in AI Software:</text:span><text:line-break/>These algorithms are useful in <text:span text:style-name="Strong_20_Emphasis">complex optimization</text:span> problems, such as <text:span text:style-name="Strong_20_Emphasis">designing AI models</text:span>, <text:span text:style-name="Strong_20_Emphasis">training machine learning systems</text:span>, or <text:span text:style-name="Strong_20_Emphasis">developing AI-based solutions</text:span> where the optimal solution is not easily attainable through traditional methods.</text:p>
        </text:list-item>
        <text:list-item>
          <text:p text:style-name="P369"><text:span text:style-name="Strong_20_Emphasis">Example:</text:span><text:line-break/>In <text:span text:style-name="Strong_20_Emphasis">AI-powered design software</text:span>, evolutionary algorithms can optimize the design of a product by simulating different design variations, selecting the most promising ones, and evolving them further to meet predefined goals (e.g., cost reduction, weight optimization, etc.).</text:p>
        </text:list-item>
      </text:list>
      <text:p text:style-name="P350"/>
      <text:p text:style-name="P370">6. Explore the key procedures specifying <text:span text:style-name="T25">soft computing techniques in AI software</text:span> development.</text:p>
      <text:h text:style-name="P371" text:outline-level="3"><text:span text:style-name="Strong_20_Emphasis">Key Procedures Specifying Soft Computing Techniques in AI Software Development</text:span></text:h>
      <text:p text:style-name="P372"><text:span text:style-name="Strong_20_Emphasis">Introduction to Soft Computing:</text:span><text:line-break/>Soft computing refers to computational techniques that deal with approximation and tolerance for imprecision, uncertainty, and partial truths. These techniques are essential in AI systems as they provide <text:soft-page-break/>robust, flexible solutions for real-world problems where exact solutions are hard to obtain. The core components of soft computing include:</text:p>
      <text:list text:style-name="L196">
        <text:list-item>
          <text:p text:style-name="P373"><text:span text:style-name="Strong_20_Emphasis">Fuzzy Logic</text:span></text:p>
        </text:list-item>
        <text:list-item>
          <text:p text:style-name="P373"><text:span text:style-name="Strong_20_Emphasis">Neural Networks</text:span></text:p>
        </text:list-item>
        <text:list-item>
          <text:p text:style-name="P373"><text:span text:style-name="Strong_20_Emphasis">Genetic Algorithms</text:span></text:p>
        </text:list-item>
        <text:list-item>
          <text:p text:style-name="P373"><text:span text:style-name="Strong_20_Emphasis">Swarm Intelligence</text:span></text:p>
        </text:list-item>
        <text:list-item>
          <text:p text:style-name="P373"><text:span text:style-name="Strong_20_Emphasis">Evolutionary Algorithms</text:span></text:p>
        </text:list-item>
        <text:list-item>
          <text:p text:style-name="P373"><text:span text:style-name="Strong_20_Emphasis">Simulated Annealing</text:span></text:p>
        </text:list-item>
      </text:list>
      <text:p text:style-name="P372">Each of these techniques is vital for solving different aspects of complex AI problems. Let's explore the key procedures involved in integrating and specifying soft computing techniques in AI software development.</text:p>
      <text:h text:style-name="P374" text:outline-level="3"><text:span text:style-name="Strong_20_Emphasis">1. Fuzzy Logic</text:span></text:h>
      <text:p text:style-name="P372"><text:span text:style-name="Strong_20_Emphasis">Procedure:</text:span><text:line-break/>Fuzzy logic is used to handle reasoning that is approximate rather than fixed and exact. The process involves:</text:p>
      <text:list text:style-name="L197">
        <text:list-item>
          <text:p text:style-name="P375"><text:span text:style-name="Strong_20_Emphasis">Defining Fuzzy Sets:</text:span> The first step is to define fuzzy sets that represent concepts with vagueness, such as "high," "medium," and "low."</text:p>
        </text:list-item>
        <text:list-item>
          <text:p text:style-name="P375"><text:span text:style-name="Strong_20_Emphasis">Fuzzification:</text:span> The system translates crisp inputs (exact data) into fuzzy values based on the defined fuzzy sets.</text:p>
        </text:list-item>
        <text:list-item>
          <text:p text:style-name="P375"><text:span text:style-name="Strong_20_Emphasis">Inference:</text:span> The system applies logical rules to process the fuzzy inputs and generate fuzzy outputs.</text:p>
        </text:list-item>
        <text:list-item>
          <text:p text:style-name="P375"><text:span text:style-name="Strong_20_Emphasis">Defuzzification:</text:span> The fuzzy results are converted back into a crisp output value.</text:p>
        </text:list-item>
      </text:list>
      <text:p text:style-name="P372"><text:span text:style-name="Strong_20_Emphasis">Applications in AI:</text:span></text:p>
      <text:list text:style-name="L198">
        <text:list-item>
          <text:p text:style-name="P376"><text:span text:style-name="Strong_20_Emphasis">Decision-making systems</text:span> (e.g., controlling temperature in HVAC systems).</text:p>
        </text:list-item>
        <text:list-item>
          <text:p text:style-name="P376"><text:span text:style-name="Strong_20_Emphasis">Recommendation engines</text:span> (e.g., recommending products based on fuzzy preferences).</text:p>
        </text:list-item>
      </text:list>
      <text:h text:style-name="P374" text:outline-level="3"><text:span text:style-name="Strong_20_Emphasis">2. Neural Networks</text:span></text:h>
      <text:p text:style-name="P372"><text:span text:style-name="Strong_20_Emphasis">Procedure:</text:span><text:line-break/>Neural networks are computational models inspired by the brain, used to solve problems like pattern recognition and classification. The procedure includes:</text:p>
      <text:list text:style-name="L199">
        <text:list-item>
          <text:p text:style-name="P377"><text:span text:style-name="Strong_20_Emphasis">Data Preprocessing:</text:span> Input data is preprocessed to normalize or scale it for better performance.</text:p>
        </text:list-item>
        <text:list-item>
          <text:p text:style-name="P377"><text:span text:style-name="Strong_20_Emphasis">Network Architecture:</text:span> Design the network with layers of neurons (input, hidden, and output).</text:p>
        </text:list-item>
        <text:list-item>
          <text:p text:style-name="P377"><text:span text:style-name="Strong_20_Emphasis">Training:</text:span> Use algorithms like backpropagation to adjust weights based on error minimization.</text:p>
        </text:list-item>
        <text:list-item>
          <text:p text:style-name="P377"><text:span text:style-name="Strong_20_Emphasis">Evaluation:</text:span> Evaluate the performance of the model using test data to check accuracy and make improvements.</text:p>
        </text:list-item>
      </text:list>
      <text:p text:style-name="P372"><text:span text:style-name="Strong_20_Emphasis">Applications in AI:</text:span></text:p>
      <text:list text:style-name="L200">
        <text:list-item>
          <text:p text:style-name="P378"><text:soft-page-break/><text:span text:style-name="Strong_20_Emphasis">Image recognition</text:span> (e.g., recognizing objects in photos).</text:p>
        </text:list-item>
        <text:list-item>
          <text:p text:style-name="P378"><text:span text:style-name="Strong_20_Emphasis">Speech recognition</text:span> (e.g., converting spoken words to text).</text:p>
        </text:list-item>
      </text:list>
      <text:h text:style-name="P374" text:outline-level="3"><text:span text:style-name="Strong_20_Emphasis">3. Genetic Algorithms (GA)</text:span></text:h>
      <text:p text:style-name="P372"><text:span text:style-name="Strong_20_Emphasis">Procedure:</text:span><text:line-break/>Genetic algorithms simulate natural evolution and are used for optimization problems. The key steps in implementing GA are:</text:p>
      <text:list text:style-name="L201">
        <text:list-item>
          <text:p text:style-name="P379"><text:span text:style-name="Strong_20_Emphasis">Initialization:</text:span> Generate an initial population of potential solutions (chromosomes).</text:p>
        </text:list-item>
        <text:list-item>
          <text:p text:style-name="P379"><text:span text:style-name="Strong_20_Emphasis">Selection:</text:span> Choose the best solutions based on fitness scores.</text:p>
        </text:list-item>
        <text:list-item>
          <text:p text:style-name="P379"><text:span text:style-name="Strong_20_Emphasis">Crossover (Recombination):</text:span> Combine parts of two solutions to create offspring.</text:p>
        </text:list-item>
        <text:list-item>
          <text:p text:style-name="P379"><text:span text:style-name="Strong_20_Emphasis">Mutation:</text:span> Introduce random changes to offspring to maintain diversity.</text:p>
        </text:list-item>
        <text:list-item>
          <text:p text:style-name="P379"><text:span text:style-name="Strong_20_Emphasis">Termination:</text:span> Repeat the process for a set number of generations or until an optimal solution is found.</text:p>
        </text:list-item>
      </text:list>
      <text:p text:style-name="P372"><text:span text:style-name="Strong_20_Emphasis">Applications in AI:</text:span></text:p>
      <text:list text:style-name="L202">
        <text:list-item>
          <text:p text:style-name="P380"><text:span text:style-name="Strong_20_Emphasis">Optimization problems</text:span> (e.g., finding the best path for delivery trucks).</text:p>
        </text:list-item>
        <text:list-item>
          <text:p text:style-name="P380"><text:span text:style-name="Strong_20_Emphasis">Feature selection</text:span> (e.g., choosing the best features for a machine learning model).</text:p>
        </text:list-item>
      </text:list>
      <text:h text:style-name="P374" text:outline-level="3"><text:span text:style-name="Strong_20_Emphasis">4. Swarm Intelligence</text:span></text:h>
      <text:p text:style-name="P372"><text:span text:style-name="Strong_20_Emphasis">Procedure:</text:span><text:line-break/>Swarm intelligence involves solving problems by mimicking the collective behavior of natural systems like flocks of birds or schools of fish. Common techniques like <text:span text:style-name="Strong_20_Emphasis">Particle Swarm Optimization (PSO)</text:span> and <text:span text:style-name="Strong_20_Emphasis">Ant Colony Optimization (ACO)</text:span> are used. The steps include:</text:p>
      <text:list text:style-name="L203">
        <text:list-item>
          <text:p text:style-name="P381"><text:span text:style-name="Strong_20_Emphasis">Initialization:</text:span> Define the swarm and initialize positions of particles or ants.</text:p>
        </text:list-item>
        <text:list-item>
          <text:p text:style-name="P381"><text:span text:style-name="Strong_20_Emphasis">Evaluation:</text:span> Evaluate the fitness of each particle or ant's solution.</text:p>
        </text:list-item>
        <text:list-item>
          <text:p text:style-name="P381"><text:span text:style-name="Strong_20_Emphasis">Movement:</text:span> Adjust the position of particles based on their own experiences and those of others in the swarm.</text:p>
        </text:list-item>
        <text:list-item>
          <text:p text:style-name="P381"><text:span text:style-name="Strong_20_Emphasis">Convergence:</text:span> Repeat the process until the swarm converges on an optimal or near-optimal solution.</text:p>
        </text:list-item>
      </text:list>
      <text:p text:style-name="P372"><text:span text:style-name="Strong_20_Emphasis">Applications in AI:</text:span></text:p>
      <text:list text:style-name="L204">
        <text:list-item>
          <text:p text:style-name="P382"><text:span text:style-name="Strong_20_Emphasis">Routing and scheduling problems</text:span> (e.g., delivery route optimization).</text:p>
        </text:list-item>
        <text:list-item>
          <text:p text:style-name="P382"><text:span text:style-name="Strong_20_Emphasis">Network design</text:span> (e.g., finding the most efficient network topology).</text:p>
        </text:list-item>
      </text:list>
      <text:h text:style-name="P374" text:outline-level="3"><text:span text:style-name="Strong_20_Emphasis">5. Evolutionary Algorithms</text:span></text:h>
      <text:p text:style-name="P372"><text:span text:style-name="Strong_20_Emphasis">Procedure:</text:span><text:line-break/>Evolutionary algorithms, like genetic algorithms, focus on optimization and use evolutionary processes. The typical steps include:</text:p>
      <text:list text:style-name="L205">
        <text:list-item>
          <text:p text:style-name="P383"><text:span text:style-name="Strong_20_Emphasis">Initialization:</text:span> Generate an initial population of solutions.</text:p>
        </text:list-item>
        <text:list-item>
          <text:p text:style-name="P383"><text:span text:style-name="Strong_20_Emphasis">Selection:</text:span> Evaluate solutions and select the best for reproduction.</text:p>
        </text:list-item>
        <text:list-item>
          <text:p text:style-name="P383"><text:soft-page-break/><text:span text:style-name="Strong_20_Emphasis">Crossover and Mutation:</text:span> Create new solutions through genetic operators.</text:p>
        </text:list-item>
        <text:list-item>
          <text:p text:style-name="P383"><text:span text:style-name="Strong_20_Emphasis">Fitness Evaluation:</text:span> Assess the quality of the new solutions.</text:p>
        </text:list-item>
        <text:list-item>
          <text:p text:style-name="P383"><text:span text:style-name="Strong_20_Emphasis">Iteration:</text:span> Repeat the process for multiple generations.</text:p>
        </text:list-item>
      </text:list>
      <text:p text:style-name="P372"><text:span text:style-name="Strong_20_Emphasis">Applications in AI:</text:span></text:p>
      <text:list text:style-name="L206">
        <text:list-item>
          <text:p text:style-name="P384"><text:span text:style-name="Strong_20_Emphasis">Optimization problems</text:span> (e.g., adjusting parameters for machine learning models).</text:p>
        </text:list-item>
        <text:list-item>
          <text:p text:style-name="P384"><text:span text:style-name="Strong_20_Emphasis">Design optimization</text:span> (e.g., optimizing the design of a mechanical part).</text:p>
        </text:list-item>
      </text:list>
      <text:h text:style-name="P374" text:outline-level="3"><text:span text:style-name="Strong_20_Emphasis">6. Simulated Annealing</text:span></text:h>
      <text:p text:style-name="P372"><text:span text:style-name="Strong_20_Emphasis">Procedure:</text:span><text:line-break/>Simulated annealing is a probabilistic technique used to find an approximate solution to optimization problems. The steps are:</text:p>
      <text:list text:style-name="L207">
        <text:list-item>
          <text:p text:style-name="P385"><text:span text:style-name="Strong_20_Emphasis">Initial Solution:</text:span> Start with a random solution.</text:p>
        </text:list-item>
        <text:list-item>
          <text:p text:style-name="P385"><text:span text:style-name="Strong_20_Emphasis">Temperature Control:</text:span> Set an initial "temperature" that controls the probability of accepting worse solutions.</text:p>
        </text:list-item>
        <text:list-item>
          <text:p text:style-name="P385"><text:span text:style-name="Strong_20_Emphasis">Neighborhood Search:</text:span> Generate new solutions in the neighborhood of the current solution.</text:p>
        </text:list-item>
        <text:list-item>
          <text:p text:style-name="P385"><text:span text:style-name="Strong_20_Emphasis">Acceptance Criterion:</text:span> Decide whether to accept the new solution based on the temperature.</text:p>
        </text:list-item>
        <text:list-item>
          <text:p text:style-name="P385"><text:span text:style-name="Strong_20_Emphasis">Cooling Schedule:</text:span> Gradually reduce the temperature over time, making it less likely to accept worse solutions as the algorithm progresses.</text:p>
        </text:list-item>
      </text:list>
      <text:p text:style-name="P372"><text:span text:style-name="Strong_20_Emphasis">Applications in AI:</text:span></text:p>
      <text:list text:style-name="L208">
        <text:list-item>
          <text:p text:style-name="P386"><text:span text:style-name="Strong_20_Emphasis">Optimization problems</text:span> (e.g., minimizing energy consumption in a network).</text:p>
        </text:list-item>
        <text:list-item>
          <text:p text:style-name="P386"><text:span text:style-name="Strong_20_Emphasis">Machine learning model training</text:span> (e.g., hyperparameter tuning).</text:p>
        </text:list-item>
      </text:list>
      <text:p text:style-name="P370"/>
      <text:p text:style-name="P370">7. Explain the concept of soft computing and discuss its importance in handling real-world problems.</text:p>
      <text:h text:style-name="P371" text:outline-level="3"><text:span text:style-name="Strong_20_Emphasis">Concept of Soft Computing</text:span></text:h>
      <text:p text:style-name="P372"><text:span text:style-name="Strong_20_Emphasis">Soft computing</text:span> refers to a collection of computational techniques that aim to provide solutions to complex real-world problems that cannot be easily solved using traditional, exact computing methods. Unlike conventional computing, which relies on precise and deterministic approaches, soft computing embraces approximation, uncertainty, and imprecision, making it more suitable for problems involving human-like reasoning, fuzziness, or incomplete information.</text:p>
      <text:p text:style-name="P372">Key components of soft computing include:</text:p>
      <text:list text:style-name="L209">
        <text:list-item>
          <text:p text:style-name="P387"><text:span text:style-name="Strong_20_Emphasis">Fuzzy Logic</text:span></text:p>
        </text:list-item>
        <text:list-item>
          <text:p text:style-name="P387"><text:span text:style-name="Strong_20_Emphasis">Neural Networks</text:span></text:p>
        </text:list-item>
        <text:list-item>
          <text:p text:style-name="P387"><text:span text:style-name="Strong_20_Emphasis">Genetic Algorithms</text:span></text:p>
        </text:list-item>
        <text:list-item>
          <text:p text:style-name="P387"><text:span text:style-name="Strong_20_Emphasis">Swarm Intelligence</text:span></text:p>
        </text:list-item>
        <text:list-item>
          <text:p text:style-name="P387"><text:soft-page-break/><text:span text:style-name="Strong_20_Emphasis">Evolutionary Algorithms</text:span></text:p>
        </text:list-item>
        <text:list-item>
          <text:p text:style-name="P387"><text:span text:style-name="Strong_20_Emphasis">Simulated Annealing</text:span></text:p>
        </text:list-item>
      </text:list>
      <text:p text:style-name="P372">These techniques work together to provide a more flexible, adaptive, and efficient approach to solving problems that are too difficult for traditional methods to handle.</text:p>
      <text:h text:style-name="P374" text:outline-level="3"><text:span text:style-name="Strong_20_Emphasis">Importance of Soft Computing in Handling Real-World Problems</text:span></text:h>
      <text:list text:style-name="L210">
        <text:list-item>
          <text:p text:style-name="P388"><text:span text:style-name="Strong_20_Emphasis">Handling Uncertainty and Imprecision:</text:span><text:line-break/>In many real-world scenarios, information is often uncertain or imprecise. For instance, when dealing with customer preferences or environmental data, the information may not be exact. <text:span text:style-name="Strong_20_Emphasis">Fuzzy logic</text:span> handles this uncertainty by allowing the system to reason with approximate data, similar to how humans make decisions in uncertain situations.</text:p>
        </text:list-item>
        <text:list-item>
          <text:p text:style-name="P388"><text:span text:style-name="Strong_20_Emphasis">Adaptability and Learning:</text:span><text:line-break/>Real-world systems are dynamic and constantly changing. <text:span text:style-name="Strong_20_Emphasis">Neural networks</text:span>, a part of soft computing, can learn from past experiences and adapt to new data. This makes them suitable for applications like image recognition, speech processing, and even stock market predictions where conditions evolve over time.</text:p>
        </text:list-item>
        <text:list-item>
          <text:p text:style-name="P388"><text:span text:style-name="Strong_20_Emphasis">Optimization:</text:span><text:line-break/>Many real-world problems involve optimization tasks, such as finding the best route for delivery trucks, designing efficient networks, or scheduling manufacturing processes. Traditional methods often fail to provide feasible solutions for large and complex problems. <text:span text:style-name="Strong_20_Emphasis">Genetic algorithms</text:span> and <text:span text:style-name="Strong_20_Emphasis">swarm intelligence</text:span> are powerful tools for solving such optimization problems by exploring large search spaces and finding optimal or near-optimal solutions.</text:p>
        </text:list-item>
        <text:list-item>
          <text:p text:style-name="P388"><text:span text:style-name="Strong_20_Emphasis">Robust Decision Making:</text:span><text:line-break/><text:span text:style-name="Strong_20_Emphasis">Soft computing</text:span> techniques like fuzzy logic and genetic algorithms can make decisions even when the data is incomplete or contradictory. For example, in medical diagnosis, an AI system might work with partial patient data, making decisions based on fuzzy reasoning that approximates human decision-making under uncertainty.</text:p>
        </text:list-item>
        <text:list-item>
          <text:p text:style-name="P388"><text:span text:style-name="Strong_20_Emphasis">Real-World Applicability:</text:span><text:line-break/>Soft computing is applied in many industries where traditional approaches would be impractical. For example:</text:p>
          <text:list>
            <text:list-item>
              <text:p text:style-name="P388"><text:span text:style-name="Strong_20_Emphasis">Healthcare:</text:span> AI systems use soft computing for medical imaging, diagnosis, and personalized treatment planning.</text:p>
            </text:list-item>
            <text:list-item>
              <text:p text:style-name="P388"><text:span text:style-name="Strong_20_Emphasis">Finance:</text:span> In areas like stock market prediction and fraud detection, where uncertainty and complex patterns need to be modeled.</text:p>
            </text:list-item>
            <text:list-item>
              <text:p text:style-name="P388"><text:span text:style-name="Strong_20_Emphasis">Manufacturing:</text:span> Optimization of production schedules and supply chain management, where the system must adapt to changing conditions.</text:p>
            </text:list-item>
          </text:list>
        </text:list-item>
        <text:list-item>
          <text:p text:style-name="P388"><text:span text:style-name="Strong_20_Emphasis">Dealing with Complex Systems:</text:span><text:line-break/>Many real-world systems, such as weather forecasting, natural language processing, and robotics, are too complex for traditional mathematical models. Soft computing methods can approximate solutions <text:soft-page-break/>where classical methods would struggle, such as handling human emotions in chatbots or simulating natural phenomena.</text:p>
        </text:list-item>
        <text:list-item>
          <text:p text:style-name="P388"><text:span text:style-name="Strong_20_Emphasis">Flexibility and Efficiency:</text:span><text:line-break/>Soft computing methods, like <text:span text:style-name="Strong_20_Emphasis">evolutionary algorithms</text:span> and <text:span text:style-name="Strong_20_Emphasis">swarm intelligence</text:span>, offer flexibility and efficiency in exploring solution spaces and finding solutions to complex problems faster than traditional deterministic methods. This is especially valuable when working with large datasets or real-time systems.</text:p>
        </text:list-item>
        <text:list-item>
          <text:p text:style-name="P388"><text:span text:style-name="Strong_20_Emphasis">Handling Noisy Data:</text:span><text:line-break/>In many real-world applications, data can be noisy or incomplete. <text:span text:style-name="Strong_20_Emphasis">Neural networks</text:span> and other soft computing techniques are particularly good at handling noisy data and still providing meaningful results. This is essential in areas like speech recognition, where background noise can interfere with the system's ability to identify words correctly.</text:p>
        </text:list-item>
      </text:list>
      <text:p text:style-name="P370"/>
      <text:p text:style-name="P370">8. List out and brief the tools and methodologies for fuzzy logic, genetic algorithms, and ontologies as key soft computing techniques.</text:p>
      <text:h text:style-name="P371" text:outline-level="3"><text:span text:style-name="Strong_20_Emphasis">Tools and Methodologies for Fuzzy Logic, Genetic Algorithms, and Ontologies in Soft Computing</text:span></text:h>
      <text:p text:style-name="P372">Soft computing techniques such as fuzzy logic, genetic algorithms, and ontologies play crucial roles in developing intelligent systems. Here's a breakdown of tools and methodologies for each of these techniques:</text:p>
      <text:h text:style-name="P374" text:outline-level="3"><text:span text:style-name="Strong_20_Emphasis">1. Fuzzy Logic</text:span></text:h>
      <text:p text:style-name="P372"><text:span text:style-name="Strong_20_Emphasis">Fuzzy Logic</text:span> allows systems to reason with uncertain, imprecise, or approximate data. It is widely used for decision-making in systems that require flexibility.</text:p>
      <text:h text:style-name="P389" text:outline-level="4"><text:span text:style-name="Strong_20_Emphasis">Tools for Fuzzy Logic:</text:span></text:h>
      <text:list text:style-name="L211">
        <text:list-item>
          <text:p text:style-name="P390"><text:span text:style-name="Strong_20_Emphasis">MATLAB Fuzzy Logic Toolbox:</text:span></text:p>
          <text:list>
            <text:list-item>
              <text:p text:style-name="P390">A comprehensive toolbox for creating, analyzing, and simulating fuzzy systems. It allows designers to develop fuzzy inference systems and control systems.</text:p>
            </text:list-item>
            <text:list-item>
              <text:p text:style-name="P390"><text:span text:style-name="Strong_20_Emphasis">Use Case:</text:span> Applied in areas like control systems, decision-making, and image processing.</text:p>
            </text:list-item>
          </text:list>
        </text:list-item>
        <text:list-item>
          <text:p text:style-name="P390"><text:span text:style-name="Strong_20_Emphasis">FuzzyTech:</text:span></text:p>
          <text:list>
            <text:list-item>
              <text:p text:style-name="P390">A tool for developing and simulating fuzzy systems. It provides a graphical user interface (GUI) for creating fuzzy models without needing to write extensive code.</text:p>
            </text:list-item>
            <text:list-item>
              <text:p text:style-name="P390"><text:span text:style-name="Strong_20_Emphasis">Use Case:</text:span> Used in automation, robotics, and fuzzy-based decision support systems.</text:p>
            </text:list-item>
          </text:list>
        </text:list-item>
        <text:list-item>
          <text:p text:style-name="P390"><text:span text:style-name="Strong_20_Emphasis">Octave (Fuzzy Logic Module):</text:span></text:p>
          <text:list>
            <text:list-item>
              <text:p text:style-name="P390">An open-source alternative to MATLAB, Octave provides a fuzzy logic toolbox that helps in the design and testing of fuzzy systems.</text:p>
            </text:list-item>
            <text:list-item>
              <text:p text:style-name="P390"><text:span text:style-name="Strong_20_Emphasis">Use Case:</text:span> Used in educational contexts and for prototype development.</text:p>
            </text:list-item>
          </text:list>
        </text:list-item>
      </text:list>
      <text:h text:style-name="P389" text:outline-level="4"><text:soft-page-break/><text:span text:style-name="Strong_20_Emphasis">Methodologies for Fuzzy Logic:</text:span></text:h>
      <text:list text:style-name="L212">
        <text:list-item>
          <text:p text:style-name="P391"><text:span text:style-name="Strong_20_Emphasis">Fuzzy Inference Systems (FIS):</text:span></text:p>
          <text:list>
            <text:list-item>
              <text:p text:style-name="P391">The process of mapping input to output using fuzzy logic. FIS can be classified into Mamdani and Sugeno models.</text:p>
            </text:list-item>
            <text:list-item>
              <text:p text:style-name="P391"><text:span text:style-name="Strong_20_Emphasis">Use Case:</text:span> Used for control systems, such as automatic transmission systems in cars.</text:p>
            </text:list-item>
          </text:list>
        </text:list-item>
        <text:list-item>
          <text:p text:style-name="P391"><text:span text:style-name="Strong_20_Emphasis">Fuzzy Clustering:</text:span></text:p>
          <text:list>
            <text:list-item>
              <text:p text:style-name="P391">A method for grouping data where each data point can belong to multiple clusters with a certain degree of membership.</text:p>
            </text:list-item>
            <text:list-item>
              <text:p text:style-name="P391"><text:span text:style-name="Strong_20_Emphasis">Use Case:</text:span> Applied in image segmentation, pattern recognition, and data mining.</text:p>
            </text:list-item>
          </text:list>
        </text:list-item>
      </text:list>
      <text:h text:style-name="P374" text:outline-level="3"><text:span text:style-name="Strong_20_Emphasis">2. Genetic Algorithms (GAs)</text:span></text:h>
      <text:p text:style-name="P372"><text:span text:style-name="Strong_20_Emphasis">Genetic Algorithms</text:span> are optimization techniques inspired by natural selection, used to find optimal or near-optimal solutions to complex problems.</text:p>
      <text:h text:style-name="P389" text:outline-level="4"><text:span text:style-name="Strong_20_Emphasis">Tools for Genetic Algorithms:</text:span></text:h>
      <text:list text:style-name="L213">
        <text:list-item>
          <text:p text:style-name="P392"><text:span text:style-name="Strong_20_Emphasis">DEAP (Distributed Evolutionary Algorithms in Python):</text:span></text:p>
          <text:list>
            <text:list-item>
              <text:p text:style-name="P392">A powerful and flexible framework for evolutionary algorithms, including genetic algorithms, in Python.</text:p>
            </text:list-item>
            <text:list-item>
              <text:p text:style-name="P392"><text:span text:style-name="Strong_20_Emphasis">Use Case:</text:span> Applied in fields like machine learning, optimization problems, and artificial life simulations.</text:p>
            </text:list-item>
          </text:list>
        </text:list-item>
        <text:list-item>
          <text:p text:style-name="P392"><text:span text:style-name="Strong_20_Emphasis">GA Toolbox for MATLAB:</text:span></text:p>
          <text:list>
            <text:list-item>
              <text:p text:style-name="P392">A toolbox for performing genetic algorithm optimization in MATLAB, which includes various GA options for solving different types of problems.</text:p>
            </text:list-item>
            <text:list-item>
              <text:p text:style-name="P392"><text:span text:style-name="Strong_20_Emphasis">Use Case:</text:span> Widely used in engineering design, robotic path planning, and financial modeling.</text:p>
            </text:list-item>
          </text:list>
        </text:list-item>
        <text:list-item>
          <text:p text:style-name="P392"><text:span text:style-name="Strong_20_Emphasis">PyGAD (Python Genetic Algorithm):</text:span></text:p>
          <text:list>
            <text:list-item>
              <text:p text:style-name="P392">A simple Python library for creating and optimizing genetic algorithms, with built-in tools for fitness function optimization.</text:p>
            </text:list-item>
            <text:list-item>
              <text:p text:style-name="P392"><text:span text:style-name="Strong_20_Emphasis">Use Case:</text:span> Applied in feature selection, function optimization, and evolutionary design.</text:p>
            </text:list-item>
          </text:list>
        </text:list-item>
      </text:list>
      <text:h text:style-name="P389" text:outline-level="4"><text:span text:style-name="Strong_20_Emphasis">Methodologies for Genetic Algorithms:</text:span></text:h>
      <text:list text:style-name="L214">
        <text:list-item>
          <text:p text:style-name="P393"><text:span text:style-name="Strong_20_Emphasis">Selection, Crossover, and Mutation:</text:span></text:p>
          <text:list>
            <text:list-item>
              <text:p text:style-name="P393"><text:span text:style-name="Strong_20_Emphasis">Selection:</text:span> The process of choosing individuals from the population for reproduction.</text:p>
            </text:list-item>
            <text:list-item>
              <text:p text:style-name="P393"><text:span text:style-name="Strong_20_Emphasis">Crossover:</text:span> Combining two parent solutions to create offspring.</text:p>
            </text:list-item>
            <text:list-item>
              <text:p text:style-name="P393"><text:span text:style-name="Strong_20_Emphasis">Mutation:</text:span> Introducing random changes to individuals in the population.</text:p>
            </text:list-item>
            <text:list-item>
              <text:p text:style-name="P393"><text:span text:style-name="Strong_20_Emphasis">Use Case:</text:span> Applied in optimizing the design of mechanical systems or routing problems.</text:p>
            </text:list-item>
          </text:list>
        </text:list-item>
        <text:list-item>
          <text:p text:style-name="P393"><text:span text:style-name="Strong_20_Emphasis">Fitness Function:</text:span></text:p>
          <text:list>
            <text:list-item>
              <text:p text:style-name="P393"><text:soft-page-break/>A key component of genetic algorithms that evaluates how close a given solution is to the optimal solution.</text:p>
            </text:list-item>
            <text:list-item>
              <text:p text:style-name="P393"><text:span text:style-name="Strong_20_Emphasis">Use Case:</text:span> Used to assess the quality of potential solutions in various optimization tasks.</text:p>
            </text:list-item>
          </text:list>
        </text:list-item>
        <text:list-item>
          <text:p text:style-name="P393"><text:span text:style-name="Strong_20_Emphasis">Elitism:</text:span></text:p>
          <text:list>
            <text:list-item>
              <text:p text:style-name="P393">A strategy that ensures the best solutions are carried over to the next generation, improving convergence.</text:p>
            </text:list-item>
            <text:list-item>
              <text:p text:style-name="P393"><text:span text:style-name="Strong_20_Emphasis">Use Case:</text:span> Applied in situations where a guaranteed best solution is critical, such as in resource allocation problems.</text:p>
            </text:list-item>
          </text:list>
        </text:list-item>
      </text:list>
      <text:h text:style-name="P374" text:outline-level="3"><text:span text:style-name="Strong_20_Emphasis">3. Ontologies</text:span></text:h>
      <text:p text:style-name="P372"><text:span text:style-name="Strong_20_Emphasis">Ontologies</text:span> in AI represent structured frameworks for organizing and defining knowledge, allowing machines to understand and reason about specific domains.</text:p>
      <text:h text:style-name="P389" text:outline-level="4"><text:span text:style-name="Strong_20_Emphasis">Tools for Ontologies:</text:span></text:h>
      <text:list text:style-name="L215">
        <text:list-item>
          <text:p text:style-name="P394"><text:span text:style-name="Strong_20_Emphasis">Protégé:</text:span></text:p>
          <text:list>
            <text:list-item>
              <text:p text:style-name="P394">A free, open-source ontology editor and framework for creating, visualizing, and managing ontologies. It supports OWL (Web Ontology Language) for representing ontologies.</text:p>
            </text:list-item>
            <text:list-item>
              <text:p text:style-name="P394"><text:span text:style-name="Strong_20_Emphasis">Use Case:</text:span> Used in knowledge management, semantic web, and natural language processing (NLP).</text:p>
            </text:list-item>
          </text:list>
        </text:list-item>
        <text:list-item>
          <text:p text:style-name="P394"><text:span text:style-name="Strong_20_Emphasis">TopBraid Composer:</text:span></text:p>
          <text:list>
            <text:list-item>
              <text:p text:style-name="P394">A platform for developing and managing ontologies using the RDF (Resource Description Framework) and OWL standards.</text:p>
            </text:list-item>
            <text:list-item>
              <text:p text:style-name="P394"><text:span text:style-name="Strong_20_Emphasis">Use Case:</text:span> Applied in semantic web applications, healthcare, and enterprise data management.</text:p>
            </text:list-item>
          </text:list>
        </text:list-item>
        <text:list-item>
          <text:p text:style-name="P394"><text:span text:style-name="Strong_20_Emphasis">Ontology Development Kit (ODK):</text:span></text:p>
          <text:list>
            <text:list-item>
              <text:p text:style-name="P394">A toolkit designed to help users develop and manage ontologies effectively, including tools for versioning and managing RDF datasets.</text:p>
            </text:list-item>
            <text:list-item>
              <text:p text:style-name="P394"><text:span text:style-name="Strong_20_Emphasis">Use Case:</text:span> Used in bioinformatics, AI-based decision support systems, and data integration.</text:p>
            </text:list-item>
          </text:list>
        </text:list-item>
      </text:list>
      <text:h text:style-name="P389" text:outline-level="4"><text:span text:style-name="Strong_20_Emphasis">Methodologies for Ontologies:</text:span></text:h>
      <text:list text:style-name="L216">
        <text:list-item>
          <text:p text:style-name="P395"><text:span text:style-name="Strong_20_Emphasis">Ontology Engineering:</text:span></text:p>
          <text:list>
            <text:list-item>
              <text:p text:style-name="P395">The process of designing and structuring ontologies to represent knowledge in a formal way. This includes defining concepts, relationships, and the rules that govern them.</text:p>
            </text:list-item>
            <text:list-item>
              <text:p text:style-name="P395"><text:span text:style-name="Strong_20_Emphasis">Use Case:</text:span> Applied in systems for knowledge extraction, semantic search, and AI-driven reasoning.</text:p>
            </text:list-item>
          </text:list>
        </text:list-item>
        <text:list-item>
          <text:p text:style-name="P395"><text:span text:style-name="Strong_20_Emphasis">Semantic Web Technologies:</text:span></text:p>
          <text:list>
            <text:list-item>
              <text:p text:style-name="P395">Involves the use of ontologies for sharing and linking data across the web in a way that is understandable by machines. It includes RDF, OWL, and SPARQL.</text:p>
            </text:list-item>
            <text:list-item>
              <text:p text:style-name="P395"><text:soft-page-break/><text:span text:style-name="Strong_20_Emphasis">Use Case:</text:span> Used in linking healthcare records, managing online resources, and enabling AI agents to interact intelligently with web data.</text:p>
            </text:list-item>
          </text:list>
        </text:list-item>
        <text:list-item>
          <text:p text:style-name="P395"><text:span text:style-name="Strong_20_Emphasis">Reasoning over Ontologies:</text:span></text:p>
          <text:list>
            <text:list-item>
              <text:p text:style-name="P395">Using logical reasoning to infer new knowledge from existing ontologies. This process allows machines to draw conclusions from the structured knowledge represented in the ontology.</text:p>
            </text:list-item>
            <text:list-item>
              <text:p text:style-name="P395"><text:span text:style-name="Strong_20_Emphasis">Use Case:</text:span> Applied in natural language understanding, automated diagnosis, and intelligent agent systems.</text:p>
            </text:list-item>
          </text:list>
        </text:list-item>
      </text:list>
      <text:p text:style-name="P370"/>
      <text:p text:style-name="P370">9. Evaluate the role of hybrid soft computing techniques in AI system design. What are the benefits and drawbacks of hybrid architectures?</text:p>
      <text:h text:style-name="P371" text:outline-level="3"><text:span text:style-name="Strong_20_Emphasis">Role of Hybrid Soft Computing Techniques in AI System Design</text:span></text:h>
      <text:p text:style-name="P372">Hybrid soft computing techniques combine multiple approaches from various paradigms of soft computing (like <text:span text:style-name="Strong_20_Emphasis">fuzzy logic</text:span>, <text:span text:style-name="Strong_20_Emphasis">genetic algorithms</text:span>, <text:span text:style-name="Strong_20_Emphasis">neural networks</text:span>, and <text:span text:style-name="Strong_20_Emphasis">simulated annealing</text:span>) to create a system that leverages the strengths of each individual technique. These hybrid systems are particularly effective in AI system design because they can tackle complex problems that involve uncertainty, approximation, optimization, and adaptation.</text:p>
      <text:h text:style-name="P389" text:outline-level="4">**1. <text:span text:style-name="Strong_20_Emphasis">Combining Strengths of Different Approaches:</text:span></text:h>
      <text:list text:style-name="L217">
        <text:list-item>
          <text:p text:style-name="P396"><text:span text:style-name="Strong_20_Emphasis">Fuzzy Logic</text:span> is good at handling imprecise data and uncertainty, making it useful for control systems and decision-making processes.</text:p>
        </text:list-item>
        <text:list-item>
          <text:p text:style-name="P396"><text:span text:style-name="Strong_20_Emphasis">Genetic Algorithms</text:span> excel at solving optimization problems by mimicking natural selection processes.</text:p>
        </text:list-item>
        <text:list-item>
          <text:p text:style-name="P396"><text:span text:style-name="Strong_20_Emphasis">Neural Networks</text:span> are powerful in learning from large datasets and making predictions based on patterns.</text:p>
        </text:list-item>
        <text:list-item>
          <text:p text:style-name="P396"><text:span text:style-name="Strong_20_Emphasis">Simulated Annealing</text:span> is used for finding approximate solutions to optimization problems.</text:p>
        </text:list-item>
      </text:list>
      <text:p text:style-name="P372">By combining these techniques, a hybrid system can tackle complex real-world problems more effectively, as it can address different aspects of the problem, like optimization, learning, and decision-making.</text:p>
      <text:h text:style-name="P389" text:outline-level="4">**2. <text:span text:style-name="Strong_20_Emphasis">Improved Performance:</text:span></text:h>
      <text:list text:style-name="L218">
        <text:list-item>
          <text:p text:style-name="P397">Hybrid systems are often more accurate and efficient because they can use the best features of each technique to complement the weaknesses of others. For example, fuzzy logic can be used to deal with uncertainties in the input, while genetic algorithms can optimize the solution.</text:p>
        </text:list-item>
      </text:list>
      <text:h text:style-name="P389" text:outline-level="4">**3. <text:span text:style-name="Strong_20_Emphasis">Enhanced Flexibility and Adaptability:</text:span></text:h>
      <text:list text:style-name="L219">
        <text:list-item>
          <text:p text:style-name="P398">Hybrid systems are capable of adapting to changing conditions or requirements. For instance, they can dynamically adjust their behavior based on evolving data or external factors, making them highly useful in fields like robotics, healthcare, and finance.</text:p>
        </text:list-item>
      </text:list>
      <text:h text:style-name="P374" text:outline-level="3"><text:soft-page-break/><text:span text:style-name="Strong_20_Emphasis">Benefits of Hybrid Soft Computing Architectures:</text:span></text:h>
      <text:list text:style-name="L220">
        <text:list-item>
          <text:p text:style-name="P399"><text:span text:style-name="Strong_20_Emphasis">Increased Problem-Solving Power:</text:span></text:p>
          <text:list>
            <text:list-item>
              <text:p text:style-name="P399">A hybrid system can handle problems that are too complex for a single approach. For example, combining neural networks with fuzzy logic can enable better learning from data while managing uncertainty in decision-making.</text:p>
            </text:list-item>
          </text:list>
        </text:list-item>
        <text:list-item>
          <text:p text:style-name="P399"><text:span text:style-name="Strong_20_Emphasis">Better Optimization:</text:span></text:p>
          <text:list>
            <text:list-item>
              <text:p text:style-name="P399">By combining genetic algorithms (for exploration) with neural networks (for learning), hybrid systems can improve optimization outcomes, leading to more effective solutions.</text:p>
            </text:list-item>
          </text:list>
        </text:list-item>
        <text:list-item>
          <text:p text:style-name="P399"><text:span text:style-name="Strong_20_Emphasis">Improved Decision-Making:</text:span></text:p>
          <text:list>
            <text:list-item>
              <text:p text:style-name="P399">Hybrid architectures can integrate fuzzy logic for uncertainty handling with machine learning for data-driven decision-making, allowing for better decisions in uncertain environments, such as predicting customer behavior in e-commerce.</text:p>
            </text:list-item>
          </text:list>
        </text:list-item>
        <text:list-item>
          <text:p text:style-name="P399"><text:span text:style-name="Strong_20_Emphasis">Flexibility in Different Domains:</text:span></text:p>
          <text:list>
            <text:list-item>
              <text:p text:style-name="P399">These systems are not domain-specific and can be applied across a wide range of areas such as healthcare (e.g., medical diagnosis), robotics (e.g., path planning), and environmental modeling (e.g., weather prediction).</text:p>
            </text:list-item>
          </text:list>
        </text:list-item>
        <text:list-item>
          <text:p text:style-name="P399"><text:span text:style-name="Strong_20_Emphasis">Adaptability:</text:span></text:p>
          <text:list>
            <text:list-item>
              <text:p text:style-name="P399">Hybrid systems are capable of adjusting to new situations or data, making them ideal for dynamic environments, like traffic systems that adjust to traffic flow patterns.</text:p>
            </text:list-item>
          </text:list>
        </text:list-item>
        <text:list-item>
          <text:p text:style-name="P399"><text:span text:style-name="Strong_20_Emphasis">Better Generalization:</text:span></text:p>
          <text:list>
            <text:list-item>
              <text:p text:style-name="P399">By using different methods, hybrid systems can generalize better from the training data, improving their ability to deal with unseen scenarios or new data.</text:p>
            </text:list-item>
          </text:list>
        </text:list-item>
      </text:list>
      <text:h text:style-name="P374" text:outline-level="3"><text:span text:style-name="Strong_20_Emphasis">Drawbacks of Hybrid Soft Computing Architectures:</text:span></text:h>
      <text:list text:style-name="L221">
        <text:list-item>
          <text:p text:style-name="P400"><text:span text:style-name="Strong_20_Emphasis">Increased Complexity:</text:span></text:p>
          <text:list>
            <text:list-item>
              <text:p text:style-name="P400">Hybrid systems are more complex to design, implement, and maintain because they require the integration of different algorithms and techniques. This may lead to higher development costs and longer timeframes for deployment.</text:p>
            </text:list-item>
          </text:list>
        </text:list-item>
        <text:list-item>
          <text:p text:style-name="P400"><text:span text:style-name="Strong_20_Emphasis">Computational Overhead:</text:span></text:p>
          <text:list>
            <text:list-item>
              <text:p text:style-name="P400">Combining multiple techniques can lead to increased computational resources, such as more processing power and memory. For example, training a neural network alongside running a genetic algorithm can require substantial computational resources.</text:p>
            </text:list-item>
          </text:list>
        </text:list-item>
        <text:list-item>
          <text:p text:style-name="P400"><text:span text:style-name="Strong_20_Emphasis">Difficulty in Tuning:</text:span></text:p>
          <text:list>
            <text:list-item>
              <text:p text:style-name="P400">Tuning a hybrid system is more challenging because it involves adjusting multiple parameters from different techniques. For instance, the parameters for fuzzy logic and neural networks may not align well, requiring sophisticated methods to optimize the system.</text:p>
            </text:list-item>
          </text:list>
        </text:list-item>
        <text:list-item>
          <text:p text:style-name="P400"><text:soft-page-break/><text:span text:style-name="Strong_20_Emphasis">Risk of Overfitting:</text:span></text:p>
          <text:list>
            <text:list-item>
              <text:p text:style-name="P400">The use of multiple models or techniques can increase the risk of overfitting, where the hybrid system becomes too specialized to the training data and performs poorly on new, unseen data.</text:p>
            </text:list-item>
          </text:list>
        </text:list-item>
        <text:list-item>
          <text:p text:style-name="P400"><text:span text:style-name="Strong_20_Emphasis">Integration Challenges:</text:span></text:p>
          <text:list>
            <text:list-item>
              <text:p text:style-name="P400">Ensuring that different soft computing techniques work seamlessly together can be difficult. For example, aligning the output of a genetic algorithm with a neural network’s input requires careful design and integration.</text:p>
            </text:list-item>
          </text:list>
        </text:list-item>
        <text:list-item>
          <text:p text:style-name="P400"><text:span text:style-name="Strong_20_Emphasis">Lack of Interpretability:</text:span></text:p>
          <text:list>
            <text:list-item>
              <text:p text:style-name="P400">Some hybrid systems, especially those combining complex techniques like neural networks and genetic algorithms, may suffer from a lack of interpretability. This can be a concern in fields like healthcare, where understanding the decision-making process is critical.</text:p>
            </text:list-item>
          </text:list>
        </text:list-item>
      </text:list>
      <text:p text:style-name="P370"/>
      <text:p text:style-name="P370">10. Discuss the significance of integrating soft computing techniques into AI software architectures. How does this integration enhance the performance and adaptability of AI systems?</text:p>
      <text:h text:style-name="P371" text:outline-level="3"><text:span text:style-name="Strong_20_Emphasis">Significance of Integrating Soft Computing Techniques into AI Software Architectures</text:span></text:h>
      <text:p text:style-name="P372">Integrating soft computing techniques into AI software architectures enhances the performance, adaptability, and robustness of AI systems. Soft computing refers to a collection of computational techniques that are tolerant of imprecision, uncertainty, and approximation, making them ideal for handling real-world problems that involve complex and ambiguous data. These techniques include fuzzy logic, genetic algorithms, neural networks, and other similar methods.</text:p>
      <text:h text:style-name="P401" text:outline-level="3"><text:span text:style-name="Strong_20_Emphasis">Key Soft Computing Techniques</text:span></text:h>
      <text:list text:style-name="L222">
        <text:list-item>
          <text:p text:style-name="P402"><text:span text:style-name="Strong_20_Emphasis">Fuzzy Logic:</text:span></text:p>
          <text:list>
            <text:list-item>
              <text:p text:style-name="P402">Fuzzy logic is designed to deal with uncertainty and imprecision in decision-making, representing vague concepts like "hot," "high," or "large" in a way that a traditional binary system (true/false) cannot.</text:p>
            </text:list-item>
            <text:list-item>
              <text:p text:style-name="P402">It enables systems to make decisions based on approximate rather than precise information.</text:p>
            </text:list-item>
          </text:list>
        </text:list-item>
        <text:list-item>
          <text:p text:style-name="P402"><text:span text:style-name="Strong_20_Emphasis">Genetic Algorithms:</text:span></text:p>
          <text:list>
            <text:list-item>
              <text:p text:style-name="P402">Genetic algorithms mimic the process of natural evolution and are used for optimization problems. They find solutions by exploring a large space of possible solutions, selecting the best candidates through processes like selection, mutation, and crossover.</text:p>
            </text:list-item>
          </text:list>
        </text:list-item>
        <text:list-item>
          <text:p text:style-name="P402"><text:span text:style-name="Strong_20_Emphasis">Neural Networks:</text:span></text:p>
          <text:list>
            <text:list-item>
              <text:p text:style-name="P402">Neural networks are designed to mimic the human brain’s learning process and can identify patterns in large datasets. They are especially useful for tasks involving classification, regression, and prediction.</text:p>
            </text:list-item>
          </text:list>
        </text:list-item>
        <text:list-item>
          <text:p text:style-name="P402"><text:span text:style-name="Strong_20_Emphasis">Simulated Annealing:</text:span></text:p>
          <text:list>
            <text:list-item>
              <text:p text:style-name="P402"><text:soft-page-break/>Simulated annealing is an optimization technique inspired by the process of heating and cooling metal. It’s used to find the best solution by iterating through various potential solutions and gradually narrowing down the best result.</text:p>
            </text:list-item>
          </text:list>
        </text:list-item>
      </text:list>
      <text:h text:style-name="P401" text:outline-level="3"><text:span text:style-name="Strong_20_Emphasis">How Integration Enhances AI Systems</text:span></text:h>
      <text:list text:style-name="L223">
        <text:list-item>
          <text:p text:style-name="P403"><text:span text:style-name="Strong_20_Emphasis">Handling Complex and Uncertain Data:</text:span></text:p>
          <text:list>
            <text:list-item>
              <text:p text:style-name="P403"><text:span text:style-name="Strong_20_Emphasis">Fuzzy Logic</text:span> is particularly useful for managing data that is imprecise or uncertain. For example, in a medical diagnosis AI system, patient symptoms might be vague or overlapping. Fuzzy logic can help the AI system make decisions based on uncertain inputs, improving its ability to make reasonable predictions.</text:p>
            </text:list-item>
            <text:list-item>
              <text:p text:style-name="P403">When fuzzy logic is integrated into AI architectures, it helps the system handle vague, conflicting, or incomplete data, which is common in real-world scenarios.</text:p>
            </text:list-item>
          </text:list>
        </text:list-item>
        <text:list-item>
          <text:p text:style-name="P403"><text:span text:style-name="Strong_20_Emphasis">Improved Decision-Making:</text:span></text:p>
          <text:list>
            <text:list-item>
              <text:p text:style-name="P403">By combining <text:span text:style-name="Strong_20_Emphasis">fuzzy logic</text:span> with <text:span text:style-name="Strong_20_Emphasis">neural networks</text:span>, AI systems can make decisions based on both precise patterns learned from data and imprecise rules. For example, in autonomous driving systems, fuzzy logic can be used to interpret uncertain sensor data (like "close to an obstacle"), while neural networks can provide real-time learning and adaptation based on environmental changes.</text:p>
            </text:list-item>
            <text:list-item>
              <text:p text:style-name="P403">This integration allows AI systems to make more flexible and nuanced decisions, leading to better performance in uncertain environments.</text:p>
            </text:list-item>
          </text:list>
        </text:list-item>
        <text:list-item>
          <text:p text:style-name="P403"><text:span text:style-name="Strong_20_Emphasis">Optimization and Search Efficiency:</text:span></text:p>
          <text:list>
            <text:list-item>
              <text:p text:style-name="P403"><text:span text:style-name="Strong_20_Emphasis">Genetic algorithms</text:span> help AI systems explore large solution spaces effectively. When AI systems require optimization (like maximizing profits, minimizing errors, or improving efficiency), integrating genetic algorithms enables the system to find better solutions over time, especially for complex optimization tasks.</text:p>
            </text:list-item>
            <text:list-item>
              <text:p text:style-name="P403">The combination of genetic algorithms with other techniques (like neural networks or fuzzy systems) allows AI systems to optimize their performance iteratively and effectively, even in large or complex spaces.</text:p>
            </text:list-item>
          </text:list>
        </text:list-item>
        <text:list-item>
          <text:p text:style-name="P403"><text:span text:style-name="Strong_20_Emphasis">Adaptability and Learning:</text:span></text:p>
          <text:list>
            <text:list-item>
              <text:p text:style-name="P403">Integrating <text:span text:style-name="Strong_20_Emphasis">neural networks</text:span> with <text:span text:style-name="Strong_20_Emphasis">genetic algorithms</text:span> allows AI systems to learn and evolve over time. For example, in robotics, neural networks can help robots learn tasks from experience, while genetic algorithms can optimize the strategies they use for completing tasks.</text:p>
            </text:list-item>
            <text:list-item>
              <text:p text:style-name="P403">This combination makes the system adaptable, as it can adjust its behavior based on new data or changes in the environment, improving the overall adaptability of the AI system.</text:p>
            </text:list-item>
          </text:list>
        </text:list-item>
        <text:list-item>
          <text:p text:style-name="P403"><text:span text:style-name="Strong_20_Emphasis">Robustness in Dynamic Environments:</text:span></text:p>
          <text:list>
            <text:list-item>
              <text:p text:style-name="P403"><text:span text:style-name="Strong_20_Emphasis">Simulated annealing</text:span> can be integrated into AI systems to deal with dynamic and fluctuating environments. For instance, in financial markets, where conditions constantly change, <text:soft-page-break/>simulated annealing can help an AI system continually optimize its strategy to adapt to these changes.</text:p>
            </text:list-item>
            <text:list-item>
              <text:p text:style-name="P403">The ability to combine different soft computing techniques like simulated annealing with others enables AI systems to remain robust even as they face continuously changing inputs or environments.</text:p>
            </text:list-item>
          </text:list>
        </text:list-item>
        <text:list-item>
          <text:p text:style-name="P403"><text:span text:style-name="Strong_20_Emphasis">Improved Optimization and Search for Solutions:</text:span></text:p>
          <text:list>
            <text:list-item>
              <text:p text:style-name="P403">Combining <text:span text:style-name="Strong_20_Emphasis">genetic algorithms</text:span> with <text:span text:style-name="Strong_20_Emphasis">fuzzy logic</text:span> or <text:span text:style-name="Strong_20_Emphasis">neural networks</text:span> helps AI systems find optimal or near-optimal solutions in large, complex problem spaces. For example, in product design, genetic algorithms can help explore various design possibilities, while fuzzy logic can guide the system by using imprecise knowledge about customer preferences.</text:p>
            </text:list-item>
            <text:list-item>
              <text:p text:style-name="P403">This integration not only improves the quality of solutions but also allows the system to converge on optimal results more quickly.</text:p>
            </text:list-item>
          </text:list>
        </text:list-item>
        <text:list-item>
          <text:p text:style-name="P403"><text:span text:style-name="Strong_20_Emphasis">Efficiency and Speed:</text:span></text:p>
          <text:list>
            <text:list-item>
              <text:p text:style-name="P403">By integrating multiple soft computing techniques, AI systems can be optimized for speed and efficiency. For example, a combination of <text:span text:style-name="Strong_20_Emphasis">neural networks</text:span> for learning and <text:span text:style-name="Strong_20_Emphasis">genetic algorithms</text:span> for optimization can significantly reduce the time taken to reach an optimal solution.</text:p>
            </text:list-item>
            <text:list-item>
              <text:p text:style-name="P403">Moreover, this approach can lead to faster problem-solving in real-time applications like real-time system monitoring or predictive maintenance.</text:p>
            </text:list-item>
          </text:list>
        </text:list-item>
      </text:list>
      <text:p text:style-name="P3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 Antiqua" svg:font-family="'Book Antiqu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SC" style:font-family-asian="'Noto Serif SC'"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SC" style:font-family-asian="'Noto Serif SC'"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21:31:18.850558200</meta:creation-date>
    <dc:date>2025-05-04T15:48:21.146420100</dc:date>
    <meta:editing-duration>PT29M55S</meta:editing-duration>
    <meta:editing-cycles>5</meta:editing-cycles>
    <meta:generator>LibreOffice/25.2.2.2$Windows_X86_64 LibreOffice_project/7370d4be9e3cf6031a51beef54ff3bda878e3fac</meta:generator>
    <meta:document-statistic meta:table-count="2" meta:image-count="0" meta:object-count="0" meta:page-count="98" meta:paragraph-count="2035" meta:word-count="31461" meta:character-count="198914" meta:non-whitespace-character-count="170739"/>
  </office:meta>
</office:document-meta>
</file>